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86300000099E7748BC8A63DCBB2.png" manifest:media-type="image/png"/>
  <manifest:file-entry manifest:full-path="Pictures/100006D00000C54500000E0BC683FB34DF2CE92E.emf" manifest:media-type="image/x-em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ArialMT" svg:font-family="ArialMT" style:font-family-generic="roman"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BookmanBT-Cist-Roman" svg:font-family="BookmanBT-Cist-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LibertineCist" svg:font-family="LinLibertineCist" style:font-family-generic="roman" style:font-pitch="variable"/>
    <style:font-face style:name="LinLibertineCist1" svg:font-family="LinLibertineCist" style:font-family-generic="system"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automatic-styles>
    <style:style style:name="Tabulka1" style:family="table" style:master-page-name="">
      <style:table-properties style:width="7.4424in" fo:margin-left="-0.3479in" fo:margin-top="0in" fo:margin-bottom="0in" style:page-number="auto" table:align="left" style:writing-mode="lr-tb"/>
    </style:style>
    <style:style style:name="Tabulka1.A" style:family="table-column">
      <style:table-column-properties style:column-width="3.6896in"/>
    </style:style>
    <style:style style:name="Tabulka1.B" style:family="table-column">
      <style:table-column-properties style:column-width="3.7528in"/>
    </style:style>
    <style:style style:name="Tabulka1.1" style:family="table-row">
      <style:table-row-properties fo:keep-together="auto"/>
    </style:style>
    <style:style style:name="Tabulka1.A1" style:family="table-cell">
      <style:table-cell-properties fo:background-color="#ffffff" fo:padding-left="0.0785in" fo:padding-right="0.0785in" fo:padding-top="0.0396in" fo:padding-bottom="0.0396in" fo:border="none">
        <style:background-image/>
      </style:table-cell-properties>
    </style:style>
    <style:style style:name="P1" style:family="paragraph" style:parent-style-name="Standard">
      <style:text-properties officeooo:paragraph-rsid="001688f0"/>
    </style:style>
    <style:style style:name="P2"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 style:family="paragraph" style:parent-style-name="Table_20_Contents">
      <style:paragraph-properties fo:text-align="justify" style:justify-single-word="false" fo:hyphenation-ladder-count="3"/>
      <style:text-properties fo:color="#000000" loext:opacity="100%" style:font-name="Linux Libertine S.O.Cist." fo:font-size="12pt" fo:language="la" fo:country="VA" officeooo:paragraph-rsid="001c3bb5"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 style:family="paragraph" style:parent-style-name="Table_20_Contents">
      <loext:graphic-properties draw:fill-gradient-name="gradient" draw:fill-hatch-name="hatch"/>
      <style:paragraph-properties fo:margin-top="0in" fo:margin-bottom="0in" style:contextual-spacing="false" fo:line-height="100%" fo:text-align="justify" style:justify-single-word="false" fo:hyphenation-ladder-count="3"/>
      <style:text-properties fo:color="#000000" loext:opacity="100%" style:font-name="Linux Libertine S.O.Cist."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5" style:family="paragraph" style:parent-style-name="Table_20_Contents">
      <loext:graphic-properties draw:fill-gradient-name="gradient" draw:fill-hatch-name="hatch"/>
      <style:paragraph-properties fo:line-height="100%" fo:text-align="justify" style:justify-single-word="false" fo:hyphenation-ladder-count="3"/>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6" style:family="paragraph" style:parent-style-name="Table_20_Contents">
      <style:paragraph-properties fo:line-height="100%" fo:text-align="justify" style:justify-single-word="false" fo:hyphenation-ladder-count="3"/>
      <style:text-properties fo:color="#00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7" style:family="paragraph" style:parent-style-name="Table_20_Contents">
      <style:paragraph-properties fo:line-height="100%" fo:text-align="justify" style:justify-single-word="false" fo:hyphenation-ladder-count="2"/>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 style:family="paragraph" style:parent-style-name="Table_20_Contents">
      <loext:graphic-properties draw:fill-gradient-name="gradient" draw:fill-hatch-name="hatch"/>
      <style:paragraph-properties fo:text-align="justify" style:justify-single-word="false" fo:hyphenation-ladder-count="3"/>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1" style:family="paragraph" style:parent-style-name="Table_20_Contents">
      <style:paragraph-properties fo:text-align="justify" style:justify-single-word="false" fo:hyphenation-ladder-count="2"/>
      <style:text-properties fo:color="#000000" loext:opacity="100%" style:font-name="Linux Libertine S.O.Cist.1" fo:font-size="12pt" fo:language="la" fo:country="VA" officeooo:paragraph-rsid="0013c66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2"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62bad" style:font-size-asian="12pt" style:language-asian="zh" style:country-asian="CN" style:language-complex="hi" style:country-complex="IN" fo:hyphenate="true" fo:hyphenation-remain-char-count="2" fo:hyphenation-push-char-count="2" loext:hyphenation-no-caps="true" loext:hyphenation-no-last-word="false" loext:hyphenation-word-char-count="no-limit" loext:hyphenation-zone="no-limit"/>
    </style:style>
    <style:style style:name="P13" style:family="paragraph" style:parent-style-name="Table_20_Contents">
      <style:paragraph-properties fo:text-align="justify" style:justify-single-word="false" fo:hyphenation-ladder-count="3"/>
      <style:text-properties fo:color="#000000" loext:opacity="100%" style:font-name="Linux Libertine S.O.Cist.1" fo:font-size="12pt" fo:language="la" fo:country="VA" officeooo:paragraph-rsid="001db3ab" style:font-size-asian="12pt" style:language-asian="zh" style:country-asian="CN" style:language-complex="hi" style:country-complex="IN" fo:hyphenate="true" fo:hyphenation-remain-char-count="2" fo:hyphenation-push-char-count="2" loext:hyphenation-no-caps="true" loext:hyphenation-no-last-word="false" loext:hyphenation-word-char-count="no-limit" loext:hyphenation-zone="no-limit"/>
    </style:style>
    <style:style style:name="P14" style:family="paragraph" style:parent-style-name="Table_20_Contents">
      <style:paragraph-properties fo:text-align="justify" style:justify-single-word="false"/>
      <style:text-properties fo:color="#000000" loext:opacity="100%" style:font-name="Linux Libertine S.O.Cist.1" fo:font-size="12pt" fo:language="la" fo:country="VA" style:font-size-asian="12pt" style:language-asian="zh" style:country-asian="CN" style:language-complex="hi" style:country-complex="IN"/>
    </style:style>
    <style:style style:name="P1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6"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17"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8"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loext:hyphenation-no-last-word="false" loext:hyphenation-word-char-count="no-limit" loext:hyphenation-zone="no-limit"/>
    </style:style>
    <style:style style:name="P1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false" loext:hyphenation-no-last-word="false" loext:hyphenation-word-char-count="no-limit" loext:hyphenation-zone="no-limit"/>
    </style:style>
    <style:style style:name="P20" style:family="paragraph" style:parent-style-name="Table_20_Contents">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2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style:font-size-asian="12pt" fo:hyphenate="true" fo:hyphenation-remain-char-count="2" fo:hyphenation-push-char-count="2" loext:hyphenation-no-caps="false" loext:hyphenation-no-last-word="false" loext:hyphenation-word-char-count="no-limit" loext:hyphenation-zone="no-limit"/>
    </style:style>
    <style:style style:name="P2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1cc36f" style:font-size-asian="12pt" fo:hyphenate="true" fo:hyphenation-remain-char-count="2" fo:hyphenation-push-char-count="2" loext:hyphenation-no-caps="false" loext:hyphenation-no-last-word="false" loext:hyphenation-word-char-count="no-limit" loext:hyphenation-zone="no-limit"/>
    </style:style>
    <style:style style:name="P2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2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text-align="justify" style:justify-single-word="false" fo:hyphenation-ladder-count="3"/>
      <style:text-properties style:font-name="Linux Libertine S.O.Cist.1" fo:font-size="12pt" fo:language="la" fo:country="VA" officeooo:paragraph-rsid="000f0466" style:font-size-asian="12pt" fo:hyphenate="true" fo:hyphenation-remain-char-count="2" fo:hyphenation-push-char-count="2" loext:hyphenation-no-caps="true" loext:hyphenation-no-last-word="false" loext:hyphenation-word-char-count="no-limit" loext:hyphenation-zone="no-limit"/>
    </style:style>
    <style:style style:name="P26"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loext:hyphenation-no-last-word="false" loext:hyphenation-word-char-count="no-limit" loext:hyphenation-zone="no-limit"/>
    </style:style>
    <style:style style:name="P28" style:family="paragraph" style:parent-style-name="Standard">
      <style:paragraph-properties fo:text-align="justify" style:justify-single-word="false" fo:hyphenation-ladder-count="3"/>
      <style:text-properties style:font-name="Linux Libertine S.O.Cist.1" fo:font-size="12pt" fo:language="la" fo:country="VA" officeooo:paragraph-rsid="00162bad" style:font-size-asian="12pt" style:font-name-complex="Times New Roman" fo:hyphenate="true" fo:hyphenation-remain-char-count="2" fo:hyphenation-push-char-count="2" loext:hyphenation-no-caps="true" loext:hyphenation-no-last-word="false" loext:hyphenation-word-char-count="no-limit" loext:hyphenation-zone="no-limit"/>
    </style:style>
    <style:style style:name="P2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language-asian="zh" style:country-asian="CN" style:font-weight-asian="bold"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fo:language="la" fo:country="VA" fo:font-weight="bold" style:font-size-asian="12pt" style:font-weight-asian="bold" style:font-name-complex="Times New Roman" fo:hyphenate="true" fo:hyphenation-remain-char-count="2" fo:hyphenation-push-char-count="2" loext:hyphenation-no-caps="false" loext:hyphenation-no-last-word="false" loext:hyphenation-word-char-count="no-limit" loext:hyphenation-zone="no-limit"/>
    </style:style>
    <style:style style:name="P31"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33"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34"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Linux Libertine S.O.Cist.1"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 style:family="paragraph" style:parent-style-name="Table_20_Contents">
      <style:paragraph-properties fo:line-height="100%" fo:text-align="center" style:justify-single-word="false" fo:hyphenation-ladder-count="3"/>
      <style:text-properties style:font-name="Linux Libertine S.O.Cist.1" fo:font-size="12pt"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 style:family="paragraph" style:parent-style-name="Table_20_Contents">
      <style:paragraph-properties fo:line-height="100%" fo:text-align="center" style:justify-single-word="false" fo:hyphenation-ladder-count="2"/>
      <style:text-properties style:font-name="Linux Libertine S.O.Cist.1"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38"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3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font-size="12pt" fo:language="cs" fo:country="CZ" officeooo:paragraph-rsid="00d805c8"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40" style:family="paragraph" style:parent-style-name="Standard">
      <style:paragraph-properties fo:text-align="justify" style:justify-single-word="false" fo:hyphenation-ladder-count="3"/>
      <style:text-properties style:font-name="Linux Libertine S.O.Cist.1" fo:font-size="12pt" fo:language="cs" fo:country="CZ" officeooo:paragraph-rsid="00162bad" style:font-size-asian="12pt" style:language-asian="zh" style:country-asian="CN" style:font-name-complex="Times New Roman" style:language-complex="hi" style:country-complex="IN" fo:hyphenate="true" fo:hyphenation-remain-char-count="2" fo:hyphenation-push-char-count="2" loext:hyphenation-no-caps="true" loext:hyphenation-no-last-word="false" loext:hyphenation-word-char-count="no-limit" loext:hyphenation-zone="no-limit"/>
    </style:style>
    <style:style style:name="P41"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style:font-name="Linux Libertine S.O.Cist.1" fo:font-size="12pt" fo:language="cs" fo:country="CZ"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top="0in" fo:margin-bottom="0in" style:contextual-spacing="false" fo:line-height="100%" fo:text-align="justify" style:justify-single-word="false" fo:hyphenation-ladder-count="2"/>
      <style:text-properties style:font-name="Linux Libertine S.O.Cist.1" fo:font-size="12pt" fo:language="cs" fo:country="CZ"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43" style:family="paragraph" style:parent-style-name="Table_20_Contents">
      <loext:graphic-properties draw:fill="none" draw:fill-gradient-name="gradient" draw:fill-hatch-name="hatch"/>
      <style:paragraph-properties fo:margin-left="0in" fo:margin-right="0in" fo:text-align="justify" style:justify-single-word="false" fo:hyphenation-ladder-count="3" fo:text-indent="0.1252in" style:auto-text-indent="false" fo:background-color="transparent" text:number-lines="false" text:line-number="0" style:writing-mode="lr-tb">
        <style:drop-cap/>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4"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0"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true" loext:hyphenation-no-last-word="false" loext:hyphenation-word-char-count="no-limit" loext:hyphenation-zone="no-limit"/>
    </style:style>
    <style:style style:name="P51" style:family="paragraph" style:parent-style-name="Table_20_Contents">
      <loext:graphic-properties draw:fill-gradient-name="gradient" draw:fill-hatch-name="hatch"/>
      <style:paragraph-properties fo:line-height="100%" fo:text-align="justify" style:justify-single-word="false" fo:hyphenation-ladder-count="3"/>
      <style:text-properties style:font-name="Linux Libertine S.O.Cist.1"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 style:family="paragraph" style:parent-style-name="Table_20_Contents">
      <style:paragraph-properties fo:line-height="100%" fo:text-align="justify" style:justify-single-word="false" fo:hyphenation-ladder-count="3"/>
      <style:text-properties style:font-name="Linux Libertine S.O.Cist.1" fo:font-size="12pt" fo:language="cs" fo:country="CZ"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 style:family="paragraph" style:parent-style-name="Table_20_Contents">
      <style:paragraph-properties fo:line-height="100%" fo:text-align="justify" style:justify-single-word="false" fo:hyphenation-ladder-count="2"/>
      <style:text-properties style:font-name="Linux Libertine S.O.Cist.1"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loext:hyphenation-no-last-word="false" loext:hyphenation-word-char-count="no-limit" loext:hyphenation-zone="no-limit"/>
    </style:style>
    <style:style style:name="P5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58"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59"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688f0" style:font-size-asian="12pt" fo:hyphenate="true" fo:hyphenation-remain-char-count="2" fo:hyphenation-push-char-count="2" loext:hyphenation-no-caps="false" loext:hyphenation-no-last-word="false" loext:hyphenation-word-char-count="no-limit" loext:hyphenation-zone="no-limit"/>
    </style:style>
    <style:style style:name="P6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1697" style:font-size-asian="12pt" fo:hyphenate="true" fo:hyphenation-remain-char-count="2" fo:hyphenation-push-char-count="2" loext:hyphenation-no-caps="false" loext:hyphenation-no-last-word="false" loext:hyphenation-word-char-count="no-limit" loext:hyphenation-zone="no-limit"/>
    </style:style>
    <style:style style:name="P61"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1cc36f" style:font-size-asian="12pt" fo:hyphenate="true" fo:hyphenation-remain-char-count="2" fo:hyphenation-push-char-count="2" loext:hyphenation-no-caps="false" loext:hyphenation-no-last-word="false" loext:hyphenation-word-char-count="no-limit" loext:hyphenation-zone="no-limit"/>
    </style:style>
    <style:style style:name="P6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1049717" style:font-size-asian="12pt" fo:hyphenate="true" fo:hyphenation-remain-char-count="2" fo:hyphenation-push-char-count="2" loext:hyphenation-no-caps="false" loext:hyphenation-no-last-word="false" loext:hyphenation-word-char-count="no-limit" loext:hyphenation-zone="no-limit"/>
    </style:style>
    <style:style style:name="P63"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64"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65"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cs" fo:country="CZ"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66" style:family="paragraph" style:parent-style-name="Table_20_Contents">
      <style:paragraph-properties fo:text-align="justify" style:justify-single-word="false" fo:hyphenation-ladder-count="2"/>
      <style:text-properties style:font-name="Linux Libertine S.O.Cist.1" fo:font-size="12pt" fo:language="cs" fo:country="CZ"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67"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62bad" style:font-size-asian="12pt" fo:hyphenate="true" fo:hyphenation-remain-char-count="2" fo:hyphenation-push-char-count="2" loext:hyphenation-no-caps="true" loext:hyphenation-no-last-word="false" loext:hyphenation-word-char-count="no-limit" loext:hyphenation-zone="no-limit"/>
    </style:style>
    <style:style style:name="P68" style:family="paragraph" style:parent-style-name="Table_20_Contents">
      <style:paragraph-properties fo:text-align="justify" style:justify-single-word="false" fo:hyphenation-ladder-count="3"/>
      <style:text-properties style:font-name="Linux Libertine S.O.Cist.1" fo:font-size="12pt" fo:language="cs" fo:country="CZ" officeooo:paragraph-rsid="000f0466" style:font-size-asian="12pt" fo:hyphenate="true" fo:hyphenation-remain-char-count="2" fo:hyphenation-push-char-count="2" loext:hyphenation-no-caps="true" loext:hyphenation-no-last-word="false" loext:hyphenation-word-char-count="no-limit" loext:hyphenation-zone="no-limit"/>
    </style:style>
    <style:style style:name="P69" style:family="paragraph" style:parent-style-name="Table_20_Contents">
      <style:paragraph-properties fo:text-align="justify" style:justify-single-word="false" fo:hyphenation-ladder-count="3"/>
      <style:text-properties style:font-name="Linux Libertine S.O.Cist.1" fo:font-size="12pt" fo:language="cs" fo:country="CZ" officeooo:paragraph-rsid="001db3ab" style:font-size-asian="12pt" fo:hyphenate="true" fo:hyphenation-remain-char-count="2" fo:hyphenation-push-char-count="2" loext:hyphenation-no-caps="true" loext:hyphenation-no-last-word="false" loext:hyphenation-word-char-count="no-limit" loext:hyphenation-zone="no-limit"/>
    </style:style>
    <style:style style:name="P70" style:family="paragraph" style:parent-style-name="Table_20_Contents">
      <style:paragraph-properties fo:text-align="justify" style:justify-single-word="false"/>
      <style:text-properties style:font-name="Linux Libertine S.O.Cist.1" fo:font-size="12pt" fo:language="cs" fo:country="CZ" style:font-size-asian="12pt"/>
    </style:style>
    <style:style style:name="P71" style:family="paragraph" style:parent-style-name="Table_20_Contents">
      <style:paragraph-properties fo:text-align="center" style:justify-single-word="false"/>
      <style:text-properties style:font-name="Linux Libertine S.O.Cist.1" fo:font-size="12pt"/>
    </style:style>
    <style:style style:name="P72" style:family="paragraph" style:parent-style-name="Table_20_Contents">
      <style:paragraph-properties fo:text-align="center" style:justify-single-word="false"/>
      <style:text-properties style:font-name="Linux Libertine S.O.Cist.1" fo:font-size="12pt" officeooo:paragraph-rsid="0031de23"/>
    </style:style>
    <style:style style:name="P73"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Linux Libertine S.O.Cist.1" fo:language="la" fo:country="V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74" style:family="paragraph" style:parent-style-name="Table_20_Contents">
      <style:paragraph-properties fo:text-align="center" style:justify-single-word="false" fo:hyphenation-ladder-count="3"/>
      <style:text-properties style:font-name="Linux Libertine S.O.Cist.1" fo:language="la" fo:country="VA" officeooo:paragraph-rsid="00079127"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75" style:family="paragraph" style:parent-style-name="Table_20_Contents">
      <style:paragraph-properties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76"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77" style:family="paragraph" style:parent-style-name="Table_20_Contents">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7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31de23" fo:hyphenate="true" fo:hyphenation-remain-char-count="2" fo:hyphenation-push-char-count="2" loext:hyphenation-no-caps="false" loext:hyphenation-no-last-word="false" loext:hyphenation-word-char-count="no-limit" loext:hyphenation-zone="no-limit"/>
    </style:style>
    <style:style style:name="P7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loext:hyphenation-no-last-word="false" loext:hyphenation-word-char-count="no-limit" loext:hyphenation-zone="no-limit"/>
    </style:style>
    <style:style style:name="P80" style:family="paragraph" style:parent-style-name="Table_20_Contents">
      <style:paragraph-properties fo:text-align="center" style:justify-single-word="false" fo:hyphenation-ladder-count="2"/>
      <style:text-properties style:font-name="Linux Libertine S.O.Cist.1" officeooo:paragraph-rsid="0013c668" fo:hyphenate="true" fo:hyphenation-remain-char-count="2" fo:hyphenation-push-char-count="2" loext:hyphenation-no-caps="false" loext:hyphenation-no-last-word="false" loext:hyphenation-word-char-count="no-limit" loext:hyphenation-zone="no-limit"/>
    </style:style>
    <style:style style:name="P81" style:family="paragraph" style:parent-style-name="Table_20_Contents">
      <style:paragraph-properties fo:text-align="center" style:justify-single-word="false" fo:hyphenation-ladder-count="3"/>
      <style:text-properties style:font-name="Linux Libertine S.O.Cist.1" officeooo:paragraph-rsid="00162bad" fo:hyphenate="true" fo:hyphenation-remain-char-count="2" fo:hyphenation-push-char-count="2" loext:hyphenation-no-caps="true" loext:hyphenation-no-last-word="false" loext:hyphenation-word-char-count="no-limit" loext:hyphenation-zone="no-limit"/>
    </style:style>
    <style:style style:name="P82" style:family="paragraph" style:parent-style-name="Table_20_Contents">
      <style:paragraph-properties fo:text-align="center" style:justify-single-word="false" fo:hyphenation-ladder-count="3"/>
      <style:text-properties style:font-name="Linux Libertine S.O.Cist.1" officeooo:paragraph-rsid="001db3ab" fo:hyphenate="true" fo:hyphenation-remain-char-count="2" fo:hyphenation-push-char-count="2" loext:hyphenation-no-caps="true" loext:hyphenation-no-last-word="false" loext:hyphenation-word-char-count="no-limit" loext:hyphenation-zone="no-limit"/>
    </style:style>
    <style:style style:name="P83"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84" style:family="paragraph" style:parent-style-name="Table_20_Contents">
      <loext:graphic-properties draw:fill-gradient-name="gradient" draw:fill-hatch-name="hatch"/>
      <style:paragraph-properties fo:text-align="justify" style:justify-single-word="false" fo:hyphenation-ladder-count="3">
        <style:drop-cap/>
      </style:paragraph-properties>
      <style:text-properties style:font-name="Linux Libertine S.O.Cist.1" fo:font-size="10pt" fo:language="cs" fo:country="CZ" officeooo:paragraph-rsid="00cde88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85"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fo:language="cs" fo:country="CZ" officeooo:paragraph-rsid="00e7604f" fo:hyphenate="true" fo:hyphenation-remain-char-count="2" fo:hyphenation-push-char-count="2" loext:hyphenation-no-caps="false" loext:hyphenation-no-last-word="false" loext:hyphenation-word-char-count="no-limit" loext:hyphenation-zone="no-limit"/>
    </style:style>
    <style:style style:name="P8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87" style:family="paragraph" style:parent-style-name="Table_20_Contents">
      <style:paragraph-properties fo:text-align="center" style:justify-single-word="false" fo:hyphenation-ladder-count="2"/>
      <style:text-properties style:font-name="Bookman BT S.O.Cist.:liga=01" fo:font-size="12pt" fo:language="la" fo:country="VA" fo:font-weight="normal" officeooo:paragraph-rsid="0013c66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88"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01db3a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loext:hyphenation-no-last-word="false" loext:hyphenation-word-char-count="no-limit" loext:hyphenation-zone="no-limit"/>
    </style:style>
    <style:style style:name="P89" style:family="paragraph" style:parent-style-name="Table_20_Contents">
      <style:paragraph-properties fo:text-align="center" style:justify-single-word="false" fo:hyphenation-ladder-count="3"/>
      <style:text-properties style:font-name="Bookman BT S.O.Cist.:liga=01" fo:font-size="12pt" fo:language="la" fo:country="VA" fo:font-weight="normal" officeooo:paragraph-rsid="01f51eb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loext:hyphenation-no-last-word="false" loext:hyphenation-word-char-count="no-limit" loext:hyphenation-zone="no-limit"/>
    </style:style>
    <style:style style:name="P90" style:family="paragraph" style:parent-style-name="Table_20_Contents">
      <loext:graphic-properties draw:fill-gradient-name="gradient" draw:fill-hatch-name="hatch"/>
      <style:paragraph-properties fo:line-height="100%" fo:text-align="center" style:justify-single-word="false" fo:hyphenation-ladder-count="3"/>
      <style:text-properties style:font-name="Bookman BT S.O.Cist.:liga=01" fo:font-size="12pt" fo:language="la" fo:country="VA" fo:font-weight="normal" officeooo:paragraph-rsid="0014be4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91" style:family="paragraph" style:parent-style-name="Table_20_Contents">
      <style:paragraph-properties fo:line-height="100%" fo:text-align="center" style:justify-single-word="false" fo:hyphenation-ladder-count="3"/>
      <style:text-properties style:font-name="Bookman BT S.O.Cist.:liga=01" fo:font-size="12pt" fo:language="la" fo:country="VA" fo:font-weight="normal" officeooo:paragraph-rsid="000f3e7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92"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language-asian="zh" style:country-asian="CN" style:font-weight-asian="normal" style:font-name-complex="Times New Roman"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93"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style:font-size-asian="12pt" style:font-weight-asian="normal" style:font-name-complex="Times New Roman" style:font-weight-complex="normal" fo:hyphenate="true" fo:hyphenation-remain-char-count="2" fo:hyphenation-push-char-count="2" loext:hyphenation-no-caps="false" loext:hyphenation-no-last-word="false" loext:hyphenation-word-char-count="no-limit" loext:hyphenation-zone="no-limit"/>
    </style:style>
    <style:style style:name="P94"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1" fo:font-size="12pt" fo:language="la" fo:country="VA" fo:font-weight="normal" officeooo:paragraph-rsid="00033682" style:font-size-asian="12pt" style:font-weight-asian="normal" style:font-name-complex="Times New Roman" style:font-weight-complex="normal" fo:hyphenate="true" fo:hyphenation-remain-char-count="2" fo:hyphenation-push-char-count="2" loext:hyphenation-no-caps="false" loext:hyphenation-no-last-word="false" loext:hyphenation-word-char-count="no-limit" loext:hyphenation-zone="no-limit"/>
    </style:style>
    <style:style style:name="P95"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9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9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9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0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style:paragraph-properties fo:text-align="center" style:justify-single-word="false" fo:hyphenation-ladder-count="2"/>
      <style:text-properties fo:color="#ff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105"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106" style:family="paragraph" style:parent-style-name="Table_20_Contents">
      <style:paragraph-properties fo:text-align="center" style:justify-single-word="false"/>
      <style:text-properties fo:color="#ff0000" loext:opacity="100%" style:font-name="Linux Libertine S.O.Cist.1" fo:font-size="12pt" fo:language="la" fo:country="VA" style:font-size-asian="12pt" style:language-asian="zh" style:country-asian="CN" style:font-size-complex="12pt" style:language-complex="hi" style:country-complex="IN"/>
    </style:style>
    <style:style style:name="P107"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8"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09"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11"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688f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19"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62114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971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104b4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b5e1a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24"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style:font-size-asian="12pt" style:font-size-complex="12pt" fo:hyphenate="true" fo:hyphenation-remain-char-count="2" fo:hyphenation-push-char-count="2" loext:hyphenation-no-caps="true" loext:hyphenation-no-last-word="false" loext:hyphenation-word-char-count="no-limit" loext:hyphenation-zone="no-limit"/>
    </style:style>
    <style:style style:name="P12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126"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27" style:family="paragraph" style:parent-style-name="Standard">
      <style:paragraph-properties fo:margin-top="0in" fo:margin-bottom="0in" style:contextual-spacing="false" fo:line-height="100%" fo:text-align="center"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28"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29"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fo:language="la" fo:country="VA"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30" style:family="paragraph" style:parent-style-name="Standard">
      <style:paragraph-properties fo:text-align="center" style:justify-single-word="false" fo:hyphenation-ladder-count="3"/>
      <style:text-properties fo:color="#ff0000" loext:opacity="100%"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true" loext:hyphenation-no-last-word="false" loext:hyphenation-word-char-count="no-limit" loext:hyphenation-zone="no-limit"/>
    </style:style>
    <style:style style:name="P131" style:family="paragraph" style:parent-style-name="Standard">
      <style:paragraph-properties fo:text-align="justify" style:justify-single-word="false" fo:hyphenation-ladder-count="3"/>
      <style:text-properties fo:color="#ff0000" loext:opacity="100%" style:font-name="Linux Libertine S.O.Cist.1" fo:font-size="12pt" fo:language="la" fo:country="VA" officeooo:paragraph-rsid="00162bad" style:font-size-asian="12pt" style:font-name-complex="Times New Roman" fo:hyphenate="true" fo:hyphenation-remain-char-count="2" fo:hyphenation-push-char-count="2" loext:hyphenation-no-caps="true" loext:hyphenation-no-last-word="false" loext:hyphenation-word-char-count="no-limit" loext:hyphenation-zone="no-limit"/>
    </style:style>
    <style:style style:name="P132"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3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34" style:family="paragraph" style:parent-style-name="Table_20_Contents">
      <style:paragraph-properties fo:text-align="center" style:justify-single-word="false"/>
      <style:text-properties fo:color="#ff0000" loext:opacity="100%" style:font-name="Linux Libertine S.O.Cist.1"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style:style>
    <style:style style:name="P135" style:family="paragraph" style:parent-style-name="Table_20_Contents">
      <loext:graphic-properties draw:fill-gradient-name="gradient" draw:fill-hatch-name="hatch"/>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36" style:family="paragraph" style:parent-style-name="Table_20_Contents">
      <style:paragraph-properties fo:line-height="100%" fo:text-align="center" style:justify-single-word="false" fo:hyphenation-ladder-count="3"/>
      <style:text-properties fo:color="#ff0000" loext:opacity="100%" style:font-name="Linux Libertine S.O.Cist.1" fo:font-size="12pt" fo:language="la" fo:country="VA" fo:font-style="normal" officeooo:rsid="0031de23" officeooo:paragraph-rsid="000f3e7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37" style:family="paragraph" style:parent-style-name="Table_20_Contents">
      <style:paragraph-properties fo:line-height="100%" fo:text-align="center" style:justify-single-word="false" fo:hyphenation-ladder-count="2"/>
      <style:text-properties fo:color="#ff0000" loext:opacity="100%" style:font-name="Linux Libertine S.O.Cist.1" fo:font-size="12pt" fo:language="la" fo:country="VA" fo:font-style="normal" officeooo:rsid="0031de23" officeooo:paragraph-rsid="0014be48"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38"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162bad"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loext:hyphenation-no-last-word="false" loext:hyphenation-word-char-count="no-limit" loext:hyphenation-zone="no-limit"/>
    </style:style>
    <style:style style:name="P139"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1db3ab"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true" loext:hyphenation-no-last-word="false" loext:hyphenation-word-char-count="no-limit" loext:hyphenation-zone="no-limit"/>
    </style:style>
    <style:style style:name="P140"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fo:font-style="normal" officeooo:paragraph-rsid="00079127" style:font-size-asian="12pt" style:language-asian="zh" style:country-asian="CN" style:font-style-asian="normal"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4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3" style:family="paragraph" style:parent-style-name="Table_20_Contents">
      <style:paragraph-properties fo:text-align="center" style:justify-single-word="false" fo:hyphenation-ladder-count="3"/>
      <style:text-properties fo:color="#ff0000" loext:opacity="100%" style:font-name="Linux Libertine S.O.Cist.1" fo:font-size="12pt" fo:language="la" fo:country="VA" officeooo:paragraph-rsid="000f0466" fo:background-color="transparen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4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la" fo:country="VA" fo:font-style="normal" fo:font-weight="normal" officeooo:paragraph-rsid="00079127"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4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46" style:family="paragraph" style:parent-style-name="Standard">
      <style:paragraph-properties fo:margin-top="0in" fo:margin-bottom="0in" style:contextual-spacing="false" fo:line-height="100%" fo:text-align="justify" style:justify-single-word="false" fo:hyphenation-ladder-count="2"/>
      <style:text-properties fo:color="#ff0000" loext:opacity="100%" style:font-name="Linux Libertine S.O.Cist.1"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47"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48"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cs" fo:country="CZ" officeooo:paragraph-rsid="00b5e1ad"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9" style:family="paragraph" style:parent-style-name="Standard">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1" fo:font-size="12pt" fo:language="cs" fo:country="CZ" officeooo:paragraph-rsid="00d805c8"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0" style:family="paragraph" style:parent-style-name="Table_20_Contents">
      <style:paragraph-properties fo:text-align="center" style:justify-single-word="false" fo:hyphenation-ladder-count="3"/>
      <style:text-properties fo:color="#ff0000" loext:opacity="100%" style:font-name="Linux Libertine S.O.Cist.1" fo:font-size="12pt" fo:language="cs" fo:country="CZ" officeooo:paragraph-rsid="00e2752d" fo:background-color="transparent"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5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6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2"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3"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930de"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4"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1" fo:font-size="20pt"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8" style:family="paragraph" style:parent-style-name="Table_20_Contents">
      <loext:graphic-properties draw:fill-gradient-name="gradient" draw:fill-hatch-name="hatch"/>
      <style:paragraph-properties fo:margin-top="0in" fo:margin-bottom="0in" style:contextual-spacing="false" fo:line-height="115%" fo:text-align="center" style:justify-single-word="false" fo:hyphenation-ladder-count="3"/>
      <style:text-properties fo:color="#ff0000" loext:opacity="100%" style:font-name="Cloister1" fo:font-size="20pt" fo:language="la" fo:country="VA" officeooo:rsid="001688f0" officeooo:paragraph-rsid="005b91e6"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159" style:family="paragraph" style:parent-style-name="Table_20_Contents">
      <loext:graphic-properties draw:fill-gradient-name="gradient" draw:fill-hatch-name="hatch"/>
      <style:paragraph-properties fo:margin-top="0in" fo:margin-bottom="0.0398in" style:contextual-spacing="false" fo:line-height="115%" fo:text-align="center" style:justify-single-word="false" fo:hyphenation-ladder-count="3"/>
      <style:text-properties fo:color="#ff0000" loext:opacity="100%" style:font-name="Cloister1" fo:font-size="18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0" style:family="paragraph" style:parent-style-name="Table_20_Contents">
      <loext:graphic-properties draw:fill-gradient-name="gradient" draw:fill-hatch-name="hatch"/>
      <style:paragraph-properties fo:margin-top="0in" fo:margin-bottom="0.0783in" style:contextual-spacing="false" fo:text-align="center" style:justify-single-word="false" fo:hyphenation-ladder-count="3"/>
      <style:text-properties fo:color="#ff0000" loext:opacity="100%" style:font-name="Cloister1" fo:font-size="24pt" fo:language="la" fo:country="VA" officeooo:rsid="00092af7" officeooo:paragraph-rsid="0034927f" style:font-size-asian="16pt" style:language-asian="zh" style:country-asian="CN" style:font-size-complex="16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Cloister1" fo:font-size="24pt" fo:language="la" fo:country="VA" officeooo:paragraph-rsid="00079127" style:font-size-asian="16pt" style:language-asian="zh" style:country-asian="CN" style:font-size-complex="16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etter-spacing="0.0138in" fo:language="la" fo:country="VA" officeooo:rsid="001688f0" officeooo:paragraph-rsid="001df64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4pt" fo:letter-spacing="0.0138in" fo:language="la" fo:country="VA" officeooo:rsid="001688f0" officeooo:paragraph-rsid="009e3226"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5"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4pt" fo:letter-spacing="0.0138in" fo:language="la" fo:country="VA" officeooo:rsid="001688f0" officeooo:paragraph-rsid="004919a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6"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4pt" fo:letter-spacing="0.0138in" fo:language="la" fo:country="VA" officeooo:rsid="001688f0" officeooo:paragraph-rsid="0028b0db"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67"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1930de"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8"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1df6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6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Bookman BT S.O.Cist.1" fo:font-size="12pt" fo:language="la" fo:country="VA" officeooo:rsid="001930de" officeooo:paragraph-rsid="009e3226"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0"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1c0314" officeooo:paragraph-rsid="001c0314"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1"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4643af" officeooo:paragraph-rsid="00c18cf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2"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173"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Bookman BT S.O.Cist.1" fo:font-size="12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4"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Bookman BT S.O.Cist.1" fo:font-size="12pt" fo:language="la" fo:country="VA" fo:font-weight="normal" officeooo:rsid="0047fc54" officeooo:paragraph-rsid="00d77670" style:font-size-asian="12pt" style:language-asian="zh" style:country-asian="CN" style:font-weight-asian="normal" style:font-name-complex="Times New Roman"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75"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31de23"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76"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fo:font-style="normal" officeooo:rsid="0031de23" officeooo:paragraph-rsid="001c3bb5" style:font-size-asian="12pt" style:language-asian="zh" style:country-asian="CN" style:font-style-asian="normal" style:font-size-complex="12pt" style:language-complex="hi" style:country-complex="IN" style:font-style-complex="normal" fo:hyphenate="true" fo:hyphenation-remain-char-count="2" fo:hyphenation-push-char-count="2" loext:hyphenation-no-caps="false" loext:hyphenation-no-last-word="false" loext:hyphenation-word-char-count="no-limit" loext:hyphenation-zone="no-limit"/>
    </style:style>
    <style:style style:name="P177" style:family="paragraph" style:parent-style-name="Table_20_Contents">
      <loext:graphic-properties draw:fill-gradient-name="gradient" draw:fill-hatch-name="hatch"/>
      <style:paragraph-properties fo:margin-top="0in" fo:margin-bottom="0in" style:contextual-spacing="false" fo:line-height="100%" fo:text-align="center" style:justify-single-word="false" fo:hyphenation-ladder-count="3"/>
      <style:text-properties fo:color="#ff0000" loext:opacity="100%" style:font-name="Linux Libertine S.O.Cist."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8" style:family="paragraph" style:parent-style-name="Table_20_Contents">
      <style:paragraph-properties fo:text-align="center" style:justify-single-word="false" fo:hyphenation-ladder-count="3"/>
      <style:text-properties fo:color="#ff0000" loext:opacity="100%" style:font-name="Linux Libertine S.O.Cist."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79" style:family="paragraph" style:parent-style-name="Table_20_Contents">
      <loext:graphic-properties draw:fill-gradient-name="gradient" draw:fill-hatch-name="hatch"/>
      <style:paragraph-properties fo:line-height="115%" fo:text-align="center" style:justify-single-word="false" fo:hyphenation-ladder-count="3"/>
      <style:text-properties fo:color="#ff0000" loext:opacity="100%" style:font-name="Cloister" fo:font-size="18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180" style:family="paragraph" style:parent-style-name="Standard">
      <style:paragraph-properties fo:margin-top="0in" fo:margin-bottom="0in" style:contextual-spacing="false" fo:line-height="100%" fo:text-align="justify" style:justify-single-word="false" fo:hyphenation-ladder-count="3"/>
      <style:text-properties fo:color="#ff0000" loext:opacity="100%" style:font-name="Linux Libertine S.O.Cist.:onum=1" fo:font-size="12pt" fo:language="la" fo:country="VA" officeooo:paragraph-rsid="00033682"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81" style:family="paragraph" style:parent-style-name="Standard">
      <style:paragraph-properties fo:margin-top="0in" fo:margin-bottom="0in" style:contextual-spacing="false" fo:line-height="100%" fo:text-align="center" style:justify-single-word="false" fo:hyphenation-ladder-count="3"/>
      <style:text-properties fo:color="#ff0000" loext:opacity="100%" style:font-name="Linux Libertine S.O.Cist.:onum=1" fo:font-size="12pt" fo:language="la" fo:country="VA" officeooo:paragraph-rsid="00033682"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182" style:family="paragraph" style:parent-style-name="Table_20_Contents">
      <style:paragraph-properties fo:text-align="center" style:justify-single-word="false" fo:hyphenation-ladder-count="3"/>
      <style:text-properties fo:color="#ff0000" loext:opacity="100%" style:font-name="Linux Libertine S.O.Cist.:onum=1" fo:font-size="12pt" fo:language="la" fo:country="VA" officeooo:paragraph-rsid="000c2d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183"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4"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6"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7"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1cc36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8"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33682"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89"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0"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f0466"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191"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rsid="0030a648" style:letter-kerning="false" style:font-name-asian="Andale Sans UI" style:font-size-asian="12pt" style:language-asian="zh" style:country-asian="CN" style:font-weight-asian="bold" style:font-name-complex="Tahoma"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3" style:family="paragraph" style:parent-style-name="Table_20_Contents">
      <loext:graphic-properties draw:fill-gradient-name="gradient" draw:fill-hatch-name="hatch"/>
      <style:paragraph-properties fo:text-align="center" style:justify-single-word="false" fo:hyphenation-ladder-count="3" style:writing-mode="lr-tb"/>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4" style:family="paragraph" style:parent-style-name="Table_20_Contents">
      <loext:graphic-properties draw:fill-gradient-name="gradient" draw:fill-hatch-name="hatch"/>
      <style:paragraph-properties fo:text-align="center" style:justify-single-word="false" fo:hyphenation-ladder-count="3"/>
      <style:text-properties fo:font-variant="normal" fo:text-transform="none" fo:color="#000000" loext:opacity="100%" style:font-name="Linux Libertine S.O.Cist.1" fo:font-size="12pt" fo:letter-spacing="normal" fo:language="cs" fo:country="CZ" fo:font-style="normal" fo:font-weight="normal" officeooo:paragraph-rsid="00e7604f"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5" style:family="paragraph" style:parent-style-name="Table_20_Contents">
      <style:paragraph-properties fo:text-align="justify" style:justify-single-word="false" fo:hyphenation-ladder-count="3"/>
      <style:text-properties fo:font-variant="normal" fo:text-transform="none" fo:color="#000000" loext:opacity="100%" style:font-name="Linux Libertine S.O.Cist.:onum=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6"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 fo:font-size="12pt" fo:language="cs" fo:country="CZ" style:font-size-asian="12pt" fo:hyphenate="true" fo:hyphenation-remain-char-count="2" fo:hyphenation-push-char-count="2" loext:hyphenation-no-caps="false" loext:hyphenation-no-last-word="false" loext:hyphenation-word-char-count="no-limit" loext:hyphenation-zone="no-limit"/>
    </style:style>
    <style:style style:name="P197" style:family="paragraph" style:parent-style-name="Table_20_Contents">
      <style:paragraph-properties fo:text-align="justify" style:justify-single-word="false" fo:hyphenation-ladder-count="3"/>
      <style:text-properties style:font-name="Linux Libertine S.O.Cist." fo:font-size="12pt" fo:language="cs" fo:country="CZ" officeooo:paragraph-rsid="001c3bb5" style:font-size-asian="12pt" fo:hyphenate="true" fo:hyphenation-remain-char-count="2" fo:hyphenation-push-char-count="2" loext:hyphenation-no-caps="false" loext:hyphenation-no-last-word="false" loext:hyphenation-word-char-count="no-limit" loext:hyphenation-zone="no-limit"/>
    </style:style>
    <style:style style:name="P198"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fo:hyphenate="true" fo:hyphenation-remain-char-count="2" fo:hyphenation-push-char-count="2" loext:hyphenation-no-caps="false" loext:hyphenation-no-last-word="false" loext:hyphenation-word-char-count="no-limit" loext:hyphenation-zone="no-limit"/>
    </style:style>
    <style:style style:name="P199"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 officeooo:paragraph-rsid="0031de23" fo:hyphenate="true" fo:hyphenation-remain-char-count="2" fo:hyphenation-push-char-count="2" loext:hyphenation-no-caps="false" loext:hyphenation-no-last-word="false" loext:hyphenation-word-char-count="no-limit" loext:hyphenation-zone="no-limit"/>
    </style:style>
    <style:style style:name="P200" style:family="paragraph" style:parent-style-name="Table_20_Contents">
      <style:paragraph-properties fo:text-align="center" style:justify-single-word="false" fo:hyphenation-ladder-count="3"/>
      <style:text-properties style:font-name="Linux Libertine S.O.Cist." officeooo:paragraph-rsid="001c3bb5" fo:hyphenate="true" fo:hyphenation-remain-char-count="2" fo:hyphenation-push-char-count="2" loext:hyphenation-no-caps="false" loext:hyphenation-no-last-word="false" loext:hyphenation-word-char-count="no-limit" loext:hyphenation-zone="no-limit"/>
    </style:style>
    <style:style style:name="P20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liga=0" fo:font-size="12pt" fo:language="la" fo:country="VA" fo:font-weight="normal" officeooo:paragraph-rsid="0062114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2"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5d8f3"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7169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7"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8"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62535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09"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0" style:family="paragraph" style:parent-style-name="Table_20_Contents">
      <style:paragraph-properties fo:text-align="center" style:justify-single-word="false" fo:hyphenation-ladder-count="3"/>
      <style:text-properties fo:color="#00000a" loext:opacity="100%" style:font-name="Linux Libertine S.O.Cist.1" fo:font-size="12pt" fo:language="la" fo:country="VA" fo:font-weight="normal" officeooo:rsid="0062535e" officeooo:paragraph-rsid="0054cfc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loext:hyphenation-no-last-word="false" loext:hyphenation-word-char-count="no-limit" loext:hyphenation-zone="no-limit"/>
    </style:style>
    <style:style style:name="P211"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124b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la" fo:country="VA"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Linux Libertine S.O.Cist.1" fo:font-size="12pt" fo:language="cs" fo:country="CZ" fo:font-weight="normal" officeooo:rsid="00b124be"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4"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033682"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7"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la" fo:country="VA"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8"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841d9b"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19"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0" style:family="paragraph" style:parent-style-name="Table_20_Contents">
      <style:paragraph-properties fo:text-align="center" style:justify-single-word="false" fo:hyphenation-ladder-count="3"/>
      <style:text-properties fo:color="#00000a" loext:opacity="100%" style:font-name="Bookman BT S.O.Cist.:liga=01" fo:font-size="12pt" fo:language="la" fo:country="VA" fo:font-weight="normal" officeooo:paragraph-rsid="000f0466"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true" loext:hyphenation-no-last-word="false" loext:hyphenation-word-char-count="no-limit" loext:hyphenation-zone="no-limit"/>
    </style:style>
    <style:style style:name="P221" style:family="paragraph" style:parent-style-name="Table_20_Contents">
      <style:paragraph-properties fo:line-height="100%" fo:text-align="center" style:justify-single-word="false" fo:hyphenation-ladder-count="3"/>
      <style:text-properties fo:color="#00000a" loext:opacity="100%" style:font-name="Bookman BT S.O.Cist.:liga=01" fo:font-size="12pt" fo:language="la" fo:country="VA" fo:font-weight="normal" officeooo:paragraph-rsid="0136a52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2"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1" fo:font-size="12pt" fo:language="cs" fo:country="CZ" fo:font-weight="normal" officeooo:paragraph-rsid="00b5e1ad"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3"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24"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1cc36f"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5"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la" fo:country="VA" fo:font-weight="normal" officeooo:paragraph-rsid="00e0df2d"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6" style:family="paragraph" style:parent-style-name="Table_20_Contents">
      <loext:graphic-properties draw:fill-gradient-name="gradient" draw:fill-hatch-name="hatch"/>
      <style:paragraph-properties fo:text-align="center" style:justify-single-word="false" fo:hyphenation-ladder-count="3"/>
      <style:text-properties fo:color="#00000a" loext:opacity="100%" style:font-name="Bookman BT S.O.Cist.:liga=0" fo:font-size="12pt" fo:language="cs" fo:country="CZ" fo:font-weight="normal" officeooo:paragraph-rsid="00e2752d" fo:background-color="transparent"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7" style:family="paragraph" style:parent-style-name="Table_20_Contents">
      <style:paragraph-properties fo:text-align="center" style:justify-single-word="false" fo:hyphenation-ladder-count="3"/>
      <style:text-properties fo:color="#00000a" loext:opacity="100%" style:font-name="Linux Libertine S.O.Cist.:onum=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28" style:family="paragraph" style:parent-style-name="Table_20_Contents">
      <style:paragraph-properties fo:text-align="center" style:justify-single-word="false" fo:hyphenation-ladder-count="3"/>
      <style:text-properties fo:color="#00000a" loext:opacity="100%" style:font-name="Bookman BT S.O.Cist.:liga=02" fo:font-size="12pt" fo:language="la" fo:country="VA" fo:font-weight="350" officeooo:paragraph-rsid="01ee7c3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2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3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bold" officeooo:paragraph-rsid="001930de"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3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1930d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2"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3"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95567c"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liga=01" fo:font-size="12pt" fo:language="la" fo:country="VA" fo:font-weight="normal" officeooo:paragraph-rsid="00f94a0e"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35"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1688f0" officeooo:paragraph-rsid="001688f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36"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1c0314" officeooo:paragraph-rsid="001c0314"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37"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4643af" officeooo:paragraph-rsid="004643af"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38"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4643af" officeooo:paragraph-rsid="00c18cf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39"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Bookman BT S.O.Cist.1" fo:font-size="14pt" fo:language="la" fo:country="VA" officeooo:rsid="005070e5" officeooo:paragraph-rsid="005070e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0"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1"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Linux Libertine S.O.Cist.1" fo:font-size="12pt" fo:language="la" fo:country="VA" officeooo:paragraph-rsid="001ec2b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2"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la" fo:country="VA" officeooo:paragraph-rsid="000f0466" fo:background-color="transparent"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43" style:family="paragraph" style:parent-style-name="Table_20_Contents">
      <style:paragraph-properties fo:text-align="center" style:justify-single-word="false" fo:hyphenation-ladder-count="3"/>
      <style:text-properties style:use-window-font-color="true" loext:opacity="0%" style:font-name="Linux Libertine S.O.Cist.1" fo:font-size="12pt" fo:language="cs" fo:country="CZ" officeooo:paragraph-rsid="00e2752d" fo:background-color="transparent"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44" style:family="paragraph" style:parent-style-name="Table_20_Contents">
      <loext:graphic-properties draw:fill-gradient-name="gradient" draw:fill-hatch-name="hatch"/>
      <style:paragraph-properties fo:text-align="center" style:justify-single-word="false" fo:hyphenation-ladder-count="3"/>
      <style:text-properties style:use-window-font-color="true" loext:opacity="0%" style:font-name="Old English CE" fo:font-size="16pt" fo:language="la" fo:country="VA" fo:font-weight="normal" officeooo:paragraph-rsid="00079127" style:font-size-asian="16pt" style:language-asian="zh" style:country-asian="CN" style:font-weight-asian="normal" style:font-size-complex="16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4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1" fo:font-size="14pt" fo:language="la" fo:country="VA" fo:font-weight="normal" officeooo:rsid="0047fc54" officeooo:paragraph-rsid="0047fc54"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46"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1" fo:font-size="14pt" fo:language="la" fo:country="VA" fo:font-weight="normal" officeooo:rsid="0047fc54" officeooo:paragraph-rsid="00d77670"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47" style:family="paragraph" style:parent-style-name="Table_20_Contents">
      <loext:graphic-properties draw:fill-gradient-name="gradient" draw:fill-hatch-name="hatch"/>
      <style:paragraph-properties fo:line-height="115%" fo:text-align="center" style:justify-single-word="false" fo:hyphenation-ladder-count="3"/>
      <style:text-properties style:font-name="Bookman BT S.O.Cist.1" fo:font-size="14pt" fo:language="la" fo:country="VA" fo:font-weight="normal" officeooo:rsid="0047fc54" officeooo:paragraph-rsid="005d5038"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4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officeooo:paragraph-rsid="0190eb56"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49"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50"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51" style:family="paragraph" style:parent-style-name="Table_20_Contents">
      <style:paragraph-properties fo:text-align="center" style:justify-single-word="false" fo:hyphenation-ladder-count="3"/>
      <style:text-properties style:font-name="Bookman BT S.O.Cist.:liga=03" fo:font-size="12pt" fo:language="la" fo:country="VA" fo:font-style="normal" fo:font-weight="normal" officeooo:paragraph-rsid="00162bad"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true" loext:hyphenation-no-last-word="false" loext:hyphenation-word-char-count="no-limit" loext:hyphenation-zone="no-limit"/>
    </style:style>
    <style:style style:name="P252" style:family="paragraph" style:parent-style-name="Table_20_Contents">
      <style:paragraph-properties fo:text-align="center" style:justify-single-word="false"/>
      <style:text-properties style:font-name="Bookman BT S.O.Cist.:liga=03" fo:font-size="12pt" fo:language="la" fo:country="VA" fo:font-style="normal" fo:font-weight="normal" style:font-size-asian="12pt" style:language-asian="zh" style:country-asian="CN" style:font-weight-asian="bold" style:font-size-complex="12pt" style:language-complex="hi" style:country-complex="IN" style:font-weight-complex="bold"/>
    </style:style>
    <style:style style:name="P253"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officeooo:paragraph-rsid="004f0767"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4"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24pt" fo:language="la" fo:country="VA" officeooo:paragraph-rsid="00f1414c"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5"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officeooo:paragraph-rsid="004f0767"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6" style:family="paragraph" style:parent-style-name="Table_20_Contents">
      <loext:graphic-properties draw:fill-gradient-name="gradient" draw:fill-hatch-name="hatch"/>
      <style:paragraph-properties fo:text-align="center" style:justify-single-word="false" fo:hyphenation-ladder-count="3"/>
      <style:text-properties style:font-name="Cloister1" fo:font-size="18pt" fo:language="la" fo:country="VA" officeooo:paragraph-rsid="00f1414c" style:font-size-asian="16pt" style:font-size-complex="16pt" fo:hyphenate="true" fo:hyphenation-remain-char-count="2" fo:hyphenation-push-char-count="2" loext:hyphenation-no-caps="false" loext:hyphenation-no-last-word="false" loext:hyphenation-word-char-count="no-limit" loext:hyphenation-zone="no-limit"/>
    </style:style>
    <style:style style:name="P257"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58"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cs" fo:country="CZ" fo:font-weight="normal" officeooo:paragraph-rsid="00f2181c" style:font-size-asian="12pt" style:language-asian="zh" style:country-asian="CN" style:font-weight-asian="normal"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59" style:family="paragraph" style:parent-style-name="Table_20_Contents">
      <style:paragraph-properties fo:text-align="center" style:justify-single-word="false" fo:hyphenation-ladder-count="3"/>
      <style:text-properties style:font-name="Bookman BT S.O.Cist.:liga=0" fo:font-size="12pt" fo:language="la" fo:country="VA" fo:font-weight="normal" officeooo:paragraph-rsid="001c3bb5" style:font-size-asian="12pt" style:language-asian="zh" style:country-asian="CN" style:font-weight-asian="normal" style:font-size-complex="12pt"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260" style:family="paragraph" style:parent-style-name="Table_20_Contents">
      <style:paragraph-properties fo:text-align="center" style:justify-single-word="false" fo:hyphenation-ladder-count="3"/>
      <style:text-properties style:font-name="Bookman BT S.O.Cist.:liga=02" fo:font-size="12pt" fo:letter-spacing="normal" fo:language="la" fo:country="VA" fo:font-weight="350" officeooo:paragraph-rsid="00079127" style:font-size-asian="12pt" style:language-asian="zh" style:country-asian="CN" style:font-weight-asian="bold"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61" style:family="paragraph" style:parent-style-name="Standard">
      <style:paragraph-properties fo:margin-top="0in" fo:margin-bottom="0in" style:contextual-spacing="false" fo:line-height="100%" fo:text-align="center" style:justify-single-word="false" fo:hyphenation-ladder-count="3"/>
      <style:text-properties style:font-name="Bookman BT S.O.Cist.:liga=02" fo:font-size="12pt" fo:language="la" fo:country="VA" fo:font-weight="350" style:font-size-asian="12pt" style:font-weight-asian="bold" style:font-name-complex="Times New Roman" fo:hyphenate="true" fo:hyphenation-remain-char-count="2" fo:hyphenation-push-char-count="2" loext:hyphenation-no-caps="false" loext:hyphenation-no-last-word="false" loext:hyphenation-word-char-count="no-limit" loext:hyphenation-zone="no-limit"/>
    </style:style>
    <style:style style:name="P262"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 style:font-weight-complex="bold" fo:hyphenate="true" fo:hyphenation-remain-char-count="2" fo:hyphenation-push-char-count="2" loext:hyphenation-no-caps="false" loext:hyphenation-no-last-word="false" loext:hyphenation-word-char-count="no-limit" loext:hyphenation-zone="no-limit"/>
    </style:style>
    <style:style style:name="P263"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fo:font-size="12pt" fo:language="la" fo:country="VA" officeooo:paragraph-rsid="00033682"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264" style:family="paragraph" style:parent-style-name="Table_20_Contents">
      <style:paragraph-properties fo:text-align="justify" style:justify-single-word="false" fo:hyphenation-ladder-count="3"/>
      <style:text-properties style:font-name="Linux Libertine S.O.Cist.:onum=1" fo:font-size="12pt" fo:language="la" fo:country="VA" officeooo:paragraph-rsid="000c2df7" style:font-size-asian="12pt" fo:hyphenate="true" fo:hyphenation-remain-char-count="2" fo:hyphenation-push-char-count="2" loext:hyphenation-no-caps="false" loext:hyphenation-no-last-word="false" loext:hyphenation-word-char-count="no-limit" loext:hyphenation-zone="no-limit"/>
    </style:style>
    <style:style style:name="P265"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la" fo:country="VA" fo:font-weight="bold" officeooo:paragraph-rsid="00033682" style:font-size-asian="12pt" style:font-weight-asian="bold" style:font-name-complex="Times New Roman" fo:hyphenate="true" fo:hyphenation-remain-char-count="2" fo:hyphenation-push-char-count="2" loext:hyphenation-no-caps="false" loext:hyphenation-no-last-word="false" loext:hyphenation-word-char-count="no-limit" loext:hyphenation-zone="no-limit"/>
    </style:style>
    <style:style style:name="P266" style:family="paragraph" style:parent-style-name="Standard">
      <style:paragraph-properties fo:margin-top="0in" fo:margin-bottom="0in" style:contextual-spacing="false" fo:line-height="100%" fo:text-align="justify" style:justify-single-word="false" fo:hyphenation-ladder-count="3"/>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267"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8"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69" style:family="paragraph" style:parent-style-name="Table_20_Contents">
      <loext:graphic-properties draw:fill="none"/>
      <style:paragraph-properties fo:margin-left="0in" fo:margin-right="0in" fo:text-align="justify" style:justify-single-word="false" fo:orphans="2" fo:widows="2" fo:hyphenation-ladder-count="3" fo:text-indent="0.1252in" style:auto-text-indent="false" fo:background-color="transparent" text:number-lines="false" text:line-number="0" style:punctuation-wrap="simple" style:writing-mode="lr-tb">
        <style:drop-cap/>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270"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33682" style:font-size-asian="12pt" fo:hyphenate="true" fo:hyphenation-remain-char-count="2" fo:hyphenation-push-char-count="2" loext:hyphenation-no-caps="false" loext:hyphenation-no-last-word="false" loext:hyphenation-word-char-count="no-limit" loext:hyphenation-zone="no-limit"/>
    </style:style>
    <style:style style:name="P271" style:family="paragraph" style:parent-style-name="Table_20_Contents">
      <style:paragraph-properties fo:text-align="justify" style:justify-single-word="false" fo:hyphenation-ladder-count="3"/>
      <style:text-properties style:font-name="Linux Libertine S.O.Cist.:onum=1" fo:font-size="12pt" fo:language="cs" fo:country="CZ" officeooo:paragraph-rsid="000c2df7" style:font-size-asian="12pt" fo:hyphenate="true" fo:hyphenation-remain-char-count="2" fo:hyphenation-push-char-count="2" loext:hyphenation-no-caps="false" loext:hyphenation-no-last-word="false" loext:hyphenation-word-char-count="no-limit" loext:hyphenation-zone="no-limit"/>
    </style:style>
    <style:style style:name="P272" style:family="paragraph" style:parent-style-name="Standard">
      <style:paragraph-properties fo:margin-top="0in" fo:margin-bottom="0in" style:contextual-spacing="false" fo:line-height="100%" fo:text-align="center" style:justify-single-word="false" fo:hyphenation-ladder-count="3"/>
      <style:text-properties style:font-name="Linux Libertine S.O.Cist.:onum=1" officeooo:paragraph-rsid="00033682" fo:hyphenate="true" fo:hyphenation-remain-char-count="2" fo:hyphenation-push-char-count="2" loext:hyphenation-no-caps="false" loext:hyphenation-no-last-word="false" loext:hyphenation-word-char-count="no-limit" loext:hyphenation-zone="no-limit"/>
    </style:style>
    <style:style style:name="P273" style:family="paragraph" style:parent-style-name="Table_20_Contents">
      <style:paragraph-properties fo:line-height="100%" fo:text-align="center" style:justify-single-word="false" fo:hyphenation-ladder-count="2"/>
      <style:text-properties style:font-name="Bookman BT S.O.Cist." fo:font-size="12pt" fo:language="la" fo:country="VA" fo:font-weight="normal" officeooo:paragraph-rsid="0014be48" style:font-size-asian="12pt" style:language-asian="zh" style:country-asian="CN" style:font-weight-asian="bold" style:font-size-complex="12pt" style:language-complex="hi" style:country-complex="IN" style:font-weight-complex="bold" fo:hyphenate="true" fo:hyphenation-remain-char-count="2" fo:hyphenation-push-char-count="2" loext:hyphenation-no-caps="false" loext:hyphenation-no-last-word="false" loext:hyphenation-word-char-count="no-limit" loext:hyphenation-zone="no-limit"/>
    </style:style>
    <style:style style:name="P274"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75"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28d9c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76" style:family="paragraph" style:parent-style-name="Text_20_body">
      <loext:graphic-properties draw:fill-gradient-name="gradient" draw:fill-hatch-name="hatch"/>
      <style:paragraph-properties fo:margin-top="0in" fo:margin-bottom="0in" style:contextual-spacing="false" fo:line-height="100%"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77" style:family="paragraph" style:parent-style-name="Ctení_20__28_CZ_29_">
      <style:paragraph-properties fo:margin-top="0in" fo:margin-bottom="0.0417in" style:contextual-spacing="false"/>
      <style:text-properties style:font-name="Linux Libertine S.O.Cist." fo:language="la" fo:country="VA"/>
    </style:style>
    <style:style style:name="P278" style:family="paragraph" style:parent-style-name="Normal_20_2">
      <style:paragraph-properties fo:text-align="center" style:justify-single-word="false"/>
      <style:text-properties style:font-name="Bookman BT S.O.Cist.:liga=0" fo:language="la" fo:country="VA"/>
    </style:style>
    <style:style style:name="P279"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280"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officeooo:paragraph-rsid="02b0a0a0"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81"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82"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83"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la" fo:country="VA" officeooo:paragraph-rsid="021d1fd9"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284"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fo:language="la" fo:country="VA" officeooo:paragraph-rsid="00162bad" style:font-size-asian="12pt" style:font-name-complex="Times New Roman" style:font-size-complex="12pt" fo:hyphenate="true" fo:hyphenation-remain-char-count="2" fo:hyphenation-push-char-count="2" loext:hyphenation-no-caps="true" loext:hyphenation-no-last-word="false" loext:hyphenation-word-char-count="no-limit" loext:hyphenation-zone="no-limit"/>
    </style:style>
    <style:style style:name="P285"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font-name-complex="Times New Roman" style:font-weight-complex="bold" fo:hyphenate="true" fo:hyphenation-remain-char-count="2" fo:hyphenation-push-char-count="2" loext:hyphenation-no-caps="false" loext:hyphenation-no-last-word="false" loext:hyphenation-word-char-count="no-limit" loext:hyphenation-zone="no-limit"/>
    </style:style>
    <style:style style:name="P28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font-size="12pt" fo:language="la" fo:country="VA"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la" fo:country="VA" style:font-size-asian="12pt" style:language-asian="zh" style:country-asian="CN" style:font-name-complex="Times New Roma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288"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289"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fo:language="cs" fo:country="CZ"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0"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style:font-name="Linux Libertine S.O.Cist.1" fo:font-size="12pt" fo:language="cs" fo:country="CZ" officeooo:paragraph-rsid="00162bad" style:font-size-asian="12pt" style:language-asian="zh" style:country-asian="CN" style:font-name-complex="Times New Roman"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291"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font-size="12pt"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292"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3"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4"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paragraph-rsid="002185b8"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5"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6"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cs" fo:country="CZ" officeooo:rsid="0196640c" officeooo:paragraph-rsid="0196640c"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7"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1" fo:language="cs" fo:country="CZ" fo:hyphenate="true" fo:hyphenation-remain-char-count="2" fo:hyphenation-push-char-count="2" loext:hyphenation-no-caps="false" loext:hyphenation-no-last-word="false" loext:hyphenation-word-char-count="no-limit" loext:hyphenation-zone="no-limit"/>
    </style:style>
    <style:style style:name="P298" style:family="paragraph" style:parent-style-name="Standard">
      <loext:graphic-properties draw:fill-gradient-name="gradient" draw:fill-hatch-name="hatch"/>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1" fo:language="la" fo:country="VA"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299" style:family="paragraph" style:parent-style-name="Standard">
      <style:paragraph-properties fo:margin-top="0in" fo:margin-bottom="0in" style:contextual-spacing="false" fo:line-height="100%" fo:text-align="justify" style:justify-single-word="false" fo:hyphenation-ladder-count="2">
        <style:drop-cap style:lines="3" style:style-name="Iniciály_20_velké"/>
      </style:paragraph-properties>
      <style:text-properties fo:hyphenate="true" fo:hyphenation-remain-char-count="2" fo:hyphenation-push-char-count="2" loext:hyphenation-no-caps="false" loext:hyphenation-no-last-word="false" loext:hyphenation-word-char-count="no-limit" loext:hyphenation-zone="no-limit"/>
    </style:style>
    <style:style style:name="P300" style:family="paragraph" style:parent-style-name="Standard">
      <style:paragraph-properties fo:margin-top="0in" fo:margin-bottom="0in" style:contextual-spacing="false" fo:line-height="100%" fo:text-align="justify" style:justify-single-word="false" fo:hyphenation-ladder-count="2">
        <style:drop-cap style:lines="2" style:style-name="Drop_20_Caps"/>
      </style:paragraph-properties>
      <style:text-properties fo:hyphenate="true" fo:hyphenation-remain-char-count="2" fo:hyphenation-push-char-count="2" loext:hyphenation-no-caps="false" loext:hyphenation-no-last-word="false" loext:hyphenation-word-char-count="no-limit" loext:hyphenation-zone="no-limit"/>
    </style:style>
    <style:style style:name="P301"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officeooo:paragraph-rsid="00033682" fo:hyphenate="true" fo:hyphenation-remain-char-count="2" fo:hyphenation-push-char-count="2" loext:hyphenation-no-caps="false" loext:hyphenation-no-last-word="false" loext:hyphenation-word-char-count="no-limit" loext:hyphenation-zone="no-limit"/>
    </style:style>
    <style:style style:name="P302"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fo:hyphenate="true" fo:hyphenation-remain-char-count="2" fo:hyphenation-push-char-count="2" loext:hyphenation-no-caps="false" loext:hyphenation-no-last-word="false" loext:hyphenation-word-char-count="no-limit" loext:hyphenation-zone="no-limit"/>
    </style:style>
    <style:style style:name="P303"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fo:hyphenate="true" fo:hyphenation-remain-char-count="2" fo:hyphenation-push-char-count="2" loext:hyphenation-no-caps="false" loext:hyphenation-no-last-word="false" loext:hyphenation-word-char-count="no-limit" loext:hyphenation-zone="no-limit"/>
    </style:style>
    <style:style style:name="P304"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 style:font-weight-complex="bold" fo:hyphenate="true" fo:hyphenation-remain-char-count="2" fo:hyphenation-push-char-count="2" loext:hyphenation-no-caps="false" loext:hyphenation-no-last-word="false" loext:hyphenation-word-char-count="no-limit" loext:hyphenation-zone="no-limit"/>
    </style:style>
    <style:style style:name="P305"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la" fo:country="VA" officeooo:paragraph-rsid="00033682" style:font-size-asian="12pt" style:font-name-complex="Times New Roman" style:font-size-complex="12pt" fo:hyphenate="true" fo:hyphenation-remain-char-count="2" fo:hyphenation-push-char-count="2" loext:hyphenation-no-caps="false" loext:hyphenation-no-last-word="false" loext:hyphenation-word-char-count="no-limit" loext:hyphenation-zone="no-limit"/>
    </style:style>
    <style:style style:name="P306"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la" fo:country="VA" officeooo:paragraph-rsid="00033682" style:font-size-asian="12pt" style:font-name-complex="Times New Roman" fo:hyphenate="true" fo:hyphenation-remain-char-count="2" fo:hyphenation-push-char-count="2" loext:hyphenation-no-caps="false" loext:hyphenation-no-last-word="false" loext:hyphenation-word-char-count="no-limit" loext:hyphenation-zone="no-limit"/>
    </style:style>
    <style:style style:name="P307"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8" style:family="paragraph" style:parent-style-name="Standard">
      <style:paragraph-properties fo:margin-top="0in" fo:margin-bottom="0in" style:contextual-spacing="false" fo:line-height="100%" fo:text-align="justify" style:justify-single-word="false" fo:hyphenation-ladder-count="3">
        <style:drop-cap style:lines="3" style:style-name="Iniciály_20_velké"/>
      </style:paragraph-properties>
      <style:text-properties style:font-name="Linux Libertine S.O.Cist.:onum=1" fo:font-size="12pt" fo:language="cs" fo:country="CZ" officeooo:paragraph-rsid="00033682" style:font-size-asian="12pt" style:language-asian="zh" style:country-asian="CN" style:font-name-complex="Times New Roman" style:language-complex="hi" style:country-complex="IN" fo:hyphenate="true" fo:hyphenation-remain-char-count="2" fo:hyphenation-push-char-count="2" loext:hyphenation-no-caps="false" loext:hyphenation-no-last-word="false" loext:hyphenation-word-char-count="no-limit" loext:hyphenation-zone="no-limit"/>
    </style:style>
    <style:style style:name="P309"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officeooo:paragraph-rsid="00033682" fo:hyphenate="true" fo:hyphenation-remain-char-count="2" fo:hyphenation-push-char-count="2" loext:hyphenation-no-caps="false" loext:hyphenation-no-last-word="false" loext:hyphenation-word-char-count="no-limit" loext:hyphenation-zone="no-limit"/>
    </style:style>
    <style:style style:name="P310" style:family="paragraph" style:parent-style-name="Standard">
      <style:paragraph-properties fo:margin-top="0in" fo:margin-bottom="0in" style:contextual-spacing="false" fo:line-height="100%" fo:text-align="justify" style:justify-single-word="false" fo:hyphenation-ladder-count="3">
        <style:drop-cap style:lines="2" style:style-name="Drop_20_Caps"/>
      </style:paragraph-properties>
      <style:text-properties style:font-name="Linux Libertine S.O.Cist.:onum=1" fo:language="cs" fo:country="CZ" officeooo:paragraph-rsid="00033682"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311" style:family="paragraph" style:parent-style-name="Standard">
      <style:paragraph-properties fo:text-align="justify" style:justify-single-word="false" fo:hyphenation-ladder-count="3">
        <style:drop-cap style:lines="3" style:style-name="Iniciály_20_velké"/>
      </style:paragraph-properties>
      <style:text-properties officeooo:paragraph-rsid="00162bad" fo:hyphenate="true" fo:hyphenation-remain-char-count="2" fo:hyphenation-push-char-count="2" loext:hyphenation-no-caps="true" loext:hyphenation-no-last-word="false" loext:hyphenation-word-char-count="no-limit" loext:hyphenation-zone="no-limit"/>
    </style:style>
    <style:style style:name="P312" style:family="paragraph" style:parent-style-name="Standard">
      <style:paragraph-properties fo:margin-left="0in" fo:margin-right="0in" fo:text-align="justify" style:justify-single-word="false" fo:hyphenation-ladder-count="3" fo:text-indent="0in" style:auto-text-indent="false">
        <style:drop-cap style:lines="2" style:style-name="Drop_20_Caps"/>
      </style:paragraph-properties>
      <style:text-properties officeooo:paragraph-rsid="00162bad" fo:hyphenate="true" fo:hyphenation-remain-char-count="2" fo:hyphenation-push-char-count="2" loext:hyphenation-no-caps="true" loext:hyphenation-no-last-word="false" loext:hyphenation-word-char-count="no-limit" loext:hyphenation-zone="no-limit"/>
    </style:style>
    <style:style style:name="P31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1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1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16"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17"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1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62114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1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20" style:family="paragraph" style:parent-style-name="Table_20_Contents">
      <style:paragraph-properties fo:text-align="justify" style:justify-single-word="false" fo:hyphenation-ladder-count="4"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loext:hyphenation-no-last-word="false" loext:hyphenation-word-char-count="no-limit" loext:hyphenation-zone="no-limit"/>
    </style:style>
    <style:style style:name="P32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loext:hyphenation-no-last-word="false" loext:hyphenation-word-char-count="no-limit" loext:hyphenation-zone="no-limit"/>
    </style:style>
    <style:style style:name="P322" style:family="paragraph" style:parent-style-name="Table_20_Contents">
      <style:paragraph-properties fo:text-align="justify" style:justify-single-word="false"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32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8f99bd"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5" style:family="paragraph" style:parent-style-name="Table_20_Contents">
      <loext:graphic-properties draw:fill-gradient-name="gradient" draw:fill-hatch-name="hatch"/>
      <style:paragraph-properties fo:text-align="justify" style:justify-single-word="false" fo:hyphenation-ladder-count="3"/>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7" style:family="paragraph" style:parent-style-name="Table_20_Contents">
      <style:paragraph-properties fo:text-align="justify" style:justify-single-word="false"/>
      <style:text-properties fo:font-variant="normal" fo:text-transform="none" fo:color="#000000" loext:opacity="100%" style:font-name="Linux Libertine S.O.Cist.1" fo:font-size="12pt" fo:letter-spacing="normal" fo:language="la" fo:country="VA" fo:font-style="normal" fo:font-weight="normal"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style>
    <style:style style:name="P32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6b159"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font-variant="normal" fo:text-transform="none" fo:color="#000000" loext:opacity="100%" style:font-name="Linux Libertine S.O.Cist.1" fo:font-size="12pt" fo:letter-spacing="normal" fo:language="la" fo:country="VA" fo:font-style="normal" fo:font-weight="normal" officeooo:rsid="0087c59c" officeooo:paragraph-rsid="00079127"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ffff0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3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1" fo:font-size="12pt" fo:letter-spacing="normal" fo:language="la" fo:country="VA" fo:font-style="normal" fo:font-weight="normal" officeooo:rsid="0034e2b4" officeooo:paragraph-rsid="000f0466" fo:background-color="transparent"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34" style:family="paragraph" style:parent-style-name="Table_20_Contents">
      <loext:graphic-properties draw:fill-gradient-name="gradient" draw:fill-hatch-name="hatch"/>
      <style:paragraph-properties fo:text-align="center" style:justify-single-word="false" fo:hyphenation-ladder-count="3" style:writing-mode="lr-tb"/>
      <style:text-properties fo:font-variant="normal" fo:text-transform="none" fo:color="#00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font-variant="normal" fo:text-transform="none"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336" style:family="paragraph" style:parent-style-name="Table_20_Contents">
      <loext:graphic-properties draw:fill-gradient-name="gradient" draw:fill-hatch-name="hatch"/>
      <style:paragraph-properties fo:text-align="center" style:justify-single-word="false" fo:hyphenation-ladder-count="3" style:writing-mode="lr-tb"/>
      <style:text-properties fo:font-variant="normal" fo:text-transform="none" fo:color="#ff0000" loext:opacity="100%" style:font-name="Linux Libertine S.O.Cist.1" fo:font-size="12pt" fo:letter-spacing="normal" fo:language="la" fo:country="VA" fo:font-style="normal" fo:font-weight="normal" officeooo:paragraph-rsid="000a1f38" fo:background-color="#ffffff" style:font-name-asian="Andale Sans UI" style:font-size-asian="12pt" style:language-asian="zh" style:country-asian="CN" style:font-style-asian="normal" style:font-weight-asian="normal"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33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3b22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3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6150e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1" style:family="paragraph" style:parent-style-name="Table_20_Contents">
      <style:paragraph-properties fo:text-align="justify" style:justify-single-word="false">
        <style:drop-cap style:lines="3" style:style-name="Iniciály_20_velké"/>
      </style:paragraph-properties>
      <style:text-properties style:font-name="Linux Libertine S.O.Cist.1" fo:font-size="12pt" fo:language="cs" fo:country="CZ" officeooo:rsid="0067414b" officeooo:paragraph-rsid="000c2df7" style:font-size-asian="12pt" style:font-size-complex="12pt"/>
    </style:style>
    <style:style style:name="P342" style:family="paragraph" style:parent-style-name="Table_20_Contents">
      <style:paragraph-properties fo:line-height="100%" fo:text-align="justify" style:justify-single-word="false" fo:hyphenation-ladder-count="3">
        <style:drop-cap style:lines="3" style:style-name="Iniciály_20_velké"/>
      </style:paragraph-properties>
      <style:text-properties style:font-name="Linux Libertine S.O.Cist.1" fo:font-size="12pt" fo:language="cs" fo:country="CZ" officeooo:rsid="0067414b" officeooo:paragraph-rsid="002ede5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22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b9c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2fc09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31c16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67b22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1c89bb"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8e7b1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officeooo:rsid="018e7b1a" officeooo:paragraph-rsid="010a1af7" style:font-size-asian="12pt" style:font-size-complex="12pt"/>
    </style:style>
    <style:style style:name="P35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0f046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3b9c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1cc36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97fb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783c5" officeooo:paragraph-rsid="006150ef"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58"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officeooo:rsid="019783c5" officeooo:paragraph-rsid="013b052c" style:font-size-asian="12pt" style:font-size-complex="12pt"/>
    </style:style>
    <style:style style:name="P35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01dde" officeooo:paragraph-rsid="00501dd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5a0240" officeooo:paragraph-rsid="005a024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5a0240" officeooo:paragraph-rsid="007910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9242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6c6bd9"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6a3a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24205" officeooo:paragraph-rsid="0078260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9b524" officeooo:paragraph-rsid="005a024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9242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aad9b" officeooo:paragraph-rsid="00649c90"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6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cc68dd" officeooo:paragraph-rsid="009df9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cc68dd" officeooo:paragraph-rsid="00cc68dd"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1"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a5a7ed" officeooo:paragraph-rsid="009df91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7e28d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9296a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09608" officeooo:paragraph-rsid="00a0960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f91fd" officeooo:paragraph-rsid="002c6ef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2e277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95567c" officeooo:paragraph-rsid="0095567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8"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79"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0"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2d0b2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1" style:family="paragraph" style:parent-style-name="Table_20_Contents">
      <style:paragraph-properties fo:text-align="justify" style:justify-single-word="false"/>
      <style:text-properties style:font-name="Linux Libertine S.O.Cist.1" fo:font-size="12pt" fo:language="cs" fo:country="CZ" officeooo:paragraph-rsid="000c2df7" style:font-size-asian="12pt" style:font-size-complex="12pt"/>
    </style:style>
    <style:style style:name="P382"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officeooo:rsid="002e52ee" officeooo:paragraph-rsid="0013c6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1912b4e"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00716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c395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ede6" officeooo:paragraph-rsid="010d452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b8bb97" officeooo:paragraph-rsid="00b8bb9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bbda46" officeooo:paragraph-rsid="00bbda4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8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06148" officeooo:paragraph-rsid="002fc09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67bbaa" officeooo:paragraph-rsid="0067bba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1"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2"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af38e3" officeooo:paragraph-rsid="01092a4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4"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e90ebc"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5"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1ba23d" officeooo:paragraph-rsid="0061ba7a"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cf62" officeooo:paragraph-rsid="003bcf6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7"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officeooo:rsid="006897dd" officeooo:paragraph-rsid="006897dd" style:font-size-asian="12pt" style:font-size-complex="12pt"/>
    </style:style>
    <style:style style:name="P398"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rsid="00f2288c"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399"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f53def" officeooo:paragraph-rsid="000f3e7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0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3b9cde"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01"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officeooo:rsid="00d8dd7c" officeooo:paragraph-rsid="000c2df7" style:font-size-asian="12pt" style:font-size-complex="12pt"/>
    </style:style>
    <style:style style:name="P40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2e2772" officeooo:paragraph-rsid="0098e204" style:font-size-asian="12pt" fo:hyphenate="true" fo:hyphenation-remain-char-count="2" fo:hyphenation-push-char-count="2" loext:hyphenation-no-caps="false" loext:hyphenation-no-last-word="false" loext:hyphenation-word-char-count="no-limit" loext:hyphenation-zone="no-limit"/>
    </style:style>
    <style:style style:name="P403"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paragraph-rsid="006897dd" style:font-size-asian="12pt" fo:hyphenate="true" fo:hyphenation-remain-char-count="2" fo:hyphenation-push-char-count="2" loext:hyphenation-no-caps="false" loext:hyphenation-no-last-word="false" loext:hyphenation-word-char-count="no-limit" loext:hyphenation-zone="no-limit"/>
    </style:style>
    <style:style style:name="P404"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style:font-name="Linux Libertine S.O.Cist.1" fo:font-size="12pt" fo:language="cs" fo:country="CZ" officeooo:paragraph-rsid="0013c668" style:font-size-asian="12pt" fo:hyphenate="true" fo:hyphenation-remain-char-count="2" fo:hyphenation-push-char-count="2" loext:hyphenation-no-caps="false" loext:hyphenation-no-last-word="false" loext:hyphenation-word-char-count="no-limit" loext:hyphenation-zone="no-limit"/>
    </style:style>
    <style:style style:name="P405"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cs" fo:country="CZ" officeooo:paragraph-rsid="0022e095" style:font-size-asian="12pt" fo:hyphenate="true" fo:hyphenation-remain-char-count="2" fo:hyphenation-push-char-count="2" loext:hyphenation-no-caps="true" loext:hyphenation-no-last-word="false" loext:hyphenation-word-char-count="no-limit" loext:hyphenation-zone="no-limit"/>
    </style:style>
    <style:style style:name="P406" style:family="paragraph" style:parent-style-name="Table_20_Contents">
      <style:paragraph-properties fo:text-align="justify" style:justify-single-word="false"/>
      <style:text-properties style:font-name="Linux Libertine S.O.Cist.1" fo:font-size="12pt" fo:language="cs" fo:country="CZ" officeooo:paragraph-rsid="000c2df7" style:font-size-asian="12pt"/>
    </style:style>
    <style:style style:name="P407" style:family="paragraph" style:parent-style-name="Table_20_Contents">
      <loext:graphic-properties draw:fill-gradient-name="gradient" draw:fill-hatch-name="hatch"/>
      <style:paragraph-properties fo:text-align="justify" style:justify-single-word="false" fo:hyphenation-ladder-count="3">
        <style:drop-cap style:lines="3" style:style-name="Iniciály_20_velké"/>
      </style:paragraph-properties>
      <style:text-properties style:font-name="Linux Libertine S.O.Cist.1" fo:font-size="12pt" fo:language="cs" fo:country="CZ" officeooo:paragraph-rsid="003b225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0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officeooo:rsid="0040db65" officeooo:paragraph-rsid="0040db65" style:font-size-asian="12pt" fo:hyphenate="true" fo:hyphenation-remain-char-count="2" fo:hyphenation-push-char-count="2" loext:hyphenation-no-caps="false" loext:hyphenation-no-last-word="false" loext:hyphenation-word-char-count="no-limit" loext:hyphenation-zone="no-limit"/>
    </style:style>
    <style:style style:name="P40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9e1b3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cd12cf" officeooo:paragraph-rsid="00a0960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7e8b64"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a09608" officeooo:paragraph-rsid="008fed2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3"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149e8a" officeooo:paragraph-rsid="0013c66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4"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326de8" officeooo:paragraph-rsid="0013c668"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26de8" officeooo:paragraph-rsid="00326de8" style:font-size-asian="12pt" style:font-style-asian="normal" style:font-size-complex="12pt" style:font-style-complex="normal" fo:hyphenate="true" fo:hyphenation-remain-char-count="2" fo:hyphenation-push-char-count="2" loext:hyphenation-no-caps="true" loext:hyphenation-no-last-word="false" loext:hyphenation-word-char-count="no-limit" loext:hyphenation-zone="no-limit"/>
    </style:style>
    <style:style style:name="P41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9af41" officeooo:paragraph-rsid="00b9af41"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bbda46" officeooo:paragraph-rsid="00bbda46"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82f37" officeooo:paragraph-rsid="0063eccb"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1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fo:language="cs" fo:country="CZ" fo:font-style="normal" officeooo:rsid="00f3c2d6" officeooo:paragraph-rsid="00f3c2d6"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0"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ae89d" officeooo:paragraph-rsid="003ae89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3dc370" officeooo:paragraph-rsid="00079127"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2"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fo:font-style="normal" officeooo:rsid="006897dd" officeooo:paragraph-rsid="006897dd" style:font-size-asian="12pt" style:font-style-asian="normal" style:font-size-complex="12pt" style:font-style-complex="normal"/>
    </style:style>
    <style:style style:name="P423"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fo:language="cs" fo:country="CZ" fo:font-style="normal" officeooo:rsid="0069367c" officeooo:paragraph-rsid="0069367c" style:font-size-asian="12pt" style:font-style-asian="normal" style:font-size-complex="12pt" style:font-style-complex="normal"/>
    </style:style>
    <style:style style:name="P42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e9d08a" officeooo:paragraph-rsid="003ae89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5"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f3ae81"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6"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2afba" officeooo:paragraph-rsid="000f3e7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4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257ac6" officeooo:paragraph-rsid="00114f56" style:font-size-asian="12pt"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42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font-size="12pt" fo:language="cs" fo:country="CZ" fo:font-style="normal" officeooo:rsid="00426222" officeooo:paragraph-rsid="00426222" style:font-size-asian="12pt" style:font-style-asian="normal" style:font-style-complex="normal" fo:hyphenate="true" fo:hyphenation-remain-char-count="2" fo:hyphenation-push-char-count="2" loext:hyphenation-no-caps="false" loext:hyphenation-no-last-word="false" loext:hyphenation-word-char-count="no-limit" loext:hyphenation-zone="no-limit"/>
    </style:style>
    <style:style style:name="P42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font-size="12pt" fo:language="la" fo:country="VA" officeooo:paragraph-rsid="0030a648"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30"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31" style:family="paragraph" style:parent-style-name="Table_20_Contents">
      <style:paragraph-properties fo:text-align="justify" style:justify-single-word="false"/>
      <style:text-properties style:font-name="Linux Libertine S.O.Cist.1" fo:font-size="12pt" fo:language="la" fo:country="VA" officeooo:paragraph-rsid="000c2df7" style:font-size-asian="12pt"/>
    </style:style>
    <style:style style:name="P432" style:family="paragraph" style:parent-style-name="Table_20_Contents">
      <loext:graphic-properties draw:fill-gradient-name="gradient" draw:fill-hatch-name="hatch"/>
      <style:paragraph-properties fo:text-align="justify" style:justify-single-word="false" fo:hyphenation-ladder-count="3"/>
      <style:text-properties style:font-name="Linux Libertine S.O.Cist.1" fo:font-size="12pt" fo:language="la" fo:country="VA"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43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1" fo:font-size="12pt" officeooo:paragraph-rsid="0014be4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434"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style:style>
    <style:style style:name="P435" style:family="paragraph" style:parent-style-name="Table_20_Contents">
      <style:paragraph-properties fo:text-align="justify" style:justify-single-word="false" style:writing-mode="lr-tb">
        <style:drop-cap style:lines="2" style:style-name="Drop_20_Caps"/>
      </style:paragraph-properties>
      <style:text-properties style:font-name="Linux Libertine S.O.Cist.1" fo:font-size="12pt" officeooo:paragraph-rsid="00336121"/>
    </style:style>
    <style:style style:name="P43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43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43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1" fo:hyphenate="true" fo:hyphenation-remain-char-count="2" fo:hyphenation-push-char-count="2" loext:hyphenation-no-caps="false" loext:hyphenation-no-last-word="false" loext:hyphenation-word-char-count="no-limit" loext:hyphenation-zone="no-limit"/>
    </style:style>
    <style:style style:name="P439" style:family="paragraph" style:parent-style-name="Table_20_Contents">
      <style:paragraph-properties fo:text-align="justify" style:justify-single-word="false" fo:hyphenation-ladder-count="2" style:writing-mode="lr-tb">
        <style:drop-cap style:lines="2" style:style-name="Drop_20_Caps"/>
      </style:paragraph-properties>
      <style:text-properties style:font-name="Linux Libertine S.O.Cist.1" officeooo:paragraph-rsid="0013c668" fo:hyphenate="true" fo:hyphenation-remain-char-count="2" fo:hyphenation-push-char-count="2" loext:hyphenation-no-caps="false" loext:hyphenation-no-last-word="false" loext:hyphenation-word-char-count="no-limit" loext:hyphenation-zone="no-limit"/>
    </style:style>
    <style:style style:name="P44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1" officeooo:paragraph-rsid="001db3ab" fo:hyphenate="true" fo:hyphenation-remain-char-count="2" fo:hyphenation-push-char-count="2" loext:hyphenation-no-caps="true" loext:hyphenation-no-last-word="false" loext:hyphenation-word-char-count="no-limit" loext:hyphenation-zone="no-limit"/>
    </style:style>
    <style:style style:name="P441" style:family="paragraph" style:parent-style-name="Table_20_Contents">
      <loext:graphic-properties draw:fill-gradient-name="gradient" draw:fill-hatch-name="hatch"/>
      <style:paragraph-properties fo:text-align="center" style:justify-single-word="false" fo:hyphenation-ladder-count="3"/>
      <style:text-properties style:font-name="Linux Libertine S.O.Cist.1" officeooo:paragraph-rsid="00079127" fo:hyphenate="true" fo:hyphenation-remain-char-count="2" fo:hyphenation-push-char-count="2" loext:hyphenation-no-caps="false" loext:hyphenation-no-last-word="false" loext:hyphenation-word-char-count="no-limit" loext:hyphenation-zone="no-limit"/>
    </style:style>
    <style:style style:name="P44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7169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c36f"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971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7"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104b4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8"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33682"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49"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4e2b4"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1c89bb"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1"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37775e"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f0466"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true" loext:hyphenation-no-last-word="false" loext:hyphenation-word-char-count="no-limit" loext:hyphenation-zone="no-limit"/>
    </style:style>
    <style:style style:name="P453"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style>
    <style:style style:name="P45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30a648" officeooo:paragraph-rsid="001688f0"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7"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etter-spacing="normal" fo:language="la" fo:country="VA" fo:font-style="normal" fo:font-weight="normal" officeooo:rsid="008f99bd" officeooo:paragraph-rsid="008f99bd"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45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5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0"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9e3226"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5" style:family="paragraph" style:parent-style-name="Table_20_Contents">
      <style:paragraph-properties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6" style:family="paragraph" style:parent-style-name="Table_20_Contents">
      <style:paragraph-properties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paragraph-rsid="0013c66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67" style:family="paragraph" style:parent-style-name="Table_20_Contents">
      <style:paragraph-properties fo:margin-left="0in" fo:margin-right="0in" fo:text-align="justify" style:justify-single-word="false" fo:hyphenation-ladder-count="3" fo:text-indent="0in" style:auto-text-indent="false">
        <style:drop-cap style:lines="2" style:style-name="Drop_20_Caps"/>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46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db3ab" style:font-size-asian="12pt" style:language-asian="zh" style:country-asian="CN"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469" style:family="paragraph" style:parent-style-name="Table_20_Contents">
      <style:paragraph-properties fo:text-align="justify" style:justify-single-word="false" fo:hyphenation-ladder-count="3">
        <style:drop-cap style:lines="3" style:style-name="Iniciály_20_velké"/>
      </style:paragraph-properties>
      <style:text-properties fo:color="#000000" loext:opacity="100%" style:font-name="Linux Libertine S.O.Cist.1" fo:font-size="12pt" fo:language="la" fo:country="VA" officeooo:paragraph-rsid="00162bad" style:font-size-asian="12pt" style:language-asian="zh" style:country-asian="CN" style:font-size-complex="12pt" style:language-complex="hi" style:country-complex="IN" fo:hyphenate="true" fo:hyphenation-remain-char-count="2" fo:hyphenation-push-char-count="2" loext:hyphenation-no-caps="true" loext:hyphenation-no-last-word="false" loext:hyphenation-word-char-count="no-limit" loext:hyphenation-zone="no-limit"/>
    </style:style>
    <style:style style:name="P470"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paragraph-rsid="0031de23" style:font-size-asian="12pt" style:language-asian="zh" style:country-asian="CN" style:font-size-complex="12pt" style:language-complex="hi" style:country-complex="IN"/>
    </style:style>
    <style:style style:name="P471"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72"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73"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9e739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7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7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76" style:family="paragraph" style:parent-style-name="Table_20_Contents">
      <style:paragraph-properties fo:text-align="justify" style:justify-single-word="false" style:writing-mode="lr-tb">
        <style:drop-cap style:lines="3" style:style-name="Iniciály_20_velké"/>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style:style>
    <style:style style:name="P477"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rsid="00336121" officeooo:paragraph-rsid="00336121" style:font-size-asian="12pt" style:language-asian="zh" style:country-asian="CN" style:font-size-complex="12pt" style:language-complex="hi" style:country-complex="IN"/>
    </style:style>
    <style:style style:name="P47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79" style:family="paragraph" style:parent-style-name="Table_20_Contents">
      <style:paragraph-properties fo:line-height="100%"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36121"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2"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3"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36121"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4"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5"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6" style:family="paragraph" style:parent-style-name="Table_20_Contents">
      <style:paragraph-properties fo:text-align="justify" style:justify-single-word="false" style:writing-mode="lr-tb">
        <style:drop-cap style:lines="2" style:style-name="Drop_20_Caps"/>
      </style:paragraph-properties>
      <style:text-properties fo:color="#000000" loext:opacity="100%" style:font-name="Linux Libertine S.O.Cist.1" fo:font-size="12pt" fo:language="la" fo:country="VA" officeooo:rsid="0034a540" officeooo:paragraph-rsid="0034a540" style:font-size-asian="12pt" style:language-asian="zh" style:country-asian="CN" style:font-size-complex="12pt" style:language-complex="hi" style:country-complex="IN"/>
    </style:style>
    <style:style style:name="P487"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8"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34a540" officeooo:paragraph-rsid="001e055f"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8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rsid="0034a540"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9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91" style:family="paragraph" style:parent-style-name="Table_20_Contents">
      <style:paragraph-properties fo:line-height="100%"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f3e7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92"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fo:color="#000000" loext:opacity="100%" style:font-name="Linux Libertine S.O.Cist.1" fo:font-size="12pt" fo:language="la" fo:country="VA" officeooo:paragraph-rsid="0014be48"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49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34a540"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94"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9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96"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a37f1"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9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a86ac"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98"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1" fo:font-size="12pt" fo:language="la" fo:country="VA" officeooo:rsid="008bcb31" officeooo:paragraph-rsid="00079127" style:font-size-asian="12pt" style:language-asian="zh" style:country-asian="CN" style:language-complex="hi" style:country-complex="IN" fo:hyphenate="true" fo:hyphenation-remain-char-count="2" fo:hyphenation-push-char-count="2" loext:hyphenation-no-caps="false" loext:hyphenation-no-last-word="false" loext:hyphenation-word-char-count="no-limit" loext:hyphenation-zone="no-limit"/>
    </style:style>
    <style:style style:name="P499"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0"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1" fo:font-size="12pt" fo:language="la" fo:country="VA" officeooo:rsid="00851062" officeooo:paragraph-rsid="00079127" style:font-name-asian="Andale Sans UI" style:font-size-asian="12pt" style:language-asian="zh" style:country-asian="CN" style:font-name-complex="Tahoma"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1"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31de23"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2"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paragraph-rsid="001c3bb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3"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336121"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4"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fo:color="#000000" loext:opacity="100%" style:font-name="Linux Libertine S.O.Cist."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5"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36121" officeooo:paragraph-rsid="001c3bb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6"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 fo:font-size="12pt" fo:language="la" fo:country="VA" officeooo:rsid="0034a540" officeooo:paragraph-rsid="001c3bb5" style:font-size-asian="12pt" style:language-asian="zh" style:country-asian="CN"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P507" style:family="paragraph" style:parent-style-name="Table_20_Contents">
      <style:paragraph-properties fo:text-align="justify" style:justify-single-word="false" fo:hyphenation-ladder-count="3" style:writing-mode="lr-tb">
        <style:drop-cap style:lines="2" style:style-name="Drop_20_Caps"/>
      </style:paragraph-properties>
      <style:text-properties fo:color="#000000" loext:opacity="100%" style:font-name="Linux Libertine S.O.Cist.:onum=1" fo:font-size="12pt" fo:letter-spacing="normal" fo:language="la" fo:country="VA" fo:font-style="normal" fo:font-weight="normal" officeooo:rsid="0034e2b4" officeooo:paragraph-rsid="000c2df7" style:font-name-asian="Andale Sans UI" style:font-size-asian="12pt" style:language-asian="zh" style:country-asian="CN" style:font-style-asian="normal" style:font-weight-asian="normal" style:font-name-complex="Tahoma" style:font-size-complex="12pt" style:language-complex="hi" style:country-complex="IN" style:font-style-complex="normal" style:font-weight-complex="normal" fo:hyphenate="true" fo:hyphenation-remain-char-count="2" fo:hyphenation-push-char-count="2" loext:hyphenation-no-caps="false" loext:hyphenation-no-last-word="false" loext:hyphenation-word-char-count="no-limit" loext:hyphenation-zone="no-limit"/>
    </style:style>
    <style:style style:name="P508" style:family="paragraph" style:parent-style-name="Table_20_Contents">
      <style:paragraph-properties fo:text-align="center" style:justify-single-word="false" fo:orphans="0" fo:widows="0" fo:hyphenation-ladder-count="no-limit"/>
      <style:text-properties fo:color="#000000" loext:opacity="100%" style:font-name="Linux Libertine S.O.Cist.2" fo:background-color="#ffffff" style:font-name-asian="Andale Sans UI" style:font-name-complex="Tahoma" fo:hyphenate="true" fo:hyphenation-remain-char-count="2" fo:hyphenation-push-char-count="2" loext:hyphenation-no-caps="false" loext:hyphenation-no-last-word="false" loext:hyphenation-word-char-count="5" loext:hyphenation-zone="no-limit"/>
    </style:style>
    <style:style style:name="P509"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df912" fo:hyphenate="true" fo:hyphenation-remain-char-count="2" fo:hyphenation-push-char-count="2" loext:hyphenation-no-caps="false" loext:hyphenation-no-last-word="false" loext:hyphenation-word-char-count="no-limit" loext:hyphenation-zone="no-limit"/>
    </style:style>
    <style:style style:name="P51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9e739f" fo:hyphenate="true" fo:hyphenation-remain-char-count="2" fo:hyphenation-push-char-count="2" loext:hyphenation-no-caps="false" loext:hyphenation-no-last-word="false" loext:hyphenation-word-char-count="no-limit" loext:hyphenation-zone="no-limit"/>
    </style:style>
    <style:style style:name="P511"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67414b" fo:hyphenate="true" fo:hyphenation-remain-char-count="2" fo:hyphenation-push-char-count="2" loext:hyphenation-no-caps="false" loext:hyphenation-no-last-word="false" loext:hyphenation-word-char-count="no-limit" loext:hyphenation-zone="no-limit"/>
    </style:style>
    <style:style style:name="P512"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officeooo:paragraph-rsid="00219d0f" fo:hyphenate="true" fo:hyphenation-remain-char-count="2" fo:hyphenation-push-char-count="2" loext:hyphenation-no-caps="false" loext:hyphenation-no-last-word="false" loext:hyphenation-word-char-count="no-limit" loext:hyphenation-zone="no-limit"/>
    </style:style>
    <style:style style:name="P513"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3f3d7" fo:hyphenate="true" fo:hyphenation-remain-char-count="2" fo:hyphenation-push-char-count="2" loext:hyphenation-no-caps="false" loext:hyphenation-no-last-word="false" loext:hyphenation-word-char-count="no-limit" loext:hyphenation-zone="no-limit"/>
    </style:style>
    <style:style style:name="P514"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333509" fo:hyphenate="true" fo:hyphenation-remain-char-count="2" fo:hyphenation-push-char-count="2" loext:hyphenation-no-caps="false" loext:hyphenation-no-last-word="false" loext:hyphenation-word-char-count="no-limit" loext:hyphenation-zone="no-limit"/>
    </style:style>
    <style:style style:name="P515"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079127" fo:hyphenate="true" fo:hyphenation-remain-char-count="2" fo:hyphenation-push-char-count="2" loext:hyphenation-no-caps="false" loext:hyphenation-no-last-word="false" loext:hyphenation-word-char-count="no-limit" loext:hyphenation-zone="no-limit"/>
    </style:style>
    <style:style style:name="P516" style:family="paragraph" style:parent-style-name="Table_20_Contents">
      <style:paragraph-properties fo:text-align="justify" style:justify-single-word="false" fo:hyphenation-ladder-count="3">
        <style:drop-cap style:lines="3" style:style-name="Iniciály_20_velké"/>
      </style:paragraph-properties>
      <style:text-properties officeooo:paragraph-rsid="00a272f0" fo:hyphenate="true" fo:hyphenation-remain-char-count="2" fo:hyphenation-push-char-count="2" loext:hyphenation-no-caps="true" loext:hyphenation-no-last-word="false" loext:hyphenation-word-char-count="no-limit" loext:hyphenation-zone="no-limit"/>
    </style:style>
    <style:style style:name="P517"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272f0" fo:hyphenate="true" fo:hyphenation-remain-char-count="2" fo:hyphenation-push-char-count="2" loext:hyphenation-no-caps="true" loext:hyphenation-no-last-word="false" loext:hyphenation-word-char-count="no-limit" loext:hyphenation-zone="no-limit"/>
    </style:style>
    <style:style style:name="P518"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a3bd7c" fo:hyphenate="true" fo:hyphenation-remain-char-count="2" fo:hyphenation-push-char-count="2" loext:hyphenation-no-caps="true" loext:hyphenation-no-last-word="false" loext:hyphenation-word-char-count="no-limit" loext:hyphenation-zone="no-limit"/>
    </style:style>
    <style:style style:name="P519"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1db3ab" fo:hyphenate="true" fo:hyphenation-remain-char-count="2" fo:hyphenation-push-char-count="2" loext:hyphenation-no-caps="true" loext:hyphenation-no-last-word="false" loext:hyphenation-word-char-count="no-limit" loext:hyphenation-zone="no-limit"/>
    </style:style>
    <style:style style:name="P520"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a5f8a" fo:hyphenate="true" fo:hyphenation-remain-char-count="2" fo:hyphenation-push-char-count="2" loext:hyphenation-no-caps="true" loext:hyphenation-no-last-word="false" loext:hyphenation-word-char-count="no-limit" loext:hyphenation-zone="no-limit"/>
    </style:style>
    <style:style style:name="P521" style:family="paragraph" style:parent-style-name="Table_20_Contents">
      <style:paragraph-properties fo:text-align="justify" style:justify-single-word="false" fo:hyphenation-ladder-count="3" style:writing-mode="lr-tb">
        <style:drop-cap style:lines="2" style:style-name="Drop_20_Caps"/>
      </style:paragraph-properties>
      <style:text-properties officeooo:paragraph-rsid="002e52ee" fo:hyphenate="true" fo:hyphenation-remain-char-count="2" fo:hyphenation-push-char-count="2" loext:hyphenation-no-caps="true" loext:hyphenation-no-last-word="false" loext:hyphenation-word-char-count="no-limit" loext:hyphenation-zone="no-limit"/>
    </style:style>
    <style:style style:name="P522" style:family="paragraph" style:parent-style-name="Table_20_Contents">
      <style:paragraph-properties fo:text-align="justify" style:justify-single-word="false" style:writing-mode="lr-tb">
        <style:drop-cap style:lines="3" style:style-name="Iniciály_20_velké"/>
      </style:paragraph-properties>
      <style:text-properties officeooo:paragraph-rsid="006897dd"/>
    </style:style>
    <style:style style:name="P523" style:family="paragraph" style:parent-style-name="Table_20_Contents">
      <loext:graphic-properties draw:fill-gradient-name="Gradient_20_1" draw:fill-hatch-name="hatch"/>
      <style:paragraph-properties fo:text-align="justify" style:justify-single-word="false" fo:orphans="0" fo:widows="0" fo:hyphenation-ladder-count="no-limit">
        <style:drop-cap style:lines="3" style:style-name="Iniciály_20_Velké"/>
      </style:paragraph-properties>
      <style:text-properties fo:hyphenate="true" fo:hyphenation-remain-char-count="2" fo:hyphenation-push-char-count="2" loext:hyphenation-no-caps="false" loext:hyphenation-no-last-word="false" loext:hyphenation-word-char-count="5" loext:hyphenation-zone="no-limit"/>
    </style:style>
    <style:style style:name="P524" style:family="paragraph" style:parent-style-name="Table_20_Contents">
      <loext:graphic-properties draw:fill-gradient-name="Gradient_20_3" draw:fill-hatch-name="hatch"/>
      <style:paragraph-properties fo:text-align="justify" style:justify-single-word="false" fo:orphans="0" fo:widows="0" fo:hyphenation-ladder-count="no-limit">
        <style:drop-cap style:lines="2" style:style-name="Drop_20_Caps"/>
      </style:paragraph-properties>
      <style:text-properties fo:hyphenate="true" fo:hyphenation-remain-char-count="2" fo:hyphenation-push-char-count="2" loext:hyphenation-no-caps="false" loext:hyphenation-no-last-word="false" loext:hyphenation-word-char-count="5" loext:hyphenation-zone="no-limit"/>
    </style:style>
    <style:style style:name="P525" style:family="paragraph" style:parent-style-name="Table_20_Contents">
      <style:paragraph-properties fo:text-align="justify" style:justify-single-word="false" fo:hyphenation-ladder-count="3" style:writing-mode="lr-tb">
        <style:drop-cap style:lines="2" style:style-name="Drop_20_Caps"/>
      </style:paragraph-properties>
      <style:text-properties fo:font-variant="small-caps" style:font-name="Linux Libertine S.O.Cist.1" fo:font-size="12pt" fo:language="cs" fo:country="CZ" fo:font-style="normal" officeooo:rsid="00209757" officeooo:paragraph-rsid="006897dd"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26"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hyphenate="true" fo:hyphenation-remain-char-count="2" fo:hyphenation-push-char-count="2" loext:hyphenation-no-caps="false" loext:hyphenation-no-last-word="false" loext:hyphenation-word-char-count="no-limit" loext:hyphenation-zone="no-limit"/>
    </style:style>
    <style:style style:name="P52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officeooo:paragraph-rsid="001c3bb5" fo:hyphenate="true" fo:hyphenation-remain-char-count="2" fo:hyphenation-push-char-count="2" loext:hyphenation-no-caps="false" loext:hyphenation-no-last-word="false" loext:hyphenation-word-char-count="no-limit" loext:hyphenation-zone="no-limit"/>
    </style:style>
    <style:style style:name="P528" style:family="paragraph" style:parent-style-name="Table_20_Contents">
      <loext:graphic-properties draw:fill-gradient-name="gradient" draw:fill-hatch-name="hatch"/>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dacd46" officeooo:paragraph-rsid="00dacd46"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29"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dc45a7" officeooo:paragraph-rsid="00dc45a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0" style:family="paragraph" style:parent-style-name="Table_20_Contents">
      <style:paragraph-properties fo:text-align="justify" style:justify-single-word="false" fo:hyphenation-ladder-count="3" style:writing-mode="lr-tb">
        <style:drop-cap style:lines="3" style:style-name="Iniciály_20_velké"/>
      </style:paragraph-properties>
      <style:text-properties style:font-name="Linux Libertine S.O.Cist." fo:font-size="12pt" fo:language="cs" fo:country="CZ" officeooo:rsid="009df912" officeooo:paragraph-rsid="001c3bb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1"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officeooo:rsid="00a09608" officeooo:paragraph-rsid="001c3bb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2"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9e1b37" officeooo:paragraph-rsid="0028d9c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33" style:family="paragraph" style:parent-style-name="Table_20_Contents">
      <loext:graphic-properties draw:fill-gradient-name="gradient" draw:fill-hatch-name="hatch"/>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dcea5b" officeooo:paragraph-rsid="00dcea5b"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34"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6897dd" officeooo:paragraph-rsid="001c3bb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3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 fo:font-size="12pt" fo:language="cs" fo:country="CZ" fo:font-style="normal" officeooo:rsid="00a09608" officeooo:paragraph-rsid="001c3bb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36"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7" style:family="paragraph" style:parent-style-name="Table_20_Contents">
      <style:paragraph-properties fo:line-height="100%" fo:text-align="justify" style:justify-single-word="false" fo:hyphenation-ladder-count="2" style:writing-mode="lr-tb">
        <style:drop-cap style:lines="3" style:style-name="Iniciály_20_velké"/>
      </style:paragraph-properties>
      <style:text-properties style:font-name="Linux Libertine S.O.Cist.2" fo:font-size="12pt" fo:language="cs" fo:country="CZ" officeooo:rsid="0026a841" officeooo:paragraph-rsid="001ca23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8"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officeooo:rsid="00282f37" officeooo:paragraph-rsid="001e3e05"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39"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officeooo:rsid="00f2ca68" officeooo:paragraph-rsid="00f2ca68"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0" style:family="paragraph" style:parent-style-name="Table_20_Contents">
      <loext:graphic-properties draw:fill-gradient-name="gradient" draw:fill-hatch-name="hatch"/>
      <style:paragraph-properties fo:line-height="100%" fo:text-align="justify" style:justify-single-word="false" fo:hyphenation-ladder-count="3"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41" style:family="paragraph" style:parent-style-name="Table_20_Contents">
      <style:paragraph-properties fo:line-height="100%" fo:text-align="justify" style:justify-single-word="false" fo:hyphenation-ladder-count="2" style:writing-mode="lr-tb">
        <style:drop-cap style:lines="2" style:style-name="Drop_20_Caps"/>
      </style:paragraph-properties>
      <style:text-properties style:font-name="Linux Libertine S.O.Cist.2" fo:font-size="12pt" fo:language="cs" fo:country="CZ" fo:font-style="normal" officeooo:rsid="0026a841" officeooo:paragraph-rsid="001e3e05" style:font-size-asian="12pt" style:font-style-asian="normal" style:font-size-complex="12pt" style:font-style-complex="normal" fo:hyphenate="true" fo:hyphenation-remain-char-count="2" fo:hyphenation-push-char-count="2" loext:hyphenation-no-caps="false" loext:hyphenation-no-last-word="false" loext:hyphenation-word-char-count="no-limit" loext:hyphenation-zone="no-limit"/>
    </style:style>
    <style:style style:name="P542" style:family="paragraph" style:parent-style-name="Table_20_Contents">
      <style:paragraph-properties fo:text-align="justify" style:justify-single-word="false" fo:orphans="0" fo:widows="0" fo:hyphenation-ladder-count="no-limit"/>
      <style:text-properties style:font-name="Linux Libertine S.O.Cist.2" fo:hyphenate="true" fo:hyphenation-remain-char-count="2" fo:hyphenation-push-char-count="2" loext:hyphenation-no-caps="false" loext:hyphenation-no-last-word="false" loext:hyphenation-word-char-count="5" loext:hyphenation-zone="no-limit"/>
    </style:style>
    <style:style style:name="P543"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4" style:family="paragraph" style:parent-style-name="Table_20_Contents">
      <style:paragraph-properties fo:text-align="justify" style:justify-single-word="false" fo:hyphenation-ladder-count="3">
        <style:drop-cap style:lines="3" style:style-name="Iniciály_20_velké"/>
      </style:paragraph-properties>
      <style:text-properties style:font-name="Linux Libertine S.O.Cist.:onum=1" fo:font-size="12pt" fo:language="cs" fo:country="CZ" officeooo:rsid="0067414b" officeooo:paragraph-rsid="000c2d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5"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6"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8e7b1a" officeooo:paragraph-rsid="000c2d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7"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3b9cde" officeooo:paragraph-rsid="00033682"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8"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6bd96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49"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19783c5" officeooo:paragraph-rsid="000c2d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50" style:family="paragraph" style:parent-style-name="Table_20_Contents">
      <style:paragraph-properties fo:text-align="justify" style:justify-single-word="false" fo:hyphenation-ladder-count="3" style:writing-mode="lr-tb">
        <style:drop-cap style:lines="2" style:style-name="Drop_20_Caps"/>
      </style:paragraph-properties>
      <style:text-properties style:font-name="Linux Libertine S.O.Cist.:onum=1" fo:font-size="12pt" fo:language="cs" fo:country="CZ" officeooo:rsid="00d8dd7c" officeooo:paragraph-rsid="000c2df7" style:font-size-asian="12pt" style:font-size-complex="12pt" fo:hyphenate="true" fo:hyphenation-remain-char-count="2" fo:hyphenation-push-char-count="2" loext:hyphenation-no-caps="false" loext:hyphenation-no-last-word="false" loext:hyphenation-word-char-count="no-limit" loext:hyphenation-zone="no-limit"/>
    </style:style>
    <style:style style:name="P551" style:family="paragraph" style:parent-style-name="Table_20_Contents">
      <style:paragraph-properties fo:text-align="center" style:justify-single-word="false"/>
      <style:text-properties fo:color="#00000a" loext:opacity="100%" style:font-name="Bookman BT S.O.Cist.:liga=01" fo:font-size="12pt" fo:language="la" fo:country="VA" fo:font-weight="normal" officeooo:paragraph-rsid="000c2df7" style:font-size-asian="12pt" style:language-asian="zh" style:country-asian="CN" style:font-weight-asian="normal" style:font-size-complex="12pt" style:language-complex="hi" style:country-complex="IN" style:font-weight-complex="normal"/>
    </style:style>
    <style:style style:name="P552" style:family="paragraph" style:parent-style-name="Table_20_Contents">
      <style:paragraph-properties fo:text-align="center" style:justify-single-word="false"/>
      <style:text-properties fo:color="#00000a" loext:opacity="100%" style:font-name="Linux Libertine S.O.Cist.1" fo:font-size="12pt" fo:language="la" fo:country="VA" fo:font-weight="normal" officeooo:rsid="0062535e" officeooo:paragraph-rsid="000c2df7" style:font-size-asian="12pt" style:language-asian="zh" style:country-asian="CN" style:font-weight-asian="normal" style:font-size-complex="12pt" style:language-complex="hi" style:country-complex="IN" style:font-weight-complex="normal"/>
    </style:style>
    <style:style style:name="P553" style:family="paragraph" style:parent-style-name="Table_20_Contents">
      <style:paragraph-properties fo:text-align="center" style:justify-single-word="false"/>
      <style:text-properties fo:color="#ff0000" loext:opacity="100%" style:font-name="Linux Libertine S.O.Cist.1" fo:font-size="12pt" fo:language="la" fo:country="VA" officeooo:paragraph-rsid="000c2df7" style:font-size-asian="12pt" style:font-size-complex="12pt"/>
    </style:style>
    <style:style style:name="P554" style:family="paragraph" style:parent-style-name="Table_20_Contents">
      <loext:graphic-properties draw:fill-gradient-name="gradient" draw:fill-hatch-name="hatch"/>
      <style:paragraph-properties fo:text-align="center" style:justify-single-word="false" fo:hyphenation-ladder-count="3"/>
      <style:text-properties fo:color="#ff0000" loext:opacity="100%" style:font-name="Linux Libertine S.O.Cist.1" fo:font-size="12pt" fo:language="la" fo:country="VA" officeooo:paragraph-rsid="00079127" style:font-size-asian="12pt" fo:hyphenate="true" fo:hyphenation-remain-char-count="2" fo:hyphenation-push-char-count="2" loext:hyphenation-no-caps="false" loext:hyphenation-no-last-word="false" loext:hyphenation-word-char-count="no-limit" loext:hyphenation-zone="no-limit"/>
    </style:style>
    <style:style style:name="P555" style:family="paragraph" style:parent-style-name="Table_20_Contents">
      <loext:graphic-properties draw:fill-gradient-name="gradient" draw:fill-hatch-name="hatch"/>
      <style:paragraph-properties fo:text-align="center" style:justify-single-word="false" fo:hyphenation-ladder-count="3"/>
      <style:text-properties style:font-name="Bookman BT S.O.Cist.:liga=0" fo:font-size="12pt" fo:letter-spacing="0.0071in" fo:language="la" fo:country="VA" fo:font-weight="normal" officeooo:paragraph-rsid="00079127" style:font-size-asian="12pt" style:language-asian="zh" style:country-asian="CN" style:font-weight-asian="normal" style:language-complex="hi" style:country-complex="IN" style:font-weight-complex="normal" fo:hyphenate="true" fo:hyphenation-remain-char-count="2" fo:hyphenation-push-char-count="2" loext:hyphenation-no-caps="false" loext:hyphenation-no-last-word="false" loext:hyphenation-word-char-count="no-limit" loext:hyphenation-zone="no-limit"/>
    </style:style>
    <style:style style:name="P556" style:family="paragraph" style:parent-style-name="Table_20_Contents">
      <style:paragraph-properties fo:text-align="center"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T1" style:family="text">
      <style:text-properties officeooo:rsid="001688f0"/>
    </style:style>
    <style:style style:name="T2" style:family="text">
      <style:text-properties style:use-window-font-color="true" loext:opacity="0%"/>
    </style:style>
    <style:style style:name="T3" style:family="text">
      <style:text-properties style:use-window-font-color="true" loext:opacity="0%" officeooo:rsid="001930de"/>
    </style:style>
    <style:style style:name="T4" style:family="text">
      <style:text-properties style:use-window-font-color="true" loext:opacity="0%" officeooo:rsid="001df640"/>
    </style:style>
    <style:style style:name="T5" style:family="text">
      <style:text-properties style:use-window-font-color="true" loext:opacity="0%" officeooo:rsid="0028b0db"/>
    </style:style>
    <style:style style:name="T6" style:family="text">
      <style:text-properties style:use-window-font-color="true" loext:opacity="0%" fo:font-weight="normal" officeooo:rsid="001a21ad" style:font-weight-asian="normal" style:font-weight-complex="normal"/>
    </style:style>
    <style:style style:name="T7" style:family="text">
      <style:text-properties style:use-window-font-color="true" loext:opacity="0%" fo:font-weight="normal" officeooo:rsid="00079127" style:font-weight-asian="normal" style:font-weight-complex="normal"/>
    </style:style>
    <style:style style:name="T8" style:family="text">
      <style:text-properties style:use-window-font-color="true" loext:opacity="0%" fo:font-weight="normal" officeooo:rsid="0034927f" style:font-weight-asian="normal" style:font-weight-complex="normal"/>
    </style:style>
    <style:style style:name="T9" style:family="text">
      <style:text-properties style:use-window-font-color="true" loext:opacity="0%" fo:letter-spacing="0.0071in" fo:font-weight="normal" officeooo:rsid="001a21ad" style:font-weight-asian="normal" style:font-weight-complex="normal"/>
    </style:style>
    <style:style style:name="T10" style:family="text">
      <style:text-properties style:use-window-font-color="true" loext:opacity="0%" fo:letter-spacing="0.0071in" fo:font-weight="normal" officeooo:rsid="0034927f" style:font-weight-asian="normal" style:font-weight-complex="normal"/>
    </style:style>
    <style:style style:name="T11" style:family="text">
      <style:text-properties style:use-window-font-color="true" loext:opacity="0%" officeooo:rsid="00dacd46"/>
    </style:style>
    <style:style style:name="T12" style:family="text">
      <style:text-properties style:use-window-font-color="true" loext:opacity="0%" fo:letter-spacing="normal" fo:language="la" fo:country="VA"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 style:family="text">
      <style:text-properties style:use-window-font-color="true" loext:opacity="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4" style:family="text">
      <style:text-properties style:use-window-font-color="true" loext:opacity="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5" style:family="text">
      <style:text-properties style:use-window-font-color="true" loext:opacity="0%" fo:letter-spacing="normal" fo:font-style="normal" fo:font-weight="normal"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6" style:family="text">
      <style:text-properties style:use-window-font-color="true" loext:opacity="0%" fo:letter-spacing="normal"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7" style:family="text">
      <style:text-properties style:use-window-font-color="true" loext:opacity="0%" fo:letter-spacing="normal"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8" style:family="text">
      <style:text-properties style:use-window-font-color="true" loext:opacity="0%" officeooo:rsid="005b91e6"/>
    </style:style>
    <style:style style:name="T19" style:family="text">
      <style:text-properties style:use-window-font-color="true" loext:opacity="0%" officeooo:rsid="005d5038"/>
    </style:style>
    <style:style style:name="T20" style:family="text">
      <style:text-properties style:use-window-font-color="true" loext:opacity="0%" fo:font-size="12pt" fo:language="cs" fo:country="CZ" officeooo:rsid="001f6983" style:font-size-asian="12pt" style:font-size-complex="12pt"/>
    </style:style>
    <style:style style:name="T21" style:family="text">
      <style:text-properties style:use-window-font-color="true" loext:opacity="0%" officeooo:rsid="0021d1ff"/>
    </style:style>
    <style:style style:name="T22" style:family="text">
      <style:text-properties style:use-window-font-color="true" loext:opacity="0%" style:font-name="Linux Libertine S.O.Cist.1" fo:font-size="12pt" fo:language="cs" fo:country="CZ" fo:font-style="normal" officeooo:rsid="0023be8b" style:font-size-asian="12pt" style:font-style-asian="normal" style:font-size-complex="12pt" style:font-style-complex="normal"/>
    </style:style>
    <style:style style:name="T23" style:family="text">
      <style:text-properties style:use-window-font-color="true" loext:opacity="0%" officeooo:rsid="009e3226"/>
    </style:style>
    <style:style style:name="T24" style:family="text">
      <style:text-properties style:use-window-font-color="true" loext:opacity="0%" officeooo:rsid="00cb148e" fo:background-color="transparent" loext:char-shading-value="0"/>
    </style:style>
    <style:style style:name="T25" style:family="text">
      <style:text-properties style:use-window-font-color="true" loext:opacity="0%" officeooo:rsid="00cb3ed9" fo:background-color="transparent" loext:char-shading-value="0"/>
    </style:style>
    <style:style style:name="T26" style:family="text">
      <style:text-properties style:use-window-font-color="true" loext:opacity="0%" officeooo:rsid="00d0afba" fo:background-color="transparent" loext:char-shading-value="0"/>
    </style:style>
    <style:style style:name="T27" style:family="text">
      <style:text-properties officeooo:rsid="00922f62"/>
    </style:style>
    <style:style style:name="T28" style:family="text">
      <style:text-properties officeooo:rsid="00924205"/>
    </style:style>
    <style:style style:name="T29" style:family="text">
      <style:text-properties fo:color="#0000a8" loext:opacity="100%"/>
    </style:style>
    <style:style style:name="T30" style:family="text">
      <style:text-properties fo:font-style="italic" style:font-style-asian="italic" style:font-style-complex="italic"/>
    </style:style>
    <style:style style:name="T31" style:family="text">
      <style:text-properties fo:font-style="italic" officeooo:rsid="00924205" style:font-style-asian="italic" style:font-style-complex="italic"/>
    </style:style>
    <style:style style:name="T32" style:family="text">
      <style:text-properties fo:font-style="italic" officeooo:rsid="003a2221" style:font-style-asian="italic" style:font-style-complex="italic"/>
    </style:style>
    <style:style style:name="T33" style:family="text">
      <style:text-properties fo:font-style="italic" officeooo:rsid="0044a46c" style:font-style-asian="italic" style:font-style-complex="italic"/>
    </style:style>
    <style:style style:name="T34" style:family="text">
      <style:text-properties fo:font-style="italic" officeooo:rsid="01521924" style:font-style-asian="italic" style:font-style-complex="italic"/>
    </style:style>
    <style:style style:name="T35" style:family="text">
      <style:text-properties fo:font-style="italic" officeooo:rsid="0023c47c" style:font-style-asian="italic" style:font-style-complex="italic"/>
    </style:style>
    <style:style style:name="T36" style:family="text">
      <style:text-properties fo:font-style="italic" officeooo:rsid="0034a97d" style:font-style-asian="italic" style:font-style-complex="italic"/>
    </style:style>
    <style:style style:name="T37" style:family="text">
      <style:text-properties fo:font-style="italic" officeooo:rsid="003ecf0a" style:font-style-asian="italic" style:font-style-complex="italic"/>
    </style:style>
    <style:style style:name="T38" style:family="text">
      <style:text-properties fo:font-style="italic" officeooo:rsid="004f4a0c" style:font-style-asian="italic" style:font-style-complex="italic"/>
    </style:style>
    <style:style style:name="T39" style:family="text">
      <style:text-properties fo:font-style="italic" officeooo:rsid="0050b519" style:font-style-asian="italic" style:font-style-complex="italic"/>
    </style:style>
    <style:style style:name="T40" style:family="text">
      <style:text-properties fo:font-style="italic" officeooo:rsid="0150c414" style:font-style-asian="italic" style:font-style-complex="italic"/>
    </style:style>
    <style:style style:name="T41" style:family="text">
      <style:text-properties fo:font-style="italic" officeooo:rsid="0158a9b9" style:font-style-asian="italic" style:font-style-complex="italic"/>
    </style:style>
    <style:style style:name="T42" style:family="text">
      <style:text-properties fo:font-style="italic" officeooo:rsid="0187bdf0" style:font-style-asian="italic" style:font-style-complex="italic"/>
    </style:style>
    <style:style style:name="T43" style:family="text">
      <style:text-properties fo:font-style="italic" officeooo:rsid="00b9af41" style:font-style-asian="italic" style:font-style-complex="italic"/>
    </style:style>
    <style:style style:name="T44" style:family="text">
      <style:text-properties fo:font-style="italic" officeooo:rsid="00303394" style:font-style-asian="italic" style:font-style-complex="italic"/>
    </style:style>
    <style:style style:name="T45" style:family="text">
      <style:text-properties fo:font-style="italic" officeooo:rsid="0064366a" style:font-style-asian="italic" style:font-style-complex="italic"/>
    </style:style>
    <style:style style:name="T46" style:family="text">
      <style:text-properties fo:font-style="italic" officeooo:rsid="00362dab" style:font-style-asian="italic" style:font-style-complex="italic"/>
    </style:style>
    <style:style style:name="T47" style:family="text">
      <style:text-properties fo:font-style="italic" officeooo:rsid="0065ca5c" style:font-style-asian="italic" style:font-style-complex="italic"/>
    </style:style>
    <style:style style:name="T48" style:family="text">
      <style:text-properties fo:font-style="italic" officeooo:rsid="010c395c" style:font-style-asian="italic" style:font-style-complex="italic"/>
    </style:style>
    <style:style style:name="T49" style:family="text">
      <style:text-properties fo:font-style="italic" officeooo:rsid="0061ba7a" style:font-style-asian="italic" style:font-style-complex="italic"/>
    </style:style>
    <style:style style:name="T50" style:family="text">
      <style:text-properties fo:font-style="italic" officeooo:rsid="0066f72b" style:font-style-asian="italic" style:font-style-complex="italic"/>
    </style:style>
    <style:style style:name="T51" style:family="text">
      <style:text-properties fo:font-style="italic" officeooo:rsid="0072a479" style:font-style-asian="italic" style:font-style-complex="italic"/>
    </style:style>
    <style:style style:name="T52" style:family="text">
      <style:text-properties fo:font-style="italic" officeooo:rsid="007c38c5" style:font-style-asian="italic" style:font-style-complex="italic"/>
    </style:style>
    <style:style style:name="T53" style:family="text">
      <style:text-properties fo:font-style="italic" officeooo:rsid="007dc819" style:font-style-asian="italic" style:font-style-complex="italic"/>
    </style:style>
    <style:style style:name="T54" style:family="text">
      <style:text-properties fo:font-style="italic" officeooo:rsid="0098e204" style:font-style-asian="italic" style:font-style-complex="italic"/>
    </style:style>
    <style:style style:name="T55" style:family="text">
      <style:text-properties fo:font-style="italic" officeooo:rsid="00be3509" style:font-style-asian="italic" style:font-style-complex="italic"/>
    </style:style>
    <style:style style:name="T56" style:family="text">
      <style:text-properties fo:font-style="italic" officeooo:rsid="00dd7091" style:font-style-asian="italic" style:font-style-complex="italic"/>
    </style:style>
    <style:style style:name="T57" style:family="text">
      <style:text-properties fo:font-style="italic" officeooo:rsid="0068106b" style:font-style-asian="italic" style:font-style-complex="italic"/>
    </style:style>
    <style:style style:name="T58" style:family="text">
      <style:text-properties fo:font-style="italic" officeooo:rsid="00ed768f" style:font-style-asian="italic" style:font-style-complex="italic"/>
    </style:style>
    <style:style style:name="T59" style:family="text">
      <style:text-properties fo:font-style="italic" officeooo:rsid="00efd02d" style:font-style-asian="italic" style:font-style-complex="italic"/>
    </style:style>
    <style:style style:name="T60" style:family="text">
      <style:text-properties fo:font-style="italic" officeooo:rsid="00f27fbb" style:font-style-asian="italic" style:font-style-complex="italic"/>
    </style:style>
    <style:style style:name="T61" style:family="text">
      <style:text-properties fo:font-style="italic" officeooo:rsid="00fb3f63" style:font-style-asian="italic" style:font-style-complex="italic"/>
    </style:style>
    <style:style style:name="T62" style:family="text">
      <style:text-properties fo:font-style="italic" officeooo:rsid="00fbb624" style:font-style-asian="italic" style:font-style-complex="italic"/>
    </style:style>
    <style:style style:name="T63" style:family="text">
      <style:text-properties fo:font-style="italic" officeooo:rsid="00a12171" style:font-style-asian="italic" style:font-style-complex="italic"/>
    </style:style>
    <style:style style:name="T64" style:family="text">
      <style:text-properties fo:font-style="italic" officeooo:rsid="00a5a7ed" style:font-style-asian="italic" style:font-style-complex="italic"/>
    </style:style>
    <style:style style:name="T65" style:family="text">
      <style:text-properties fo:font-style="italic" officeooo:rsid="00e7604f" style:font-style-asian="italic" style:font-style-complex="italic"/>
    </style:style>
    <style:style style:name="T66" style:family="text">
      <style:text-properties fo:font-style="italic" officeooo:rsid="00e9d08a" style:font-style-asian="italic" style:font-style-complex="italic"/>
    </style:style>
    <style:style style:name="T67" style:family="text">
      <style:text-properties fo:font-style="italic" officeooo:rsid="00dba782" style:font-style-asian="italic" style:font-style-complex="italic"/>
    </style:style>
    <style:style style:name="T68" style:family="text">
      <style:text-properties fo:font-style="italic" officeooo:rsid="00633e5a" style:font-style-asian="italic" style:font-style-complex="italic"/>
    </style:style>
    <style:style style:name="T69" style:family="text">
      <style:text-properties fo:font-style="italic" officeooo:rsid="006b56f5" style:font-style-asian="italic" style:font-style-complex="italic"/>
    </style:style>
    <style:style style:name="T70" style:family="text">
      <style:text-properties fo:font-style="italic" officeooo:rsid="009e739f" style:font-style-asian="italic" style:font-size-complex="12pt" style:font-style-complex="italic"/>
    </style:style>
    <style:style style:name="T71" style:family="text">
      <style:text-properties fo:font-style="italic" officeooo:rsid="00d0afba" fo:background-color="transparent" loext:char-shading-value="0" style:font-style-asian="italic" style:font-style-complex="italic"/>
    </style:style>
    <style:style style:name="T72" style:family="text">
      <style:text-properties fo:color="#000000" loext:opacity="100%" fo:font-size="12pt" fo:language="la" fo:country="VA" style:font-size-asian="12pt" style:language-asian="zh" style:country-asian="CN" style:font-size-complex="12pt" style:language-complex="hi" style:country-complex="IN"/>
    </style:style>
    <style:style style:name="T73" style:family="text">
      <style:text-properties fo:color="#000000" loext:opacity="100%" fo:font-size="12pt" fo:language="la" fo:country="VA" officeooo:rsid="0030a648" style:font-size-asian="12pt" style:language-asian="zh" style:country-asian="CN" style:font-size-complex="12pt" style:language-complex="hi" style:country-complex="IN"/>
    </style:style>
    <style:style style:name="T74" style:family="text">
      <style:text-properties fo:color="#000000" loext:opacity="100%" fo:font-size="12pt" fo:language="la" fo:country="VA" officeooo:rsid="00b7f850" style:font-size-asian="12pt" style:language-asian="zh" style:country-asian="CN" style:font-size-complex="12pt" style:language-complex="hi" style:country-complex="IN"/>
    </style:style>
    <style:style style:name="T75" style:family="text">
      <style:text-properties fo:color="#000000" loext:opacity="100%" fo:font-size="12pt" fo:language="la" fo:country="VA" officeooo:rsid="001c0314" style:font-size-asian="12pt" style:language-asian="zh" style:country-asian="CN" style:font-size-complex="12pt" style:language-complex="hi" style:country-complex="IN"/>
    </style:style>
    <style:style style:name="T76" style:family="text">
      <style:text-properties fo:color="#000000" loext:opacity="100%" fo:font-size="12pt" fo:language="la" fo:country="VA" officeooo:rsid="00d1584f" style:font-size-asian="12pt" style:language-asian="zh" style:country-asian="CN" style:font-size-complex="12pt" style:language-complex="hi" style:country-complex="IN"/>
    </style:style>
    <style:style style:name="T77" style:family="text">
      <style:text-properties fo:color="#000000" loext:opacity="100%" fo:font-size="12pt" fo:language="la" fo:country="VA" officeooo:rsid="0016d416" style:font-size-asian="12pt" style:language-asian="zh" style:country-asian="CN" style:font-size-complex="12pt" style:language-complex="hi" style:country-complex="IN"/>
    </style:style>
    <style:style style:name="T78" style:family="text">
      <style:text-properties fo:color="#000000" loext:opacity="100%" fo:font-size="12pt" fo:language="la" fo:country="VA" officeooo:rsid="0031de23" style:font-size-asian="12pt" style:language-asian="zh" style:country-asian="CN" style:font-size-complex="12pt" style:language-complex="hi" style:country-complex="IN"/>
    </style:style>
    <style:style style:name="T79" style:family="text">
      <style:text-properties fo:color="#000000" loext:opacity="100%" fo:font-size="12pt" fo:language="la" fo:country="VA" officeooo:rsid="00af29e7" style:font-size-asian="12pt" style:language-asian="zh" style:country-asian="CN" style:font-size-complex="12pt" style:language-complex="hi" style:country-complex="IN"/>
    </style:style>
    <style:style style:name="T80" style:family="text">
      <style:text-properties fo:color="#000000" loext:opacity="100%" fo:font-size="12pt" fo:language="la" fo:country="VA" officeooo:rsid="003a0606" style:font-size-asian="12pt" style:language-asian="zh" style:country-asian="CN" style:font-size-complex="12pt" style:language-complex="hi" style:country-complex="IN"/>
    </style:style>
    <style:style style:name="T81" style:family="text">
      <style:text-properties fo:color="#000000" loext:opacity="100%" fo:font-size="12pt" fo:language="la" fo:country="VA" officeooo:rsid="00215246" style:font-size-asian="12pt" style:language-asian="zh" style:country-asian="CN" style:font-size-complex="12pt" style:language-complex="hi" style:country-complex="IN"/>
    </style:style>
    <style:style style:name="T82" style:family="text">
      <style:text-properties fo:color="#000000" loext:opacity="100%" fo:font-size="12pt" fo:language="la" fo:country="VA" officeooo:rsid="00b9af41" style:font-size-asian="12pt" style:language-asian="zh" style:country-asian="CN" style:font-size-complex="12pt" style:language-complex="hi" style:country-complex="IN"/>
    </style:style>
    <style:style style:name="T83" style:family="text">
      <style:text-properties fo:color="#000000" loext:opacity="100%" fo:font-size="12pt" fo:language="la" fo:country="VA" officeooo:rsid="00afa60b" style:font-size-asian="12pt" style:language-asian="zh" style:country-asian="CN" style:font-size-complex="12pt" style:language-complex="hi" style:country-complex="IN"/>
    </style:style>
    <style:style style:name="T84" style:family="text">
      <style:text-properties fo:color="#000000" loext:opacity="100%" fo:font-size="12pt" fo:language="la" fo:country="VA" officeooo:rsid="009e3226" style:font-size-asian="12pt" style:language-asian="zh" style:country-asian="CN" style:font-size-complex="12pt" style:language-complex="hi" style:country-complex="IN"/>
    </style:style>
    <style:style style:name="T85" style:family="text">
      <style:text-properties fo:color="#000000" loext:opacity="100%" fo:font-size="12pt" fo:language="la" fo:country="VA" officeooo:rsid="0093aecd" style:font-size-asian="12pt" style:language-asian="zh" style:country-asian="CN" style:font-size-complex="12pt" style:language-complex="hi" style:country-complex="IN"/>
    </style:style>
    <style:style style:name="T86" style:family="text">
      <style:text-properties fo:color="#000000" loext:opacity="100%" fo:font-size="12pt" style:font-size-asian="12pt"/>
    </style:style>
    <style:style style:name="T87" style:family="text">
      <style:text-properties fo:color="#000000" loext:opacity="100%" fo:font-size="12pt" officeooo:rsid="00379f56" style:font-size-asian="12pt"/>
    </style:style>
    <style:style style:name="T88" style:family="text">
      <style:text-properties fo:color="#000000" loext:opacity="100%" fo:language="la" fo:country="VA" style:language-asian="zh" style:country-asian="CN" style:language-complex="hi" style:country-complex="IN"/>
    </style:style>
    <style:style style:name="T89" style:family="text">
      <style:text-properties fo:color="#000000" loext:opacity="100%" fo:language="la" fo:country="VA" officeooo:rsid="0030a648" style:language-asian="zh" style:country-asian="CN" style:language-complex="hi" style:country-complex="IN"/>
    </style:style>
    <style:style style:name="T90" style:family="text">
      <style:text-properties fo:color="#000000" loext:opacity="100%" fo:language="la" fo:country="VA" officeooo:rsid="004e7347" style:language-asian="zh" style:country-asian="CN" style:language-complex="hi" style:country-complex="IN"/>
    </style:style>
    <style:style style:name="T91" style:family="text">
      <style:text-properties fo:color="#000000" loext:opacity="100%" fo:language="la" fo:country="VA" officeooo:rsid="00c849af" style:language-asian="zh" style:country-asian="CN" style:language-complex="hi" style:country-complex="IN"/>
    </style:style>
    <style:style style:name="T92" style:family="text">
      <style:text-properties fo:color="#000000" loext:opacity="100%" fo:language="la" fo:country="VA" officeooo:rsid="00239e6d" style:language-asian="zh" style:country-asian="CN" style:language-complex="hi" style:country-complex="IN"/>
    </style:style>
    <style:style style:name="T93" style:family="text">
      <style:text-properties fo:color="#000000" loext:opacity="100%" fo:language="la" fo:country="VA" style:font-size-asian="12pt" style:language-asian="zh" style:country-asian="CN" style:font-size-complex="12pt" style:language-complex="hi" style:country-complex="IN"/>
    </style:style>
    <style:style style:name="T94" style:family="text">
      <style:text-properties fo:color="#000000" loext:opacity="100%" fo:language="la" fo:country="VA" officeooo:rsid="0030a648" style:font-size-asian="12pt" style:language-asian="zh" style:country-asian="CN" style:font-size-complex="12pt" style:language-complex="hi" style:country-complex="IN"/>
    </style:style>
    <style:style style:name="T95" style:family="text">
      <style:text-properties fo:color="#000000" loext:opacity="100%" fo:language="la" fo:country="VA" officeooo:rsid="00336121" style:font-size-asian="12pt" style:language-asian="zh" style:country-asian="CN" style:font-size-complex="12pt" style:language-complex="hi" style:country-complex="IN"/>
    </style:style>
    <style:style style:name="T96" style:family="text">
      <style:text-properties fo:color="#000000" loext:opacity="100%" style:font-name="Linux Libertine S.O.Cist.1" fo:font-size="12pt" fo:language="la" fo:country="VA" officeooo:rsid="008c5778" style:font-size-asian="12pt" style:language-asian="zh" style:country-asian="CN" style:language-complex="hi" style:country-complex="IN"/>
    </style:style>
    <style:style style:name="T97" style:family="text">
      <style:text-properties fo:color="#000000" loext:opacity="100%" style:font-name="Linux Libertine S.O.Cist.1" fo:font-size="12pt" fo:language="la" fo:country="VA" officeooo:rsid="00426222" style:font-size-asian="12pt" style:language-asian="zh" style:country-asian="CN" style:language-complex="hi" style:country-complex="IN"/>
    </style:style>
    <style:style style:name="T98" style:family="text">
      <style:text-properties fo:color="#000000" loext:opacity="100%" style:font-name="Linux Libertine S.O.Cist.1" fo:font-size="12pt" fo:language="la" fo:country="VA" style:font-size-asian="12pt" style:language-asian="zh" style:country-asian="CN" style:font-size-complex="12pt" style:language-complex="hi" style:country-complex="IN"/>
    </style:style>
    <style:style style:name="T99" style:family="text">
      <style:text-properties fo:color="#000000" loext:opacity="100%" style:font-name="Linux Libertine S.O.Cist.1" fo:font-size="12pt" fo:language="la" fo:country="VA" officeooo:rsid="002004f7" style:font-size-asian="12pt" style:language-asian="zh" style:country-asian="CN" style:font-size-complex="12pt" style:language-complex="hi" style:country-complex="IN"/>
    </style:style>
    <style:style style:name="T100" style:family="text">
      <style:text-properties fo:color="#000000" loext:opacity="100%" style:font-name="Linux Libertine S.O.Cist.1" fo:font-size="12pt" fo:language="la" fo:country="VA" officeooo:rsid="01473cf2" style:font-name-asian="Andale Sans UI" style:font-size-asian="12pt" style:language-asian="zh" style:country-asian="CN" style:font-name-complex="Tahoma" style:font-size-complex="12pt" style:language-complex="hi" style:country-complex="IN"/>
    </style:style>
    <style:style style:name="T101" style:family="text">
      <style:text-properties fo:color="#000000" loext:opacity="100%" style:font-name="Linux Libertine S.O.Cist.1" fo:font-size="12pt" fo:language="la" fo:country="VA" officeooo:rsid="01f51eb0" style:letter-kerning="false" style:font-name-asian="Arial Unicode MS" style:font-size-asian="12pt" style:language-asian="zh" style:country-asian="CN" style:font-name-complex="Arial Unicode MS" style:font-size-complex="12pt" style:language-complex="hi" style:country-complex="IN"/>
    </style:style>
    <style:style style:name="T102" style:family="text">
      <style:text-properties fo:color="#000000" loext:opacity="100%" style:font-name="Linux Libertine S.O.Cist.1" fo:font-size="12pt" fo:language="la" fo:country="VA"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103" style:family="text">
      <style:text-properties fo:color="#000000" loext:opacity="100%" style:font-name="Linux Libertine S.O.Cist.1" fo:font-size="12pt" fo:language="cs" fo:country="CZ" officeooo:rsid="00851062" style:font-name-asian="Andale Sans UI" style:font-size-asian="12pt" style:language-asian="zh" style:country-asian="CN" style:font-name-complex="Tahoma" style:font-size-complex="12pt" style:language-complex="hi" style:country-complex="IN"/>
    </style:style>
    <style:style style:name="T104" style:family="text">
      <style:text-properties fo:color="#000000" loext:opacity="100%" fo:font-size="13pt" fo:letter-spacing="0.0071in" style:font-size-asian="13pt"/>
    </style:style>
    <style:style style:name="T105" style:family="text">
      <style:text-properties fo:color="#000000" loext:opacity="100%" style:font-name="Linux Libertine S.O.Cist.2" fo:background-color="#ffffff" loext:char-shading-value="0" style:font-name-asian="Andale Sans UI" style:font-name-complex="Tahoma"/>
    </style:style>
    <style:style style:name="T106" style:family="text">
      <style:text-properties fo:color="#ff0000" loext:opacity="100%" fo:font-size="12pt" fo:language="la" fo:country="VA" style:font-size-asian="12pt" style:language-asian="zh" style:country-asian="CN" style:font-size-complex="12pt" style:language-complex="hi" style:country-complex="IN"/>
    </style:style>
    <style:style style:name="T107" style:family="text">
      <style:text-properties fo:color="#ff0000" loext:opacity="100%" fo:font-size="12pt" fo:language="la" fo:country="VA" officeooo:rsid="0030a648" style:font-size-asian="12pt" style:language-asian="zh" style:country-asian="CN" style:font-size-complex="12pt" style:language-complex="hi" style:country-complex="IN"/>
    </style:style>
    <style:style style:name="T108" style:family="text">
      <style:text-properties fo:color="#ff0000" loext:opacity="100%" fo:font-size="12pt" fo:language="la" fo:country="VA" officeooo:rsid="00b7f850" style:font-size-asian="12pt" style:language-asian="zh" style:country-asian="CN" style:font-size-complex="12pt" style:language-complex="hi" style:country-complex="IN"/>
    </style:style>
    <style:style style:name="T109" style:family="text">
      <style:text-properties fo:color="#ff0000" loext:opacity="100%" fo:font-size="12pt" fo:language="la" fo:country="VA" officeooo:rsid="001b7c03" style:font-size-asian="12pt" style:language-asian="zh" style:country-asian="CN" style:font-size-complex="12pt" style:language-complex="hi" style:country-complex="IN"/>
    </style:style>
    <style:style style:name="T110" style:family="text">
      <style:text-properties fo:color="#ff0000" loext:opacity="100%" fo:font-size="12pt" fo:language="la" fo:country="VA" officeooo:rsid="001c0314" style:font-size-asian="12pt" style:language-asian="zh" style:country-asian="CN" style:font-size-complex="12pt" style:language-complex="hi" style:country-complex="IN"/>
    </style:style>
    <style:style style:name="T111" style:family="text">
      <style:text-properties fo:color="#ff0000" loext:opacity="100%" fo:font-size="12pt" fo:language="la" fo:country="VA" officeooo:rsid="001f6983" style:font-size-asian="12pt" style:language-asian="zh" style:country-asian="CN" style:font-size-complex="12pt" style:language-complex="hi" style:country-complex="IN"/>
    </style:style>
    <style:style style:name="T112" style:family="text">
      <style:text-properties fo:color="#ff0000" loext:opacity="100%" fo:font-size="12pt" fo:language="la" fo:country="VA" officeooo:rsid="00af29e7" style:font-size-asian="12pt" style:language-asian="zh" style:country-asian="CN" style:font-size-complex="12pt" style:language-complex="hi" style:country-complex="IN"/>
    </style:style>
    <style:style style:name="T113" style:family="text">
      <style:text-properties fo:color="#ff0000" loext:opacity="100%" fo:font-size="12pt" fo:language="la" fo:country="VA" officeooo:rsid="009e739f" style:font-size-asian="12pt" style:language-asian="zh" style:country-asian="CN" style:font-size-complex="12pt" style:language-complex="hi" style:country-complex="IN"/>
    </style:style>
    <style:style style:name="T114" style:family="text">
      <style:text-properties fo:color="#ff0000" loext:opacity="100%" fo:font-size="12pt" fo:language="la" fo:country="VA" officeooo:rsid="00a4872e" style:font-size-asian="12pt" style:language-asian="zh" style:country-asian="CN" style:font-size-complex="12pt" style:language-complex="hi" style:country-complex="IN"/>
    </style:style>
    <style:style style:name="T115" style:family="text">
      <style:text-properties fo:color="#ff0000" loext:opacity="100%" fo:font-size="12pt" fo:language="la" fo:country="VA" officeooo:rsid="0011dbbc" style:font-size-asian="12pt" style:language-asian="zh" style:country-asian="CN" style:font-size-complex="12pt" style:language-complex="hi" style:country-complex="IN"/>
    </style:style>
    <style:style style:name="T116" style:family="text">
      <style:text-properties fo:color="#ff0000" loext:opacity="100%" fo:font-size="12pt" fo:language="la" fo:country="VA" officeooo:rsid="00924205" style:font-size-asian="12pt" style:language-asian="zh" style:country-asian="CN" style:font-size-complex="12pt" style:language-complex="hi" style:country-complex="IN"/>
    </style:style>
    <style:style style:name="T117" style:family="text">
      <style:text-properties fo:color="#ff0000" loext:opacity="100%" fo:font-size="12pt" fo:language="la" fo:country="VA" style:font-size-asian="12pt" style:language-asian="zh" style:country-asian="CN" style:language-complex="hi" style:country-complex="IN"/>
    </style:style>
    <style:style style:name="T118" style:family="text">
      <style:text-properties fo:color="#ff0000" loext:opacity="100%" fo:font-size="12pt" fo:language="la" fo:country="VA" style:font-size-asian="12pt" style:font-name-complex="Times New Roman"/>
    </style:style>
    <style:style style:name="T119" style:family="text">
      <style:text-properties fo:color="#ff0000" loext:opacity="100%" fo:font-size="12pt" fo:language="la" fo:country="VA" style:font-size-asian="12pt" style:font-name-complex="Times New Roman" style:font-weight-complex="bold"/>
    </style:style>
    <style:style style:name="T120" style:family="text">
      <style:text-properties fo:color="#ff0000" loext:opacity="100%" fo:font-size="12pt" fo:language="la" fo:country="VA" fo:font-style="normal" style:font-size-asian="12pt" style:language-asian="zh" style:country-asian="CN" style:font-style-asian="normal" style:font-size-complex="12pt" style:language-complex="hi" style:country-complex="IN" style:font-style-complex="normal"/>
    </style:style>
    <style:style style:name="T121" style:family="text">
      <style:text-properties fo:color="#ff0000" loext:opacity="100%" fo:font-size="12pt" fo:language="la" fo:country="VA" fo:font-style="normal" officeooo:rsid="001e92b2" style:font-size-asian="12pt" style:language-asian="zh" style:country-asian="CN" style:font-style-asian="normal" style:font-size-complex="12pt" style:language-complex="hi" style:country-complex="IN" style:font-style-complex="normal"/>
    </style:style>
    <style:style style:name="T122" style:family="text">
      <style:text-properties fo:color="#ff0000" loext:opacity="100%" fo:font-size="12pt" fo:language="la" fo:country="VA" fo:font-style="normal" officeooo:rsid="001abc9f" style:font-size-asian="12pt" style:language-asian="zh" style:country-asian="CN" style:font-style-asian="normal" style:font-size-complex="12pt" style:language-complex="hi" style:country-complex="IN" style:font-style-complex="normal"/>
    </style:style>
    <style:style style:name="T123" style:family="text">
      <style:text-properties fo:color="#ff0000" loext:opacity="100%" fo:font-size="12pt" fo:language="la" fo:country="VA" fo:font-style="normal" officeooo:rsid="0011dbbc" style:font-size-asian="12pt" style:language-asian="zh" style:country-asian="CN" style:font-style-asian="normal" style:font-size-complex="12pt" style:language-complex="hi" style:country-complex="IN" style:font-style-complex="normal"/>
    </style:style>
    <style:style style:name="T124" style:family="text">
      <style:text-properties fo:color="#ff0000" loext:opacity="100%" fo:font-size="12pt" fo:language="la" fo:country="VA" fo:font-style="normal" officeooo:rsid="00c6ba31" style:font-size-asian="12pt" style:language-asian="zh" style:country-asian="CN" style:font-style-asian="normal" style:font-size-complex="12pt" style:language-complex="hi" style:country-complex="IN" style:font-style-complex="normal"/>
    </style:style>
    <style:style style:name="T125" style:family="text">
      <style:text-properties fo:color="#ff0000" loext:opacity="100%" fo:font-size="12pt" style:font-size-asian="12pt"/>
    </style:style>
    <style:style style:name="T126" style:family="text">
      <style:text-properties fo:color="#ff0000" loext:opacity="100%" fo:font-size="12pt" style:font-size-asian="12pt" style:font-name-complex="Times New Roman"/>
    </style:style>
    <style:style style:name="T127" style:family="text">
      <style:text-properties fo:color="#ff0000" loext:opacity="100%" fo:font-size="12pt" style:font-size-asian="12pt" style:font-name-complex="Times New Roman" style:font-weight-complex="bold"/>
    </style:style>
    <style:style style:name="T128" style:family="text">
      <style:text-properties fo:color="#ff0000" loext:opacity="100%" fo:font-size="12pt" officeooo:rsid="01927b93" style:font-size-asian="12pt" style:font-name-complex="Times New Roman" style:font-weight-complex="bold"/>
    </style:style>
    <style:style style:name="T129" style:family="text">
      <style:text-properties fo:color="#ff0000" loext:opacity="100%" officeooo:rsid="001688f0"/>
    </style:style>
    <style:style style:name="T130" style:family="text">
      <style:text-properties fo:color="#ff0000" loext:opacity="100%" fo:letter-spacing="normal" fo:language="la" fo:country="VA" fo:font-style="normal" fo:font-weight="normal" officeooo:rsid="001688f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1" style:family="text">
      <style:text-properties fo:color="#ff0000" loext:opacity="100%" fo:letter-spacing="normal" fo:language="la" fo:country="VA"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2" style:family="text">
      <style:text-properties fo:color="#ff0000" loext:opacity="100%" fo:letter-spacing="normal" fo:language="la" fo:country="VA"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3" style:family="text">
      <style:text-properties fo:color="#ff0000" loext:opacity="100%" fo:letter-spacing="normal" fo:font-style="normal" fo:font-weight="normal" officeooo:rsid="00acc7a1"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134" style:family="text">
      <style:text-properties fo:color="#ff0000" loext:opacity="100%" fo:language="la" fo:country="VA" style:language-asian="zh" style:country-asian="CN" style:language-complex="hi" style:country-complex="IN"/>
    </style:style>
    <style:style style:name="T135" style:family="text">
      <style:text-properties fo:color="#ff0000" loext:opacity="100%" fo:language="la" fo:country="VA" officeooo:rsid="004e7347" style:language-asian="zh" style:country-asian="CN" style:language-complex="hi" style:country-complex="IN"/>
    </style:style>
    <style:style style:name="T136" style:family="text">
      <style:text-properties fo:color="#ff0000" loext:opacity="100%" fo:language="la" fo:country="VA" officeooo:rsid="003f71c9" style:language-asian="zh" style:country-asian="CN" style:language-complex="hi" style:country-complex="IN"/>
    </style:style>
    <style:style style:name="T137" style:family="text">
      <style:text-properties fo:color="#ff0000" loext:opacity="100%" fo:language="la" fo:country="VA" officeooo:rsid="00c849af" style:language-asian="zh" style:country-asian="CN" style:language-complex="hi" style:country-complex="IN"/>
    </style:style>
    <style:style style:name="T138" style:family="text">
      <style:text-properties fo:color="#ff0000" loext:opacity="100%" fo:language="la" fo:country="VA" officeooo:rsid="0030a648" style:language-asian="zh" style:country-asian="CN" style:language-complex="hi" style:country-complex="IN"/>
    </style:style>
    <style:style style:name="T139" style:family="text">
      <style:text-properties fo:color="#ff0000" loext:opacity="100%" fo:language="la" fo:country="VA" officeooo:rsid="005f8841" style:language-asian="zh" style:country-asian="CN" style:language-complex="hi" style:country-complex="IN"/>
    </style:style>
    <style:style style:name="T140" style:family="text">
      <style:text-properties fo:color="#ff0000" loext:opacity="100%" fo:language="la" fo:country="VA" style:font-size-asian="12pt" style:language-asian="zh" style:country-asian="CN" style:font-size-complex="12pt" style:language-complex="hi" style:country-complex="IN"/>
    </style:style>
    <style:style style:name="T141" style:family="text">
      <style:text-properties fo:color="#ff0000" loext:opacity="100%" fo:language="la" fo:country="VA" officeooo:rsid="0030a648" style:font-size-asian="12pt" style:language-asian="zh" style:country-asian="CN" style:font-size-complex="12pt" style:language-complex="hi" style:country-complex="IN"/>
    </style:style>
    <style:style style:name="T142" style:family="text">
      <style:text-properties fo:color="#ff0000" loext:opacity="100%" fo:background-color="transparent" loext:char-shading-value="0"/>
    </style:style>
    <style:style style:name="T143" style:family="text">
      <style:text-properties fo:color="#ff0000" loext:opacity="100%" officeooo:rsid="00b5e1ad" fo:background-color="transparent" loext:char-shading-value="0"/>
    </style:style>
    <style:style style:name="T144" style:family="text">
      <style:text-properties fo:color="#ff0000" loext:opacity="100%" style:language-asian="zh" style:country-asian="CN" style:language-complex="hi" style:country-complex="IN"/>
    </style:style>
    <style:style style:name="T145" style:family="text">
      <style:text-properties fo:color="#ff0000" loext:opacity="100%" officeooo:rsid="00e7604f" style:language-asian="zh" style:country-asian="CN" style:language-complex="hi" style:country-complex="IN"/>
    </style:style>
    <style:style style:name="T146" style:family="text">
      <style:text-properties fo:color="#ff0000" loext:opacity="100%" style:font-name="Linux Libertine S.O.Cist.2" fo:background-color="#ffffff" loext:char-shading-value="0" style:font-name-asian="Andale Sans UI" style:font-name-complex="Tahoma"/>
    </style:style>
    <style:style style:name="T147" style:family="text">
      <style:text-properties fo:color="#ff0000" loext:opacity="100%" style:font-name="Linux Libertine S.O.Cist.2"/>
    </style:style>
    <style:style style:name="T148" style:family="text">
      <style:text-properties fo:font-size="12pt" fo:language="la" fo:country="VA" style:font-size-asian="12pt" style:language-asian="zh" style:country-asian="CN" style:font-size-complex="12pt" style:language-complex="hi" style:country-complex="IN"/>
    </style:style>
    <style:style style:name="T149" style:family="text">
      <style:text-properties fo:font-size="12pt" fo:language="la" fo:country="VA" officeooo:rsid="00257c56" style:font-size-asian="12pt" style:language-asian="zh" style:country-asian="CN" style:font-size-complex="12pt" style:language-complex="hi" style:country-complex="IN"/>
    </style:style>
    <style:style style:name="T150" style:family="text">
      <style:text-properties fo:font-size="12pt" fo:language="la" fo:country="VA" officeooo:rsid="00c0d4f4" style:font-size-asian="12pt" style:language-asian="zh" style:country-asian="CN" style:font-size-complex="12pt" style:language-complex="hi" style:country-complex="IN"/>
    </style:style>
    <style:style style:name="T151" style:family="text">
      <style:text-properties fo:font-size="12pt" fo:language="la" fo:country="VA" officeooo:rsid="00d3c8c2" style:font-size-asian="12pt" style:language-asian="zh" style:country-asian="CN" style:font-size-complex="12pt" style:language-complex="hi" style:country-complex="IN"/>
    </style:style>
    <style:style style:name="T152" style:family="text">
      <style:text-properties fo:font-size="12pt" fo:language="la" fo:country="VA" officeooo:rsid="0031de23" style:font-size-asian="12pt" style:language-asian="zh" style:country-asian="CN" style:font-size-complex="12pt" style:language-complex="hi" style:country-complex="IN"/>
    </style:style>
    <style:style style:name="T153" style:family="text">
      <style:text-properties fo:font-size="12pt" fo:language="la" fo:country="VA" style:font-size-asian="12pt" style:font-name-complex="Times New Roman"/>
    </style:style>
    <style:style style:name="T154" style:family="text">
      <style:text-properties fo:font-size="12pt" fo:language="la" fo:country="VA" style:font-size-asian="12pt" style:font-name-complex="Times New Roman" style:font-weight-complex="bold"/>
    </style:style>
    <style:style style:name="T155" style:family="text">
      <style:text-properties fo:font-size="12pt" fo:language="la" fo:country="VA" style:font-size-asian="12pt" style:font-name-complex="Times New Roman" style:font-size-complex="12pt"/>
    </style:style>
    <style:style style:name="T156" style:family="text">
      <style:text-properties fo:font-size="12pt" fo:language="la" fo:country="VA" officeooo:rsid="01f87cb1" style:font-size-asian="12pt" style:font-name-complex="Times New Roman" style:font-size-complex="12pt"/>
    </style:style>
    <style:style style:name="T157" style:family="text">
      <style:text-properties fo:font-size="12pt" fo:language="la" fo:country="VA" officeooo:rsid="0291e68f" style:font-size-asian="12pt" style:font-name-complex="Times New Roman" style:font-size-complex="12pt"/>
    </style:style>
    <style:style style:name="T158" style:family="text">
      <style:text-properties fo:font-size="12pt" fo:language="cs" fo:country="CZ" style:font-size-asian="12pt" style:font-size-complex="12pt"/>
    </style:style>
    <style:style style:name="T159" style:family="text">
      <style:text-properties fo:font-size="12pt" fo:language="cs" fo:country="CZ" officeooo:rsid="00b7f850" style:font-size-asian="12pt" style:font-size-complex="12pt"/>
    </style:style>
    <style:style style:name="T160" style:family="text">
      <style:text-properties fo:font-size="12pt" fo:language="cs" fo:country="CZ" officeooo:rsid="0016d416" style:font-size-asian="12pt" style:font-size-complex="12pt"/>
    </style:style>
    <style:style style:name="T161" style:family="text">
      <style:text-properties fo:font-size="12pt" fo:language="cs" fo:country="CZ" officeooo:rsid="001c0314" style:font-size-asian="12pt" style:font-size-complex="12pt"/>
    </style:style>
    <style:style style:name="T162" style:family="text">
      <style:text-properties fo:font-size="12pt" fo:language="cs" fo:country="CZ" officeooo:rsid="001d72f2" style:font-size-asian="12pt" style:font-size-complex="12pt"/>
    </style:style>
    <style:style style:name="T163" style:family="text">
      <style:text-properties fo:font-size="12pt" fo:language="cs" fo:country="CZ" officeooo:rsid="001f6983" style:font-size-asian="12pt" style:font-size-complex="12pt"/>
    </style:style>
    <style:style style:name="T164" style:family="text">
      <style:text-properties fo:font-size="12pt" fo:language="cs" fo:country="CZ" officeooo:rsid="00205665" style:font-size-asian="12pt" style:font-size-complex="12pt"/>
    </style:style>
    <style:style style:name="T165" style:family="text">
      <style:text-properties fo:font-size="12pt" fo:language="cs" fo:country="CZ" officeooo:rsid="0028b0db" style:font-size-asian="12pt" style:font-size-complex="12pt"/>
    </style:style>
    <style:style style:name="T166" style:family="text">
      <style:text-properties fo:font-size="12pt" fo:language="cs" fo:country="CZ" officeooo:rsid="00d1584f" style:font-size-asian="12pt" style:font-size-complex="12pt"/>
    </style:style>
    <style:style style:name="T167" style:family="text">
      <style:text-properties fo:font-size="12pt" fo:language="cs" fo:country="CZ" officeooo:rsid="00afa60b" style:font-size-asian="12pt" style:font-size-complex="12pt"/>
    </style:style>
    <style:style style:name="T168" style:family="text">
      <style:text-properties fo:font-size="12pt" fo:language="cs" fo:country="CZ" officeooo:rsid="001e92b2" style:font-size-asian="12pt" style:font-size-complex="12pt"/>
    </style:style>
    <style:style style:name="T169" style:family="text">
      <style:text-properties fo:font-size="12pt" fo:language="cs" fo:country="CZ" officeooo:rsid="0187bdf0" style:font-size-asian="12pt" style:font-size-complex="12pt"/>
    </style:style>
    <style:style style:name="T170" style:family="text">
      <style:text-properties fo:font-size="12pt" fo:language="cs" fo:country="CZ" officeooo:rsid="0084276c" style:font-size-asian="12pt" style:font-size-complex="12pt"/>
    </style:style>
    <style:style style:name="T171" style:family="text">
      <style:text-properties fo:font-size="12pt" fo:language="cs" fo:country="CZ" officeooo:rsid="009e739f" style:font-size-asian="12pt" style:font-size-complex="12pt"/>
    </style:style>
    <style:style style:name="T172" style:family="text">
      <style:text-properties fo:font-size="12pt" fo:language="cs" fo:country="CZ" officeooo:rsid="00a4872e" style:font-size-asian="12pt" style:font-size-complex="12pt"/>
    </style:style>
    <style:style style:name="T173" style:family="text">
      <style:text-properties fo:font-size="12pt" fo:language="cs" fo:country="CZ" officeooo:rsid="0011dbbc" style:font-size-asian="12pt" style:font-size-complex="12pt"/>
    </style:style>
    <style:style style:name="T174" style:family="text">
      <style:text-properties fo:font-size="12pt" fo:language="cs" fo:country="CZ" officeooo:rsid="00924205" style:font-size-asian="12pt" style:font-size-complex="12pt"/>
    </style:style>
    <style:style style:name="T175" style:family="text">
      <style:text-properties fo:font-size="12pt" fo:language="cs" fo:country="CZ" officeooo:rsid="00920e46" style:font-size-asian="12pt" style:font-size-complex="12pt"/>
    </style:style>
    <style:style style:name="T176" style:family="text">
      <style:text-properties fo:font-size="12pt" fo:language="cs" fo:country="CZ" officeooo:rsid="0031de23" style:font-size-asian="12pt" style:font-size-complex="12pt"/>
    </style:style>
    <style:style style:name="T177" style:family="text">
      <style:text-properties fo:font-size="12pt" fo:font-weight="bold" style:font-weight-asian="bold" style:font-size-complex="12pt" style:font-weight-complex="bold"/>
    </style:style>
    <style:style style:name="T178" style:family="text">
      <style:text-properties fo:font-size="12pt" fo:font-weight="bold" officeooo:rsid="001df640" style:font-weight-asian="bold" style:font-size-complex="12pt" style:font-weight-complex="bold"/>
    </style:style>
    <style:style style:name="T179" style:family="text">
      <style:text-properties fo:font-size="12pt" style:font-size-asian="12pt"/>
    </style:style>
    <style:style style:name="T180" style:family="text">
      <style:text-properties fo:font-size="12pt" style:font-size-asian="12pt" style:font-name-complex="Times New Roman"/>
    </style:style>
    <style:style style:name="T181" style:family="text">
      <style:text-properties fo:font-size="12pt" style:font-size-asian="12pt" style:font-name-complex="Times New Roman" style:font-size-complex="12pt"/>
    </style:style>
    <style:style style:name="T182" style:family="text">
      <style:text-properties fo:font-size="12pt" officeooo:rsid="0194e8fb" style:font-size-asian="12pt" style:font-name-complex="Times New Roman" style:font-size-complex="12pt"/>
    </style:style>
    <style:style style:name="T183" style:family="text">
      <style:text-properties fo:font-size="12pt" officeooo:rsid="0198d164" style:font-size-asian="12pt" style:font-name-complex="Times New Roman" style:font-size-complex="12pt"/>
    </style:style>
    <style:style style:name="T184" style:family="text">
      <style:text-properties fo:font-size="12pt" officeooo:rsid="00d49ce4" style:font-size-asian="12pt" style:font-name-complex="Times New Roman" style:font-size-complex="12pt"/>
    </style:style>
    <style:style style:name="T185" style:family="text">
      <style:text-properties fo:font-size="12pt" officeooo:rsid="00d805c8" style:font-size-asian="12pt" style:font-name-complex="Times New Roman" style:font-size-complex="12pt"/>
    </style:style>
    <style:style style:name="T186" style:family="text">
      <style:text-properties fo:font-size="12pt" officeooo:rsid="00d9ca1b" style:font-size-asian="12pt" style:font-name-complex="Times New Roman" style:font-size-complex="12pt"/>
    </style:style>
    <style:style style:name="T187" style:family="text">
      <style:text-properties fo:font-size="12pt" officeooo:rsid="00dd7091" style:font-size-asian="12pt" style:font-name-complex="Times New Roman" style:font-size-complex="12pt"/>
    </style:style>
    <style:style style:name="T188" style:family="text">
      <style:text-properties fo:font-size="12pt" officeooo:rsid="001fc989" style:font-size-asian="12pt" style:font-name-complex="Times New Roman"/>
    </style:style>
    <style:style style:name="T189" style:family="text">
      <style:text-properties fo:font-size="12pt" officeooo:rsid="0020b7d9" style:font-size-asian="12pt" style:font-name-complex="Times New Roman"/>
    </style:style>
    <style:style style:name="T190" style:family="text">
      <style:text-properties fo:font-size="12pt" officeooo:rsid="00569a21" style:font-size-asian="12pt" style:font-name-complex="Times New Roman"/>
    </style:style>
    <style:style style:name="T191" style:family="text">
      <style:text-properties fo:font-size="12pt" style:font-size-asian="12pt" style:font-name-complex="Times New Roman" style:font-weight-complex="bold"/>
    </style:style>
    <style:style style:name="T192" style:family="text">
      <style:text-properties fo:font-size="12pt" officeooo:rsid="0195ad5b" style:font-size-asian="12pt" style:font-name-complex="Times New Roman"/>
    </style:style>
    <style:style style:name="T193" style:family="text">
      <style:text-properties fo:font-size="12pt" officeooo:rsid="0198d164" style:font-size-asian="12pt" style:font-name-complex="Times New Roman"/>
    </style:style>
    <style:style style:name="T194" style:family="text">
      <style:text-properties fo:font-size="12pt" officeooo:rsid="0196ad8b" style:font-size-asian="12pt" style:font-name-complex="Times New Roman"/>
    </style:style>
    <style:style style:name="T195" style:family="text">
      <style:text-properties fo:font-size="12pt" officeooo:rsid="0197fb38" style:font-size-asian="12pt" style:font-name-complex="Times New Roman"/>
    </style:style>
    <style:style style:name="T196" style:family="text">
      <style:text-properties fo:font-size="12pt" officeooo:rsid="01f87cb1" style:font-size-asian="12pt" style:font-name-complex="Times New Roman"/>
    </style:style>
    <style:style style:name="T197" style:family="text">
      <style:text-properties fo:font-size="12pt" officeooo:rsid="02906ebe" style:font-size-asian="12pt" style:font-name-complex="Times New Roman"/>
    </style:style>
    <style:style style:name="T198" style:family="text">
      <style:text-properties fo:font-size="12pt" officeooo:rsid="0291e68f" style:font-size-asian="12pt" style:font-name-complex="Times New Roman"/>
    </style:style>
    <style:style style:name="T199" style:family="text">
      <style:text-properties fo:font-size="12pt" officeooo:rsid="00d49ce4" style:font-size-asian="12pt" style:font-name-complex="Times New Roman"/>
    </style:style>
    <style:style style:name="T200" style:family="text">
      <style:text-properties fo:font-size="12pt" officeooo:rsid="00d9ca1b" style:font-size-asian="12pt" style:font-name-complex="Times New Roman"/>
    </style:style>
    <style:style style:name="T201" style:family="text">
      <style:text-properties fo:font-size="12pt" officeooo:rsid="00d9d648" style:font-size-asian="12pt" style:font-name-complex="Times New Roman"/>
    </style:style>
    <style:style style:name="T202" style:family="text">
      <style:text-properties fo:font-size="12pt" officeooo:rsid="00dba57e" style:font-size-asian="12pt" style:font-name-complex="Times New Roman"/>
    </style:style>
    <style:style style:name="T203" style:family="text">
      <style:text-properties fo:font-size="12pt" officeooo:rsid="00dc4f41" style:font-size-asian="12pt" style:font-name-complex="Times New Roman"/>
    </style:style>
    <style:style style:name="T204" style:family="text">
      <style:text-properties fo:font-size="12pt" officeooo:rsid="00dd7091" style:font-size-asian="12pt" style:font-name-complex="Times New Roman"/>
    </style:style>
    <style:style style:name="T205" style:family="text">
      <style:text-properties fo:font-size="12pt" officeooo:rsid="00376d4c" style:font-size-asian="12pt" style:font-name-complex="Times New Roman"/>
    </style:style>
    <style:style style:name="T206" style:family="text">
      <style:text-properties fo:font-size="12pt" officeooo:rsid="003e249b" style:font-size-asian="12pt"/>
    </style:style>
    <style:style style:name="T207" style:family="text">
      <style:text-properties fo:font-size="12pt" fo:font-style="italic" officeooo:rsid="01f87cb1" style:font-size-asian="12pt" style:font-style-asian="italic" style:font-name-complex="Times New Roman" style:font-style-complex="italic"/>
    </style:style>
    <style:style style:name="T208" style:family="text">
      <style:text-properties fo:font-size="12pt" fo:font-style="italic" officeooo:rsid="00dc4f41" style:font-size-asian="12pt" style:font-style-asian="italic" style:font-name-complex="Times New Roman" style:font-style-complex="italic"/>
    </style:style>
    <style:style style:name="T209" style:family="text">
      <style:text-properties fo:font-size="12pt" fo:font-style="italic" officeooo:rsid="00dd7091" style:font-size-asian="12pt" style:font-style-asian="italic" style:font-name-complex="Times New Roman" style:font-size-complex="12pt" style:font-style-complex="italic"/>
    </style:style>
    <style:style style:name="T210" style:family="text">
      <style:text-properties officeooo:rsid="001a04f7"/>
    </style:style>
    <style:style style:name="T211" style:family="text">
      <style:text-properties officeooo:rsid="001c0314"/>
    </style:style>
    <style:style style:name="T212" style:family="text">
      <style:text-properties officeooo:rsid="001df640"/>
    </style:style>
    <style:style style:name="T213" style:family="text">
      <style:text-properties officeooo:rsid="001f6983"/>
    </style:style>
    <style:style style:name="T214" style:family="text">
      <style:text-properties officeooo:rsid="0021d1ff"/>
    </style:style>
    <style:style style:name="T215" style:family="text">
      <style:text-properties fo:font-style="normal" officeooo:rsid="00209757" style:font-style-asian="normal" style:font-size-complex="12pt" style:font-style-complex="normal"/>
    </style:style>
    <style:style style:name="T216" style:family="text">
      <style:text-properties fo:font-style="normal" officeooo:rsid="0023f3d7" style:font-style-asian="normal" style:font-size-complex="12pt" style:font-style-complex="normal"/>
    </style:style>
    <style:style style:name="T217" style:family="text">
      <style:text-properties fo:font-style="normal" officeooo:rsid="00971d3b" style:font-style-asian="normal" style:font-size-complex="12pt" style:font-style-complex="normal"/>
    </style:style>
    <style:style style:name="T218" style:family="text">
      <style:text-properties fo:font-style="normal" officeooo:rsid="009e739f" style:font-style-asian="normal" style:font-size-complex="12pt" style:font-style-complex="normal"/>
    </style:style>
    <style:style style:name="T219" style:family="text">
      <style:text-properties fo:font-style="normal" officeooo:rsid="00a33c6a" style:font-style-asian="normal" style:font-size-complex="12pt" style:font-style-complex="normal"/>
    </style:style>
    <style:style style:name="T220" style:family="text">
      <style:text-properties fo:font-style="normal" style:font-style-asian="normal" style:font-style-complex="normal"/>
    </style:style>
    <style:style style:name="T221" style:family="text">
      <style:text-properties fo:font-style="normal" officeooo:rsid="01521924" style:font-style-asian="normal" style:font-style-complex="normal"/>
    </style:style>
    <style:style style:name="T222" style:family="text">
      <style:text-properties fo:font-style="normal" officeooo:rsid="003ecf0a" style:font-style-asian="normal" style:font-style-complex="normal"/>
    </style:style>
    <style:style style:name="T223" style:family="text">
      <style:text-properties fo:font-style="normal" officeooo:rsid="0066f72b" style:font-style-asian="normal" style:font-style-complex="normal"/>
    </style:style>
    <style:style style:name="T224" style:family="text">
      <style:text-properties fo:font-style="normal" officeooo:rsid="0098e204" style:font-style-asian="normal" style:font-style-complex="normal"/>
    </style:style>
    <style:style style:name="T225" style:family="text">
      <style:text-properties fo:font-style="normal" officeooo:rsid="0099ba10" style:font-style-asian="normal" style:font-style-complex="normal"/>
    </style:style>
    <style:style style:name="T226" style:family="text">
      <style:text-properties fo:font-style="normal" officeooo:rsid="00ed768f" style:font-style-asian="normal" style:font-style-complex="normal"/>
    </style:style>
    <style:style style:name="T227" style:family="text">
      <style:text-properties fo:font-style="normal" officeooo:rsid="00e7604f" style:font-style-asian="normal" style:font-style-complex="normal"/>
    </style:style>
    <style:style style:name="T228" style:family="text">
      <style:text-properties fo:font-style="normal" officeooo:rsid="00e90ebc" style:font-style-asian="normal" style:font-style-complex="normal"/>
    </style:style>
    <style:style style:name="T229" style:family="text">
      <style:text-properties fo:font-style="normal" officeooo:rsid="00e9d08a" style:font-style-asian="normal" style:font-style-complex="normal"/>
    </style:style>
    <style:style style:name="T230" style:family="text">
      <style:text-properties fo:font-style="normal" officeooo:rsid="00ebe09b" style:font-style-asian="normal" style:font-style-complex="normal"/>
    </style:style>
    <style:style style:name="T231" style:family="text">
      <style:text-properties fo:font-style="normal" officeooo:rsid="00d67af5" style:font-style-asian="normal" style:font-style-complex="normal"/>
    </style:style>
    <style:style style:name="T232" style:family="text">
      <style:text-properties fo:font-style="normal" officeooo:rsid="00633e5a" style:font-style-asian="normal" style:font-style-complex="normal"/>
    </style:style>
    <style:style style:name="T233" style:family="text">
      <style:text-properties officeooo:rsid="00cc452c"/>
    </style:style>
    <style:style style:name="T234" style:family="text">
      <style:text-properties officeooo:rsid="00cc68dd"/>
    </style:style>
    <style:style style:name="T235" style:family="text">
      <style:text-properties officeooo:rsid="0028b0db"/>
    </style:style>
    <style:style style:name="T236" style:family="text">
      <style:text-properties fo:color="#00000a" loext:opacity="100%"/>
    </style:style>
    <style:style style:name="T237" style:family="text">
      <style:text-properties fo:color="#00000a" loext:opacity="100%" officeooo:rsid="00dc45a7"/>
    </style:style>
    <style:style style:name="T238" style:family="text">
      <style:text-properties fo:color="#00000a" loext:opacity="100%" officeooo:rsid="00df0e99"/>
    </style:style>
    <style:style style:name="T239" style:family="text">
      <style:text-properties fo:color="#00000a" loext:opacity="100%" officeooo:rsid="00de7d3c"/>
    </style:style>
    <style:style style:name="T240" style:family="text">
      <style:text-properties fo:color="#00000a" loext:opacity="100%" style:font-name="Linux Libertine S.O.Cist.1" fo:font-size="12pt" fo:language="cs" fo:country="CZ" officeooo:rsid="01473cf2" style:font-name-asian="Andale Sans UI" style:font-size-asian="12pt" style:language-asian="zh" style:country-asian="CN" style:font-name-complex="Tahoma" style:font-size-complex="12pt" style:language-complex="hi" style:country-complex="IN"/>
    </style:style>
    <style:style style:name="T241" style:family="text">
      <style:text-properties fo:color="#00000a" loext:opacity="100%" style:font-name="Linux Libertine S.O.Cist.1" fo:font-size="12pt" fo:language="cs" fo:country="CZ" officeooo:rsid="0119743f" style:font-name-asian="Andale Sans UI" style:font-size-asian="12pt" style:language-asian="zh" style:country-asian="CN" style:font-name-complex="Times New Roman" style:font-size-complex="12pt" style:language-complex="hi" style:country-complex="IN"/>
    </style:style>
    <style:style style:name="T242" style:family="text">
      <style:text-properties fo:color="#00000a" loext:opacity="100%" style:font-name="Linux Libertine S.O.Cist.1" fo:font-size="12pt" fo:language="cs" fo:country="CZ" officeooo:rsid="015479aa" style:font-name-asian="Andale Sans UI" style:font-size-asian="12pt" style:language-asian="zh" style:country-asian="CN" style:font-name-complex="Times New Roman" style:font-size-complex="12pt" style:language-complex="hi" style:country-complex="IN"/>
    </style:style>
    <style:style style:name="T243" style:family="text">
      <style:text-properties fo:color="#00000a" loext:opacity="100%" style:font-name="Linux Libertine S.O.Cist.1" fo:font-size="12pt" fo:language="cs" fo:country="CZ" officeooo:rsid="011a8ced" style:font-name-asian="Andale Sans UI" style:font-size-asian="12pt" style:language-asian="zh" style:country-asian="CN" style:font-name-complex="Times New Roman" style:font-size-complex="12pt" style:language-complex="hi" style:country-complex="IN"/>
    </style:style>
    <style:style style:name="T244" style:family="text">
      <style:text-properties fo:color="#00000a" loext:opacity="100%" style:font-name="Linux Libertine S.O.Cist.1" fo:font-size="12pt" fo:language="cs" fo:country="CZ" officeooo:rsid="014f97ab" style:letter-kerning="false" style:font-name-asian="Arial Unicode MS" style:font-size-asian="12pt" style:language-asian="zh" style:country-asian="CN" style:font-name-complex="Arial Unicode MS" style:font-size-complex="12pt" style:language-complex="hi" style:country-complex="IN"/>
    </style:style>
    <style:style style:name="T245" style:family="text">
      <style:text-properties fo:color="#00000a" loext:opacity="100%" style:font-name="Linux Libertine S.O.Cist.1" fo:font-size="12pt" fo:language="cs" fo:country="CZ" officeooo:rsid="0067414b" style:letter-kerning="false" style:font-name-asian="Arial Unicode MS" style:font-size-asian="12pt" style:language-asian="zh" style:country-asian="CN" style:font-name-complex="Arial Unicode MS" style:font-size-complex="12pt" style:language-complex="hi" style:country-complex="IN"/>
    </style:style>
    <style:style style:name="T246" style:family="text">
      <style:text-properties fo:color="#00000a" loext:opacity="100%" style:font-name="Linux Libertine S.O.Cist.1" fo:font-size="12pt" fo:language="cs" fo:country="CZ" officeooo:rsid="01bccc1f" style:letter-kerning="false" style:font-name-asian="Arial Unicode MS" style:font-size-asian="12pt" style:language-asian="zh" style:country-asian="CN" style:font-name-complex="Arial Unicode MS" style:font-size-complex="12pt" style:language-complex="hi" style:country-complex="IN"/>
    </style:style>
    <style:style style:name="T247" style:family="text">
      <style:text-properties fo:color="#00000a" loext:opacity="100%" style:font-name="Linux Libertine S.O.Cist.1" fo:font-size="12pt" fo:language="cs" fo:country="CZ" officeooo:rsid="018e7b1a" style:letter-kerning="false" style:font-name-asian="Arial Unicode MS" style:font-size-asian="12pt" style:language-asian="zh" style:country-asian="CN" style:font-name-complex="Arial Unicode MS" style:font-size-complex="12pt" style:language-complex="hi" style:country-complex="IN"/>
    </style:style>
    <style:style style:name="T248" style:family="text">
      <style:text-properties fo:color="#00000a" loext:opacity="100%" style:font-name="Linux Libertine S.O.Cist.1" fo:font-size="12pt" fo:language="cs" fo:country="CZ" officeooo:rsid="019783c5" style:letter-kerning="false" style:font-name-asian="Arial Unicode MS" style:font-size-asian="12pt" style:language-asian="zh" style:country-asian="CN" style:font-name-complex="Arial Unicode MS" style:font-size-complex="12pt" style:language-complex="hi" style:country-complex="IN"/>
    </style:style>
    <style:style style:name="T249" style:family="text">
      <style:text-properties fo:color="#00000a" loext:opacity="100%" style:font-name="Linux Libertine S.O.Cist.1" fo:font-size="12pt" fo:language="cs" fo:country="CZ" officeooo:rsid="01d8950b" style:letter-kerning="false" style:font-name-asian="Arial Unicode MS" style:font-size-asian="12pt" style:language-asian="zh" style:country-asian="CN" style:font-name-complex="Arial Unicode MS" style:font-size-complex="12pt" style:language-complex="hi" style:country-complex="IN"/>
    </style:style>
    <style:style style:name="T250" style:family="text">
      <style:text-properties fo:color="#00000a" loext:opacity="100%" style:font-name="Linux Libertine S.O.Cist.1" fo:font-size="12pt" fo:language="cs" fo:country="CZ" officeooo:rsid="002efb8f" style:letter-kerning="false" style:font-name-asian="Arial Unicode MS" style:font-size-asian="12pt" style:language-asian="zh" style:country-asian="CN" style:font-name-complex="Arial Unicode MS" style:font-size-complex="12pt" style:language-complex="hi" style:country-complex="IN"/>
    </style:style>
    <style:style style:name="T251" style:family="text">
      <style:text-properties fo:color="#00000a" loext:opacity="100%" style:font-name="Linux Libertine S.O.Cist.1" fo:font-size="12pt" fo:language="cs" fo:country="CZ" officeooo:rsid="01be76ce" style:letter-kerning="false" style:font-name-asian="Arial Unicode MS" style:font-size-asian="12pt" style:language-asian="zh" style:country-asian="CN" style:font-name-complex="Arial Unicode MS" style:font-size-complex="12pt" style:language-complex="hi" style:country-complex="IN"/>
    </style:style>
    <style:style style:name="T252" style:family="text">
      <style:text-properties fo:color="#00000a" loext:opacity="100%" style:font-name="Linux Libertine S.O.Cist.1" fo:font-size="12pt" fo:language="cs" fo:country="CZ" officeooo:rsid="00c1935b" style:letter-kerning="false" style:font-name-asian="Arial Unicode MS" style:font-size-asian="12pt" style:language-asian="zh" style:country-asian="CN" style:font-name-complex="Arial Unicode MS" style:font-size-complex="12pt" style:language-complex="hi" style:country-complex="IN"/>
    </style:style>
    <style:style style:name="T253" style:family="text">
      <style:text-properties fo:color="#00000a" loext:opacity="100%" style:font-name="Linux Libertine S.O.Cist.1" fo:font-size="12pt" fo:language="cs" fo:country="CZ" officeooo:rsid="013cba5a" style:letter-kerning="false" style:font-name-asian="Arial Unicode MS" style:font-size-asian="12pt" style:language-asian="zh" style:country-asian="CN" style:font-name-complex="Arial Unicode MS" style:font-size-complex="12pt" style:language-complex="hi" style:country-complex="IN"/>
    </style:style>
    <style:style style:name="T254" style:family="text">
      <style:text-properties fo:color="#00000a" loext:opacity="100%" style:font-name="Linux Libertine S.O.Cist.1" fo:font-size="12pt" fo:language="cs" fo:country="CZ" officeooo:rsid="006b1a92" style:letter-kerning="false" style:font-name-asian="Arial Unicode MS" style:font-size-asian="12pt" style:language-asian="zh" style:country-asian="CN" style:font-name-complex="Arial Unicode MS" style:font-size-complex="12pt" style:language-complex="hi" style:country-complex="IN"/>
    </style:style>
    <style:style style:name="T255" style:family="text">
      <style:text-properties fo:color="#00000a" loext:opacity="100%" style:font-name="Linux Libertine S.O.Cist.1" fo:font-size="12pt" fo:language="cs" fo:country="CZ" officeooo:rsid="010a1af7" style:letter-kerning="false" style:font-name-asian="Arial Unicode MS" style:font-size-asian="12pt" style:language-asian="zh" style:country-asian="CN" style:font-name-complex="Arial Unicode MS" style:font-size-complex="12pt" style:language-complex="hi" style:country-complex="IN"/>
    </style:style>
    <style:style style:name="T256" style:family="text">
      <style:text-properties fo:color="#00000a" loext:opacity="100%" style:font-name="Linux Libertine S.O.Cist.1" fo:font-size="12pt" fo:language="cs" fo:country="CZ" officeooo:rsid="01ca2d7f" style:letter-kerning="false" style:font-name-asian="Arial Unicode MS" style:font-size-asian="12pt" style:language-asian="zh" style:country-asian="CN" style:font-name-complex="Times New Roman" style:font-size-complex="12pt" style:language-complex="hi" style:country-complex="IN"/>
    </style:style>
    <style:style style:name="T257" style:family="text">
      <style:text-properties fo:color="#00000a" loext:opacity="100%" style:font-name="Linux Libertine S.O.Cist.1" fo:font-size="12pt" fo:language="cs" fo:country="CZ" fo:font-style="italic" officeooo:rsid="018e7b1a"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58" style:family="text">
      <style:text-properties fo:color="#00000a" loext:opacity="100%" style:font-name="Linux Libertine S.O.Cist.1" fo:font-size="12pt" fo:language="cs" fo:country="CZ" fo:font-style="italic" officeooo:rsid="01bccc1f" style:letter-kerning="false" style:font-name-asian="Arial Unicode MS" style:font-size-asian="12pt" style:language-asian="zh" style:country-asian="CN" style:font-style-asian="italic" style:font-name-complex="Arial Unicode MS" style:font-size-complex="12pt" style:language-complex="hi" style:country-complex="IN" style:font-style-complex="italic"/>
    </style:style>
    <style:style style:name="T259" style:family="text">
      <style:text-properties fo:color="#00000a" loext:opacity="100%" style:font-name="Linux Libertine S.O.Cist.1" fo:font-size="12pt" fo:language="cs" fo:country="CZ" fo:font-style="normal" officeooo:rsid="01f51eb0"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260" style:family="text">
      <style:text-properties fo:color="#00000a" loext:opacity="100%" officeooo:rsid="01666eb7" style:font-name-asian="Andale Sans UI" style:language-asian="zh" style:country-asian="CN" style:font-name-complex="Tahoma" style:font-size-complex="12pt" style:language-complex="hi" style:country-complex="IN"/>
    </style:style>
    <style:style style:name="T261" style:family="text">
      <style:text-properties fo:color="#00000a" loext:opacity="100%" officeooo:rsid="016b865b" style:font-name-asian="Andale Sans UI" style:language-asian="zh" style:country-asian="CN" style:font-name-complex="Tahoma" style:language-complex="hi" style:country-complex="IN"/>
    </style:style>
    <style:style style:name="T262" style:family="text">
      <style:text-properties fo:color="#00000a" loext:opacity="100%" officeooo:rsid="00a57474"/>
    </style:style>
    <style:style style:name="T263" style:family="text">
      <style:text-properties fo:color="#00000a" loext:opacity="100%" officeooo:rsid="00a6153c"/>
    </style:style>
    <style:style style:name="T264" style:family="text">
      <style:text-properties fo:color="#00000a" loext:opacity="100%" officeooo:rsid="00a6b496"/>
    </style:style>
    <style:style style:name="T265" style:family="text">
      <style:text-properties fo:color="#00000a" loext:opacity="100%" officeooo:rsid="00a6de2a"/>
    </style:style>
    <style:style style:name="T266" style:family="text">
      <style:text-properties fo:color="#00000a" loext:opacity="100%" officeooo:rsid="00a89c15"/>
    </style:style>
    <style:style style:name="T267" style:family="text">
      <style:text-properties fo:color="#00000a" loext:opacity="100%" officeooo:rsid="00a8c141"/>
    </style:style>
    <style:style style:name="T268" style:family="text">
      <style:text-properties fo:color="#00000a" loext:opacity="100%" officeooo:rsid="00ab2bde"/>
    </style:style>
    <style:style style:name="T269" style:family="text">
      <style:text-properties fo:color="#00000a" loext:opacity="100%" officeooo:rsid="00abccda"/>
    </style:style>
    <style:style style:name="T270" style:family="text">
      <style:text-properties fo:color="#00000a" loext:opacity="100%" officeooo:rsid="00aeb850"/>
    </style:style>
    <style:style style:name="T271" style:family="text">
      <style:text-properties fo:color="#00000a" loext:opacity="100%" fo:font-style="italic" officeooo:rsid="016b865b" style:font-name-asian="Andale Sans UI" style:language-asian="zh" style:country-asian="CN" style:font-style-asian="italic" style:font-name-complex="Tahoma" style:language-complex="hi" style:country-complex="IN" style:font-style-complex="italic"/>
    </style:style>
    <style:style style:name="T272" style:family="text">
      <style:text-properties fo:color="#00000a" loext:opacity="100%" fo:font-style="italic" officeooo:rsid="013b052c" style:letter-kerning="false" style:font-name-asian="Arial Unicode MS" style:language-asian="zh" style:country-asian="CN" style:font-style-asian="italic" style:font-name-complex="Arial Unicode MS" style:language-complex="hi" style:country-complex="IN" style:font-style-complex="italic"/>
    </style:style>
    <style:style style:name="T273" style:family="text">
      <style:text-properties fo:color="#00000a" loext:opacity="100%" style:font-name="Linux Libertine S.O.Cist.:onum=1" fo:font-size="12pt" fo:language="cs" fo:country="CZ" officeooo:rsid="00534a09" style:letter-kerning="false" style:font-name-asian="Arial Unicode MS" style:font-size-asian="12pt" style:language-asian="zh" style:country-asian="CN" style:font-name-complex="Times New Roman" style:font-size-complex="12pt" style:language-complex="hi" style:country-complex="IN"/>
    </style:style>
    <style:style style:name="T274" style:family="text">
      <style:text-properties fo:color="#00000a" loext:opacity="100%" officeooo:rsid="01f0eaa3" style:letter-kerning="false" style:font-name-asian="Arial Unicode MS"/>
    </style:style>
    <style:style style:name="T275" style:family="text">
      <style:text-properties officeooo:rsid="002fef14"/>
    </style:style>
    <style:style style:name="T276" style:family="text">
      <style:text-properties officeooo:rsid="003150cc"/>
    </style:style>
    <style:style style:name="T277" style:family="text">
      <style:text-properties fo:letter-spacing="0.0071in"/>
    </style:style>
    <style:style style:name="T278" style:family="text">
      <style:text-properties fo:letter-spacing="0.0071in" fo:font-weight="normal" officeooo:rsid="001a21ad" style:font-weight-asian="normal" style:font-weight-complex="normal"/>
    </style:style>
    <style:style style:name="T279" style:family="text">
      <style:text-properties fo:font-weight="normal" officeooo:rsid="0034927f" style:font-weight-asian="normal" style:font-weight-complex="normal"/>
    </style:style>
    <style:style style:name="T280" style:family="text">
      <style:text-properties officeooo:rsid="00379f56"/>
    </style:style>
    <style:style style:name="T281" style:family="text">
      <style:text-properties officeooo:rsid="003a2221"/>
    </style:style>
    <style:style style:name="T282" style:family="text">
      <style:text-properties officeooo:rsid="003bc0cc"/>
    </style:style>
    <style:style style:name="T283" style:family="text">
      <style:text-properties officeooo:rsid="003bcf62"/>
    </style:style>
    <style:style style:name="T284" style:family="text">
      <style:text-properties officeooo:rsid="003f8205"/>
    </style:style>
    <style:style style:name="T285" style:family="text">
      <style:text-properties officeooo:rsid="00426222"/>
    </style:style>
    <style:style style:name="T286" style:family="text">
      <style:text-properties officeooo:rsid="00445de7"/>
    </style:style>
    <style:style style:name="T287" style:family="text">
      <style:text-properties officeooo:rsid="0044a46c"/>
    </style:style>
    <style:style style:name="T288" style:family="text">
      <style:text-properties officeooo:rsid="00dacd46"/>
    </style:style>
    <style:style style:name="T289" style:family="text">
      <style:text-properties officeooo:rsid="00df0e99"/>
    </style:style>
    <style:style style:name="T290" style:family="text">
      <style:text-properties style:font-name="Linux Libertine S.O.Cist.1" fo:font-size="12pt" fo:language="cs" fo:country="CZ" style:font-size-asian="12pt"/>
    </style:style>
    <style:style style:name="T291" style:family="text">
      <style:text-properties style:font-name="Linux Libertine S.O.Cist.1" fo:font-size="12pt" fo:language="cs" fo:country="CZ" officeooo:rsid="00379f56" style:font-size-asian="12pt"/>
    </style:style>
    <style:style style:name="T292" style:family="text">
      <style:text-properties style:font-name="Linux Libertine S.O.Cist.1" fo:font-size="12pt" fo:language="cs" fo:country="CZ" officeooo:rsid="0020acde" style:font-size-asian="12pt"/>
    </style:style>
    <style:style style:name="T293" style:family="text">
      <style:text-properties style:font-name="Linux Libertine S.O.Cist.1" fo:font-size="12pt" fo:language="cs" fo:country="CZ" officeooo:rsid="00749a20" style:font-size-asian="12pt"/>
    </style:style>
    <style:style style:name="T294" style:family="text">
      <style:text-properties style:font-name="Linux Libertine S.O.Cist.1" fo:font-size="12pt" fo:language="cs" fo:country="CZ" officeooo:rsid="000a69c1" style:font-size-asian="12pt"/>
    </style:style>
    <style:style style:name="T295" style:family="text">
      <style:text-properties style:font-name="Linux Libertine S.O.Cist.1" fo:font-size="12pt" fo:language="cs" fo:country="CZ" officeooo:rsid="003f1c25" style:font-size-asian="12pt"/>
    </style:style>
    <style:style style:name="T296" style:family="text">
      <style:text-properties style:font-name="Linux Libertine S.O.Cist.1" fo:font-size="12pt" fo:language="cs" fo:country="CZ" officeooo:rsid="01473cf2" style:font-size-asian="12pt"/>
    </style:style>
    <style:style style:name="T297" style:family="text">
      <style:text-properties style:font-name="Linux Libertine S.O.Cist.1" fo:font-size="12pt" fo:language="cs" fo:country="CZ" officeooo:rsid="01666eb7" style:font-size-asian="12pt"/>
    </style:style>
    <style:style style:name="T298" style:family="text">
      <style:text-properties style:font-name="Linux Libertine S.O.Cist.1" fo:font-size="12pt" fo:language="cs" fo:country="CZ" officeooo:rsid="0104014e" style:font-size-asian="12pt"/>
    </style:style>
    <style:style style:name="T299" style:family="text">
      <style:text-properties style:font-name="Linux Libertine S.O.Cist.1" fo:font-size="12pt" fo:language="cs" fo:country="CZ" officeooo:rsid="0047852d" style:font-size-asian="12pt"/>
    </style:style>
    <style:style style:name="T300" style:family="text">
      <style:text-properties style:font-name="Linux Libertine S.O.Cist.1" fo:font-size="12pt" fo:language="cs" fo:country="CZ" style:font-size-asian="12pt" style:font-size-complex="12pt"/>
    </style:style>
    <style:style style:name="T301" style:family="text">
      <style:text-properties style:font-name="Linux Libertine S.O.Cist.1" fo:font-size="12pt" fo:language="cs" fo:country="CZ" officeooo:rsid="00a5a7ed" style:font-size-asian="12pt" style:font-size-complex="12pt"/>
    </style:style>
    <style:style style:name="T302" style:family="text">
      <style:text-properties style:font-name="Linux Libertine S.O.Cist.1" fo:font-size="12pt" fo:language="cs" fo:country="CZ" officeooo:rsid="0020482f" style:font-size-asian="12pt" style:font-size-complex="12pt"/>
    </style:style>
    <style:style style:name="T303" style:family="text">
      <style:text-properties style:font-name="Linux Libertine S.O.Cist.1" fo:font-size="12pt" fo:language="cs" fo:country="CZ" officeooo:rsid="01145f31" style:font-size-asian="12pt" style:font-size-complex="12pt"/>
    </style:style>
    <style:style style:name="T304" style:family="text">
      <style:text-properties style:font-name="Linux Libertine S.O.Cist.1" fo:font-size="12pt" fo:language="cs" fo:country="CZ" officeooo:rsid="015133f8" style:font-size-asian="12pt" style:font-size-complex="12pt"/>
    </style:style>
    <style:style style:name="T305" style:family="text">
      <style:text-properties style:font-name="Linux Libertine S.O.Cist.1" fo:font-size="12pt" fo:language="cs" fo:country="CZ" officeooo:rsid="00205665" style:font-size-asian="12pt" style:font-size-complex="12pt"/>
    </style:style>
    <style:style style:name="T306" style:family="text">
      <style:text-properties style:font-name="Linux Libertine S.O.Cist.1" fo:font-size="12pt" fo:language="cs" fo:country="CZ" officeooo:rsid="013d8b46" style:font-size-asian="12pt" style:font-size-complex="12pt"/>
    </style:style>
    <style:style style:name="T307" style:family="text">
      <style:text-properties style:font-name="Linux Libertine S.O.Cist.1" fo:font-size="12pt" fo:language="cs" fo:country="CZ" officeooo:rsid="00333509" style:font-size-asian="12pt" style:font-size-complex="12pt"/>
    </style:style>
    <style:style style:name="T308" style:family="text">
      <style:text-properties style:font-name="Linux Libertine S.O.Cist.1" fo:font-size="12pt" fo:language="cs" fo:country="CZ" officeooo:rsid="019783c5" style:font-size-asian="12pt" style:font-size-complex="12pt"/>
    </style:style>
    <style:style style:name="T309" style:family="text">
      <style:text-properties style:font-name="Linux Libertine S.O.Cist.1" fo:font-size="12pt" fo:language="cs" fo:country="CZ" officeooo:rsid="00344bbe" style:font-size-asian="12pt" style:font-size-complex="12pt"/>
    </style:style>
    <style:style style:name="T310" style:family="text">
      <style:text-properties style:font-name="Linux Libertine S.O.Cist.1" fo:font-size="12pt" fo:language="cs" fo:country="CZ" officeooo:rsid="0035ed02" style:font-size-asian="12pt" style:font-size-complex="12pt"/>
    </style:style>
    <style:style style:name="T311" style:family="text">
      <style:text-properties style:font-name="Linux Libertine S.O.Cist.1" fo:font-size="12pt" fo:language="cs" fo:country="CZ" officeooo:rsid="01521924" style:font-size-asian="12pt" style:font-size-complex="12pt"/>
    </style:style>
    <style:style style:name="T312" style:family="text">
      <style:text-properties style:font-name="Linux Libertine S.O.Cist.1" fo:font-size="12pt" fo:language="cs" fo:country="CZ" officeooo:rsid="0067414b" style:font-size-asian="12pt" style:font-size-complex="12pt"/>
    </style:style>
    <style:style style:name="T313" style:family="text">
      <style:text-properties style:font-name="Linux Libertine S.O.Cist.1" fo:font-size="12pt" fo:language="cs" fo:country="CZ" officeooo:rsid="01bccc1f" style:font-size-asian="12pt" style:font-size-complex="12pt"/>
    </style:style>
    <style:style style:name="T314" style:family="text">
      <style:text-properties style:font-name="Linux Libertine S.O.Cist.1" fo:font-size="12pt" fo:language="cs" fo:country="CZ" officeooo:rsid="018e7b1a" style:font-size-asian="12pt" style:font-size-complex="12pt"/>
    </style:style>
    <style:style style:name="T315" style:family="text">
      <style:text-properties style:font-name="Linux Libertine S.O.Cist.1" fo:font-size="12pt" fo:language="cs" fo:country="CZ" officeooo:rsid="00a45de9" style:font-size-asian="12pt" style:font-size-complex="12pt"/>
    </style:style>
    <style:style style:name="T316" style:family="text">
      <style:text-properties style:font-name="Linux Libertine S.O.Cist.1" fo:font-size="12pt" fo:language="cs" fo:country="CZ" officeooo:rsid="00afa60b" style:font-size-asian="12pt" style:font-size-complex="12pt"/>
    </style:style>
    <style:style style:name="T317" style:family="text">
      <style:text-properties style:font-name="Linux Libertine S.O.Cist.1" fo:font-size="12pt" fo:language="cs" fo:country="CZ" officeooo:rsid="001e92b2" style:font-size-asian="12pt" style:font-size-complex="12pt"/>
    </style:style>
    <style:style style:name="T318" style:family="text">
      <style:text-properties style:font-name="Linux Libertine S.O.Cist.1" fo:font-size="12pt" fo:language="cs" fo:country="CZ" officeooo:rsid="01804e3e" style:font-size-asian="12pt" style:font-size-complex="12pt"/>
    </style:style>
    <style:style style:name="T319" style:family="text">
      <style:text-properties style:font-name="Linux Libertine S.O.Cist.1" fo:font-size="12pt" fo:language="cs" fo:country="CZ" officeooo:rsid="0016d416" style:font-size-asian="12pt" style:font-size-complex="12pt"/>
    </style:style>
    <style:style style:name="T320" style:family="text">
      <style:text-properties style:font-name="Linux Libertine S.O.Cist.1" fo:font-size="12pt" fo:language="cs" fo:country="CZ" officeooo:rsid="0181e394" style:font-size-asian="12pt" style:font-size-complex="12pt"/>
    </style:style>
    <style:style style:name="T321" style:family="text">
      <style:text-properties style:font-name="Linux Libertine S.O.Cist.1" fo:font-size="12pt" fo:language="cs" fo:country="CZ" officeooo:rsid="002e52ee" style:font-size-asian="12pt" style:font-size-complex="12pt"/>
    </style:style>
    <style:style style:name="T322" style:family="text">
      <style:text-properties style:font-name="Linux Libertine S.O.Cist.1" fo:font-size="12pt" fo:language="cs" fo:country="CZ" officeooo:rsid="002efb8f" style:font-size-asian="12pt" style:font-size-complex="12pt"/>
    </style:style>
    <style:style style:name="T323" style:family="text">
      <style:text-properties style:font-name="Linux Libertine S.O.Cist.1" fo:font-size="12pt" fo:language="cs" fo:country="CZ" officeooo:rsid="00c1935b" style:font-size-asian="12pt" style:font-size-complex="12pt"/>
    </style:style>
    <style:style style:name="T324" style:family="text">
      <style:text-properties style:font-name="Linux Libertine S.O.Cist.1" fo:font-size="12pt" fo:language="cs" fo:country="CZ" officeooo:rsid="006751c9" style:font-size-asian="12pt" style:font-size-complex="12pt"/>
    </style:style>
    <style:style style:name="T325" style:family="text">
      <style:text-properties style:font-name="Linux Libertine S.O.Cist.1" fo:font-size="12pt" fo:language="cs" fo:country="CZ" officeooo:rsid="006b1a92" style:font-size-asian="12pt" style:font-size-complex="12pt"/>
    </style:style>
    <style:style style:name="T326" style:family="text">
      <style:text-properties style:font-name="Linux Libertine S.O.Cist.1" fo:font-size="12pt" fo:language="cs" fo:country="CZ" officeooo:rsid="00c360d0" style:font-size-asian="12pt" style:font-size-complex="12pt"/>
    </style:style>
    <style:style style:name="T327" style:family="text">
      <style:text-properties style:font-name="Linux Libertine S.O.Cist.1" fo:font-size="12pt" fo:language="cs" fo:country="CZ" officeooo:rsid="006897dd" style:font-size-asian="12pt" style:font-size-complex="12pt"/>
    </style:style>
    <style:style style:name="T328" style:family="text">
      <style:text-properties style:font-name="Linux Libertine S.O.Cist.1" fo:font-size="12pt" fo:language="cs" fo:country="CZ" officeooo:rsid="013cba5a" style:font-size-asian="12pt" style:font-size-complex="12pt"/>
    </style:style>
    <style:style style:name="T329" style:family="text">
      <style:text-properties style:font-name="Linux Libertine S.O.Cist.1" fo:font-size="12pt" fo:language="cs" fo:country="CZ" officeooo:rsid="02123494" style:font-size-asian="12pt" style:font-size-complex="12pt"/>
    </style:style>
    <style:style style:name="T330" style:family="text">
      <style:text-properties style:font-name="Linux Libertine S.O.Cist.1" fo:font-size="12pt" fo:language="cs" fo:country="CZ" officeooo:rsid="0067b222" style:font-size-asian="12pt" style:font-size-complex="12pt"/>
    </style:style>
    <style:style style:name="T331" style:family="text">
      <style:text-properties style:font-name="Linux Libertine S.O.Cist.1" fo:font-size="12pt" fo:language="cs" fo:country="CZ" style:font-size-asian="12pt" style:font-name-complex="Times New Roman" style:font-size-complex="12pt"/>
    </style:style>
    <style:style style:name="T332" style:family="text">
      <style:text-properties style:font-name="Linux Libertine S.O.Cist.1" fo:font-size="12pt" fo:language="cs" fo:country="CZ" officeooo:rsid="001d584b" style:font-size-asian="12pt" style:font-name-complex="Times New Roman" style:font-size-complex="12pt"/>
    </style:style>
    <style:style style:name="T333" style:family="text">
      <style:text-properties style:font-name="Linux Libertine S.O.Cist.1" fo:font-size="12pt" fo:language="cs" fo:country="CZ" officeooo:rsid="01f87cb1" style:font-size-asian="12pt" style:font-name-complex="Times New Roman" style:font-size-complex="12pt"/>
    </style:style>
    <style:style style:name="T334" style:family="text">
      <style:text-properties style:font-name="Linux Libertine S.O.Cist.1" fo:font-size="12pt" fo:language="cs" fo:country="CZ" officeooo:rsid="02906ebe" style:font-size-asian="12pt" style:font-name-complex="Times New Roman" style:font-size-complex="12pt"/>
    </style:style>
    <style:style style:name="T335" style:family="text">
      <style:text-properties style:font-name="Linux Libertine S.O.Cist.1" fo:font-size="12pt" fo:language="cs" fo:country="CZ" officeooo:rsid="001fc989" style:font-size-asian="12pt" style:font-name-complex="Times New Roman" style:font-size-complex="12pt"/>
    </style:style>
    <style:style style:name="T336" style:family="text">
      <style:text-properties style:font-name="Linux Libertine S.O.Cist.1" fo:font-size="12pt" fo:language="cs" fo:country="CZ" officeooo:rsid="01a38d15" style:font-size-asian="12pt" style:font-name-complex="Times New Roman" style:font-size-complex="12pt"/>
    </style:style>
    <style:style style:name="T337" style:family="text">
      <style:text-properties style:font-name="Linux Libertine S.O.Cist.1" fo:font-size="12pt" fo:language="cs" fo:country="CZ" style:font-size-asian="12pt" style:language-asian="zh" style:country-asian="CN" style:font-name-complex="Times New Roman" style:language-complex="hi" style:country-complex="IN"/>
    </style:style>
    <style:style style:name="T338" style:family="text">
      <style:text-properties style:font-name="Linux Libertine S.O.Cist.1" fo:font-size="12pt" fo:language="cs" fo:country="CZ" officeooo:rsid="00569a21" style:font-size-asian="12pt" style:language-asian="zh" style:country-asian="CN" style:font-name-complex="Times New Roman" style:language-complex="hi" style:country-complex="IN"/>
    </style:style>
    <style:style style:name="T339" style:family="text">
      <style:text-properties style:font-name="Linux Libertine S.O.Cist.1" fo:font-size="12pt" fo:language="cs" fo:country="CZ" officeooo:rsid="01f87cb1" style:font-size-asian="12pt" style:language-asian="zh" style:country-asian="CN" style:font-name-complex="Times New Roman" style:language-complex="hi" style:country-complex="IN"/>
    </style:style>
    <style:style style:name="T340" style:family="text">
      <style:text-properties style:font-name="Linux Libertine S.O.Cist.1" fo:font-size="12pt" fo:language="cs" fo:country="CZ" officeooo:rsid="001fc989" style:font-size-asian="12pt" style:language-asian="zh" style:country-asian="CN" style:font-name-complex="Times New Roman" style:language-complex="hi" style:country-complex="IN"/>
    </style:style>
    <style:style style:name="T341" style:family="text">
      <style:text-properties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342" style:family="text">
      <style:text-properties style:font-name="Linux Libertine S.O.Cist.1" fo:font-size="12pt" fo:language="cs" fo:country="CZ" officeooo:rsid="01a38d15" style:font-size-asian="12pt" style:language-asian="zh" style:country-asian="CN" style:font-name-complex="Times New Roman" style:font-size-complex="12pt" style:language-complex="hi" style:country-complex="IN"/>
    </style:style>
    <style:style style:name="T343" style:family="text">
      <style:text-properties style:font-name="Linux Libertine S.O.Cist.1" fo:font-size="12pt" fo:language="cs" fo:country="CZ" fo:font-style="normal" officeooo:rsid="00a09608" style:font-size-asian="12pt" style:font-style-asian="normal" style:font-size-complex="12pt" style:font-style-complex="normal"/>
    </style:style>
    <style:style style:name="T344" style:family="text">
      <style:text-properties style:font-name="Linux Libertine S.O.Cist.1" fo:font-size="12pt" fo:language="cs" fo:country="CZ" fo:font-style="normal" officeooo:rsid="0023be8b" style:font-size-asian="12pt" style:font-style-asian="normal" style:font-size-complex="12pt" style:font-style-complex="normal"/>
    </style:style>
    <style:style style:name="T345" style:family="text">
      <style:text-properties style:font-name="Linux Libertine S.O.Cist.1" fo:font-size="12pt" fo:language="cs" fo:country="CZ" fo:font-style="normal" officeooo:rsid="015133f8" style:font-size-asian="12pt" style:font-style-asian="normal" style:font-size-complex="12pt" style:font-style-complex="normal"/>
    </style:style>
    <style:style style:name="T346" style:family="text">
      <style:text-properties style:font-name="Linux Libertine S.O.Cist.1" fo:font-size="12pt" fo:language="cs" fo:country="CZ" fo:font-style="normal" officeooo:rsid="00a18b13" style:font-size-asian="12pt" style:font-style-asian="normal" style:font-size-complex="12pt" style:font-style-complex="normal"/>
    </style:style>
    <style:style style:name="T347" style:family="text">
      <style:text-properties style:font-name="Linux Libertine S.O.Cist.1" fo:font-size="12pt" fo:language="cs" fo:country="CZ" fo:font-style="normal" officeooo:rsid="00a273d3" style:font-size-asian="12pt" style:font-style-asian="normal" style:font-size-complex="12pt" style:font-style-complex="normal"/>
    </style:style>
    <style:style style:name="T348" style:family="text">
      <style:text-properties style:font-name="Linux Libertine S.O.Cist.1" fo:font-size="12pt" fo:language="cs" fo:country="CZ" fo:font-style="normal" officeooo:rsid="00a33c6a" style:font-size-asian="12pt" style:font-style-asian="normal" style:font-size-complex="12pt" style:font-style-complex="normal"/>
    </style:style>
    <style:style style:name="T349" style:family="text">
      <style:text-properties style:font-name="Linux Libertine S.O.Cist.1" fo:font-size="12pt" fo:language="cs" fo:country="CZ" fo:font-style="normal" officeooo:rsid="01521924" style:font-size-asian="12pt" style:font-style-asian="normal" style:font-size-complex="12pt" style:font-style-complex="normal"/>
    </style:style>
    <style:style style:name="T350" style:family="text">
      <style:text-properties style:font-name="Linux Libertine S.O.Cist.1" fo:font-size="12pt" fo:language="cs" fo:country="CZ" fo:font-style="normal" officeooo:rsid="00a45de9" style:font-size-asian="12pt" style:font-style-asian="normal" style:font-size-complex="12pt" style:font-style-complex="normal"/>
    </style:style>
    <style:style style:name="T351" style:family="text">
      <style:text-properties style:font-name="Linux Libertine S.O.Cist.1" fo:font-size="12pt" fo:language="cs" fo:country="CZ" fo:font-style="normal" officeooo:rsid="002a5f8a" style:font-size-asian="12pt" style:font-style-asian="normal" style:font-size-complex="12pt" style:font-style-complex="normal"/>
    </style:style>
    <style:style style:name="T352" style:family="text">
      <style:text-properties style:font-name="Linux Libertine S.O.Cist.1" fo:font-size="12pt" fo:language="cs" fo:country="CZ" fo:font-style="normal" officeooo:rsid="01d8950b" style:font-size-asian="12pt" style:font-style-asian="normal" style:font-size-complex="12pt" style:font-style-complex="normal"/>
    </style:style>
    <style:style style:name="T353" style:family="text">
      <style:text-properties style:font-name="Linux Libertine S.O.Cist.1" fo:font-size="12pt" fo:language="cs" fo:country="CZ" fo:font-style="normal" officeooo:rsid="002bf6aa" style:font-size-asian="12pt" style:font-style-asian="normal" style:font-size-complex="12pt" style:font-style-complex="normal"/>
    </style:style>
    <style:style style:name="T354" style:family="text">
      <style:text-properties style:font-name="Linux Libertine S.O.Cist.1" fo:font-size="12pt" fo:language="cs" fo:country="CZ" fo:font-style="normal" officeooo:rsid="01f51eb0" style:font-size-asian="12pt" style:font-style-asian="normal" style:font-size-complex="12pt" style:font-style-complex="normal"/>
    </style:style>
    <style:style style:name="T355" style:family="text">
      <style:text-properties style:font-name="Linux Libertine S.O.Cist.1" fo:font-size="12pt" fo:language="cs" fo:country="CZ" fo:font-style="normal" officeooo:rsid="01be76ce" style:font-size-asian="12pt" style:font-style-asian="normal" style:font-size-complex="12pt" style:font-style-complex="normal"/>
    </style:style>
    <style:style style:name="T356" style:family="text">
      <style:text-properties style:font-name="Linux Libertine S.O.Cist.1" fo:font-size="12pt" fo:language="cs" fo:country="CZ" fo:font-style="italic" style:font-size-asian="12pt" style:font-style-asian="italic" style:font-size-complex="12pt" style:font-style-complex="italic"/>
    </style:style>
    <style:style style:name="T357" style:family="text">
      <style:text-properties style:font-name="Linux Libertine S.O.Cist.1" fo:font-size="12pt" fo:language="cs" fo:country="CZ" fo:font-style="italic" officeooo:rsid="0023be8b" style:font-size-asian="12pt" style:font-style-asian="italic" style:font-size-complex="12pt" style:font-style-complex="italic"/>
    </style:style>
    <style:style style:name="T358" style:family="text">
      <style:text-properties style:font-name="Linux Libertine S.O.Cist.1" fo:font-size="12pt" fo:language="cs" fo:country="CZ" fo:font-style="italic" officeooo:rsid="01521924" style:font-size-asian="12pt" style:font-style-asian="italic" style:font-size-complex="12pt" style:font-style-complex="italic"/>
    </style:style>
    <style:style style:name="T359" style:family="text">
      <style:text-properties style:font-name="Linux Libertine S.O.Cist.1" fo:font-size="12pt" fo:language="cs" fo:country="CZ" fo:font-style="italic" officeooo:rsid="0023c47c" style:font-size-asian="12pt" style:font-style-asian="italic" style:font-size-complex="12pt" style:font-style-complex="italic"/>
    </style:style>
    <style:style style:name="T360" style:family="text">
      <style:text-properties style:font-name="Linux Libertine S.O.Cist.1" fo:font-size="12pt" fo:language="cs" fo:country="CZ" fo:font-style="italic" officeooo:rsid="01bccc1f" style:font-size-asian="12pt" style:font-style-asian="italic" style:font-size-complex="12pt" style:font-style-complex="italic"/>
    </style:style>
    <style:style style:name="T361" style:family="text">
      <style:text-properties style:font-name="Linux Libertine S.O.Cist.1" fo:font-size="12pt" fo:language="cs" fo:country="CZ" fo:font-style="italic" officeooo:rsid="018e7b1a" style:font-size-asian="12pt" style:font-style-asian="italic" style:font-size-complex="12pt" style:font-style-complex="italic"/>
    </style:style>
    <style:style style:name="T362" style:family="text">
      <style:text-properties style:font-name="Linux Libertine S.O.Cist.1" fo:font-size="12pt" fo:language="cs" fo:country="CZ" fo:font-style="italic" officeooo:rsid="00a45de9" style:font-size-asian="12pt" style:font-style-asian="italic" style:font-size-complex="12pt" style:font-style-complex="italic"/>
    </style:style>
    <style:style style:name="T363" style:family="text">
      <style:text-properties style:font-name="Linux Libertine S.O.Cist.1" fo:font-size="12pt" fo:language="cs" fo:country="CZ" fo:font-style="italic" officeooo:rsid="01be76ce" style:font-size-asian="12pt" style:font-style-asian="italic" style:font-size-complex="12pt" style:font-style-complex="italic"/>
    </style:style>
    <style:style style:name="T364" style:family="text">
      <style:text-properties style:font-name="Linux Libertine S.O.Cist.1" fo:font-size="12pt" fo:language="cs" fo:country="CZ" fo:font-style="italic" officeooo:rsid="006b1a92" style:font-size-asian="12pt" style:font-style-asian="italic" style:font-size-complex="12pt" style:font-style-complex="italic"/>
    </style:style>
    <style:style style:name="T365" style:family="text">
      <style:text-properties style:font-name="Linux Libertine S.O.Cist.1" fo:font-size="12pt" style:font-size-asian="12pt" style:font-name-complex="Times New Roman"/>
    </style:style>
    <style:style style:name="T366" style:family="text">
      <style:text-properties style:font-name="Linux Libertine S.O.Cist.1" fo:font-size="12pt" officeooo:rsid="0119743f" style:font-size-asian="12pt" style:font-name-complex="Times New Roman"/>
    </style:style>
    <style:style style:name="T367" style:family="text">
      <style:text-properties style:font-name="Linux Libertine S.O.Cist.1" fo:font-size="12pt" officeooo:rsid="00cf271f" style:font-size-asian="12pt" style:font-name-complex="Times New Roman"/>
    </style:style>
    <style:style style:name="T368" style:family="text">
      <style:text-properties style:font-name="Linux Libertine S.O.Cist.1" fo:font-size="12pt" officeooo:rsid="011a8ced" style:font-size-asian="12pt" style:font-name-complex="Times New Roman"/>
    </style:style>
    <style:style style:name="T369" style:family="text">
      <style:text-properties style:font-name="Linux Libertine S.O.Cist.1" fo:font-size="12pt" officeooo:rsid="015479aa" style:font-size-asian="12pt" style:font-name-complex="Times New Roman"/>
    </style:style>
    <style:style style:name="T370" style:family="text">
      <style:text-properties style:font-name="Linux Libertine S.O.Cist.1" fo:font-size="10pt" fo:language="cs" fo:country="CZ" fo:font-style="normal" officeooo:rsid="00a273d3" style:font-size-asian="12pt" style:font-style-asian="normal" style:font-size-complex="12pt" style:font-style-complex="normal"/>
    </style:style>
    <style:style style:name="T371" style:family="text">
      <style:text-properties fo:language="la" fo:country="VA"/>
    </style:style>
    <style:style style:name="T372" style:family="text">
      <style:text-properties fo:language="la" fo:country="VA" style:language-asian="zh" style:country-asian="CN" style:language-complex="hi" style:country-complex="IN"/>
    </style:style>
    <style:style style:name="T373" style:family="text">
      <style:text-properties fo:language="la" fo:country="VA" officeooo:rsid="00b6ca30" style:language-asian="zh" style:country-asian="CN" style:language-complex="hi" style:country-complex="IN"/>
    </style:style>
    <style:style style:name="T374" style:family="text">
      <style:text-properties fo:language="la" fo:country="VA" style:font-size-asian="12pt" style:language-asian="zh" style:country-asian="CN" style:font-size-complex="12pt" style:language-complex="hi" style:country-complex="IN"/>
    </style:style>
    <style:style style:name="T375" style:family="text">
      <style:text-properties fo:language="la" fo:country="VA" officeooo:rsid="0031de23" style:font-size-asian="12pt" style:language-asian="zh" style:country-asian="CN" style:font-size-complex="12pt" style:language-complex="hi" style:country-complex="IN"/>
    </style:style>
    <style:style style:name="T376" style:family="text">
      <style:text-properties officeooo:rsid="0063eccb"/>
    </style:style>
    <style:style style:name="T377" style:family="text">
      <style:text-properties officeooo:rsid="0062114f"/>
    </style:style>
    <style:style style:name="T378" style:family="text">
      <style:text-properties officeooo:rsid="000f3e75"/>
    </style:style>
    <style:style style:name="T379" style:family="text">
      <style:text-properties officeooo:rsid="015d6bb5"/>
    </style:style>
    <style:style style:name="T380" style:family="text">
      <style:text-properties officeooo:rsid="016319dd"/>
    </style:style>
    <style:style style:name="T381" style:family="text">
      <style:text-properties officeooo:rsid="015f9940"/>
    </style:style>
    <style:style style:name="T382" style:family="text">
      <style:text-properties officeooo:rsid="004a0596"/>
    </style:style>
    <style:style style:name="T383" style:family="text">
      <style:text-properties officeooo:rsid="001bf496"/>
    </style:style>
    <style:style style:name="T384" style:family="text">
      <style:text-properties officeooo:rsid="002fc09c"/>
    </style:style>
    <style:style style:name="T385" style:family="text">
      <style:text-properties officeooo:rsid="002e9994"/>
    </style:style>
    <style:style style:name="T386" style:family="text">
      <style:text-properties officeooo:rsid="01521924"/>
    </style:style>
    <style:style style:name="T387" style:family="text">
      <style:text-properties officeooo:rsid="003b225a"/>
    </style:style>
    <style:style style:name="T388" style:family="text">
      <style:text-properties officeooo:rsid="003b9cde"/>
    </style:style>
    <style:style style:name="T389" style:family="text">
      <style:text-properties officeooo:rsid="0037710d"/>
    </style:style>
    <style:style style:name="T390" style:family="text">
      <style:text-properties officeooo:rsid="0022e095" style:font-size-complex="12pt"/>
    </style:style>
    <style:style style:name="T391" style:family="text">
      <style:text-properties officeooo:rsid="002397a9" style:font-size-complex="12pt"/>
    </style:style>
    <style:style style:name="T392" style:family="text">
      <style:text-properties officeooo:rsid="00290c78" style:font-size-complex="12pt"/>
    </style:style>
    <style:style style:name="T393" style:family="text">
      <style:text-properties officeooo:rsid="0034a540" style:font-size-complex="12pt"/>
    </style:style>
    <style:style style:name="T394" style:family="text">
      <style:text-properties officeooo:rsid="0012d7dd" style:font-size-complex="12pt"/>
    </style:style>
    <style:style style:name="T395" style:family="text">
      <style:text-properties officeooo:rsid="001b5f3b" style:font-size-complex="12pt"/>
    </style:style>
    <style:style style:name="T396" style:family="text">
      <style:text-properties officeooo:rsid="0292dc60" style:font-size-complex="12pt"/>
    </style:style>
    <style:style style:name="T397" style:family="text">
      <style:text-properties officeooo:rsid="00149e8a" style:font-size-complex="12pt"/>
    </style:style>
    <style:style style:name="T398" style:family="text">
      <style:text-properties officeooo:rsid="01be76ce" style:font-size-complex="12pt"/>
    </style:style>
    <style:style style:name="T399" style:family="text">
      <style:text-properties officeooo:rsid="01804e3e" style:font-size-complex="12pt"/>
    </style:style>
    <style:style style:name="T400" style:family="text">
      <style:text-properties officeooo:rsid="0032ba47"/>
    </style:style>
    <style:style style:name="T401" style:family="text">
      <style:text-properties fo:font-variant="small-caps"/>
    </style:style>
    <style:style style:name="T402" style:family="text">
      <style:text-properties fo:font-variant="small-caps" officeooo:rsid="003b9cde"/>
    </style:style>
    <style:style style:name="T403" style:family="text">
      <style:text-properties fo:font-variant="small-caps" fo:font-size="12pt" fo:language="la" fo:country="VA" style:font-size-asian="12pt" style:font-name-complex="Times New Roman"/>
    </style:style>
    <style:style style:name="T404" style:family="text">
      <style:text-properties fo:font-variant="small-caps" fo:font-size="12pt" fo:language="la" fo:country="VA" officeooo:rsid="001d584b" style:font-size-asian="12pt" style:font-name-complex="Times New Roman" style:font-weight-complex="bold"/>
    </style:style>
    <style:style style:name="T405" style:family="text">
      <style:text-properties fo:font-variant="small-caps" fo:font-size="12pt" fo:language="la" fo:country="VA" style:font-size-asian="12pt" style:font-name-complex="Times New Roman" style:font-size-complex="12pt"/>
    </style:style>
    <style:style style:name="T406" style:family="text">
      <style:text-properties fo:font-variant="small-caps" fo:font-size="12pt" style:font-size-asian="12pt" style:font-name-complex="Times New Roman"/>
    </style:style>
    <style:style style:name="T407" style:family="text">
      <style:text-properties fo:font-variant="small-caps" fo:font-size="12pt" officeooo:rsid="001d584b" style:font-size-asian="12pt" style:font-name-complex="Times New Roman"/>
    </style:style>
    <style:style style:name="T408" style:family="text">
      <style:text-properties fo:font-variant="small-caps" fo:font-size="12pt" officeooo:rsid="01a2af11" style:font-size-asian="12pt" style:font-name-complex="Times New Roman"/>
    </style:style>
    <style:style style:name="T409" style:family="text">
      <style:text-properties fo:font-variant="small-caps" fo:font-size="12pt" officeooo:rsid="001d584b" style:font-size-asian="12pt" style:font-name-complex="Times New Roman" style:font-weight-complex="bold"/>
    </style:style>
    <style:style style:name="T410" style:family="text">
      <style:text-properties fo:font-variant="small-caps" fo:font-size="12pt" style:font-size-asian="12pt" style:font-name-complex="Times New Roman" style:font-size-complex="12pt"/>
    </style:style>
    <style:style style:name="T411" style:family="text">
      <style:text-properties fo:font-variant="small-caps" fo:font-size="12pt" officeooo:rsid="0194e8fb" style:font-size-asian="12pt" style:font-name-complex="Times New Roman" style:font-size-complex="12pt"/>
    </style:style>
    <style:style style:name="T412" style:family="text">
      <style:text-properties fo:font-variant="small-caps" fo:font-size="12pt" officeooo:rsid="00dd7091" style:font-size-asian="12pt" style:font-name-complex="Times New Roman" style:font-size-complex="12pt"/>
    </style:style>
    <style:style style:name="T413" style:family="text">
      <style:text-properties fo:font-variant="small-caps" fo:font-size="12pt" officeooo:rsid="0195ad5b" style:font-size-asian="12pt" style:font-name-complex="Times New Roman"/>
    </style:style>
    <style:style style:name="T414" style:family="text">
      <style:text-properties fo:font-variant="small-caps" fo:font-size="12pt" officeooo:rsid="0196ad8b" style:font-size-asian="12pt" style:font-name-complex="Times New Roman"/>
    </style:style>
    <style:style style:name="T415" style:family="text">
      <style:text-properties fo:font-variant="small-caps" fo:font-size="12pt" officeooo:rsid="00d9ca1b" style:font-size-asian="12pt" style:font-name-complex="Times New Roman"/>
    </style:style>
    <style:style style:name="T416" style:family="text">
      <style:text-properties fo:font-variant="small-caps" fo:font-size="12pt" officeooo:rsid="00dba57e" style:font-size-asian="12pt" style:font-name-complex="Times New Roman"/>
    </style:style>
    <style:style style:name="T417" style:family="text">
      <style:text-properties fo:font-variant="small-caps" fo:font-size="12pt" officeooo:rsid="00dc4f41" style:font-size-asian="12pt" style:font-name-complex="Times New Roman"/>
    </style:style>
    <style:style style:name="T418" style:family="text">
      <style:text-properties fo:font-variant="small-caps" fo:font-size="12pt" officeooo:rsid="004565f6" style:font-size-asian="12pt" style:font-name-complex="Times New Roman"/>
    </style:style>
    <style:style style:name="T419" style:family="text">
      <style:text-properties fo:font-variant="small-caps" fo:font-size="12pt" fo:language="cs" fo:country="CZ" style:font-size-asian="12pt" style:font-size-complex="12pt"/>
    </style:style>
    <style:style style:name="T420" style:family="text">
      <style:text-properties fo:font-variant="small-caps" officeooo:rsid="004e9f7a"/>
    </style:style>
    <style:style style:name="T421" style:family="text">
      <style:text-properties fo:font-variant="small-caps" officeooo:rsid="0050b519"/>
    </style:style>
    <style:style style:name="T422" style:family="text">
      <style:text-properties fo:font-variant="small-caps" officeooo:rsid="004f4a0c"/>
    </style:style>
    <style:style style:name="T423" style:family="text">
      <style:text-properties fo:font-variant="small-caps" officeooo:rsid="01bc0f60"/>
    </style:style>
    <style:style style:name="T424" style:family="text">
      <style:text-properties fo:font-variant="small-caps" fo:color="#000000" loext:opacity="100%" fo:font-size="12pt" fo:language="la" fo:country="VA" style:font-size-asian="12pt" style:language-asian="zh" style:country-asian="CN" style:font-size-complex="12pt" style:language-complex="hi" style:country-complex="IN"/>
    </style:style>
    <style:style style:name="T425" style:family="text">
      <style:text-properties fo:font-variant="small-caps" fo:color="#000000" loext:opacity="100%" fo:font-size="12pt" fo:language="la" fo:country="VA" officeooo:rsid="00af29e7" style:font-size-asian="12pt" style:language-asian="zh" style:country-asian="CN" style:font-size-complex="12pt" style:language-complex="hi" style:country-complex="IN"/>
    </style:style>
    <style:style style:name="T426" style:family="text">
      <style:text-properties fo:font-variant="small-caps" fo:color="#000000" loext:opacity="100%" fo:font-size="12pt" fo:language="la" fo:country="VA" officeooo:rsid="00afa60b" style:font-size-asian="12pt" style:language-asian="zh" style:country-asian="CN" style:font-size-complex="12pt" style:language-complex="hi" style:country-complex="IN"/>
    </style:style>
    <style:style style:name="T427" style:family="text">
      <style:text-properties fo:font-variant="small-caps" fo:color="#000000" loext:opacity="100%" fo:font-size="12pt" fo:language="la" fo:country="VA" officeooo:rsid="003c6be3" style:font-size-asian="12pt" style:language-asian="zh" style:country-asian="CN" style:font-size-complex="12pt" style:language-complex="hi" style:country-complex="IN"/>
    </style:style>
    <style:style style:name="T428" style:family="text">
      <style:text-properties fo:font-variant="small-caps" fo:color="#000000" loext:opacity="100%" style:font-name="Linux Libertine S.O.Cist.1" fo:font-size="12pt" fo:language="la" fo:country="VA" officeooo:rsid="008c5778" style:font-size-asian="12pt" style:language-asian="zh" style:country-asian="CN" style:language-complex="hi" style:country-complex="IN"/>
    </style:style>
    <style:style style:name="T429" style:family="text">
      <style:text-properties fo:font-variant="small-caps" fo:color="#000000" loext:opacity="100%" style:font-name="Linux Libertine S.O.Cist.1" fo:font-size="12pt" fo:language="la" fo:country="VA" style:font-size-asian="12pt" style:language-asian="zh" style:country-asian="CN" style:font-size-complex="12pt" style:language-complex="hi" style:country-complex="IN"/>
    </style:style>
    <style:style style:name="T430" style:family="text">
      <style:text-properties fo:font-variant="small-caps" fo:color="#000000" loext:opacity="100%" fo:language="la" fo:country="VA" officeooo:rsid="00336121" style:font-size-asian="12pt" style:language-asian="zh" style:country-asian="CN" style:font-size-complex="12pt" style:language-complex="hi" style:country-complex="IN"/>
    </style:style>
    <style:style style:name="T431" style:family="text">
      <style:text-properties fo:font-variant="small-caps" officeooo:rsid="00afa60b"/>
    </style:style>
    <style:style style:name="T432" style:family="text">
      <style:text-properties fo:font-variant="small-caps" officeooo:rsid="00af38e3"/>
    </style:style>
    <style:style style:name="T433" style:family="text">
      <style:text-properties fo:font-variant="small-caps" officeooo:rsid="001f6983"/>
    </style:style>
    <style:style style:name="T434" style:family="text">
      <style:text-properties fo:font-variant="small-caps" officeooo:rsid="0021d1ff"/>
    </style:style>
    <style:style style:name="T435" style:family="text">
      <style:text-properties fo:font-variant="small-caps" fo:font-style="normal" officeooo:rsid="00209757" style:font-style-asian="normal" style:font-size-complex="12pt" style:font-style-complex="normal"/>
    </style:style>
    <style:style style:name="T436" style:family="text">
      <style:text-properties fo:font-variant="small-caps" fo:font-style="normal" officeooo:rsid="009e739f" style:font-style-asian="normal" style:font-size-complex="12pt" style:font-style-complex="normal"/>
    </style:style>
    <style:style style:name="T437" style:family="text">
      <style:text-properties fo:font-variant="small-caps" officeooo:rsid="003a2221"/>
    </style:style>
    <style:style style:name="T438" style:family="text">
      <style:text-properties fo:font-variant="small-caps" officeooo:rsid="00603726"/>
    </style:style>
    <style:style style:name="T439" style:family="text">
      <style:text-properties fo:font-variant="small-caps" style:font-name="Linux Libertine S.O.Cist.1" fo:font-size="12pt" fo:language="cs" fo:country="CZ" style:font-size-asian="12pt"/>
    </style:style>
    <style:style style:name="T440" style:family="text">
      <style:text-properties fo:font-variant="small-caps" style:font-name="Linux Libertine S.O.Cist.1" fo:font-size="12pt" fo:language="cs" fo:country="CZ" officeooo:rsid="002c4f4e" style:font-size-asian="12pt"/>
    </style:style>
    <style:style style:name="T441" style:family="text">
      <style:text-properties fo:font-variant="small-caps" style:font-name="Linux Libertine S.O.Cist.1" fo:font-size="12pt" fo:language="cs" fo:country="CZ" officeooo:rsid="003f1c25" style:font-size-asian="12pt"/>
    </style:style>
    <style:style style:name="T442" style:family="text">
      <style:text-properties fo:font-variant="small-caps" style:font-name="Linux Libertine S.O.Cist.1" fo:font-size="12pt" fo:language="cs" fo:country="CZ" style:font-size-asian="12pt" style:font-size-complex="12pt"/>
    </style:style>
    <style:style style:name="T443" style:family="text">
      <style:text-properties fo:font-variant="small-caps" style:font-name="Linux Libertine S.O.Cist.1" fo:font-size="12pt" fo:language="cs" fo:country="CZ" officeooo:rsid="01145f31" style:font-size-asian="12pt" style:font-size-complex="12pt"/>
    </style:style>
    <style:style style:name="T444" style:family="text">
      <style:text-properties fo:font-variant="small-caps" style:font-name="Linux Libertine S.O.Cist.1" fo:font-size="12pt" fo:language="cs" fo:country="CZ" officeooo:rsid="009e739f" style:font-size-asian="12pt" style:font-size-complex="12pt"/>
    </style:style>
    <style:style style:name="T445" style:family="text">
      <style:text-properties fo:font-variant="small-caps" style:font-name="Linux Libertine S.O.Cist.1" fo:font-size="12pt" fo:language="cs" fo:country="CZ" officeooo:rsid="018e7b1a" style:font-size-asian="12pt" style:font-size-complex="12pt"/>
    </style:style>
    <style:style style:name="T446" style:family="text">
      <style:text-properties fo:font-variant="small-caps" style:font-name="Linux Libertine S.O.Cist.1" fo:font-size="12pt" fo:language="cs" fo:country="CZ" officeooo:rsid="019783c5" style:font-size-asian="12pt" style:font-size-complex="12pt"/>
    </style:style>
    <style:style style:name="T447" style:family="text">
      <style:text-properties fo:font-variant="small-caps" style:font-name="Linux Libertine S.O.Cist.1" fo:font-size="12pt" fo:language="cs" fo:country="CZ" officeooo:rsid="002e52ee" style:font-size-asian="12pt" style:font-size-complex="12pt"/>
    </style:style>
    <style:style style:name="T448" style:family="text">
      <style:text-properties fo:font-variant="small-caps" style:font-name="Linux Libertine S.O.Cist.1" fo:font-size="12pt" fo:language="cs" fo:country="CZ" officeooo:rsid="00c1935b" style:font-size-asian="12pt" style:font-size-complex="12pt"/>
    </style:style>
    <style:style style:name="T449" style:family="text">
      <style:text-properties fo:font-variant="small-caps" style:font-name="Linux Libertine S.O.Cist.1" fo:font-size="12pt" fo:language="cs" fo:country="CZ" officeooo:rsid="0067414b" style:font-size-asian="12pt" style:font-size-complex="12pt"/>
    </style:style>
    <style:style style:name="T450" style:family="text">
      <style:text-properties fo:font-variant="small-caps" style:font-name="Linux Libertine S.O.Cist.1" fo:font-size="12pt" fo:language="cs" fo:country="CZ" fo:font-style="normal" officeooo:rsid="0023be8b" style:font-size-asian="12pt" style:font-style-asian="normal" style:font-size-complex="12pt" style:font-style-complex="normal"/>
    </style:style>
    <style:style style:name="T451" style:family="text">
      <style:text-properties fo:font-variant="small-caps" style:font-name="Linux Libertine S.O.Cist.1" fo:font-size="12pt" fo:language="cs" fo:country="CZ" fo:font-style="normal" officeooo:rsid="00a18b13" style:font-size-asian="12pt" style:font-style-asian="normal" style:font-size-complex="12pt" style:font-style-complex="normal"/>
    </style:style>
    <style:style style:name="T452" style:family="text">
      <style:text-properties fo:font-variant="small-caps" style:font-name="Linux Libertine S.O.Cist.1" fo:font-size="12pt" fo:language="cs" fo:country="CZ" fo:font-style="normal" officeooo:rsid="002a5f8a" style:font-size-asian="12pt" style:font-style-asian="normal" style:font-size-complex="12pt" style:font-style-complex="normal"/>
    </style:style>
    <style:style style:name="T453" style:family="text">
      <style:text-properties fo:font-variant="small-caps" style:font-name="Linux Libertine S.O.Cist.1" fo:font-size="12pt" style:font-size-asian="12pt" style:font-name-complex="Times New Roman"/>
    </style:style>
    <style:style style:name="T454" style:family="text">
      <style:text-properties fo:font-variant="small-caps" style:font-name="Linux Libertine S.O.Cist.1" fo:font-size="12pt" officeooo:rsid="00b9a5d4" style:font-size-asian="12pt" style:font-name-complex="Times New Roman"/>
    </style:style>
    <style:style style:name="T455" style:family="text">
      <style:text-properties fo:font-variant="small-caps" officeooo:rsid="001a04f7"/>
    </style:style>
    <style:style style:name="T456" style:family="text">
      <style:text-properties fo:font-variant="small-caps" officeooo:rsid="006c6bd9"/>
    </style:style>
    <style:style style:name="T457" style:family="text">
      <style:text-properties fo:font-variant="small-caps" officeooo:rsid="006e8928"/>
    </style:style>
    <style:style style:name="T458" style:family="text">
      <style:text-properties fo:font-variant="small-caps" officeooo:rsid="00761ef2"/>
    </style:style>
    <style:style style:name="T459" style:family="text">
      <style:text-properties fo:font-variant="small-caps" officeooo:rsid="00791027"/>
    </style:style>
    <style:style style:name="T460" style:family="text">
      <style:text-properties fo:font-variant="small-caps" officeooo:rsid="007991b0"/>
    </style:style>
    <style:style style:name="T461" style:family="text">
      <style:text-properties fo:font-variant="small-caps" officeooo:rsid="007a9d81"/>
    </style:style>
    <style:style style:name="T462" style:family="text">
      <style:text-properties fo:font-variant="small-caps" officeooo:rsid="007c38c5"/>
    </style:style>
    <style:style style:name="T463" style:family="text">
      <style:text-properties fo:font-variant="small-caps" officeooo:rsid="007e28d5"/>
    </style:style>
    <style:style style:name="T464" style:family="text">
      <style:text-properties fo:font-variant="small-caps" officeooo:rsid="007e8b64"/>
    </style:style>
    <style:style style:name="T465" style:family="text">
      <style:text-properties fo:font-variant="small-caps" officeooo:rsid="0085ca58"/>
    </style:style>
    <style:style style:name="T466" style:family="text">
      <style:text-properties fo:font-variant="small-caps" officeooo:rsid="008a0fe1"/>
    </style:style>
    <style:style style:name="T467" style:family="text">
      <style:text-properties fo:font-variant="small-caps" officeooo:rsid="008daabb"/>
    </style:style>
    <style:style style:name="T468" style:family="text">
      <style:text-properties fo:font-variant="small-caps" officeooo:rsid="008fed2d"/>
    </style:style>
    <style:style style:name="T469" style:family="text">
      <style:text-properties fo:font-variant="small-caps" officeooo:rsid="0034a540" style:font-size-complex="12pt"/>
    </style:style>
    <style:style style:name="T470" style:family="text">
      <style:text-properties fo:font-variant="small-caps" officeooo:rsid="0095567c" style:font-size-complex="12pt"/>
    </style:style>
    <style:style style:name="T471" style:family="text">
      <style:text-properties fo:font-variant="small-caps" officeooo:rsid="0012d7dd" style:font-size-complex="12pt"/>
    </style:style>
    <style:style style:name="T472" style:family="text">
      <style:text-properties fo:font-variant="small-caps" officeooo:rsid="0022e095" style:font-size-complex="12pt"/>
    </style:style>
    <style:style style:name="T473" style:family="text">
      <style:text-properties fo:font-variant="small-caps" officeooo:rsid="0094f4ed"/>
    </style:style>
    <style:style style:name="T474" style:family="text">
      <style:text-properties fo:font-variant="small-caps" officeooo:rsid="0099ba10"/>
    </style:style>
    <style:style style:name="T475" style:family="text">
      <style:text-properties fo:font-variant="small-caps" officeooo:rsid="00a0c4e2"/>
    </style:style>
    <style:style style:name="T476" style:family="text">
      <style:text-properties fo:font-variant="small-caps" officeooo:rsid="00a4872e"/>
    </style:style>
    <style:style style:name="T477" style:family="text">
      <style:text-properties fo:font-variant="small-caps" fo:color="#00000a" loext:opacity="100%"/>
    </style:style>
    <style:style style:name="T478" style:family="text">
      <style:text-properties fo:font-variant="small-caps" fo:color="#00000a" loext:opacity="100%" officeooo:rsid="00a57474"/>
    </style:style>
    <style:style style:name="T479" style:family="text">
      <style:text-properties fo:font-variant="small-caps" fo:color="#00000a" loext:opacity="100%" officeooo:rsid="00a6153c"/>
    </style:style>
    <style:style style:name="T480" style:family="text">
      <style:text-properties fo:font-variant="small-caps" fo:color="#00000a" loext:opacity="100%" officeooo:rsid="00a6de2a"/>
    </style:style>
    <style:style style:name="T481" style:family="text">
      <style:text-properties fo:font-variant="small-caps" fo:color="#00000a" loext:opacity="100%" officeooo:rsid="00dc45a7"/>
    </style:style>
    <style:style style:name="T482" style:family="text">
      <style:text-properties fo:font-variant="small-caps" fo:color="#00000a" loext:opacity="100%" style:font-name="Linux Libertine S.O.Cist.1" fo:font-size="12pt" fo:language="cs" fo:country="CZ" fo:font-style="normal" officeooo:rsid="01d8950b" style:letter-kerning="false" style:font-name-asian="Arial Unicode MS" style:font-size-asian="12pt" style:language-asian="zh" style:country-asian="CN" style:font-style-asian="normal" style:font-name-complex="Arial Unicode MS" style:font-size-complex="12pt" style:language-complex="hi" style:country-complex="IN" style:font-style-complex="normal"/>
    </style:style>
    <style:style style:name="T483" style:family="text">
      <style:text-properties fo:font-variant="small-caps" fo:background-color="transparent" loext:char-shading-value="0"/>
    </style:style>
    <style:style style:name="T484" style:family="text">
      <style:text-properties fo:font-variant="small-caps" officeooo:rsid="00b5e1ad" fo:background-color="transparent" loext:char-shading-value="0"/>
    </style:style>
    <style:style style:name="T485" style:family="text">
      <style:text-properties fo:font-variant="small-caps" officeooo:rsid="00ca913d" fo:background-color="transparent" loext:char-shading-value="0"/>
    </style:style>
    <style:style style:name="T486" style:family="text">
      <style:text-properties fo:font-variant="small-caps" officeooo:rsid="00bb1cea"/>
    </style:style>
    <style:style style:name="T487" style:family="text">
      <style:text-properties fo:font-variant="small-caps" officeooo:rsid="00bbf823"/>
    </style:style>
    <style:style style:name="T488" style:family="text">
      <style:text-properties fo:font-variant="small-caps" officeooo:rsid="00be19d3"/>
    </style:style>
    <style:style style:name="T489" style:family="text">
      <style:text-properties fo:font-variant="small-caps" officeooo:rsid="001969ea"/>
    </style:style>
    <style:style style:name="T490" style:family="text">
      <style:text-properties fo:font-variant="small-caps" officeooo:rsid="00cb410e"/>
    </style:style>
    <style:style style:name="T491" style:family="text">
      <style:text-properties fo:font-variant="small-caps" officeooo:rsid="00cca7da"/>
    </style:style>
    <style:style style:name="T492" style:family="text">
      <style:text-properties fo:font-variant="small-caps" officeooo:rsid="00cfb94a"/>
    </style:style>
    <style:style style:name="T493" style:family="text">
      <style:text-properties fo:font-variant="small-caps" officeooo:rsid="00d77670"/>
    </style:style>
    <style:style style:name="T494" style:family="text">
      <style:text-properties fo:font-variant="small-caps" officeooo:rsid="00e195fd"/>
    </style:style>
    <style:style style:name="T495" style:family="text">
      <style:text-properties fo:font-variant="small-caps" officeooo:rsid="00e2752d"/>
    </style:style>
    <style:style style:name="T496" style:family="text">
      <style:text-properties fo:font-variant="small-caps" style:language-asian="zh" style:country-asian="CN" style:language-complex="hi" style:country-complex="IN"/>
    </style:style>
    <style:style style:name="T497" style:family="text">
      <style:text-properties fo:font-variant="small-caps" fo:language="cs" fo:country="CZ" officeooo:rsid="00e2e277"/>
    </style:style>
    <style:style style:name="T498" style:family="text">
      <style:text-properties fo:font-variant="small-caps" fo:language="cs" fo:country="CZ" style:font-size-asian="12pt" style:font-size-complex="12pt"/>
    </style:style>
    <style:style style:name="T499" style:family="text">
      <style:text-properties fo:font-variant="small-caps" officeooo:rsid="00ed3424"/>
    </style:style>
    <style:style style:name="T500" style:family="text">
      <style:text-properties fo:font-variant="small-caps" officeooo:rsid="00ede835"/>
    </style:style>
    <style:style style:name="T501" style:family="text">
      <style:text-properties fo:font-variant="small-caps" officeooo:rsid="00fff087"/>
    </style:style>
    <style:style style:name="T502" style:family="text">
      <style:text-properties fo:font-variant="small-caps" officeooo:rsid="00a5a7ed"/>
    </style:style>
    <style:style style:name="T503" style:family="text">
      <style:text-properties fo:font-variant="small-caps" officeooo:rsid="009e1b37"/>
    </style:style>
    <style:style style:name="T504" style:family="text">
      <style:text-properties fo:font-variant="small-caps" officeooo:rsid="0093aecd"/>
    </style:style>
    <style:style style:name="T505" style:family="text">
      <style:text-properties fo:font-variant="small-caps" officeooo:rsid="00a2987d"/>
    </style:style>
    <style:style style:name="T506" style:family="text">
      <style:text-properties fo:font-variant="small-caps" officeooo:rsid="004755ef"/>
    </style:style>
    <style:style style:name="T507" style:family="text">
      <style:text-properties fo:font-variant="small-caps" style:font-name="Linux Libertine S.O.Cist.:onum=1" fo:font-size="12pt" fo:language="cs" fo:country="CZ" style:font-size-asian="12pt" style:language-asian="zh" style:country-asian="CN" style:font-name-complex="Times New Roman" style:language-complex="hi" style:country-complex="IN"/>
    </style:style>
    <style:style style:name="T508" style:family="text">
      <style:text-properties fo:font-variant="small-caps" style:use-window-font-color="true" loext:opacity="0%"/>
    </style:style>
    <style:style style:name="T509" style:family="text">
      <style:text-properties fo:font-variant="small-caps" style:use-window-font-color="true" loext:opacity="0%" style:font-name="Linux Libertine S.O.Cist.1" fo:font-size="12pt" fo:language="cs" fo:country="CZ" style:font-size-asian="12pt" style:font-name-complex="Times New Roman" style:font-size-complex="12pt"/>
    </style:style>
    <style:style style:name="T510" style:family="text">
      <style:text-properties fo:font-variant="small-caps" style:use-window-font-color="true" loext:opacity="0%" style:font-name="Linux Libertine S.O.Cist.1" fo:font-size="12pt" fo:language="cs" fo:country="CZ" officeooo:rsid="01a22001" style:font-size-asian="12pt" style:font-name-complex="Times New Roman" style:font-size-complex="12pt"/>
    </style:style>
    <style:style style:name="T511" style:family="text">
      <style:text-properties fo:font-variant="small-caps" style:use-window-font-color="true" loext:opacity="0%" style:font-name="Linux Libertine S.O.Cist.1" fo:font-size="12pt" fo:language="cs" fo:country="CZ" style:font-size-asian="12pt" style:language-asian="zh" style:country-asian="CN" style:font-name-complex="Times New Roman" style:font-size-complex="12pt" style:language-complex="hi" style:country-complex="IN"/>
    </style:style>
    <style:style style:name="T512" style:family="text">
      <style:text-properties fo:font-variant="small-caps" style:use-window-font-color="true" loext:opacity="0%" officeooo:rsid="01a22001"/>
    </style:style>
    <style:style style:name="T513" style:family="text">
      <style:text-properties fo:font-variant="small-caps" officeooo:rsid="00e7604f"/>
    </style:style>
    <style:style style:name="T514" style:family="text">
      <style:text-properties fo:font-variant="small-caps" officeooo:rsid="00e9d08a"/>
    </style:style>
    <style:style style:name="T515" style:family="text">
      <style:text-properties fo:font-variant="small-caps" officeooo:rsid="00eb3906"/>
    </style:style>
    <style:style style:name="T516" style:family="text">
      <style:text-properties fo:font-variant="small-caps" officeooo:rsid="00dba782"/>
    </style:style>
    <style:style style:name="T517" style:family="text">
      <style:text-properties fo:font-variant="small-caps" officeooo:rsid="00b9a5d4"/>
    </style:style>
    <style:style style:name="T518" style:family="text">
      <style:text-properties fo:font-variant="small-caps" style:font-name="Linux Libertine S.O.Cist.2"/>
    </style:style>
    <style:style style:name="T519" style:family="text">
      <style:text-properties fo:font-variant="small-caps" style:font-name="Linux Libertine S.O.Cist.2" officeooo:rsid="001e055f"/>
    </style:style>
    <style:style style:name="T520" style:family="text">
      <style:text-properties fo:font-variant="small-caps" style:font-name="Linux Libertine S.O.Cist.2" officeooo:rsid="00211ad0"/>
    </style:style>
    <style:style style:name="T521" style:family="text">
      <style:text-properties fo:font-variant="small-caps" style:font-name="Linux Libertine S.O.Cist.2" officeooo:rsid="00214bb8"/>
    </style:style>
    <style:style style:name="T522" style:family="text">
      <style:text-properties fo:font-variant="small-caps" style:font-name="Linux Libertine S.O.Cist.2" officeooo:rsid="01032bf3"/>
    </style:style>
    <style:style style:name="T523" style:family="text">
      <style:text-properties fo:font-variant="small-caps" officeooo:rsid="00f50cb2"/>
    </style:style>
    <style:style style:name="T524" style:family="text">
      <style:text-properties fo:font-variant="small-caps" officeooo:rsid="00fb0fa7"/>
    </style:style>
    <style:style style:name="T525" style:family="text">
      <style:text-properties fo:font-variant="small-caps" officeooo:rsid="00ff20d4"/>
    </style:style>
    <style:style style:name="T526" style:family="text">
      <style:text-properties fo:font-variant="small-caps" officeooo:rsid="00ffd12c"/>
    </style:style>
    <style:style style:name="T527" style:family="text">
      <style:text-properties officeooo:rsid="003e2b79"/>
    </style:style>
    <style:style style:name="T528" style:family="text">
      <style:text-properties officeooo:rsid="003ecf0a"/>
    </style:style>
    <style:style style:name="T529" style:family="text">
      <style:text-properties officeooo:rsid="004e9f7a"/>
    </style:style>
    <style:style style:name="T530" style:family="text">
      <style:text-properties officeooo:rsid="004f4a0c"/>
    </style:style>
    <style:style style:name="T531" style:family="text">
      <style:text-properties officeooo:rsid="0050b519"/>
    </style:style>
    <style:style style:name="T532" style:family="text">
      <style:text-properties officeooo:rsid="005b91e6"/>
    </style:style>
    <style:style style:name="T533" style:family="text">
      <style:text-properties fo:language="cs" fo:country="CZ"/>
    </style:style>
    <style:style style:name="T534" style:family="text">
      <style:text-properties fo:language="cs" fo:country="CZ" officeooo:rsid="01badf0b"/>
    </style:style>
    <style:style style:name="T535" style:family="text">
      <style:text-properties fo:language="cs" fo:country="CZ" officeooo:rsid="00e2e277"/>
    </style:style>
    <style:style style:name="T536" style:family="text">
      <style:text-properties fo:language="cs" fo:country="CZ" officeooo:rsid="00426592"/>
    </style:style>
    <style:style style:name="T537" style:family="text">
      <style:text-properties fo:language="cs" fo:country="CZ" officeooo:rsid="00239e6d"/>
    </style:style>
    <style:style style:name="T538" style:family="text">
      <style:text-properties fo:language="cs" fo:country="CZ" officeooo:rsid="00c849af"/>
    </style:style>
    <style:style style:name="T539" style:family="text">
      <style:text-properties fo:language="cs" fo:country="CZ" officeooo:rsid="0016d416"/>
    </style:style>
    <style:style style:name="T540" style:family="text">
      <style:text-properties fo:language="cs" fo:country="CZ" style:font-size-asian="12pt" style:font-size-complex="12pt"/>
    </style:style>
    <style:style style:name="T541" style:family="text">
      <style:text-properties fo:language="cs" fo:country="CZ" officeooo:rsid="0031de23" style:font-size-asian="12pt" style:font-size-complex="12pt"/>
    </style:style>
    <style:style style:name="T542" style:family="text">
      <style:text-properties fo:language="cs" fo:country="CZ" officeooo:rsid="00c1935b" style:font-size-asian="12pt" style:font-size-complex="12pt"/>
    </style:style>
    <style:style style:name="T543" style:family="text">
      <style:text-properties fo:language="cs" fo:country="CZ" officeooo:rsid="0016d416" style:font-size-asian="12pt" style:font-size-complex="12pt"/>
    </style:style>
    <style:style style:name="T544" style:family="text">
      <style:text-properties officeooo:rsid="01bc0f60"/>
    </style:style>
    <style:style style:name="T545" style:family="text">
      <style:text-properties officeooo:rsid="01bd9cc5"/>
    </style:style>
    <style:style style:name="T546" style:family="text">
      <style:text-properties officeooo:rsid="0104b4f7"/>
    </style:style>
    <style:style style:name="T547" style:family="text">
      <style:text-properties officeooo:rsid="0150c414"/>
    </style:style>
    <style:style style:name="T548" style:family="text">
      <style:text-properties officeooo:rsid="0193e234"/>
    </style:style>
    <style:style style:name="T549" style:family="text">
      <style:text-properties officeooo:rsid="00af29e7"/>
    </style:style>
    <style:style style:name="T550" style:family="text">
      <style:text-properties officeooo:rsid="00bc1fa8"/>
    </style:style>
    <style:style style:name="T551" style:family="text">
      <style:text-properties officeooo:rsid="0187bdf0"/>
    </style:style>
    <style:style style:name="T552" style:family="text">
      <style:text-properties officeooo:rsid="00b9af41"/>
    </style:style>
    <style:style style:name="T553" style:family="text">
      <style:text-properties officeooo:rsid="00afa60b"/>
    </style:style>
    <style:style style:name="T554" style:family="text">
      <style:text-properties officeooo:rsid="00bb0862"/>
    </style:style>
    <style:style style:name="T555" style:family="text">
      <style:text-properties officeooo:rsid="00bd4610"/>
    </style:style>
    <style:style style:name="T556" style:family="text">
      <style:text-properties officeooo:rsid="01880438"/>
    </style:style>
    <style:style style:name="T557" style:family="text">
      <style:text-properties officeooo:rsid="005d5038"/>
    </style:style>
    <style:style style:name="T558" style:family="text">
      <style:text-properties officeooo:rsid="002d0b2a"/>
    </style:style>
    <style:style style:name="T559" style:family="text">
      <style:text-properties officeooo:rsid="002e4738"/>
    </style:style>
    <style:style style:name="T560" style:family="text">
      <style:text-properties officeooo:rsid="003b111f"/>
    </style:style>
    <style:style style:name="T561" style:family="text">
      <style:text-properties officeooo:rsid="0064366a"/>
    </style:style>
    <style:style style:name="T562" style:family="text">
      <style:text-properties officeooo:rsid="010764bb"/>
    </style:style>
    <style:style style:name="T563" style:family="text">
      <style:text-properties officeooo:rsid="00af38e3"/>
    </style:style>
    <style:style style:name="T564" style:family="text">
      <style:text-properties officeooo:rsid="005e51f7"/>
    </style:style>
    <style:style style:name="T565" style:family="text">
      <style:text-properties officeooo:rsid="00603726"/>
    </style:style>
    <style:style style:name="T566" style:family="text">
      <style:text-properties officeooo:rsid="006150ef"/>
    </style:style>
    <style:style style:name="T567" style:family="text">
      <style:text-properties officeooo:rsid="0061ba7a"/>
    </style:style>
    <style:style style:name="T568" style:family="text">
      <style:text-properties fo:color="#0000ff" loext:opacity="100%" fo:font-size="9pt" officeooo:rsid="0061ba7a" style:font-size-asian="9pt" style:font-size-complex="9pt"/>
    </style:style>
    <style:style style:name="T569" style:family="text">
      <style:text-properties fo:color="#0000ff" loext:opacity="100%" officeooo:rsid="00ca913d" fo:background-color="transparent" loext:char-shading-value="0"/>
    </style:style>
    <style:style style:name="T570" style:family="text">
      <style:text-properties fo:color="#0000ff" loext:opacity="100%" officeooo:rsid="00cb3ed9" fo:background-color="transparent" loext:char-shading-value="0"/>
    </style:style>
    <style:style style:name="T571" style:family="text">
      <style:text-properties fo:color="#0000ff" loext:opacity="100%" officeooo:rsid="00cb410e" fo:background-color="transparent" loext:char-shading-value="0"/>
    </style:style>
    <style:style style:name="T572" style:family="text">
      <style:text-properties fo:color="#0000ff" loext:opacity="100%" officeooo:rsid="00cde88b" fo:background-color="transparent" loext:char-shading-value="0"/>
    </style:style>
    <style:style style:name="T573" style:family="text">
      <style:text-properties fo:color="#0000ff" loext:opacity="100%" fo:font-size="10pt" officeooo:rsid="00cb148e" fo:background-color="transparent" loext:char-shading-value="0"/>
    </style:style>
    <style:style style:name="T574" style:family="text">
      <style:text-properties fo:color="#0000ff" loext:opacity="100%" fo:font-size="10pt" officeooo:rsid="00ca913d" fo:background-color="transparent" loext:char-shading-value="0"/>
    </style:style>
    <style:style style:name="T575" style:family="text">
      <style:text-properties fo:color="#0000ff" loext:opacity="100%" fo:font-size="10pt" officeooo:rsid="00d2ceed"/>
    </style:style>
    <style:style style:name="T576" style:family="text">
      <style:text-properties officeooo:rsid="0063725c"/>
    </style:style>
    <style:style style:name="T577" style:family="text">
      <style:text-properties officeooo:rsid="01473cf2"/>
    </style:style>
    <style:style style:name="T578" style:family="text">
      <style:text-properties officeooo:rsid="0063b044"/>
    </style:style>
    <style:style style:name="T579" style:family="text">
      <style:text-properties officeooo:rsid="00649c90"/>
    </style:style>
    <style:style style:name="T580" style:family="text">
      <style:text-properties officeooo:rsid="00654627"/>
    </style:style>
    <style:style style:name="T581" style:family="text">
      <style:text-properties officeooo:rsid="0066f72b"/>
    </style:style>
    <style:style style:name="T582" style:family="text">
      <style:text-properties officeooo:rsid="00682d64"/>
    </style:style>
    <style:style style:name="T583" style:family="text">
      <style:text-properties officeooo:rsid="006c6bd9"/>
    </style:style>
    <style:style style:name="T584" style:family="text">
      <style:text-properties officeooo:rsid="006c7d0c"/>
    </style:style>
    <style:style style:name="T585" style:family="text">
      <style:text-properties officeooo:rsid="006c8c7f"/>
    </style:style>
    <style:style style:name="T586" style:family="text">
      <style:text-properties officeooo:rsid="006e8928"/>
    </style:style>
    <style:style style:name="T587" style:family="text">
      <style:text-properties fo:font-size="10pt" officeooo:rsid="0072a479"/>
    </style:style>
    <style:style style:name="T588" style:family="text">
      <style:text-properties fo:font-size="10pt" officeooo:rsid="007202d6"/>
    </style:style>
    <style:style style:name="T589" style:family="text">
      <style:text-properties fo:font-size="10pt" fo:font-style="normal" officeooo:rsid="006e8928" style:font-style-asian="normal" style:font-style-complex="normal"/>
    </style:style>
    <style:style style:name="T590" style:family="text">
      <style:text-properties fo:font-size="10pt" fo:font-style="normal" officeooo:rsid="0076a3a0" style:font-style-asian="normal" style:font-style-complex="normal"/>
    </style:style>
    <style:style style:name="T591" style:family="text">
      <style:text-properties fo:font-size="10pt" fo:font-style="normal" officeooo:rsid="00782600" style:font-style-asian="normal" style:font-style-complex="normal"/>
    </style:style>
    <style:style style:name="T592" style:family="text">
      <style:text-properties fo:font-size="10pt" fo:font-style="normal" officeooo:rsid="007e28d5" style:font-style-asian="normal" style:font-style-complex="normal"/>
    </style:style>
    <style:style style:name="T593" style:family="text">
      <style:text-properties fo:font-size="10pt" fo:font-style="normal" officeooo:rsid="0099ba10" style:font-style-asian="normal" style:font-style-complex="normal"/>
    </style:style>
    <style:style style:name="T594" style:family="text">
      <style:text-properties fo:font-size="10pt" officeooo:rsid="0076a3a0"/>
    </style:style>
    <style:style style:name="T595" style:family="text">
      <style:text-properties fo:font-size="10pt" officeooo:rsid="00782600"/>
    </style:style>
    <style:style style:name="T596" style:family="text">
      <style:text-properties fo:font-size="10pt" officeooo:rsid="00787115"/>
    </style:style>
    <style:style style:name="T597" style:family="text">
      <style:text-properties fo:font-size="10pt" officeooo:rsid="007e28d5"/>
    </style:style>
    <style:style style:name="T598" style:family="text">
      <style:text-properties fo:font-size="10pt" officeooo:rsid="007e8b64"/>
    </style:style>
    <style:style style:name="T599" style:family="text">
      <style:text-properties fo:font-size="10pt" officeooo:rsid="008daabb"/>
    </style:style>
    <style:style style:name="T600" style:family="text">
      <style:text-properties fo:font-size="10pt" officeooo:rsid="00911782"/>
    </style:style>
    <style:style style:name="T601" style:family="text">
      <style:text-properties officeooo:rsid="007077ad"/>
    </style:style>
    <style:style style:name="T602" style:family="text">
      <style:text-properties officeooo:rsid="007202d6"/>
    </style:style>
    <style:style style:name="T603" style:family="text">
      <style:text-properties officeooo:rsid="0072a479"/>
    </style:style>
    <style:style style:name="T604" style:family="text">
      <style:text-properties officeooo:rsid="00761ef2"/>
    </style:style>
    <style:style style:name="T605" style:family="text">
      <style:text-properties officeooo:rsid="00782600"/>
    </style:style>
    <style:style style:name="T606" style:family="text">
      <style:text-properties officeooo:rsid="00787115"/>
    </style:style>
    <style:style style:name="T607" style:family="text">
      <style:text-properties officeooo:rsid="00791027"/>
    </style:style>
    <style:style style:name="T608" style:family="text">
      <style:text-properties fo:font-variant="normal" fo:text-transform="none"/>
    </style:style>
    <style:style style:name="T609" style:family="text">
      <style:text-properties fo:font-variant="normal" fo:text-transform="none" officeooo:rsid="001a04f7"/>
    </style:style>
    <style:style style:name="T610" style:family="text">
      <style:text-properties fo:font-variant="normal" fo:text-transform="none" officeooo:rsid="00791027"/>
    </style:style>
    <style:style style:name="T611" style:family="text">
      <style:text-properties fo:font-variant="normal" fo:text-transform="none" officeooo:rsid="007e8b64"/>
    </style:style>
    <style:style style:name="T612" style:family="text">
      <style:text-properties fo:font-variant="normal" fo:text-transform="none" style:font-name="Linux Libertine S.O.Cist.1" fo:font-size="12pt" fo:language="cs" fo:country="CZ" officeooo:rsid="009e739f" style:font-size-asian="12pt" style:font-size-complex="12pt"/>
    </style:style>
    <style:style style:name="T613" style:family="text">
      <style:text-properties fo:font-variant="normal" fo:text-transform="none" style:font-name="Linux Libertine S.O.Cist.1" fo:font-size="12pt" fo:language="cs" fo:country="CZ" officeooo:rsid="001c0314" style:font-size-asian="12pt" style:font-size-complex="12pt"/>
    </style:style>
    <style:style style:name="T614" style:family="text">
      <style:text-properties fo:font-variant="normal" fo:text-transform="none" style:font-name="Linux Libertine S.O.Cist.1" fo:font-size="12pt" fo:language="cs" fo:country="CZ" officeooo:rsid="001f6983" style:font-size-asian="12pt" style:font-size-complex="12pt"/>
    </style:style>
    <style:style style:name="T615" style:family="text">
      <style:text-properties fo:font-variant="normal" fo:text-transform="none" style:font-name="Linux Libertine S.O.Cist.1" fo:font-size="12pt" fo:language="cs" fo:country="CZ" officeooo:rsid="00a33c6a" style:font-size-asian="12pt" style:font-size-complex="12pt"/>
    </style:style>
    <style:style style:name="T616" style:family="text">
      <style:text-properties fo:font-variant="normal" fo:text-transform="none" style:use-window-font-color="true" loext:opacity="0%" style:font-name="Linux Libertine S.O.Cist.1" fo:font-size="12pt" fo:language="cs" fo:country="CZ" officeooo:rsid="001f6983" style:font-size-asian="12pt" style:font-size-complex="12pt"/>
    </style:style>
    <style:style style:name="T617" style:family="text">
      <style:text-properties fo:font-variant="normal" fo:text-transform="none" officeooo:rsid="00cfb94a"/>
    </style:style>
    <style:style style:name="T618" style:family="text">
      <style:text-properties fo:font-variant="normal" fo:text-transform="none" officeooo:rsid="00d3850f"/>
    </style:style>
    <style:style style:name="T619" style:family="text">
      <style:text-properties fo:font-variant="normal" fo:text-transform="none" officeooo:rsid="00e195fd"/>
    </style:style>
    <style:style style:name="T620" style:family="text">
      <style:text-properties fo:font-variant="normal" fo:text-transform="none" officeooo:rsid="00e2752d"/>
    </style:style>
    <style:style style:name="T621" style:family="text">
      <style:text-properties fo:font-variant="normal" fo:text-transform="none" officeooo:rsid="00ff20d4"/>
    </style:style>
    <style:style style:name="T622" style:family="text">
      <style:text-properties officeooo:rsid="007991b0"/>
    </style:style>
    <style:style style:name="T623" style:family="text">
      <style:text-properties officeooo:rsid="0079d2bd"/>
    </style:style>
    <style:style style:name="T624" style:family="text">
      <style:text-properties officeooo:rsid="007a9d81"/>
    </style:style>
    <style:style style:name="T625" style:family="text">
      <style:text-properties officeooo:rsid="007c38c5"/>
    </style:style>
    <style:style style:name="T626" style:family="text">
      <style:text-properties officeooo:rsid="007dc819"/>
    </style:style>
    <style:style style:name="T627" style:family="text">
      <style:text-properties officeooo:rsid="007e28d5"/>
    </style:style>
    <style:style style:name="T628" style:family="text">
      <style:text-properties officeooo:rsid="007e5ca3"/>
    </style:style>
    <style:style style:name="T629" style:family="text">
      <style:text-properties officeooo:rsid="007e8b64"/>
    </style:style>
    <style:style style:name="T630" style:family="text">
      <style:text-properties officeooo:rsid="00805a88"/>
    </style:style>
    <style:style style:name="T631" style:family="text">
      <style:text-properties officeooo:rsid="0085ca58"/>
    </style:style>
    <style:style style:name="T632" style:family="text">
      <style:text-properties officeooo:rsid="00880e48"/>
    </style:style>
    <style:style style:name="T633" style:family="text">
      <style:text-properties officeooo:rsid="008973f1"/>
    </style:style>
    <style:style style:name="T634" style:family="text">
      <style:text-properties officeooo:rsid="008a0fe1"/>
    </style:style>
    <style:style style:name="T635" style:family="text">
      <style:text-properties officeooo:rsid="008c0415"/>
    </style:style>
    <style:style style:name="T636" style:family="text">
      <style:text-properties officeooo:rsid="008ce203"/>
    </style:style>
    <style:style style:name="T637" style:family="text">
      <style:text-properties officeooo:rsid="008daabb"/>
    </style:style>
    <style:style style:name="T638" style:family="text">
      <style:text-properties officeooo:rsid="008e88ca"/>
    </style:style>
    <style:style style:name="T639" style:family="text">
      <style:text-properties officeooo:rsid="008fed2d"/>
    </style:style>
    <style:style style:name="T640" style:family="text">
      <style:text-properties officeooo:rsid="00911782"/>
    </style:style>
    <style:style style:name="T641" style:family="text">
      <style:text-properties officeooo:rsid="0091a80a"/>
    </style:style>
    <style:style style:name="T642" style:family="text">
      <style:text-properties officeooo:rsid="009296ae"/>
    </style:style>
    <style:style style:name="T643" style:family="text">
      <style:text-properties officeooo:rsid="009382b7"/>
    </style:style>
    <style:style style:name="T644" style:family="text">
      <style:text-properties officeooo:rsid="0094f4ed"/>
    </style:style>
    <style:style style:name="T645" style:family="text">
      <style:text-properties officeooo:rsid="0096f08a"/>
    </style:style>
    <style:style style:name="T646" style:family="text">
      <style:text-properties officeooo:rsid="00985a35"/>
    </style:style>
    <style:style style:name="T647" style:family="text">
      <style:text-properties officeooo:rsid="0098e204"/>
    </style:style>
    <style:style style:name="T648" style:family="text">
      <style:text-properties officeooo:rsid="0099ba10"/>
    </style:style>
    <style:style style:name="T649" style:family="text">
      <style:text-properties officeooo:rsid="009a432e"/>
    </style:style>
    <style:style style:name="T650" style:family="text">
      <style:text-properties officeooo:rsid="009e3226"/>
    </style:style>
    <style:style style:name="T651" style:family="text">
      <style:text-properties officeooo:rsid="009e739f"/>
    </style:style>
    <style:style style:name="T652" style:family="text">
      <style:text-properties officeooo:rsid="00a0c4e2"/>
    </style:style>
    <style:style style:name="T653" style:family="text">
      <style:text-properties officeooo:rsid="00a18b13"/>
    </style:style>
    <style:style style:name="T654" style:family="text">
      <style:text-properties officeooo:rsid="00a33c6a"/>
    </style:style>
    <style:style style:name="T655" style:family="text">
      <style:text-properties officeooo:rsid="00a4872e"/>
    </style:style>
    <style:style style:name="T656" style:family="text">
      <style:text-properties officeooo:rsid="00a57474"/>
    </style:style>
    <style:style style:name="T657" style:family="text">
      <style:text-properties officeooo:rsid="00a6153c"/>
    </style:style>
    <style:style style:name="T658" style:family="text">
      <style:text-properties officeooo:rsid="00a6de2a"/>
    </style:style>
    <style:style style:name="T659" style:family="text">
      <style:text-properties officeooo:rsid="00a89c15"/>
    </style:style>
    <style:style style:name="T660" style:family="text">
      <style:text-properties officeooo:rsid="00a9de23"/>
    </style:style>
    <style:style style:name="T661" style:family="text">
      <style:text-properties officeooo:rsid="00b124be"/>
    </style:style>
    <style:style style:name="T662" style:family="text">
      <style:text-properties fo:background-color="transparent" loext:char-shading-value="0"/>
    </style:style>
    <style:style style:name="T663" style:family="text">
      <style:text-properties officeooo:rsid="0067414b" fo:background-color="transparent" loext:char-shading-value="0"/>
    </style:style>
    <style:style style:name="T664" style:family="text">
      <style:text-properties officeooo:rsid="00b5e1ad" fo:background-color="transparent" loext:char-shading-value="0"/>
    </style:style>
    <style:style style:name="T665" style:family="text">
      <style:text-properties officeooo:rsid="00b78e79" fo:background-color="transparent" loext:char-shading-value="0"/>
    </style:style>
    <style:style style:name="T666" style:family="text">
      <style:text-properties officeooo:rsid="00b90ae3" fo:background-color="transparent" loext:char-shading-value="0"/>
    </style:style>
    <style:style style:name="T667" style:family="text">
      <style:text-properties officeooo:rsid="00ba1af9" fo:background-color="transparent" loext:char-shading-value="0"/>
    </style:style>
    <style:style style:name="T668" style:family="text">
      <style:text-properties officeooo:rsid="00c48175" fo:background-color="transparent" loext:char-shading-value="0"/>
    </style:style>
    <style:style style:name="T669" style:family="text">
      <style:text-properties officeooo:rsid="00c9ec6f" fo:background-color="transparent" loext:char-shading-value="0"/>
    </style:style>
    <style:style style:name="T670" style:family="text">
      <style:text-properties officeooo:rsid="00ca913d" fo:background-color="transparent" loext:char-shading-value="0"/>
    </style:style>
    <style:style style:name="T671" style:family="text">
      <style:text-properties officeooo:rsid="00cca7da" fo:background-color="transparent" loext:char-shading-value="0"/>
    </style:style>
    <style:style style:name="T672" style:family="text">
      <style:text-properties officeooo:rsid="00bb1cea"/>
    </style:style>
    <style:style style:name="T673" style:family="text">
      <style:text-properties officeooo:rsid="00bbf823"/>
    </style:style>
    <style:style style:name="T674" style:family="text">
      <style:text-properties officeooo:rsid="00bca1ec"/>
    </style:style>
    <style:style style:name="T675" style:family="text">
      <style:text-properties officeooo:rsid="00be19d3"/>
    </style:style>
    <style:style style:name="T676" style:family="text">
      <style:text-properties officeooo:rsid="00be3509"/>
    </style:style>
    <style:style style:name="T677" style:family="text">
      <style:text-properties officeooo:rsid="00bf95f8"/>
    </style:style>
    <style:style style:name="T678" style:family="text">
      <style:text-properties officeooo:rsid="0292dc60"/>
    </style:style>
    <style:style style:name="T679" style:family="text">
      <style:text-properties officeooo:rsid="001b5f3b"/>
    </style:style>
    <style:style style:name="T680" style:family="text">
      <style:text-properties officeooo:rsid="00151bf5"/>
    </style:style>
    <style:style style:name="T681" style:family="text">
      <style:text-properties officeooo:rsid="001778d3"/>
    </style:style>
    <style:style style:name="T682" style:family="text">
      <style:text-properties officeooo:rsid="001969ea"/>
    </style:style>
    <style:style style:name="T683" style:family="text">
      <style:text-properties officeooo:rsid="001a5530"/>
    </style:style>
    <style:style style:name="T684" style:family="text">
      <style:text-properties officeooo:rsid="0139b4b9"/>
    </style:style>
    <style:style style:name="T685" style:family="text">
      <style:text-properties officeooo:rsid="00c18cfa"/>
    </style:style>
    <style:style style:name="T686" style:family="text">
      <style:text-properties officeooo:rsid="00c2a21f"/>
    </style:style>
    <style:style style:name="T687" style:family="text">
      <style:text-properties officeooo:rsid="01f87cb1"/>
    </style:style>
    <style:style style:name="T688" style:family="text">
      <style:text-properties officeooo:rsid="021d1fd9"/>
    </style:style>
    <style:style style:name="T689" style:family="text">
      <style:text-properties officeooo:rsid="00c48175"/>
    </style:style>
    <style:style style:name="T690" style:family="text">
      <style:text-properties officeooo:rsid="00cb410e"/>
    </style:style>
    <style:style style:name="T691" style:family="text">
      <style:text-properties officeooo:rsid="00cca7da"/>
    </style:style>
    <style:style style:name="T692" style:family="text">
      <style:text-properties officeooo:rsid="00d14275"/>
    </style:style>
    <style:style style:name="T693" style:family="text">
      <style:text-properties officeooo:rsid="00d3c8c2"/>
    </style:style>
    <style:style style:name="T694" style:family="text">
      <style:text-properties officeooo:rsid="00d805c8"/>
    </style:style>
    <style:style style:name="T695" style:family="text">
      <style:text-properties officeooo:rsid="0068106b"/>
    </style:style>
    <style:style style:name="T696" style:family="text">
      <style:text-properties officeooo:rsid="00631a34"/>
    </style:style>
    <style:style style:name="T697" style:family="text">
      <style:text-properties officeooo:rsid="016b865b"/>
    </style:style>
    <style:style style:name="T698" style:family="text">
      <style:text-properties officeooo:rsid="00df54a2"/>
    </style:style>
    <style:style style:name="T699" style:family="text">
      <style:text-properties officeooo:rsid="00e0a45f"/>
    </style:style>
    <style:style style:name="T700" style:family="text">
      <style:text-properties officeooo:rsid="00e1398f"/>
    </style:style>
    <style:style style:name="T701" style:family="text">
      <style:text-properties officeooo:rsid="00e2752d"/>
    </style:style>
    <style:style style:name="T702" style:family="text">
      <style:text-properties style:language-asian="zh" style:country-asian="CN" style:language-complex="hi" style:country-complex="IN"/>
    </style:style>
    <style:style style:name="T703" style:family="text">
      <style:text-properties officeooo:rsid="0068106b" style:language-asian="zh" style:country-asian="CN" style:language-complex="hi" style:country-complex="IN"/>
    </style:style>
    <style:style style:name="T704" style:family="text">
      <style:text-properties officeooo:rsid="00e32d7f"/>
    </style:style>
    <style:style style:name="T705" style:family="text">
      <style:text-properties officeooo:rsid="00e3c9df"/>
    </style:style>
    <style:style style:name="T706" style:family="text">
      <style:text-properties officeooo:rsid="00e46935"/>
    </style:style>
    <style:style style:name="T707" style:family="text">
      <style:text-properties officeooo:rsid="00e4b3e7"/>
    </style:style>
    <style:style style:name="T708" style:family="text">
      <style:text-properties style:font-name="Bookman BT S.O.Cist.:liga=0"/>
    </style:style>
    <style:style style:name="T709" style:family="text">
      <style:text-properties officeooo:rsid="00ed3424"/>
    </style:style>
    <style:style style:name="T710" style:family="text">
      <style:text-properties officeooo:rsid="00ede835"/>
    </style:style>
    <style:style style:name="T711" style:family="text">
      <style:text-properties officeooo:rsid="00fff087"/>
    </style:style>
    <style:style style:name="T712" style:family="text">
      <style:text-properties officeooo:rsid="010146ae"/>
    </style:style>
    <style:style style:name="T713" style:family="text">
      <style:text-properties officeooo:rsid="03194614"/>
    </style:style>
    <style:style style:name="T714" style:family="text">
      <style:text-properties officeooo:rsid="02e304ee"/>
    </style:style>
    <style:style style:name="T715" style:family="text">
      <style:text-properties officeooo:rsid="00f5f329"/>
    </style:style>
    <style:style style:name="T716" style:family="text">
      <style:text-properties officeooo:rsid="00f8929f"/>
    </style:style>
    <style:style style:name="T717" style:family="text">
      <style:text-properties officeooo:rsid="00a3b90f"/>
    </style:style>
    <style:style style:name="T718" style:family="text">
      <style:text-properties officeooo:rsid="00a5a7ed"/>
    </style:style>
    <style:style style:name="T719" style:family="text">
      <style:text-properties officeooo:rsid="004637da"/>
    </style:style>
    <style:style style:name="T720" style:family="text">
      <style:text-properties officeooo:rsid="009e1b37"/>
    </style:style>
    <style:style style:name="T721" style:family="text">
      <style:text-properties officeooo:rsid="01a8dd98"/>
    </style:style>
    <style:style style:name="T722" style:family="text">
      <style:text-properties officeooo:rsid="009ed555"/>
    </style:style>
    <style:style style:name="T723" style:family="text">
      <style:text-properties officeooo:rsid="0093aecd"/>
    </style:style>
    <style:style style:name="T724" style:family="text">
      <style:text-properties officeooo:rsid="00a2987d"/>
    </style:style>
    <style:style style:name="T725" style:family="text">
      <style:text-properties officeooo:rsid="00a12171"/>
    </style:style>
    <style:style style:name="T726" style:family="text">
      <style:text-properties officeooo:rsid="006c02c3"/>
    </style:style>
    <style:style style:name="T727" style:family="text">
      <style:text-properties style:font-name="Linux Libertine S.O.Cist.:onum=1" fo:font-size="12pt" fo:language="cs" fo:country="CZ" style:font-size-asian="12pt" style:language-asian="zh" style:country-asian="CN" style:font-name-complex="Times New Roman" style:language-complex="hi" style:country-complex="IN"/>
    </style:style>
    <style:style style:name="T728" style:family="text">
      <style:text-properties style:font-name="Linux Libertine S.O.Cist.:onum=1" fo:font-size="12pt" fo:language="cs" fo:country="CZ" officeooo:rsid="00376d4c" style:font-size-asian="12pt" style:language-asian="zh" style:country-asian="CN" style:font-name-complex="Times New Roman" style:language-complex="hi" style:country-complex="IN"/>
    </style:style>
    <style:style style:name="T729" style:family="text">
      <style:text-properties officeooo:rsid="00376d4c"/>
    </style:style>
    <style:style style:name="T730" style:family="text">
      <style:text-properties officeooo:rsid="0051cd7e"/>
    </style:style>
    <style:style style:name="T731" style:family="text">
      <style:text-properties officeooo:rsid="01a38d15"/>
    </style:style>
    <style:style style:name="T732" style:family="text">
      <style:text-properties officeooo:rsid="01f0eaa3"/>
    </style:style>
    <style:style style:name="T733" style:family="text">
      <style:text-properties officeooo:rsid="01ca2d7f"/>
    </style:style>
    <style:style style:name="T734" style:family="text">
      <style:text-properties officeooo:rsid="00e601f8"/>
    </style:style>
    <style:style style:name="T735" style:family="text">
      <style:text-properties officeooo:rsid="01d8950b"/>
    </style:style>
    <style:style style:name="T736" style:family="text">
      <style:text-properties officeooo:rsid="015d6cab"/>
    </style:style>
    <style:style style:name="T737" style:family="text">
      <style:text-properties officeooo:rsid="00e7604f"/>
    </style:style>
    <style:style style:name="T738" style:family="text">
      <style:text-properties officeooo:rsid="00e9d08a"/>
    </style:style>
    <style:style style:name="T739" style:family="text">
      <style:text-properties officeooo:rsid="00eb3906"/>
    </style:style>
    <style:style style:name="T740" style:family="text">
      <style:text-properties officeooo:rsid="00eb533e"/>
    </style:style>
    <style:style style:name="T741" style:family="text">
      <style:text-properties officeooo:rsid="00ebe09b"/>
    </style:style>
    <style:style style:name="T742" style:family="text">
      <style:text-properties officeooo:rsid="00d52a56"/>
    </style:style>
    <style:style style:name="T743" style:family="text">
      <style:text-properties officeooo:rsid="00d60992"/>
    </style:style>
    <style:style style:name="T744" style:family="text">
      <style:text-properties officeooo:rsid="00d6158a"/>
    </style:style>
    <style:style style:name="T745" style:family="text">
      <style:text-properties officeooo:rsid="00d67af5"/>
    </style:style>
    <style:style style:name="T746" style:family="text">
      <style:text-properties officeooo:rsid="00d74b69"/>
    </style:style>
    <style:style style:name="T747" style:family="text">
      <style:text-properties officeooo:rsid="00dba782"/>
    </style:style>
    <style:style style:name="T748" style:family="text">
      <style:text-properties officeooo:rsid="00633e5a"/>
    </style:style>
    <style:style style:name="T749" style:family="text">
      <style:text-properties officeooo:rsid="0031de23"/>
    </style:style>
    <style:style style:name="T750" style:family="text">
      <style:text-properties officeooo:rsid="006b1a92"/>
    </style:style>
    <style:style style:name="T751" style:family="text">
      <style:text-properties officeooo:rsid="006b56f5"/>
    </style:style>
    <style:style style:name="T752" style:family="text">
      <style:text-properties officeooo:rsid="0069367c"/>
    </style:style>
    <style:style style:name="T753" style:family="text">
      <style:text-properties officeooo:rsid="00c4bf03"/>
    </style:style>
    <style:style style:name="T754" style:family="text">
      <style:text-properties officeooo:rsid="006b0027"/>
    </style:style>
    <style:style style:name="T755" style:family="text">
      <style:text-properties officeooo:rsid="00cf271f"/>
    </style:style>
    <style:style style:name="T756" style:family="text">
      <style:text-properties officeooo:rsid="011a8ced"/>
    </style:style>
    <style:style style:name="T757" style:family="text">
      <style:text-properties fo:letter-spacing="normal"/>
    </style:style>
    <style:style style:name="T758" style:family="text">
      <style:text-properties fo:letter-spacing="normal" fo:font-style="normal" fo:font-weight="normal" officeooo:rsid="00f1414c"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59" style:family="text">
      <style:text-properties fo:color="#c9211e" loext:opacity="100%" fo:letter-spacing="normal" fo:font-style="normal" fo:font-weight="normal" officeooo:rsid="001db3ab" fo:background-color="#ffffff" loext:char-shading-value="0" style:font-name-asian="Andale Sans UI" style:language-asian="zh" style:country-asian="CN" style:font-style-asian="normal" style:font-weight-asian="normal" style:font-name-complex="Tahoma" style:language-complex="hi" style:country-complex="IN" style:font-style-complex="normal" style:font-weight-complex="normal"/>
    </style:style>
    <style:style style:name="T760" style:family="text">
      <style:text-properties officeooo:rsid="02123494"/>
    </style:style>
    <style:style style:name="T761" style:family="text">
      <style:text-properties officeooo:rsid="0067b222"/>
    </style:style>
    <style:style style:name="T762" style:family="text">
      <style:text-properties officeooo:rsid="006b7f0e"/>
    </style:style>
    <style:style style:name="T763" style:family="text">
      <style:text-properties officeooo:rsid="00684d1f"/>
    </style:style>
    <style:style style:name="T764" style:family="text">
      <style:text-properties officeooo:rsid="00697fb9"/>
    </style:style>
    <style:style style:name="T765" style:family="text">
      <style:text-properties officeooo:rsid="022c819d"/>
    </style:style>
    <style:style style:name="T766" style:family="text">
      <style:text-properties style:font-name="Linux Libertine S.O.Cist.2"/>
    </style:style>
    <style:style style:name="T767" style:family="text">
      <style:text-properties style:font-name="Linux Libertine S.O.Cist.2" officeooo:rsid="001e055f"/>
    </style:style>
    <style:style style:name="T768" style:family="text">
      <style:text-properties style:font-name="Linux Libertine S.O.Cist.2" officeooo:rsid="00622e3c"/>
    </style:style>
    <style:style style:name="T769" style:family="text">
      <style:text-properties style:font-name="Linux Libertine S.O.Cist.2" officeooo:rsid="022c819d"/>
    </style:style>
    <style:style style:name="T770" style:family="text">
      <style:text-properties style:font-name="Linux Libertine S.O.Cist.2" officeooo:rsid="00211ad0"/>
    </style:style>
    <style:style style:name="T771" style:family="text">
      <style:text-properties style:font-name="Linux Libertine S.O.Cist.2" officeooo:rsid="00659dee"/>
    </style:style>
    <style:style style:name="T772" style:family="text">
      <style:text-properties style:font-name="Linux Libertine S.O.Cist.2" officeooo:rsid="01f02138"/>
    </style:style>
    <style:style style:name="T773" style:family="text">
      <style:text-properties style:font-name="Linux Libertine S.O.Cist.2" officeooo:rsid="0063b7c8"/>
    </style:style>
    <style:style style:name="T774" style:family="text">
      <style:text-properties style:font-name="Linux Libertine S.O.Cist.2" officeooo:rsid="00214bb8"/>
    </style:style>
    <style:style style:name="T775" style:family="text">
      <style:text-properties style:font-name="Linux Libertine S.O.Cist.2" officeooo:rsid="006670ba"/>
    </style:style>
    <style:style style:name="T776" style:family="text">
      <style:text-properties style:font-name="Linux Libertine S.O.Cist.2" fo:font-style="italic" style:font-style-asian="italic" style:font-style-complex="italic"/>
    </style:style>
    <style:style style:name="T777" style:family="text">
      <style:text-properties style:font-name="Linux Libertine S.O.Cist.2" fo:font-style="italic" officeooo:rsid="01032bf3" style:font-style-asian="italic" style:font-style-complex="italic"/>
    </style:style>
    <style:style style:name="T778" style:family="text">
      <style:text-properties style:font-name="Linux Libertine S.O.Cist.2" officeooo:rsid="01032bf3"/>
    </style:style>
    <style:style style:name="T779" style:family="text">
      <style:text-properties officeooo:rsid="006670ba"/>
    </style:style>
    <style:style style:name="T780" style:family="text">
      <style:text-properties officeooo:rsid="0066c0f8"/>
    </style:style>
    <style:style style:name="T781" style:family="text">
      <style:text-properties officeooo:rsid="00f2181c"/>
    </style:style>
    <style:style style:name="T782" style:family="text">
      <style:text-properties officeooo:rsid="00f50cb2"/>
    </style:style>
    <style:style style:name="T783" style:family="text">
      <style:text-properties officeooo:rsid="00f57b87"/>
    </style:style>
    <style:style style:name="T784" style:family="text">
      <style:text-properties officeooo:rsid="00f63229"/>
    </style:style>
    <style:style style:name="T785" style:family="text">
      <style:text-properties officeooo:rsid="00f68f6d"/>
    </style:style>
    <style:style style:name="T786" style:family="text">
      <style:text-properties officeooo:rsid="00f80374"/>
    </style:style>
    <style:style style:name="T787" style:family="text">
      <style:text-properties officeooo:rsid="00fb0fa7"/>
    </style:style>
    <style:style style:name="T788" style:family="text">
      <style:text-properties officeooo:rsid="00fcc056"/>
    </style:style>
    <style:style style:name="T789" style:family="text">
      <style:text-properties officeooo:rsid="00ff20d4"/>
    </style:style>
    <style:style style:name="T790" style:family="text">
      <style:text-properties officeooo:rsid="00ffd12c"/>
    </style:style>
    <style:style style:name="T791" style:family="text">
      <style:text-properties officeooo:rsid="0100ffdd"/>
    </style:style>
    <style:style style:name="T792" style:family="text">
      <style:text-properties officeooo:rsid="01396318"/>
    </style:style>
    <style:style style:name="T793" style:family="text">
      <style:text-properties style:font-name="Bookman BT S.O.Cist.:liga=01" fo:letter-spacing="0.0071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ulka1" table:style-name="Tabulka1">
        <table:table-column table:style-name="Tabulka1.A"/>
        <table:table-column table:style-name="Tabulka1.B"/>
        <table:table-row table:style-name="Tabulka1.1">
          <table:table-cell table:style-name="Tabulka1.A1" table:number-columns-spanned="2" office:value-type="string">
            <text:p text:style-name="P151">C<text:span text:style-name="T2">ommune</text:span></text:p>
            <text:p text:style-name="P162">SANCTORUM</text:p>
            <text:p text:style-name="P97"><draw:frame draw:style-name="fr1" draw:name="Obrázek1" text:anchor-type="char" svg:x="2.9917in" svg:y="0.0571in" svg:width="1.302in" svg:height="0.0929in" draw:z-index="1"><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table:number-columns-spanned="2" office:value-type="string">
            <text:p text:style-name="P152">C<text:span text:style-name="T2">ommune</text:span> </text:p>
            <text:p text:style-name="P159">A<text:span text:style-name="T2">postolorum</text:span> <text:span text:style-name="T2">et</text:span> E<text:span text:style-name="T2">vangelistarum</text:span></text:p>
          </table:table-cell>
          <table:covered-table-cell/>
        </table:table-row>
        <table:table-row table:style-name="Tabulka1.1">
          <table:table-cell table:style-name="Tabulka1.A1" office:value-type="string">
            <text:p text:style-name="P234">In I. Nocturno</text:p>
            <text:p text:style-name="P203">Incipit liber Ezechiélis Prophétæ.</text:p>
            <text:p text:style-name="P112">Lectio j. <text:span text:style-name="T377">Cap. 1.</text:span></text:p>
            <text:p text:style-name="P314">E<text:span text:style-name="T379">T</text:span> factum est in trigésimo anno, in quarto, in quinta mensis, cum essem in médio captivórum juxta flúvium Chobar, apérti sunt cœli, et vidi visiónes Dei. In quinta mensis, ipse est annus quintus transmigratiónis regis Jóachi<text:span text:style-name="T379">n</text:span>, <text:span text:style-name="T379">f</text:span>actum est verbum Dómini ad Ezechiélem fílium Buzi sacerdótem, in terra Chaldæórum, secus flumen Chobar: et facta est super eum ibi manus Dómini.</text:p>
            <text:p text:style-name="P314"/>
          </table:table-cell>
          <table:table-cell table:style-name="Tabulka1.A1" office:value-type="string">
            <text:p text:style-name="P44"/>
            <text:p text:style-name="P44"/>
            <text:p text:style-name="P44"/>
            <text:p text:style-name="P337">Třicátého roku ve čtvrtém měsíci, pátého dne toho měsíce, když jsem byl mezi přesídlenci u průplavu Kebaru, otevřela se nebesa a měl jsem různá vidění od Boha. Pátého dne toho měsíce, byl to pátý rok přestěhování krále Jójakína, událo se slovo Hospodinovo ke knězi Ezechielovi, synu Buzího, v <text:span text:style-name="T380">ch</text:span>aldejské zemi u průplavu Kebaru. Tam na něm spočinula Hospodinova ruka. </text:p>
          </table:table-cell>
        </table:table-row>
        <table:table-row table:style-name="Tabulka1.1">
          <table:table-cell table:style-name="Tabulka1.A1" office:value-type="string">
            <text:p text:style-name="P112">Lectio ij.</text:p>
            <text:p text:style-name="P443">E<text:span text:style-name="T379">T</text:span> vidi, et ecce ventus túrbinis veniébat ab Aquilóne, et nubes magna, et ignis invólvens, et splendor in circúitu ejus: et de medio ejus, quasi spécies eléctri, id est, de médio ignis: Et in médio ejus similitúdo quátuor animálium, et hic aspéctus eórum, similitúdo hóminis in eis. Quátuor fácies uni, et quátuor pennæ uni. Pedes eórum, pedes recti, et planta pedis eórum quasi planta pedis vítuli: et scintíllæ quasi aspéctus æris candéntis.</text:p>
            <text:p text:style-name="P184"/>
          </table:table-cell>
          <table:table-cell table:style-name="Tabulka1.A1" office:value-type="string">
            <text:p text:style-name="P56"/>
            <text:p text:style-name="P343">Viděl jsem, jak se přihnal bouřlivý vítr od severu, veliké mračno a šlehající oheň; okolo něho byla zář a uprostřed ohně jakýsi třpyt oslnivého vzácného kovu. Uprostřed něho bylo cosi podobného čtyřem bytostem, které se vzhledem podobaly člověku. Každá z nich měla čtyři tváře a každá čtyři křídla. Nohy měly rovné, ale chodidla byla jako chodidla býčka, jiskřila jako vyleštěný bronz. </text:p>
          </table:table-cell>
        </table:table-row>
        <table:table-row table:style-name="Tabulka1.1">
          <table:table-cell table:style-name="Tabulka1.A1" office:value-type="string">
            <text:p text:style-name="P112">Lectio iij.</text:p>
            <text:p text:style-name="P443">E<text:span text:style-name="T381">T</text:span> manus hóminis sub pennis eórum, in quátuor pártibus: et fácies et pennas per quátuor partes habébant, <text:span text:style-name="T380">j</text:span>unctǽque erant pennæ eórum altérius ad álterum. Non revertebántur cum incéderent, sed unumquódque ante fáciem suam gradiebátur. Similitúdo autem vultus eórum, fácies hóminis et fácies leónis a dextris ipsórum quátuor, fácies autem bovis a sinístris ipsórum quátuor, et fácies áquilæ désuper ipsórum quátuor.</text:p>
            <text:p text:style-name="P19"/>
          </table:table-cell>
          <table:table-cell table:style-name="Tabulka1.A1" office:value-type="string">
            <text:p text:style-name="P56"/>
            <text:p text:style-name="P343">Ruce měly lidské, a to pod křídly na čtyřech stranách; měly po čtyřech tvářích a křídlech. Svými křídly se přimykaly jedna k druhé. Při chůzi se neotáčely, každá se pohybovala přímo vpřed. Jejich tváře se podobaly tváři lidské, zprava měly všechny čtyři tváře lví a zleva měly všechny čtyři tváře býčí a všechny čtyři měly také tváře orlí. </text:p>
          </table:table-cell>
        </table:table-row>
        <table:table-row table:style-name="Tabulka1.1">
          <table:table-cell table:style-name="Tabulka1.A1" office:value-type="string">
            <text:p text:style-name="P112">Lectio i<text:span text:style-name="T378">v</text:span>.</text:p>
            <text:p text:style-name="P443">FÁ<text:span text:style-name="T381">CIES</text:span> eórum et pennæ eórum exténtæ désuper: duæ pennæ singulórum jungebántur, et duæ tegébant córpora eórum: Et unumquódque eórum coram fácie sua ambulábat: ubi erat ímpetus spíritus, illuc gradiebántur, nec revertebántur cum ambulárent. <text:span text:style-name="T381">Et similitúdo animálium, aspéctus eórum quasi carbónum ignis ardéntium, et quasi aspéctus lampadárum.</text:span></text:p>
            <text:p text:style-name="P19"><text:soft-page-break/></text:p>
          </table:table-cell>
          <table:table-cell table:style-name="Tabulka1.A1" office:value-type="string">
            <text:p text:style-name="P56"/>
            <text:p text:style-name="P353">Takové byly jejich tváře; jejich křídla byla rozpjata vzhůru. Každá se přimykala dvěma křídly k druhé a dvěma si přikrývaly těla. Každá se pohybovala přímo vpřed. Chodily podle toho, kam je vedl duch; při chůzi se neotáčely. Svým vzhledem se ty bytosti podobaly hořícímu řeřavému uhlí <text:span text:style-name="T380">a v</text:span>ypadaly jako pochodně.</text:p>
          </table:table-cell>
        </table:table-row>
        <table:table-row table:style-name="Tabulka1.1">
          <table:table-cell table:style-name="Tabulka1.A1" office:value-type="string">
            <text:p text:style-name="P232">In II. Nocturno</text:p>
            <text:p text:style-name="P191">De Expositióne sancti Augustini Epíscopi super Psalmum <text:span text:style-name="T27">octogésimum sextum</text:span>.</text:p>
            <text:p text:style-name="P101">Lectio v.</text:p>
            <text:p text:style-name="P429">Fundaménta ejus in móntibus sanctis: díligit Dóminus portas Sion. Quare sunt fundaménta Apóstoli, et Prophétae? Quia eórum auctóritas portat infirmitátem nostram. Quare sunt portae? Quia per ipsos intrámus ad regnum Dei. Prædicant enim nobis: et cum per ipsos intrámus, per Christum intrámus. Ipse est enim jánua. Et cum dicúntur duódecim portæ Jerúsalem, et una porta Christus, et duódecim portæ Christus, quia in d<text:span text:style-name="T28">u</text:span>ódecim portis Christus: et ideo duodenárius númerus Apostolórum.</text:p>
            <text:p text:style-name="P429"/>
          </table:table-cell>
          <table:table-cell table:style-name="Tabulka1.A1" office:value-type="string">
            <text:p text:style-name="P58"/>
            <text:p text:style-name="P58"/>
            <text:p text:style-name="P58"/>
            <text:p text:style-name="P58"/>
            <text:p text:style-name="P359">Z<text:span text:style-name="T29">áklady jeho na posvátných pahorcích, Hospodin miluje brány siónské.</text:span> Proč jsou apoštolové a proroci nazýváni základy? Protože jejich autorita podpírá naši slabost. A proč jsou nazýváni branami? Protože skrze ně vcházíme do království Božího. Oni nám totiž kázali. když tedy vcházíme skrze ně, vcházíme skrze Krista. On je totiž brána. A pokud se říká, že Jeruzalém má dvanáct bran a Kristus je také brána, Kristus je tedy i dvanáctero bran, protože je ve dvanácti branách. Proto bylo tedy dvanáct apoštolů.</text:p>
          </table:table-cell>
        </table:table-row>
        <table:table-row table:style-name="Tabulka1.1">
          <table:table-cell table:style-name="Tabulka1.A1" office:value-type="string">
            <text:p text:style-name="P114">Lectio vj.</text:p>
            <text:p text:style-name="P454">Sacraméntum magnum hujus duodenárii significátio est númeri. Sedébitis, inquit, super duódecim sedes, judicántes duódecim tribus Israël. Si duódecim sellæ ibi sunt, non est ubi sédeat tertiusdécimus Paulus Apóstolus, et non erit quómodo júdicet: et ipse se judicatúrum dixit, non hómines tantum, sed et ángelos. Quos ángelos, nisi apóstatas ángelos? Nescítis, inquit, quia ángelos judicábimus? </text:p>
            <text:p text:style-name="P186"/>
          </table:table-cell>
          <table:table-cell table:style-name="Tabulka1.A1" office:value-type="string">
            <text:p text:style-name="P58"/>
            <text:p text:style-name="P360">Význam této číslice dvanáct je velké <text:span text:style-name="T28">tajemství</text:span>. Budete sedět, praví Pán, na dvanácti stolicích, a soudit dvanáct kmenů izraelských. Pokud tam tedy je <text:s/><text:span text:style-name="T31">jen</text:span><text:span text:style-name="T28"> </text:span>dvanáct stolic, není, kde by seděl třináctý Pavel apoštol, a nebude tedy moci soudit. On sám však praví, že soudit bude, a to nejen lidi, ale i anděly. Jaké anděly, ne-<text:span text:style-name="T28">li</text:span> odpadlé anděly? Nevíte, praví, že budeme soudit anděly? </text:p>
          </table:table-cell>
        </table:table-row>
        <table:table-row table:style-name="Tabulka1.1">
          <table:table-cell table:style-name="Tabulka1.A1" office:value-type="string">
            <text:p text:style-name="P114">Lectio vij.</text:p>
            <text:p text:style-name="P456">Duódecim ergo sedes quid sibi velint, videámus. Sacraméntum est cujúsdam universitátis, quia per totum orbem terrárum futúra erat Ecclésia: unde vocátur hoc ædifícium ad Christi compágem. Et ídeo quia úndique venítur ad judicándum, duódecim sedes sunt: sicut quia úndique intrátur in illam civitátem, duódecim portæ sunt.</text:p>
            <text:p text:style-name="P21"/>
          </table:table-cell>
          <table:table-cell table:style-name="Tabulka1.A1" office:value-type="string">
            <text:p text:style-name="P58"/>
            <text:p text:style-name="P360">Pohleďme tedy na dvanáct stolic, které si přáli. Je to <text:span text:style-name="T28">tajemství</text:span> <text:span text:style-name="T28">celistvosti</text:span>, protože Církev se měla rozšířit po celém světě. Proto je tedy tato budova <text:span text:style-name="T28">C</text:span>írkve spojena s Kristem. A jako se odevšad bude přicházet k soudu se dvanácti stolicemi, tak se bude i odevšad přicházet do tohoto města těmito dvanácti branami. </text:p>
          </table:table-cell>
        </table:table-row>
        <table:table-row table:style-name="Tabulka1.1">
          <table:table-cell table:style-name="Tabulka1.A1" office:value-type="string">
            <text:p text:style-name="P114">Lectio viij.</text:p>
            <text:p text:style-name="P454">Non solum ergo illi duódecim et Apóstolus Paulus, sed quotquot judicatúri sunt, propter significatiónem universitátis, ad sedes duódecim pértinent: quemádmodum quotquot intrábunt, ad duódecim portas pértinent.</text:p>
            <text:p text:style-name="P186"/>
          </table:table-cell>
          <table:table-cell table:style-name="Tabulka1.A1" office:value-type="string">
            <text:p text:style-name="P58"/>
            <text:p text:style-name="P362">Bude tam tedy nejen těchto dvanáct a apoštol Pavel, ale všichni, kolik jich jen bude soudit, podle znamení celistvosti, které ukazuje na dvanáct stolic. Odkudkoliv <text:span text:style-name="T30">sem </text:span>všichni tito vstoupí, bude to, jak je poukázáno, skrze dvanáct bran.</text:p>
          </table:table-cell>
        </table:table-row>
        <table:table-row table:style-name="Tabulka1.1">
          <table:table-cell table:style-name="Tabulka1.A1" table:number-columns-spanned="2" office:value-type="string">
            <text:p text:style-name="P235">Pro Evangelistis</text:p>
          </table:table-cell>
          <table:covered-table-cell/>
        </table:table-row>
        <table:table-row table:style-name="Tabulka1.1">
          <table:table-cell table:style-name="Tabulka1.A1" office:value-type="string">
            <text:p text:style-name="P230">In II. Nocturno</text:p>
            <text:p text:style-name="P240">De Expositióne sancti Gregórii Papæ super Ezechiélem Prophétam.</text:p>
            <text:p text:style-name="P114">Homil. 3. Lib. 1.</text:p>
            <text:p text:style-name="P114"><text:soft-page-break/>Lectio v.</text:p>
            <text:p text:style-name="P456">Sancta quátuor animália, quæ prophetíæ spíritu futúra prævidéntur, subtíli narratióne describúntur, cum dícitur: Quátuor fácies uni, et quátuor pennæ uni. Quid per fáciem, nisi notítia; et quid per pennas, nisi volátus exprímitur? Per fáciem quippe unusquísque cognóscitur: per pennas vero in altum ávium córpora sublevántur.</text:p>
            <text:p text:style-name="P21"/>
          </table:table-cell>
          <table:table-cell table:style-name="Tabulka1.A1" office:value-type="string">
            <text:p text:style-name="P58"/>
            <text:p text:style-name="P58"/>
            <text:p text:style-name="P58"/>
            <text:p text:style-name="P58"/>
            <text:p text:style-name="P58"><text:soft-page-break/></text:p>
            <text:p text:style-name="P366">Čtyři posvátná zvířata, o kterých mluví <text:span text:style-name="T580">P</text:span>rorok ve své<text:span text:style-name="T580">m</text:span> vi<text:span text:style-name="T580">dění</text:span> věcí budoucích, jsou velmi přesně popsána, když říká: „Každé má čtyři tváře, každé má čtyři křídla.“ Co však znamená tvář, ne-li podob<text:span text:style-name="T233">u</text:span>, a co znamenají křídla, ne-li let? Díky tváři se mezi sebou poznáváme, pomocí křídel <text:span text:style-name="T580">se </text:span>pak těla ptáků pozved<text:span text:style-name="T580">ají</text:span> do výšin.</text:p>
          </table:table-cell>
        </table:table-row>
        <table:table-row table:style-name="Tabulka1.1">
          <table:table-cell table:style-name="Tabulka1.A1" office:value-type="string">
            <text:p text:style-name="P114">Lectio vj.</text:p>
            <text:p text:style-name="P454">Fácies ítaque ad fidem pértinet, penna ad contemplatiónem. Per fidem namque ab omnipoténti Deo cognóscimur, sicut ipse de suis óvibus dicit: Ego sum pastor bonus, et cognósco oves meas, et cognóscunt me meæ. Qui rursus ait: Ego scio quos elégerim. Per contemplatiónem vero, qua super nosmetípsos tóllimur, quasi in áëra levámur.</text:p>
            <text:p text:style-name="P186"/>
          </table:table-cell>
          <table:table-cell table:style-name="Tabulka1.A1" office:value-type="string">
            <text:p text:style-name="P58"/>
            <text:p text:style-name="P367">Tvář tedy ukazuje na víru, křídla na kontemplaci. Skrze víru nás poznává všemohoucí Bůh, tak jak sám říká o svých ovcích: „Já jsem dobrý pastýř a znám své ovce a mé ovce znají mne.“ A jinde praví: „Vím, které jsem si vyvolil.“ A právě díky kontem<text:span text:style-name="T579">­</text:span>placi, v <text:span text:style-name="T580">níž </text:span>se povznášíme nad sebe <text:span text:style-name="T579">samotné</text:span>, jako bychom <text:span text:style-name="T579">se </text:span>do vzduchu pozvedali. </text:p>
          </table:table-cell>
        </table:table-row>
        <table:table-row table:style-name="Tabulka1.1">
          <table:table-cell table:style-name="Tabulka1.A1" office:value-type="string">
            <text:p text:style-name="P115">Lectio v<text:span text:style-name="T1">i</text:span>j.</text:p>
            <text:p text:style-name="P455">Quátuor ergo fácies uni sunt; quia notítia fídei, qua cognoscúntur a Deo, ipsa est in uno, quæ est simul in quátuor. Quidquid enim in uno invéneris, hoc in ómnibus simul quátuor cognósces. Et quátuor pennæ uni: quia Dei omnipoténtis Fílium Dóminum nostrum <text:span text:style-name="T1">J</text:span>esum Christum simul omnes concórditer prǽdicant; et, ad divinitátem e<text:span text:style-name="T580">j</text:span>us mentis óculos levántes, penna contemplatiónis volant. </text:p>
            <text:p text:style-name="P455"/>
          </table:table-cell>
          <table:table-cell table:style-name="Tabulka1.A1" office:value-type="string">
            <text:p text:style-name="P59"/>
            <text:p text:style-name="P368"><text:span text:style-name="T579">Jedno zvíře má</text:span> tedy <text:span text:style-name="T579">čtyři tváře; neboť znamení víry, podle nějž je Bůh pozná, je totéž v jednom, stejně jako ve všech čtyřech současně. Cokoliv tedy nalezneš v jednom, to rozpoznáš zároveň i ve všech čtyřech. A jedno zvíře má čtyři křídla; neboť všechna svorně hlásají, že náš Pán Ježíš Kristus je Syn Boha všemohoucího; a </text:span><text:span text:style-name="T580">když pozvedají zrak své mysli k jeho božství, létají vlastně na křídlech kontemplace.</text:span></text:p>
          </table:table-cell>
        </table:table-row>
        <table:table-row table:style-name="Tabulka1.1">
          <table:table-cell table:style-name="Tabulka1.A1" office:value-type="string">
            <text:p text:style-name="P115">Lectio v<text:span text:style-name="T1">ii</text:span>j.</text:p>
            <text:p text:style-name="P455">Evangelistárum ergo fácies ad humanitátem Dómini pértinet, penna ad divinitátem: quia in eum, quem corpóreum aspíciunt, quasi fácies intendunt: sed dum hunc esse incircumscríptum, atque incorpóreum ex divinitáte annúntiant, per contemplatiónis pennam quasi in áëra levántur. Quia ítaque una est fides incarnatiónis e<text:span text:style-name="T1">j</text:span>us in ómnibus, et par contemplátio divinitátis e<text:span text:style-name="T581">j</text:span>us in síngulis, recte nunc dícitur: Quátuor fácies uni, et quátuor pennæ uni.</text:p>
            <text:p text:style-name="P455"/>
          </table:table-cell>
          <table:table-cell table:style-name="Tabulka1.A1" office:value-type="string">
            <text:p text:style-name="P59"/>
            <text:p text:style-name="P368">Tvář<text:span text:style-name="T580">e</text:span> <text:span text:style-name="T580">Evangelistů </text:span>tedy <text:span text:style-name="T580">po</text:span>ukazuj<text:span text:style-name="T580">í na lidství Páně, křídla na jeho božství; neboť v něm, když na něj tělesně pohlédnou, jako by mu hleděli do tváře; </text:span><text:span text:style-name="T581">avšak vzhledem k tomu, že Pán je nepopsatelný, <text:s/>a oni jej jako netělesného oznamují z pohledu jeho božství, na křídlech kontemplace jako by se do vzduchu pozvedali. Neboť tak jako je u všech jedna víra v jeho vtělení, a stejná je u každého z nich kontemplace jeho božství, správně je zde řečeno: „Každé </text:span><text:span text:style-name="T50">zvíře </text:span><text:span text:style-name="T223">mělo čtyři tváře a čtyři křídla.“</text:span></text:p>
          </table:table-cell>
        </table:table-row>
        <table:table-row table:style-name="Tabulka1.1">
          <table:table-cell table:style-name="Tabulka1.A1" office:value-type="string">
            <text:p text:style-name="P229">In III. Nocturno</text:p>
            <text:p text:style-name="P76"><text:span text:style-name="T72">Léctio sancti Evangélii </text:span><text:span text:style-name="T73">secúndum </text:span><text:span text:style-name="T74">Lucam</text:span><text:span text:style-name="T72">.</text:span><text:span text:style-name="T106"> </text:span></text:p>
            <text:p text:style-name="P76"><text:span text:style-name="T106">Lectio ix. Cap. </text:span><text:span text:style-name="T107">1</text:span><text:span text:style-name="T108">0</text:span><text:span text:style-name="T106">.</text:span></text:p>
            <text:p text:style-name="P459">In illo témpore: Designávit Dóminus et álios septuagínta duos: et misit illos binos ante fáciem suam, in omnem civitátem et locum, quo erat ipse ventúrus. Et réliqua.</text:p>
            <text:p text:style-name="P9"/>
            <text:p text:style-name="P78"><text:span text:style-name="T148">Homil</text:span><text:span text:style-name="T149">í</text:span><text:span text:style-name="T148">a sancti </text:span><text:span text:style-name="T72">Gregórii Papæ.</text:span></text:p>
            <text:p text:style-name="P133">Homilia 17. in Evangelia.</text:p>
            <text:p text:style-name="P472"><text:soft-page-break/>Dóminus et Salvátor noster, fratres caríssimi, aliquándo nos sermónibus, aliquándo vero opéribus ádmonet. Ipsa étenim facta ejus præcépta sunt: quia dum áliquid tácitus facit, quid ágere debeámus innotéscit. Ecce enim binos in prædicatiónem discípulos mittit: quia duo sunt præcépta caritátis, Dei vidélicet amor, et próximi: et minus quam inter duos c<text:span text:style-name="T582">h</text:span>áritas habéri non potest.</text:p>
            <text:p text:style-name="P9"/>
          </table:table-cell>
          <table:table-cell table:style-name="Tabulka1.A1" office:value-type="string">
            <text:p text:style-name="P58"/>
            <text:p text:style-name="P58"/>
            <text:p text:style-name="P58"/>
            <text:p text:style-name="P437"><text:span text:style-name="T158">Za onoho času </text:span><text:span text:style-name="T159">vyvolil Pán i dalších sedmdesát dva a poslal je po dvou před sebou, do každého města a místa, kam sám měl namířeno.</text:span><text:span text:style-name="T160"> </text:span><text:span text:style-name="T158">A ostatní.</text:span></text:p>
            <text:p text:style-name="P58"/>
            <text:p text:style-name="P58"/>
            <text:p text:style-name="P58"/>
            <text:p text:style-name="P58"/>
            <text:p text:style-name="P369"><text:soft-page-break/><text:span text:style-name="T582">Náš </text:span>Pán a Spasitel, nejdražší bratři, nás někdy nabádá slovy, někdy však skutky. Totiž samotné jeho skutky jsou vlastně přikázání, neboť když něco mlčky učinil, dal nám tím najevo, co máme dělat. Hle, poslal <text:span text:style-name="T582">tedy </text:span>své učedníky po dvou, aby kázali, neboť dvě jsou přikázání lásky: totiž láska k Bohu a láska k bližnímu. A mezi méně než dvěma není možné mít lásku. </text:p>
          </table:table-cell>
        </table:table-row>
        <table:table-row table:style-name="Tabulka1.1">
          <table:table-cell table:style-name="Tabulka1.A1" office:value-type="string">
            <text:p text:style-name="P101">Lectio x.</text:p>
            <text:p text:style-name="P475">Nemo enim próprie ad semetípsum habére caritátem dícitur: sed diléctio in álterum tendit, ut cáritas esse possit. Ecce enim binos ad prædicándum discípulos Dóminus mittit: quátenus hoc nobis tácitus ínnuat, quia qui caritátem erga álterum non habet, prædicatiónis offícium suscípere nullátenus debet.</text:p>
            <text:p text:style-name="P9"/>
          </table:table-cell>
          <table:table-cell table:style-name="Tabulka1.A1" office:value-type="string">
            <text:p text:style-name="P58"/>
            <text:p text:style-name="P409"><text:span text:style-name="T234">Říká se, že nikdo </text:span><text:span text:style-name="T582">správně</text:span><text:span text:style-name="T234"> ne</text:span><text:span text:style-name="T582">může</text:span><text:span text:style-name="T234"> míti lásku sám k sobě. Avšak zalíbení v druhém zajišťuje, že může vzniknout láska. Hle, po dvou tedy Pán posílá učedníky, aby kázali. Tím nám však mlčky dává najevo, že kdo nemá lásku k druhému, nesmí v žádném případě přijmout kazatelský úřad. </text:span><text:s/></text:p>
          </table:table-cell>
        </table:table-row>
        <table:table-row table:style-name="Tabulka1.1">
          <table:table-cell table:style-name="Tabulka1.A1" office:value-type="string">
            <text:p text:style-name="P101">Lectio xj.</text:p>
            <text:p text:style-name="P461">Bene autem dícitur, quia misit eos ante fáciem suam in omnem civitátem et locum, quo erat ipse ventúrus. Prædicatóres enim suos Dóminus séquitur: quia prædicátio prǽvenit, et tunc ad mentis nostræ habitáculum Dóminus venit, quando verba exhortatiónis præcúrrunt: atque per hoc véritas in mente suscípitur.</text:p>
            <text:p text:style-name="P9"/>
          </table:table-cell>
          <table:table-cell table:style-name="Tabulka1.A1" office:value-type="string">
            <text:p text:style-name="P58"/>
            <text:p text:style-name="P370">Správně je však psáno, že je poslal před sebou do každého města a místa, kam měl sám namířeno. Pán totiž následuje své kazatele. První <text:span text:style-name="T582">tedy</text:span> přijde kázání a pak přijde do příbytku naší mysli Pán, <text:span text:style-name="T582">poté, co</text:span> slova povzbuzení již přišla. A tímto přijímáme pravdu do své mysli. </text:p>
          </table:table-cell>
        </table:table-row>
        <table:table-row table:style-name="Tabulka1.1">
          <table:table-cell table:style-name="Tabulka1.A1" office:value-type="string">
            <text:p text:style-name="P101">Lectio xij.</text:p>
            <text:p text:style-name="P485">Hinc namque eísdem prædicatóribus Isaías dicit: Paráte viam Dómini, rectas fácite sémitas Dei nostri. Hinc fíliis Psalmísta ait: Iter fácite ei, qui ascéndit super occásum. Super occásum namque Dóminus ascéndit: quia unde in passióne occúbuit, inde majórem suam glóriam resurgéndo manifestávit. Super occásum vidélicet ascéndit; quia mortem quam pértulit, resurgéndo calcávit. </text:p>
            <text:p text:style-name="P9"/>
          </table:table-cell>
          <table:table-cell table:style-name="Tabulka1.A1" office:value-type="string">
            <text:p text:style-name="P58"/>
            <text:p text:style-name="P410">Proto totiž právě těmto kazatelům Isajáš praví: „Připravte cestu Pánu, urovnejte stezky našeho Boha.“ Proto také žalmista praví synům: „Připravte cestu tomu, který povstal nad zkázou.“ Nad zkázou totiž Pán povstal, neboť poté, co zesnul ve svém utrpení, ukázal svou velikou slávu ve svém zmrtvýchvstání. Povstal totiž nad zkázou, neboť smrt, které podlehl, ve svém zmrtvýchvstání pošlapal. </text:p>
          </table:table-cell>
        </table:table-row>
        <table:table-row table:style-name="Tabulka1.1">
          <table:table-cell table:style-name="Tabulka1.A1" table:number-columns-spanned="2" office:value-type="string">
            <text:p text:style-name="P153">C<text:span text:style-name="T2">ommune </text:span>U<text:span text:style-name="T3">nius </text:span>M<text:span text:style-name="T3">artyris</text:span></text:p>
            <text:p text:style-name="P167">Extra Tempus Paschale.</text:p>
          </table:table-cell>
          <table:covered-table-cell/>
        </table:table-row>
        <table:table-row table:style-name="Tabulka1.1">
          <table:table-cell table:style-name="Tabulka1.A1" office:value-type="string">
            <text:p text:style-name="P231">In II. Nocturno</text:p>
            <text:p text:style-name="P240">Sermo sancti Augustíni Epíscopi.</text:p>
            <text:p text:style-name="P114">Serm. 44. de Sanctis.</text:p>
            <text:p text:style-name="P114">Lectio v.</text:p>
            <text:p text:style-name="P457">T<text:span text:style-name="T401">riumphális</text:span> beáti Mártyris <text:span text:style-name="T129">N.</text:span> dies hódie nobis anniversária celebritáte recurrit: cujus glorificatióni sicut congáudet Ecclésia, sic ejus propónit sequénda vestígia. Si enim compátimur, et conglorificábimur. <text:span text:style-name="T210">I</text:span>n cujus glorióso agóne duo nobis præcípue consideránda sunt: induráta vidélicet tortóris sævítia, et Mártyris invícta patiéntia. <text:soft-page-break/>Sæv<text:span text:style-name="T583">í</text:span>tia tortóris, ut eam detestémur: patiéntia Mártyris, ut eam imitémur.</text:p>
            <text:p text:style-name="P21"/>
          </table:table-cell>
          <table:table-cell table:style-name="Tabulka1.A1" office:value-type="string">
            <text:p text:style-name="P58"/>
            <text:p text:style-name="P58"/>
            <text:p text:style-name="P58"/>
            <text:p text:style-name="P361"><text:span text:style-name="T459">D</text:span><text:span text:style-name="T455">nes </text:span><text:span text:style-name="T609">nám opět nastal </text:span><text:span text:style-name="T610">v</text:span><text:span text:style-name="T609">ítězný </text:span><text:span text:style-name="T210">den svatého mučedníka </text:span><text:span text:style-name="T130">N.</text:span><text:span text:style-name="T210">, </text:span><text:span text:style-name="T607">stejně </text:span><text:span text:style-name="T210">jako každý rok, </text:span><text:span text:style-name="T607">jehož</text:span><text:span text:style-name="T210"> oslavou </text:span><text:span text:style-name="T607">se spolu</text:span><text:span text:style-name="T210"> s námi raduje Církev, a tak</text:span><text:span text:style-name="T607">to</text:span><text:span text:style-name="T210"> nás nabádá, abychom </text:span><text:span text:style-name="T583">šli</text:span><text:span text:style-name="T210"> v jeho stopách. Pokud totiž spolu s ním budeme trpět, budeme spolu s ním </text:span><text:span text:style-name="T607">také</text:span><text:span text:style-name="T210"> oslaveni </text:span><text:span text:style-name="T586">(</text:span><text:span text:style-name="T589">Řím. 8, 1</text:span><text:span text:style-name="T590">7</text:span><text:span text:style-name="T586">)</text:span><text:span text:style-name="T210">. V tomto jeho slavném smrtelném zápase bychom měli zmínit především dvě věci: totiž krutost mučitele, kterou </text:span><text:span text:style-name="T607">M</text:span><text:span text:style-name="T210">učedník pře</text:span><text:soft-page-break/><text:span text:style-name="T210">stá</text:span><text:span text:style-name="T607">l</text:span><text:span text:style-name="T210">, a jeho nepřemožen</text:span><text:span text:style-name="T583">ou</text:span><text:span text:style-name="T210"> </text:span><text:span text:style-name="T607">výdrž v utrpení</text:span><text:span text:style-name="T210">. Krutost mučitele zmiňujeme proto, abychom ji nenáviděli, </text:span><text:span text:style-name="T607">výdrž v utrpení M</text:span><text:span text:style-name="T210">učedníka, abychom ji následovali.</text:span></text:p>
          </table:table-cell>
        </table:table-row>
        <table:table-row table:style-name="Tabulka1.1">
          <table:table-cell table:style-name="Tabulka1.A1" office:value-type="string">
            <text:p text:style-name="P114">Lectio vj.</text:p>
            <text:p text:style-name="P454">C<text:span text:style-name="T401">oronáta</text:span> ítaque est be<text:span text:style-name="T583">á</text:span>ti Mártyris patiéntia, mancipáta est ætérnis cruciátibus tortóris incorrécta malítia. Hoc atténdens in agóne suo gloriósus Christi athléta, non exhórruit cárcerem. Ad imitatiónem cápitis sui tolerávit probra, sustínuit irrisiónes, flagélla non tímuit: et quot ante mortem pro Christo pértulit supplícia, tot ei de se óbtulit sacrifícia.</text:p>
            <text:p text:style-name="P186"/>
          </table:table-cell>
          <table:table-cell table:style-name="Tabulka1.A1" office:value-type="string">
            <text:p text:style-name="P58"/>
            <text:p text:style-name="P363"><text:span text:style-name="T456">Korunován</text:span><text:span text:style-name="T460">a</text:span><text:span text:style-name="T583"> byl</text:span><text:span text:style-name="T622">a</text:span><text:span text:style-name="T583"> již </text:span><text:span text:style-name="T622">výdrž v </text:span><text:span text:style-name="T583">utrpení svatého Mučedníka, </text:span><text:span text:style-name="T622">a </text:span><text:span text:style-name="T583">věčnému trápení byla již svěřena zloba mučitele, pokud se mezitím nenapravil. </text:span><text:span text:style-name="T584">Na to </text:span><text:span text:style-name="T622">čekal</text:span><text:span text:style-name="T584"> zápasník Kristův ve svém smrtelném zápase, nic se </text:span><text:span text:style-name="T622">tedy </text:span><text:span text:style-name="T584">nebál žaláře. Dle příkladu svého Pána </text:span><text:span text:style-name="T622">statečně </text:span><text:span text:style-name="T584">snášel </text:span><text:span text:style-name="T585">pohanu, </text:span><text:span text:style-name="T622">vydržel </text:span><text:span text:style-name="T623">po</text:span><text:span text:style-name="T585">smě</text:span><text:span text:style-name="T623">šk</text:span><text:span text:style-name="T585">y, nezalekl se ani bičování; a kolik před smrtí snesl utrpení pro Krista, tolikrát mu přinesl oběti sebe samotného.</text:span></text:p>
          </table:table-cell>
        </table:table-row>
        <table:table-row table:style-name="Tabulka1.1">
          <table:table-cell table:style-name="Tabulka1.A1" office:value-type="string">
            <text:p text:style-name="P115">Lectio v<text:span text:style-name="T1">i</text:span>j.</text:p>
            <text:p text:style-name="P455">Q<text:span text:style-name="T401">uod</text:span> enim propinánte Apóstolo bíberat, alte retinébat: Quia non sunt condígnæ passiónes hujus témporis ad futúram glóriam, quæ revelábitur in nobis. Et quia momentáneum hoc et leve nostræ tribulatiónis, ætérnum glóriæ pondus operátur in cœlis. Hujus promissiónis amóre a terrénis suspénsus, et prægustáta supérnæ suavitátis dulcédine ineffabíliter afféctus dicébat cum Psalmísta: Quid mihi est in cœlo, et a te quid vólui super terram? Defécit caro mea, et cor meum: Deus cordis mei, et pars mea Deus in ætérnum.</text:p>
            <text:p text:style-name="P455"/>
          </table:table-cell>
          <table:table-cell table:style-name="Tabulka1.A1" office:value-type="string">
            <text:p text:style-name="P59"/>
            <text:p text:style-name="P364"><text:span text:style-name="T457">Co</text:span><text:span text:style-name="T583"> </text:span><text:span text:style-name="T586">tedy z Apoštolova pramene pil, to ve velké vážnosti zachoval, neboť utrpení tohoto času se nedají srovnat s budoucí slávou, která v nás bude zjevena (</text:span><text:span text:style-name="T589">Řím. 8, 18</text:span><text:span text:style-name="T586">). </text:span><text:span text:style-name="T601">A zatímco toto časné břemeno našeho utrpení je lehké, přináší nám dar věčné slávy v nebi </text:span><text:span text:style-name="T603">(</text:span><text:span text:style-name="T594">2 Kor. 4, 17</text:span><text:span text:style-name="T603">)</text:span><text:span text:style-name="T601">. </text:span><text:span text:style-name="T602">Pro toto zaslíbení lásky zanechal věcí pozemských a nevýslovně stižen předzvěstí nesmírné sladkosti nebeské pronášel spolu s Žalmistou: „</text:span><text:span text:style-name="T605">Co</text:span><text:span text:style-name="T602"> bych </text:span><text:span text:style-name="T605">cht</text:span><text:span text:style-name="T602">ěl na nebesích? </text:span><text:span text:style-name="T603">Co bych, </text:span><text:span text:style-name="T623">kromě</text:span><text:span text:style-name="T603"> tebe, mohl chtít na zemi? Mé tělo i srdce chřadne, Bůh je </text:span><text:span text:style-name="T51">skála </text:span><text:span text:style-name="T603">mého srdce i můj podíl navěky.“</text:span><text:span text:style-name="T602"> </text:span><text:span text:style-name="T603">(</text:span><text:span text:style-name="T587">Žalm <text:s/></text:span><text:span text:style-name="T588">7</text:span><text:span text:style-name="T594">2</text:span><text:span text:style-name="T588">, 25-</text:span><text:span text:style-name="T587">26</text:span><text:span text:style-name="T603">) </text:span></text:p>
          </table:table-cell>
        </table:table-row>
        <table:table-row table:style-name="Tabulka1.1">
          <table:table-cell table:style-name="Tabulka1.A1" office:value-type="string">
            <text:p text:style-name="P115">Lectio v<text:span text:style-name="T1">ii</text:span>j.</text:p>
            <text:p text:style-name="P455">C<text:span text:style-name="T401">ontemplabátur</text:span> enim quantum in ænígmate infírmitas humána óculum mentis in æternitáte fígere potest, quanta sint supérnæ civitátis gáudia: et ea enarráre non suffíciens, admirándo clamábat: Quid mihi est in cœlo? Quasi diceret: Excédit vires meas, excédit facultátem eloquéntiæ meæ, transcéndit capacitátem intelligéntiæ meæ illud decus, illa glória, illa celsitúdo, qua nobis, a conturbatióne hóminum remótis, in abscóndito faciéi suæ Jesus Christus Dóminus noster reformábit corpus humilitátis nostræ configurátum córpori claritátis suæ.</text:p>
            <text:p text:style-name="P455"/>
          </table:table-cell>
          <table:table-cell table:style-name="Tabulka1.A1" office:value-type="string">
            <text:p text:style-name="P59"/>
            <text:p text:style-name="P365"><text:span text:style-name="T458">Rozjímal</text:span><text:span text:style-name="T583"> </text:span><text:span text:style-name="T586">t</text:span><text:span text:style-name="T604">otiž, </text:span><text:span text:style-name="T605">jakým tajem</text:span><text:span text:style-name="T623">ný</text:span><text:span text:style-name="T605">m </text:span><text:span text:style-name="T623">způsobem </text:span><text:span text:style-name="T605">může lidská slabost upřít zrak své mysli do věčnosti, jaké jsou radosti nebeského města; a protože je nedokázal ani vypovědět, v obdivu zvolal: </text:span><text:span text:style-name="T602">„</text:span><text:span text:style-name="T605">Co</text:span><text:span text:style-name="T602"> bych </text:span><text:span text:style-name="T605">cht</text:span><text:span text:style-name="T602">ěl na nebesích?“ </text:span><text:span text:style-name="T605">Jako by říkal: „Přesahuje mé síly, přesahuje schopnost mé výmluvnosti, překračuje rozsah mého chápání ta nádhera, ta sláva, ta vznešenost, kterou ná</text:span><text:span text:style-name="T623">m</text:span><text:span text:style-name="T605"> – vzdálen</text:span><text:span text:style-name="T623">ým</text:span><text:span text:style-name="T605"> od lidského shonu – ve skrytosti své tváře náš Pán Ježíš Kristus přeměn</text:span><text:span text:style-name="T606">il</text:span><text:span text:style-name="T605"> naše ubohé tělo, </text:span><text:span text:style-name="T606">že</text:span><text:span text:style-name="T605"> nabylo stejné podoby jako jeho tělo oslavené.“ </text:span><text:span text:style-name="T586">(</text:span><text:span text:style-name="T595">Fil</text:span><text:span text:style-name="T596">ipanům</text:span><text:span text:style-name="T589"> </text:span><text:span text:style-name="T591">3</text:span><text:span text:style-name="T589">, </text:span><text:span text:style-name="T591">2</text:span><text:span text:style-name="T589">1</text:span><text:span text:style-name="T586">)</text:span></text:p>
          </table:table-cell>
        </table:table-row>
        <table:table-row table:style-name="Tabulka1.1">
          <table:table-cell table:style-name="Tabulka1.A1" office:value-type="string">
            <text:p text:style-name="P232">In III. Nocturno</text:p>
            <text:p text:style-name="P76"><text:span text:style-name="T72">Léctio sancti Evangélii </text:span><text:span text:style-name="T73">secúndum </text:span><text:span text:style-name="T74">Lucam</text:span><text:span text:style-name="T72">.</text:span><text:span text:style-name="T106"> </text:span></text:p>
            <text:p text:style-name="P76"><text:span text:style-name="T106">Lectio ix. Cap. </text:span><text:span text:style-name="T107">1</text:span><text:span text:style-name="T109">4</text:span><text:span text:style-name="T106">.</text:span></text:p>
            <text:p text:style-name="P459">I<text:span text:style-name="T401">n</text:span> illo témpore: Dixit Jesus turbis: Si quis venit ad me, et non odit patrem suum, et matrem, et uxórem, et fílios, et fratres, ét soróres, adhuc autem et ánimam suam, non potest meus esse discípulus. Et réliqua.</text:p>
            <text:p text:style-name="P9"/>
            <text:p text:style-name="P78"><text:span text:style-name="T148">Homilía sancti </text:span><text:span text:style-name="T72">Gregórii Papæ.</text:span></text:p>
            <text:p text:style-name="P133">Homilia <text:span text:style-name="T211">3</text:span>7. in Evangelia.</text:p>
            <text:p text:style-name="P472"><text:soft-page-break/>S<text:span text:style-name="T401">i</text:span> considerémus, fratres charíssimi, quæ et quanta sunt quæ nobis promittúntur in cœlis, viléscunt ánimo ómnia, quæ habéntur in terris. Terréna namque substántia supérnæ felicitáti comparáta, pondus est, non subsídium. Temporális vita ætérnæ vitæ comparáta, mors est pótius dicénda, quam vita. Ipse enim quotidiánus deféctus corruptiónis quid est áliud, quam quædam prolíxitas mortis?</text:p>
            <text:p text:style-name="P9"/>
          </table:table-cell>
          <table:table-cell table:style-name="Tabulka1.A1" office:value-type="string">
            <text:p text:style-name="P58"/>
            <text:p text:style-name="P58"/>
            <text:p text:style-name="P58"/>
            <text:p text:style-name="P437"><text:span text:style-name="T158">Za onoho času ř</text:span><text:span text:style-name="T161">ekl Ježíš zástupům: „Pokud někdo přichází ke mně a nemá v nenávisti otce svého a matku a manželku a děti a sestry, dokonce i svůj život, nemůže se stát mým učedníkem“</text:span><text:span text:style-name="T159">.</text:span><text:span text:style-name="T160"> </text:span><text:span text:style-name="T158">A ostatní.</text:span></text:p>
            <text:p text:style-name="P58"/>
            <text:p text:style-name="P58"/>
            <text:p text:style-name="P58"/>
            <text:p text:style-name="P58"/>
            <text:p text:style-name="P371"><text:soft-page-break/><text:span text:style-name="T461">Nejdražší</text:span><text:span text:style-name="T624"> bratři, pokud si uvědomíme, jaké a jak velké jsou věci, které jsou nám slíbeny v nebi, ztratí hned hodnotu vše, co se dá </text:span><text:span text:style-name="T635">nalézt</text:span><text:span text:style-name="T624"> na zemi. Pozemská hmota, když ji srovnáme s nebeskou radostí, je </text:span><text:span text:style-name="T635">totiž </text:span><text:span text:style-name="T624">břemeno, </text:span><text:span text:style-name="T625">a žádná pomoc</text:span><text:span text:style-name="T624">. </text:span><text:span text:style-name="T625">Časný život, pokud jej srovnáme s životem věčným, bychom měli nazývat spíš smrtí než životem. Co je totiž každodenní selhávání porušitelnosti jiného, než určité rozšíření smrti? </text:span></text:p>
          </table:table-cell>
        </table:table-row>
        <table:table-row table:style-name="Tabulka1.1">
          <table:table-cell table:style-name="Tabulka1.A1" office:value-type="string">
            <text:p text:style-name="P101">Lectio x.</text:p>
            <text:p text:style-name="P475">Q<text:span text:style-name="T401">uæ</text:span> autem lingua dícere, vel quis intelléctus cápere súfficit, illa supérnæ civitátis quanta sint gáudia, Angelórum choris interésse, cum beatíssimis spirítibus glóriæ Conditóris assístere, præséntem Dei vultum cérnere, incircumscríptum lumen vidére, nullo mortis metu áffici, incorruptiónis perpétuæ múnere lætári?</text:p>
            <text:p text:style-name="P9"/>
          </table:table-cell>
          <table:table-cell table:style-name="Tabulka1.A1" office:value-type="string">
            <text:p text:style-name="P58"/>
            <text:p text:style-name="P409"><text:span text:style-name="T462">Který</text:span><text:span text:style-name="T625"> jazyk dokáže vypovědět, či který rozum zvládne pochopit,</text:span> <text:span text:style-name="T625">jaké jsou radosti toho nebeského města, </text:span><text:span text:style-name="T52">jaké je </text:span><text:span text:style-name="T53">to</text:span><text:span text:style-name="T52"> </text:span><text:span text:style-name="T625">být uprostřed sborů andělských, s přesvatými duchy sloužit slávě Stvořitele, patřit přímo na Boží tvář, </text:span><text:span text:style-name="T626">uzřít světlo v ní vepsané, nebýt stižen žádným strachem ze smrti, radovat se z věčného daru neporušitelnosti? </text:span></text:p>
          </table:table-cell>
        </table:table-row>
        <table:table-row table:style-name="Tabulka1.1">
          <table:table-cell table:style-name="Tabulka1.A1" office:value-type="string">
            <text:p text:style-name="P101">Lectio xj.</text:p>
            <text:p text:style-name="P461">S<text:span text:style-name="T401">ed</text:span> ad hæc audíta inardéscit ánimus jamque illic cupit assístere, ubi se sperat sine fine gaud<text:span text:style-name="T628">é</text:span>re. Sed ad magna præmia perveníri non potest, nisi per magnos labóres. Unde et Paulus egrégius prædicátor dicit: Non coronábitur, nisi qui legítime certáverit.</text:p>
            <text:p text:style-name="P9"/>
          </table:table-cell>
          <table:table-cell table:style-name="Tabulka1.A1" office:value-type="string">
            <text:p text:style-name="P58"/>
            <text:p text:style-name="P372"><text:span text:style-name="T401">A</text:span><text:span text:style-name="T463">však</text:span> <text:span text:style-name="T627">jakmile toto uslyší duch, zaplane a </text:span><text:span text:style-name="T629">i</text:span><text:span text:style-name="T627">hned zatouží usadit se tam, kde doufá, </text:span><text:span text:style-name="T629">že dosáhne</text:span><text:span text:style-name="T627"> radosti bez konce. K velkým odměnám však může dospět pouze skrze velké útrapy. Proto i Pavel, výtečný kazatel, praví: „Nebude korunován ten, kdo řádně nezápasí.“ </text:span><text:span text:style-name="T586">(</text:span><text:span text:style-name="T597">2 Ti</text:span><text:span text:style-name="T589">m. </text:span><text:span text:style-name="T592">2</text:span><text:span text:style-name="T589">, </text:span><text:span text:style-name="T592">5</text:span><text:span text:style-name="T586">)</text:span></text:p>
          </table:table-cell>
        </table:table-row>
        <table:table-row table:style-name="Tabulka1.1">
          <table:table-cell table:style-name="Tabulka1.A1" office:value-type="string">
            <text:p text:style-name="P101">Lectio xij.</text:p>
            <text:p text:style-name="P485">D<text:span text:style-name="T401">eléctet</text:span> ergo mentem magnitúdo præmiórum, sed non detérreat certámen labórum. Unde ad se veniéntibus Véritas dicit: Si quis venit ad me, et non odit patrem suum, et matrem, et uxórem, et fílios, et fratres, et soróres, adhuc autem et ánimam suam, non potest meus esse disc<text:span text:style-name="T628">í</text:span>pulus.</text:p>
            <text:p text:style-name="P9"/>
          </table:table-cell>
          <table:table-cell table:style-name="Tabulka1.A1" office:value-type="string">
            <text:p text:style-name="P58"/>
            <text:p text:style-name="P411"><text:span text:style-name="T464">Mysl </text:span><text:span text:style-name="T611">ať </text:span><text:span text:style-name="T629">tedy těší velikost odměn, nesmí ji však odrazovat boje a útrapy. Proto i sama Pravda říká těm, kdo k ní přicházejí: „Když někdo přichází ke mně, a nemá v nenávisti svého otce, svou matku, ženu, děti, bratry a sestry, ano, </text:span><text:span text:style-name="T630">dokonce</text:span><text:span text:style-name="T629"> i sám sebe, nemůže být mým učedníkem.“ (</text:span><text:span text:style-name="T598">Lk 14,26</text:span><text:span text:style-name="T629">)</text:span></text:p>
          </table:table-cell>
        </table:table-row>
        <table:table-row table:style-name="Tabulka1.1">
          <table:table-cell table:style-name="Tabulka1.A1" table:number-columns-spanned="2" office:value-type="string">
            <text:p text:style-name="P236">Aliæ Lectiones</text:p>
            <text:p text:style-name="P170">pro uno Martyre</text:p>
          </table:table-cell>
          <table:covered-table-cell/>
        </table:table-row>
        <table:table-row table:style-name="Tabulka1.1">
          <table:table-cell table:style-name="Tabulka1.A1" office:value-type="string">
            <text:p text:style-name="P232">In III. Nocturno</text:p>
            <text:p text:style-name="P76"><text:span text:style-name="T72">Léctio sancti Evangélii </text:span><text:span text:style-name="T73">secúndum </text:span><text:span text:style-name="T75">Joánnem</text:span><text:span text:style-name="T72">.</text:span><text:span text:style-name="T106"> </text:span></text:p>
            <text:p text:style-name="P76"><text:span text:style-name="T106">Lectio ix. Cap. </text:span><text:span text:style-name="T107">1</text:span><text:span text:style-name="T110">2</text:span><text:span text:style-name="T106">.</text:span></text:p>
            <text:p text:style-name="P459">IN illo témpore: Dixit Jesus discípulis suis: Amen, amen dico vobis, nisi granum fruménti cadens in terram, mórtuum fúerit; ipsum solum manet. Et réliqua.</text:p>
            <text:p text:style-name="P9"/>
            <text:p text:style-name="P78"><text:span text:style-name="T148">Homilía sancti Joánnis Chrysóstomi</text:span><text:span text:style-name="T72">.</text:span></text:p>
            <text:p text:style-name="P133">Homil. 66. in Joannem.</text:p>
            <text:p text:style-name="P472">D<text:span text:style-name="T401">ulcis</text:span> præsens vita est, et multæ plena voluptátis, non tamen ómnibus, sed iis tantum qui illi sunt affíxi. Quod si quis in cœ<text:soft-page-break/>lum suspéxerit, et quæ ibi præclára sunt, contemplátus fúerit, statim hanc contémnet, ac nullíus prétii existimábit. Nam et córporum pulchritúdo quoad púlchrius non deprehénditur, in admiratióne habétur: cum vero áliud præstántius apparúerit, illa prior despícitur.</text:p>
            <text:p text:style-name="P9"/>
          </table:table-cell>
          <table:table-cell table:style-name="Tabulka1.A1" office:value-type="string">
            <text:p text:style-name="P58"/>
            <text:p text:style-name="P58"/>
            <text:p text:style-name="P58"/>
            <text:p text:style-name="P437"><text:span text:style-name="T419">Za</text:span><text:span text:style-name="T158"> onoho času ř</text:span><text:span text:style-name="T161">ekl Ježíš </text:span><text:span text:style-name="T162">učedníkům svým</text:span><text:span text:style-name="T161">: „</text:span><text:span text:style-name="T162">Amen, amen, pravím vám, pokud ovocné semeno nepadne do země a neodumře, zůstane pořád </text:span><text:span text:style-name="T170">jen </text:span><text:span text:style-name="T162">semenem.</text:span><text:span text:style-name="T161">“</text:span><text:span text:style-name="T160"> </text:span><text:span text:style-name="T158">A ostatní.</text:span></text:p>
            <text:p text:style-name="P58"/>
            <text:p text:style-name="P58"/>
            <text:p text:style-name="P58"/>
            <text:p text:style-name="P371"><text:span text:style-name="T465">Sladký</text:span><text:span text:style-name="T631"> je časný život, a plný rozličných potěšení, avšak nikoliv pro všechny, pouze pro ty, kteří </text:span><text:span text:style-name="T632">k němu přilnuli</text:span><text:span text:style-name="T631">. </text:span><text:span text:style-name="T632">Neboť pokud </text:span><text:soft-page-break/><text:span text:style-name="T632">někdo </text:span><text:span text:style-name="T636">po</text:span><text:span text:style-name="T632">zvedne svůj zrak do nebe, důkladně se zahledí na všechnu tu zář, hned tento svět zavrhne, </text:span><text:span text:style-name="T636">a považuje jej za bezcenný</text:span><text:span text:style-name="T632">. </text:span><text:span text:style-name="T633">Neboť i tělesnou krásu, dokud nic krásnějšího nespatříme, máme v obdivu; když se ovšem objeví něco jiného, co tu předchozí krásu překonává, hned tu první zavrhneme.</text:span></text:p>
          </table:table-cell>
        </table:table-row>
        <table:table-row table:style-name="Tabulka1.1">
          <table:table-cell table:style-name="Tabulka1.A1" office:value-type="string">
            <text:p text:style-name="P101">Lectio x.</text:p>
            <text:p text:style-name="P475">Q<text:span text:style-name="T401">uod</text:span> si illam pulchritúdinem étiam nos intuéri voluérimus, et cœléstis regni spéciem consideráre, conféstim nos hujus sæculi vínculis dissolvémus. Vinculum namque est terrenárum rerum afféctio: ad cujus dissolutiónem ut nos indúceret Christus, quid dicat, atténde. Qui amat ánimam suam, perdet eam: et qui odit ánimam suam in hoc mundo, in vitam ætérnam custódit eam.</text:p>
            <text:p text:style-name="P9"/>
          </table:table-cell>
          <table:table-cell table:style-name="Tabulka1.A1" office:value-type="string">
            <text:p text:style-name="P58"><text:s/></text:p>
            <text:p text:style-name="P409"><text:span text:style-name="T466">Neboť</text:span><text:span text:style-name="T634"> pokud chceme i my patřit na tuto krásu, a rozjímat nad nádherou nebeského království, okamžitě se zbavíme pout tohoto světa. Pouto je totiž náklonnost k věcem pozemským; a k jeho uvolnění, jak nás Kristus vyzývá, napři svůj zrak </text:span><text:span text:style-name="T636">na to, co říká</text:span><text:span text:style-name="T634">. </text:span><text:span text:style-name="T636">Kdo miluje svůj život, ztratí jej, kdo nenávidí svůj život v tomto světě, uchrání jej pro život věčný. <text:s/></text:span><text:span text:style-name="T637">(</text:span><text:span text:style-name="T599">Jan 20, 25</text:span><text:span text:style-name="T637">).</text:span> </text:p>
          </table:table-cell>
        </table:table-row>
        <table:table-row table:style-name="Tabulka1.1">
          <table:table-cell table:style-name="Tabulka1.A1" office:value-type="string">
            <text:p text:style-name="P101">Lectio xj.</text:p>
            <text:p text:style-name="P461">A<text:span text:style-name="T401">enígmati</text:span> símile hoc dictum vidétur: non tamen ita est, imo vero præcípuæ sapiéntiæ plenum. Et quómodo qui amat ánimam suam, perdet eam? Qui absúrdis ejus cupiditátibus obtémperat, qui præter débitum ei indúlget; quemádmodum e contrário, qui odit eam in hoc mundo, custódit eam: hoc est, qui non paret ei, cum nóxia jubet.</text:p>
            <text:p text:style-name="P9"/>
          </table:table-cell>
          <table:table-cell table:style-name="Tabulka1.A1" office:value-type="string">
            <text:p text:style-name="P58"/>
            <text:p text:style-name="P373"><text:span text:style-name="T467">Tento</text:span><text:span text:style-name="T637"> výrok nám </text:span><text:span text:style-name="T638">může </text:span><text:span text:style-name="T637">připad</text:span><text:span text:style-name="T638">at</text:span><text:span text:style-name="T637"> jako tajemství; avšak není jím, dokonce je plný </text:span><text:span text:style-name="T641">nejvyšší</text:span><text:span text:style-name="T637"> moudrosti. A jak ten, kdo miluje svůj život, jej může ztratit? </text:span><text:span text:style-name="T642">Pokud se ně</text:span><text:span text:style-name="T637">kdo řídí jeho pošetilými žádostmi, </text:span><text:span text:style-name="T642">a </text:span><text:span text:style-name="T637">vyžívá se v nich víc, než je nutné; a naopak ten, kdo jej nenávidí v tomto světě, si jej zachová, tedy tím, že jej neposlouchá, pokud mu přikazuje škodlivé věci.</text:span></text:p>
          </table:table-cell>
        </table:table-row>
        <table:table-row table:style-name="Tabulka1.1">
          <table:table-cell table:style-name="Tabulka1.A1" office:value-type="string">
            <text:p text:style-name="P101">Lectio xij.</text:p>
            <text:p text:style-name="P493"><text:span text:style-name="T393">E</text:span><text:span text:style-name="T469">t</text:span><text:span text:style-name="T393"> non dixit, qui non paret sed, qui odit. Sícuti enim quos ódio habémus, ne vocem quidem audíre, nec vultum eórum vidére æquo ánimo pátimur: ita et ánimæ, si quid præter Dei voluntátem nobis ímperat, veheménter aversári opórtet. Cum enim jam de morte ad eos verba factúrus esset, de morte vidélicet sua, et prævidéret eórum tristítiam et exanimatiónem, per excéssum locútus est, ínquiens: Quid dico, si mortem meam generóse non ferétis? nisi vos ipsi moriámini, nullum vos sequétur emoluméntum.</text:span></text:p>
          </table:table-cell>
          <table:table-cell table:style-name="Tabulka1.A1" office:value-type="string">
            <text:p text:style-name="P58"/>
            <text:p text:style-name="P412"><text:span text:style-name="T468">Pán</text:span><text:span text:style-name="T639"> ovšem neříká, „kdo neposlouchá,“ ale „kdo nenávidí.“</text:span> <text:span text:style-name="T639">Tak jako ty, které nenávidíme, nechceme ani slyšet, a </text:span><text:span text:style-name="T642">už vůbec</text:span><text:span text:style-name="T639"> nestrpíme pohled na jejich tvář; tak i našemu životu, pokud nám přikazuje něco proti Boží vůli, je třeba se rázně postavit. Když totiž Pán chtěl s učedníky mluvit o smrti, a sice o své smrti, a již dopředu viděl jejich rozesmutnění a hrůzu, sdělil ještě o něco více, když řekl: „Co mám říct, pokud mou smrt neponesete statečně? Pokud vy sami nezemřete, nebude z vás žádný užitek.“ </text:span><text:span text:style-name="T640">(</text:span><text:span text:style-name="T600">cf. Jan 12, 24</text:span><text:span text:style-name="T640">)</text:span></text:p>
          </table:table-cell>
        </table:table-row>
        <table:table-row table:style-name="Tabulka1.1">
          <table:table-cell table:style-name="Tabulka1.A1" table:number-columns-spanned="2" office:value-type="string">
            <text:p text:style-name="P163"><text:span text:style-name="T177">C</text:span><text:span text:style-name="T178">OMMUNE</text:span><text:span text:style-name="T2"> </text:span></text:p>
            <text:p text:style-name="P154">U<text:span text:style-name="T3">nius </text:span>M<text:span text:style-name="T3">artyris, </text:span><text:span text:style-name="T4">et </text:span><text:span text:style-name="T212">P</text:span><text:span text:style-name="T4">lur. </text:span>M<text:span text:style-name="T4">artyrum</text:span></text:p>
            <text:p text:style-name="P168">Tempore Paschali.</text:p>
          </table:table-cell>
          <table:covered-table-cell/>
        </table:table-row>
        <table:table-row table:style-name="Tabulka1.1">
          <table:table-cell table:style-name="Tabulka1.A1" office:value-type="string">
            <text:p text:style-name="P231">In II. Nocturno</text:p>
            <text:p text:style-name="P241">De Epístola sancti Cypriáni Epíscopi et Mártyris </text:p>
            <text:p text:style-name="P241">ad Mártyres et Confessóres.</text:p>
            <text:p text:style-name="P114">Lib. 2. Epist. 6.</text:p>
            <text:p text:style-name="P114">Lectio v.</text:p>
            <text:p text:style-name="P457">Q<text:span text:style-name="T401">uibus</text:span> ego vos láudibus prædicem, fortíssimi Mártyres? robur péctoris vestri, et perseverántiam fidei, quo præcónio vocis ex<text:soft-page-break/>órnem? Tolerástis usque ad consummatiónem glóriæ duríssimam quæstiónem: nec cessístis supplíciis, sed vobis pótius supplícia cessérunt. Finem dolóribus, quem torménta non dabant, corónæ dedérunt. Laniéna grávior ad hoc diu perseverávit, non ut stantem fidem dejíceret, sed ut hómines Dei ad Deum velócius mítteret.</text:p>
            <text:p text:style-name="P21"/>
          </table:table-cell>
          <table:table-cell table:style-name="Tabulka1.A1" office:value-type="string">
            <text:p text:style-name="P233"><text:s/></text:p>
            <text:p text:style-name="P58"/>
            <text:p text:style-name="P58"/>
            <text:p text:style-name="P58"/>
            <text:p text:style-name="P58"/>
            <text:p text:style-name="P375"><text:span text:style-name="T401">Jaké</text:span> chvály vám tak mohu vzdáti, přesilní Mučedníci? Jakým chvalozpěvem mohu jen ozdobit sílu vašich srdcí a vytrvalost víry? <text:soft-page-break/>Snášeli jste tu nejtvrdší zkoušku až do samého slavného konce, mučení vás nezdolalo, spíše vy jste všechna mučení zdolali. Konec bolestem, jejž mučitelé nechtěli dát, však přinesly slavné koruny. K tomu trápení větší, než zvíře na jatkách, dlouze jste snášeli, ne však proto, abyste nakonec svou víru zapřeli, ale abyste Boží lid rychleji k Bohu přivedli.</text:p>
          </table:table-cell>
        </table:table-row>
        <table:table-row table:style-name="Tabulka1.1">
          <table:table-cell table:style-name="Tabulka1.A1" office:value-type="string">
            <text:p text:style-name="P114">Lectio vj.</text:p>
            <text:p text:style-name="P323">V<text:span text:style-name="T401">idit</text:span> admírans præséntium multitúdo cœléste certámen, certámen Dei, certámen spiritále, prælium Christi: stetísse servos ejus voce libera, mente incorrúpta, virtúte divína, telis quidem sæculáribus nudos, sed armis fidei ardéntis armátos. Stetérunt torti torquéntibus fortióres: et pulsántes ac laniántes úngulas, pulsáta ac laniáta membra vicérunt.</text:p>
          </table:table-cell>
          <table:table-cell table:style-name="Tabulka1.A1" office:value-type="string">
            <text:p text:style-name="P58"/>
            <text:p text:style-name="P376">S obdivem uzřely přítomn<text:span text:style-name="T275">é</text:span> zástupy <text:span text:style-name="T276">váš</text:span> <text:span text:style-name="T275">nebeský </text:span>souboj, souboj Boží, souboj duchovní, boj Kristův. <text:span text:style-name="T276">Všichni uzřeli Jeho služebníky, jak stojí s neochvějným hlasem, nezlomeným duchem, božskou ctností, zbraní světských sice zbavené, avšak zbraněmi planoucí víry pevně ozbrojené. I když byli mučeni, byli silnější než mučitelé. Jejich zbité a rozervané údy přemohly nástroje, které je zraňovaly.</text:span></text:p>
          </table:table-cell>
        </table:table-row>
        <table:table-row table:style-name="Tabulka1.1">
          <table:table-cell table:style-name="Tabulka1.A1" office:value-type="string">
            <text:p text:style-name="P115">Lectio v<text:span text:style-name="T1">i</text:span>j.</text:p>
            <text:p text:style-name="P455">I<text:span text:style-name="T401">nexpugnábilem</text:span> fidem superáre non pótuit sæviens diu plaga repetíta, quamvis rupta compáge víscerum torqueréntur in servis Dei jam non membra, sed vúlnera. Fluébat sanguis, qui incéndium persecutiónis extíngueret, qui flammas et ignes gehénnæ glorióso cruóre sopíret. O quale illud <text:span text:style-name="T643">f</text:span>uit spectáculum Dómino, quam sublíme, quam magnum, quam Dei óculis sacraménto ac devotióne militis ejus accéptum! sicut scriptum est in Psalmis, Spíritu sancto loquénte ad nos páriter et monénte: Pretiósa est in conspéctu Dómini mors Justórum ejus.</text:p>
            <text:p text:style-name="P455"/>
          </table:table-cell>
          <table:table-cell table:style-name="Tabulka1.A1" office:value-type="string">
            <text:p text:style-name="P59"/>
            <text:p text:style-name="P402"><text:span text:style-name="T470">N</text:span><text:span text:style-name="T473">eporazitelnou</text:span><text:span text:style-name="T644"> víru ne</text:span><text:span text:style-name="T645">dokáza</text:span><text:span text:style-name="T644">lo přemoci </text:span><text:span text:style-name="T645">ani</text:span><text:span text:style-name="T644"> dlouho zuřící opakované bití, </text:span><text:span text:style-name="T645">třebaže </text:span><text:span text:style-name="T646">kůže kryjící vnitřnosti služebníků Božích již praskla, a mučitelé již nevyvraceli údy, ale otevřené rány. Z nich se řinula krev, jež hasila požár zuřivého pronásledování, jež slavnou krví uspávala plameny a ohně pekelné. </text:span><text:span text:style-name="T647">Ach jaká to byla podívaná pro Pána, jak vznešená, jak veliká, jaká to byla pro Boží oči svátost a oddanost, kterou </text:span><text:span text:style-name="T54">jeho </text:span><text:span text:style-name="T224">voják přijal! Jako se píše v Žalmech, a stejně i Duch svatý k nám takto mluví a učí nás: „Drahocenná je v Hospodinových očích smrt jeho Spravedlivých.“ </text:span><text:span text:style-name="T225">(</text:span><text:span text:style-name="T593">Žalm 115</text:span><text:span text:style-name="T225">)</text:span></text:p>
          </table:table-cell>
        </table:table-row>
        <table:table-row table:style-name="Tabulka1.1">
          <table:table-cell table:style-name="Tabulka1.A1" office:value-type="string">
            <text:p text:style-name="P115">Lectio v<text:span text:style-name="T1">ii</text:span>j.</text:p>
            <text:p text:style-name="P455">P<text:span text:style-name="T401">retiósa</text:span> mors hæc est, quæ emit immortalitátem prétio sui sánguinis, quæ accépit corónam de consummatióne virtútis. Quam lætus illic Christus fuit, quam libens in tálibus servis suis et pugnávit et vicit protéctor fidei, dans credéntibus tantum, quantum se credit cápere qui sumit: certámini suo ádfuit, præliatóres atque assertóres sui nóminis eréxit, corroborávit, animávit. Et qui pro nobis mortem semel vicit, semper vincit in nobis.</text:p>
            <text:p text:style-name="P455"/>
          </table:table-cell>
          <table:table-cell table:style-name="Tabulka1.A1" office:value-type="string">
            <text:p text:style-name="P59"/>
            <text:p text:style-name="P377"><text:span text:style-name="T474">Drahocenná </text:span>je <text:span text:style-name="T648">tato smrt</text:span>, neboť <text:span text:style-name="T649">vy</text:span>koupila nesmrtelnost za cenu své krve, neboť přijala korunu dokonání ctnosti. <text:span text:style-name="T648">Jakou radost tam Kristus měl, jak rád v takových svých služebnících bojoval a zvítězil jako obránce víry, a dal </text:span><text:span text:style-name="T649">těm, kdo v něj věří,</text:span><text:span text:style-name="T648"> tolik, kolik věřil, že pobere ten, kdo přijímal; byl přítomen jeho boji, bojující za </text:span><text:span text:style-name="T649">své</text:span><text:span text:style-name="T648"> jméno pozdvihl, podepřel, oživil. A ten, jenž za nás jednou smrt přemohl, v nás vždy bude vítězit. </text:span></text:p>
          </table:table-cell>
        </table:table-row>
        <table:table-row table:style-name="Tabulka1.1">
          <table:table-cell table:style-name="Tabulka1.A1" office:value-type="string">
            <text:p text:style-name="P249">In III. Nocturno</text:p>
            <text:p text:style-name="P75"><text:span text:style-name="T72">Léctio sancti Evangélii </text:span><text:span text:style-name="T73">secúndum </text:span><text:span text:style-name="T74">Joánnem</text:span><text:span text:style-name="T72">.</text:span><text:span text:style-name="T106"> </text:span></text:p>
            <text:p text:style-name="P75"><text:span text:style-name="T106">Lectio ix. Cap. </text:span><text:span text:style-name="T107">1</text:span><text:span text:style-name="T111">5</text:span><text:span text:style-name="T106">.</text:span></text:p>
            <text:p text:style-name="P458">I<text:span text:style-name="T401">n</text:span> illo témpore: Dixit Jesus discípulis suis: Ego sum vitis vera: et Pater meus agrícola est. Et réliqua.</text:p>
            <text:p text:style-name="P8"/>
            <text:p text:style-name="P77"><text:span text:style-name="T148">Homilía sancti Augustíni Epíscopi</text:span><text:span text:style-name="T72">.</text:span></text:p>
            <text:p text:style-name="P132">Tract. 80. in Joannem.</text:p>
            <text:p text:style-name="P471"><text:soft-page-break/>I<text:span text:style-name="T401">ste</text:span> locus Evangélicus, fratres, ubi se dicit Dóminus vitem, et discipulos suos pálmites, secúndum hoc dicit, quod est caput Ecclésiæ, nosque membra ejus, mediátor Dei et hóminum homo Christus Jesus. Uníus quippe natúræ sunt vitis et pálmites. Propter quod cum esset Deus, cujus natúræ non sumus, factus est homo, ut in illo esset vitis humána natúra, cujus et nos hómines pálmites esse possémus.</text:p>
            <text:p text:style-name="P8"/>
          </table:table-cell>
          <table:table-cell table:style-name="Tabulka1.A1" office:value-type="string">
            <text:p text:style-name="P57"/>
            <text:p text:style-name="P57"/>
            <text:p text:style-name="P57"/>
            <text:p text:style-name="P436"><text:span text:style-name="T419">Za</text:span><text:span text:style-name="T158"> onoho času ř</text:span><text:span text:style-name="T161">ekl Ježíš </text:span><text:span text:style-name="T163">svým učedníkům</text:span><text:span text:style-name="T161">: „</text:span><text:span text:style-name="T163">Já jsem pravý vinný </text:span><text:span text:style-name="T164">kmen</text:span><text:span text:style-name="T163"> a můj Otec je vinař</text:span><text:span text:style-name="T20">.“</text:span><text:span text:style-name="T160"> </text:span><text:span text:style-name="T158">A ostatní.</text:span></text:p>
            <text:p text:style-name="P57"/>
            <text:p text:style-name="P57"/>
            <text:p text:style-name="P57"/>
            <text:p text:style-name="P509"><text:soft-page-break/><text:span text:style-name="T443">Bratři,</text:span><text:span text:style-name="T302"> </text:span><text:span text:style-name="T303">toto </text:span><text:span text:style-name="T302">místo v Evangeliu, </text:span><text:span text:style-name="T304">na</text:span><text:span text:style-name="T302"> </text:span><text:span text:style-name="T304">němž</text:span><text:span text:style-name="T302"> se Pán nazývá vinným kmenem a své učedníky</text:span><text:span text:style-name="T301"> </text:span><text:span text:style-name="T305">ratolestmi, zní takto proto, že Ježíš Kristus, prostředník Boží a člověk všech lidí, je hlavou Církve, my jsme pak jeho údy. Vinný kmen i ratolesti jsou totiž stejné podstaty. Proto tedy, když </text:span><text:span text:style-name="T306">on </text:span><text:span text:style-name="T305">byl Bohem a my této podstaty nejsme, stal se člověkem, aby se v něm lidská přirozenost stala vinným kmenem, jehož my se p</text:span><text:span text:style-name="T304">ak</text:span><text:span text:style-name="T305"> můžeme stát ratolestmi. </text:span></text:p>
          </table:table-cell>
        </table:table-row>
        <table:table-row table:style-name="Tabulka1.1">
          <table:table-cell table:style-name="Tabulka1.A1" office:value-type="string">
            <text:p text:style-name="P100">Lectio x.</text:p>
            <text:p text:style-name="P474">Q<text:span text:style-name="T401">uid</text:span> ergo est, Ego sum vitis vera? Numquid ut ádderet, vera, hoc ad eam vitem rétulit, unde ista similitúdo transláta est? Sic enim dícitur vitis per similitúdinem, non per proprietátem: quemádmodum dícitur ovis, agnus, leo, petra, lapis anguláris, et cétera hujúsmodi, quæ magis ipsa sunt vera, ex quibus ducúntur istæ similitúdines, non proprietátes.</text:p>
            <text:p text:style-name="P8"/>
          </table:table-cell>
          <table:table-cell table:style-name="Tabulka1.A1" office:value-type="string">
            <text:p text:style-name="P525"/>
            <text:p text:style-name="P403"><text:span text:style-name="T435">Co</text:span><text:span text:style-name="T215"> má tedy znamenat </text:span><text:span text:style-name="T216">věta</text:span><text:span text:style-name="T215">: „Já jsem pravý vinný kmen“? Ř</text:span><text:span text:style-name="T216">ekl ji snad</text:span><text:span text:style-name="T215"> Pán </text:span><text:span text:style-name="T216">proto, aby mohl </text:span><text:span text:style-name="T215">dodat slovo „pravý“ </text:span><text:span text:style-name="T216">k vinnému kmeni</text:span><text:span text:style-name="T215">, aby tak bylo jasné, od čeho se odvíjí ta podobnost? </text:span><text:span text:style-name="T217">V</text:span><text:span text:style-name="T215">inným kmenem </text:span><text:span text:style-name="T217">j</text:span><text:span text:style-name="T215">e totiž nazván </text:span><text:span text:style-name="T217">pro svou</text:span><text:span text:style-name="T215"> podobnost, ne </text:span><text:span text:style-name="T217">pro takové </text:span><text:span text:style-name="T215">vlastnosti. Podobně je nazýván beránkem, lvem, skálou, úhelným kamenem a dalšími podobnými názvy, ze kterých jsou pravdivé spíše ty, z nichž se odvozují </text:span><text:span text:style-name="T216">různé</text:span><text:span text:style-name="T215"> podobnosti, než vlastnosti.</text:span></text:p>
          </table:table-cell>
        </table:table-row>
        <table:table-row table:style-name="Tabulka1.1">
          <table:table-cell table:style-name="Tabulka1.A1" office:value-type="string">
            <text:p text:style-name="P100">Lectio xj.</text:p>
            <text:p text:style-name="P460">S<text:span text:style-name="T401">ed</text:span> cum <text:span text:style-name="T213">dicit</text:span> Ego sum vitis vera, ab illa se útique discérnit, cui dícitur: Quómodo conversa es in amaritúdinem vitis aliéna? Nam quo pacto est vitis vera, quæ expectáta est ut fáceret uvam, fecit autem spinas? Ego sum, inquit, vitis vera: et Pater meus agrícola est. Numquid unum sunt agrícola et vitis?</text:p>
            <text:p text:style-name="P8"/>
          </table:table-cell>
          <table:table-cell table:style-name="Tabulka1.A1" office:value-type="string">
            <text:p text:style-name="P57"/>
            <text:p text:style-name="P374"><text:span text:style-name="T401">A</text:span><text:span text:style-name="T434">však</text:span><text:span text:style-name="T214"> když říká: „Já jsem pravý vinný kmen</text:span><text:span text:style-name="T21">,“</text:span><text:span text:style-name="T214"> odlišuje se jistě od toho, o němž je psáno: „Jak ses obrátila v hořkost, vinice cizí?“ Neboť jak by mohl být tím pravým vinným kořenem, o kterém očekáváme, že bude rodit hrozny, kdyby rodil bodláčí? „Já jsem</text:span><text:span text:style-name="T21">,“</text:span><text:span text:style-name="T214"> praví, „pravý vinný kmen. A můj Otec je vinař</text:span><text:span text:style-name="T21">.“</text:span><text:span text:style-name="T214"> Jsou ale snad jedno vinař a réva? </text:span></text:p>
          </table:table-cell>
        </table:table-row>
        <table:table-row table:style-name="Tabulka1.1">
          <table:table-cell table:style-name="Tabulka1.A1" office:value-type="string">
            <text:p text:style-name="P100">Lectio xij.</text:p>
            <text:p text:style-name="P484"><text:span text:style-name="T213">S</text:span><text:span text:style-name="T433">ecúndum</text:span> hoc ergo vitis Christus, secúndum quod ait: Pater major me est. Secúndum autem id, quod ait: Ego et Pater unum sumus; et ipse agrícola est: nec talis, quales sunt, qui extrínsecus operándo éxhibent ministérium: sed talis, ut det étiam intrínsecus increméntum. Nam neque qui plantat, est áliquid, neque qui rigat: sed qui increméntum dat, Deus. Sed útique Deus est Christus quia Deus erat Verbum: unde ipse et Pater unum sunt: et, si Verbum caro factum est, quod non erat, manet quod erat.</text:p>
            <text:p text:style-name="P8"/>
          </table:table-cell>
          <table:table-cell table:style-name="Tabulka1.A1" office:value-type="string">
            <text:p text:style-name="P57"/>
            <text:p text:style-name="P513"><text:span text:style-name="T450">Kristus</text:span><text:span text:style-name="T344"> je tedy vinný kmen podle toho, že řekl: „Otec je větší než já</text:span><text:span text:style-name="T22">.“</text:span><text:span text:style-name="T344"> Podle toho, že řekl: „Já a Otec jedno jsme“</text:span><text:span text:style-name="T343"> </text:span><text:span text:style-name="T344">a „on je vinař</text:span><text:span text:style-name="T22">,“</text:span><text:span text:style-name="T344"> však není takový, jací jsou ti vinaři, kteří se z vnějšku starají a pracují na vinici, nýbrž takový, který zevnitř dává révě vzrůst. Neboť </text:span><text:span text:style-name="T345">nezáleží na tom</text:span><text:span text:style-name="T344">, k</text:span><text:span text:style-name="T345">do</text:span><text:span text:style-name="T344"> sází a</text:span><text:span text:style-name="T345">ni kdo</text:span><text:span text:style-name="T344"> zalévá, ale </text:span><text:span text:style-name="T345">na </text:span><text:span text:style-name="T344">t</text:span><text:span text:style-name="T345">om</text:span><text:span text:style-name="T344">, </text:span><text:span text:style-name="T345">kdo</text:span><text:span text:style-name="T344"> dává vzrůst, </text:span><text:span text:style-name="T345">tedy na Bohu</text:span><text:span text:style-name="T344">. Avšak Bůh je zajisté Kristus, neboť Bůh byl to Slovo. A proto on i Otec jedno jsou, že když Slovo se stalo tělem, </text:span><text:span text:style-name="T357">stal se Bůh tím, </text:span><text:span text:style-name="T344">čím předtím nebyl, a</text:span><text:span text:style-name="T345">však</text:span><text:span text:style-name="T344"> nepřestal být tím, čím předtím byl. </text:span></text:p>
          </table:table-cell>
        </table:table-row>
        <table:table-row table:style-name="Tabulka1.1">
          <table:table-cell table:style-name="Tabulka1.A1" table:number-columns-spanned="2" office:value-type="string">
            <text:p text:style-name="P164"><text:span text:style-name="T177">C</text:span><text:span text:style-name="T178">OMMUNE</text:span><text:span text:style-name="T2"> </text:span></text:p>
            <text:p text:style-name="P157"><text:span text:style-name="T212">P</text:span><text:span text:style-name="T4">lur</text:span><text:span text:style-name="T23">imorum</text:span><text:span text:style-name="T4"> </text:span>M<text:span text:style-name="T4">artyrum</text:span></text:p>
            <text:p text:style-name="P169"><text:span text:style-name="T650">Extra </text:span>Temp<text:span text:style-name="T650">us</text:span> Paschal<text:span text:style-name="T650">e</text:span>.</text:p>
          </table:table-cell>
          <table:covered-table-cell/>
        </table:table-row>
        <table:table-row table:style-name="Tabulka1.1">
          <table:table-cell table:style-name="Tabulka1.A1" office:value-type="string">
            <text:p text:style-name="P249">In III. Nocturno</text:p>
            <text:p text:style-name="P75"><text:span text:style-name="T72">Léctio sancti Evangélii </text:span><text:span text:style-name="T73">secúndum </text:span><text:span text:style-name="T84">Lucam</text:span><text:span text:style-name="T72">.</text:span><text:span text:style-name="T106"> </text:span></text:p>
            <text:p text:style-name="P75"><text:span text:style-name="T106">Lectio ix. Cap. </text:span><text:span text:style-name="T113">21</text:span><text:span text:style-name="T106">.</text:span></text:p>
            <text:p text:style-name="P462">I<text:span text:style-name="T401">n</text:span> illo témpore: Dixit <text:span text:style-name="T650">J</text:span>esus discípulis suis: Cum audiéritis prælia, et seditiónes, nolíte terréri: <text:soft-page-break/>opórtet primum hæc fíeri, sed nondum statim finis. Et réliqua.</text:p>
            <text:p text:style-name="P8"/>
            <text:p text:style-name="P77"><text:span text:style-name="T148">Homilía sancti Gregórii Papæ</text:span><text:span text:style-name="T72">.</text:span></text:p>
            <text:p text:style-name="P132">Homilia 35. in Evangel<text:span text:style-name="T650">ia.</text:span></text:p>
            <text:p text:style-name="P473"><text:span text:style-name="T401">Dóminus</text:span> ac Redémptor noster peritúri mundi præcurréntia mala denúntiat, ut eo minus pertúrbent veniéntia, quo fúerint præscíta. Minus enim <text:span text:style-name="T651">j</text:span>ácula fériunt, quæ prævidéntur: et nos tolerabílius mundi mala suscípimus, si contra hæc per præsciéntiae clípeum munímur. Ecce enim dicit: Cum audiéritis prælia et seditiónes, nolíte terréri: opórtet enim primum hæc fíeri, sed nondum statim finis.</text:p>
            <text:p text:style-name="P8"/>
          </table:table-cell>
          <table:table-cell table:style-name="Tabulka1.A1" office:value-type="string">
            <text:p text:style-name="P57"/>
            <text:p text:style-name="P57"/>
            <text:p text:style-name="P57"/>
            <text:p text:style-name="P436"><text:span text:style-name="T419">Za</text:span><text:span text:style-name="T158"> onoho času ř</text:span><text:span text:style-name="T161">ekl Ježíš </text:span><text:span text:style-name="T163">svým učedníkům</text:span><text:span text:style-name="T161">: „</text:span><text:span text:style-name="T163">Až pak uslyšíte o válkách a vzpourách, neděste se, neboť to se musí stát napřed, ale nebude </text:span><text:span text:style-name="T171">to </text:span><text:span text:style-name="T163">hned </text:span><text:soft-page-break/><text:span text:style-name="T171">ještě </text:span><text:span text:style-name="T163">konec</text:span><text:span text:style-name="T20">.“</text:span><text:span text:style-name="T160"> </text:span><text:span text:style-name="T158">A ostatní.</text:span></text:p>
            <text:p text:style-name="P57"/>
            <text:p text:style-name="P57"/>
            <text:p text:style-name="P57"/>
            <text:p text:style-name="P57"/>
            <text:p text:style-name="P510"><text:span text:style-name="T444">Náš</text:span><text:span text:style-name="T612"> Pán a Vykupitel nám oznamuje zla, která budou </text:span><text:span text:style-name="T615">předcházet</text:span><text:span text:style-name="T612"> zkázu světa, abychom se </text:span><text:span text:style-name="T615">o to </text:span><text:span text:style-name="T612">méně zneklidňovali tím, co přijde, neboť o tom budeme vědět. Nejspíš nás totiž nezraní kopí, pokud je vidíme; a i my spíše dokážeme snášet zla ve světě, pokud proti nim budeme vyzbrojeni štítem proroctví. Proto Pán říká: </text:span><text:span text:style-name="T613">„</text:span><text:span text:style-name="T614">Až pak uslyšíte o válkách a vzpourách, neděste se, neboť to se </text:span><text:span text:style-name="T615">nejdříve </text:span><text:span text:style-name="T614">musí stát, ale nebude </text:span><text:span text:style-name="T612">to </text:span><text:span text:style-name="T614">hned </text:span><text:span text:style-name="T612">ještě </text:span><text:span text:style-name="T614">konec</text:span><text:span text:style-name="T616">.“</text:span></text:p>
          </table:table-cell>
        </table:table-row>
        <table:table-row table:style-name="Tabulka1.1">
          <table:table-cell table:style-name="Tabulka1.A1" office:value-type="string">
            <text:p text:style-name="P100">Lectio x.</text:p>
            <text:p text:style-name="P474"><text:span text:style-name="T401">Pensánda</text:span> sunt verba Redemptóris nostri, per quæ nos áliud intérius, áliud extérius passúros esse denúntiat; bella quippe ad hostes pértinent, seditiónes ad cives. Ut ergo nos índicet intérius exteriúsque turbári, áliud nos fatétur ab hóstibus, áliud a frátribus pérpeti. Sed his malis præveniéntibus, quia non statim finis sequátur, ad<text:span text:style-name="T650">j</text:span>úngit: Surget gens contra gentem.</text:p>
            <text:p text:style-name="P8"/>
          </table:table-cell>
          <table:table-cell table:style-name="Tabulka1.A1" office:value-type="string">
            <text:p text:style-name="P525"/>
            <text:p text:style-name="P403"><text:span text:style-name="T436">Měli</text:span><text:span text:style-name="T215"> </text:span><text:span text:style-name="T218">bychom uvažovat o slovech našeho Vykupitele, v nichž nás varuje, že něco jiného budeme trpět uvnitř, a něco jiného vně; války se totiž týkají </text:span><text:span text:style-name="T70">vnějších </text:span><text:span text:style-name="T218">nepřátel, vzpoury pak občanů.</text:span><text:span text:style-name="T215"> </text:span><text:span text:style-name="T218">Aby nám Pán ukázal, ať si dáváme pozor uvnitř i vně, něco jiného máme trpět od nepřátel, a něco jiného od bratří. Avšak k těmto zlům, </text:span><text:span text:style-name="T219">po nichž</text:span><text:span text:style-name="T218"> bude následovat konec, ne ovšem hned, Pán dodává: „Povstane národ proti národu.“</text:span></text:p>
          </table:table-cell>
        </table:table-row>
        <table:table-row table:style-name="Tabulka1.1">
          <table:table-cell table:style-name="Tabulka1.A1" office:value-type="string">
            <text:p text:style-name="P100">Lectio xj.</text:p>
            <text:p text:style-name="P460"><text:span text:style-name="T401">Última</text:span> tribulátio multis tribulatiónibus prævenítur: et per crebra mala, quæ prævéniunt, indicántur mala perpétua, quæ subsequéntur. Et ídeo post bella et seditiónes non statim finis: quia multa debent mala præcúrrere, ut malum váleant sine fine nuntiáre. Sed cum tot signa perturbatiónis dicta sint, opórtet, ut eórum consideratiónem bréviter per síngula perstringámus: quia necésse est, ut ália e c<text:span text:style-name="T652">oe</text:span>lo, ália e terra, ália ab eleméntis, ália ab homínibus patiámur.</text:p>
            <text:p text:style-name="P8"/>
          </table:table-cell>
          <table:table-cell table:style-name="Tabulka1.A1" office:value-type="string">
            <text:p text:style-name="P57"/>
            <text:p text:style-name="P374"><text:span text:style-name="T475">Poslední</text:span><text:span text:style-name="T214"> </text:span><text:span text:style-name="T652">soužení však bude předcházet mnoho </text:span><text:span text:style-name="T654">jiných</text:span><text:span text:style-name="T652"> soužení; a s pomocí častých zel, která budou předcházet, se poukáže na zla věčná, která </text:span><text:span text:style-name="T654">pak </text:span><text:span text:style-name="T652">budou následovat. A proto po válkách </text:span><text:span text:style-name="T654">i</text:span><text:span text:style-name="T652"> vzpourách nebude hned konec; neboť mnoho zel musí ještě přijít, aby mohla zvěstovat </text:span><text:span text:style-name="T654">to </text:span><text:span text:style-name="T652">zlo bez konce. Avšak pokud máme zmínit tolik známek zmatků, sluší se, abychom se při </text:span><text:span text:style-name="T653">svých </text:span><text:span text:style-name="T652">úva</text:span><text:span text:style-name="T653">há</text:span><text:span text:style-name="T652">ch dotkli každého z nich; neboť je nutné, abychom trpěli soužení z </text:span><text:span text:style-name="T653">n</text:span><text:span text:style-name="T652">ebe, jiná ze země, další od živlů, a jiná zas od lidí.</text:span></text:p>
          </table:table-cell>
        </table:table-row>
        <table:table-row table:style-name="Tabulka1.1">
          <table:table-cell table:style-name="Tabulka1.A1" office:value-type="string">
            <text:p text:style-name="P100">Lectio xij.</text:p>
            <text:p text:style-name="P485"><text:span text:style-name="T401">Ait</text:span> enim: Surget gens contra gentem, ecce perturbátio hóminum: erunt terræmótus magni per loca, ecce respéctus iræ désuper: erunt pestiléntiæ ecce inæquálitas córporum: erit fames, ecce sterílitas terræ: terrorésque de c<text:span text:style-name="T653">oe</text:span>lo et tempestátes, ecce inæquálitas áëris. Quia ergo ómnia consummánda sunt, ante consummatiónem ómnia perturbántur: et qui in cunctis delíquimus, in cunctis ferímur: ut impleátur quod dícitur, Et pugnábit pro eo orbis terrárum contra insensátos.</text:p>
            <text:p text:style-name="P8"/>
          </table:table-cell>
          <table:table-cell table:style-name="Tabulka1.A1" office:value-type="string">
            <text:p text:style-name="P57"/>
            <text:p text:style-name="P513"><text:span text:style-name="T451">Pán</text:span><text:span text:style-name="T344"> </text:span><text:span text:style-name="T346">totiž praví: „Povstane národ proti národu,“ vizme zmatení od lidí; „budou veliká zemětřesení na mnoha místech,“ pohleďme na hněv shůry; „bude mor,“ hle postižení tělesná; „bude hlad,“ u</text:span><text:span text:style-name="T348">zř</text:span><text:span text:style-name="T346">íme neplodnost země; „hrůzná znamení z nebes a bouře,“ vizme soužení z </text:span><text:span text:style-name="T348">povětří</text:span><text:span text:style-name="T346">. Protože se tedy toto vše musí naplnit, předtím </text:span><text:span text:style-name="T348">bude</text:span><text:span text:style-name="T346"> vše napln</text:span><text:span text:style-name="T348">ěno</text:span><text:span text:style-name="T346"> zmatky; a protože my ve všem hřešíme, ve všem budeme také zraněni; aby se naplnil</text:span><text:span text:style-name="T347">a slova Písma: „a svět s ním půjde do boje proti pobloudilcům.“ (</text:span><text:span text:style-name="T370">Mdr 5,21</text:span><text:span text:style-name="T347">)</text:span></text:p>
          </table:table-cell>
        </table:table-row>
        <table:table-row table:style-name="Tabulka1.1">
          <table:table-cell table:style-name="Tabulka1.A1" table:number-columns-spanned="2" office:value-type="string">
            <text:p text:style-name="P237">Aliæ Lectiones</text:p>
            <text:p text:style-name="P172"><text:soft-page-break/>Pro plurib. Martyribus.</text:p>
          </table:table-cell>
          <table:covered-table-cell/>
        </table:table-row>
        <table:table-row table:style-name="Tabulka1.1">
          <table:table-cell table:style-name="Tabulka1.A1" office:value-type="string">
            <text:p text:style-name="P86">In III. Nocturno</text:p>
            <text:p text:style-name="P198"><text:span text:style-name="T72">Léctio sancti Evangélii </text:span><text:span text:style-name="T73">secúndum </text:span><text:span text:style-name="T76">Lucam</text:span><text:span text:style-name="T72">.</text:span><text:span text:style-name="T106"> </text:span></text:p>
            <text:p text:style-name="P198"><text:span text:style-name="T106">Lectio ix. Cap. </text:span><text:span text:style-name="T114">6</text:span></text:p>
            <text:p text:style-name="P501"><text:span text:style-name="T401">In</text:span> illo témpore: Descéndens Jesus de monte, stetit in loco campéstri, et turba discipulórum ejus, et multitúdo copiósa plebis ab omni Jud<text:span text:style-name="T655">ae</text:span>a, et Jerúsalem, et marítima, et Tyri, et Sidónis. Et réliqua.</text:p>
            <text:p text:style-name="P2"/>
            <text:p text:style-name="P199"><text:span text:style-name="T148">Homilía sancti Ambrósii Epíscopi</text:span><text:span text:style-name="T72">.</text:span></text:p>
            <text:p text:style-name="P175">Lib. 5. in Lucam. Cap. 6., post init<text:span text:style-name="T655">ium.</text:span> </text:p>
            <text:p text:style-name="P503"><text:span text:style-name="T401">Advérte</text:span> ómnia diligénter, quómodo et cum Apóstolis ascéndat et descéndat ad turbas. Quómodo enim turba nisi in húmili Christum vidéret? Non séquitur ad excélsa, non ascéndit ad sublímia. Dénique ubi descéndit, invénit infírmos: in excélsis enim infírmi esse non possunt.</text:p>
            <text:p text:style-name="P2"/>
          </table:table-cell>
          <table:table-cell table:style-name="Tabulka1.A1" office:value-type="string">
            <text:p text:style-name="P196"/>
            <text:p text:style-name="P196"/>
            <text:p text:style-name="P196"/>
            <text:p text:style-name="P526"><text:span text:style-name="T419">Za</text:span><text:span text:style-name="T158"> onoho času, </text:span><text:span text:style-name="T172">když </text:span><text:span text:style-name="T158">Ježíš </text:span><text:span text:style-name="T172">sestupoval z hory, zastavil se na rovině, a s ním zástup jeho učedníků a velké množství lidu z celého Judska, z Jerusaléma i z tyrského a sidónského pobřeží</text:span><text:span text:style-name="T166">.</text:span><text:span text:style-name="T158"> A </text:span><text:span text:style-name="T165">ostatní</text:span><text:span text:style-name="T158">.</text:span></text:p>
            <text:p text:style-name="P196"/>
            <text:p text:style-name="P196"/>
            <text:p text:style-name="P196"/>
            <text:p text:style-name="P528"><text:span text:style-name="T476">Všimni</text:span><text:span text:style-name="T655"> si pozorně, jak Pán </text:span><text:span text:style-name="T659">spolu</text:span><text:span text:style-name="T655"> s Apoštoly vystupuje na horu </text:span><text:span text:style-name="T659">i</text:span><text:span text:style-name="T655"> sestupuje k zástupům. Jak jinak by totiž zástup mohl </text:span><text:span text:style-name="T659">uzřít</text:span><text:span text:style-name="T655"> Krista než na místě </text:span><text:span text:style-name="T659">poníženosti</text:span><text:span text:style-name="T655">? Nejde za ním do výšin, nevystupuje na výsosti. Takže když pak </text:span><text:span text:style-name="T659">Pán </text:span><text:span text:style-name="T655">sestoupí, nalézá nemocné; na výsostech totiž žádní nemocní být nemohou.</text:span></text:p>
          </table:table-cell>
        </table:table-row>
        <table:table-row table:style-name="Tabulka1.1">
          <table:table-cell table:style-name="Tabulka1.A1" office:value-type="string">
            <text:p text:style-name="P177">Lectio x.</text:p>
            <text:p text:style-name="P274"><text:span text:style-name="T401">Hinc</text:span> étiam Matth<text:span text:style-name="T656">ae</text:span>us docet in inferióribus débiles esse sanátos. Prius enim unusquísque sanándus est, ut paulátim virtútibus procedéntibus ascéndere possit ad montem; et ídeo quemque in inferióribus sanat, hoc est, a libídine révocat, injúriam cæcitátis avértit. Ad vúlnera nostra descéndit: ut usu quodam et cópia suæ natúræ, compartícipes nos fáciat esse regni c<text:span text:style-name="T655">oe</text:span>léstis.</text:p>
            <text:p text:style-name="P4"/>
          </table:table-cell>
          <table:table-cell table:style-name="Tabulka1.A1" office:value-type="string">
            <text:p text:style-name="P196"/>
            <text:p text:style-name="P532"><text:span text:style-name="T478">Proto</text:span><text:span text:style-name="T262"> také Matouš učí, že </text:span><text:span text:style-name="T263">na níže položených místech jsou slabí uzdravováni. Nejdříve je totiž třeba, aby byl každý uzdraven, aby postupně, jak jeho ctnosti sílí, mohl vystoupit na horu; a proto Pán dole každého uzdravuje, tedy </text:span><text:span text:style-name="T266">od</text:span><text:span text:style-name="T263">volá</text:span><text:span text:style-name="T266">vá</text:span><text:span text:style-name="T263"> od požitků, a odvrací bezpráví slepoty. Sestupuje k našim ranám; aby nás určitým způsobem a hojností své přirozenosti </text:span><text:span text:style-name="T266">u</text:span><text:span text:style-name="T263">čin</text:span><text:span text:style-name="T266">il</text:span><text:span text:style-name="T263"> spoluúčastnými království nebeského.</text:span></text:p>
          </table:table-cell>
        </table:table-row>
        <table:table-row table:style-name="Tabulka1.1">
          <table:table-cell table:style-name="Tabulka1.A1" office:value-type="string">
            <text:p text:style-name="P177">Lectio xj.</text:p>
            <text:p text:style-name="P275"><text:span text:style-name="T401">Beáti</text:span> páuperes, quia vestrum est regnum Dei. Quátuor tantum beatitúdines sanctus Lucas Domínicas pósuit, octo vero sanctus Matth<text:span text:style-name="T657">ae</text:span>us: sed in illis octo istæ quátuor sunt, et in quátuor istis illæ octo. Hic enim quátuor velut virtútes ampléxus est cardináles: ille in illis octo mýsticum númerum reserávit. Pro octáva enim multi inscribúntur Psalmi: et mandátum áccipis octo illis partem dare fortásse benedictiónibus. Sicut enim spei nostræ octáva perféctio est, ita octáva summa virtútum est.</text:p>
            <text:p text:style-name="P4"/>
          </table:table-cell>
          <table:table-cell table:style-name="Tabulka1.A1" office:value-type="string">
            <text:p text:style-name="P196"/>
            <text:p text:style-name="P529"><text:span text:style-name="T479">Blahoslavení</text:span><text:span text:style-name="T263"> chudí, neboť vaše je království Boží. Lukáš nám zanechal pouze čtyři Pánova blahoslavenství, Matouš pak osm; ovšem v těchto osmi jsou obsažena ona čtyři, a v oněch čtyřech těchto osm. Lukáš totiž v</text:span><text:span text:style-name="T266">e svých</text:span><text:span text:style-name="T263"> čtyřech zahrnul kardinální ctnosti; Matouš pak v těch osmi vymezil tajemný počet. Pro osm zpěváků je </text:span><text:span text:style-name="T266">nade</text:span><text:span text:style-name="T263">psáno mnoho Žalmů; </text:span><text:span text:style-name="T264">a přijímáš přikázání těchto osm blahoslavenství uplatnit a </text:span><text:span text:style-name="T266">účastnit se</text:span><text:span text:style-name="T264"> snad i </text:span><text:span text:style-name="T266">na </text:span><text:span text:style-name="T264">požehnání. Jako tedy číslo osm vyjadřuje dokonalost naší naděje, tak je osmička součt</text:span><text:span text:style-name="T267">em</text:span><text:span text:style-name="T264"> všech ctností.</text:span></text:p>
          </table:table-cell>
        </table:table-row>
        <table:table-row table:style-name="Tabulka1.1">
          <table:table-cell table:style-name="Tabulka1.A1" office:value-type="string">
            <text:p text:style-name="P177">Lectio xij.</text:p>
            <text:p text:style-name="P276"><text:span text:style-name="T401">Sed</text:span> prius quæ sunt amplióra videámus. Beáti, inquit, páuperes, quóniam vestrum est regnum Dei. Primam benedictiónem hanc utérque Evangelísta pósuit. Órdine enim prima est, et parens quædam generatióque virtútum: quia qui contempsérit sæculária, ipse merébitur sempitérna: nec potest quisquam méritum regni c<text:span text:style-name="T658">oe</text:span>léstis adipísci, qui mundi cupiditáte pressus, emergéndi non habet facultátem.</text:p>
            <text:p text:style-name="P4"><text:soft-page-break/></text:p>
          </table:table-cell>
          <table:table-cell table:style-name="Tabulka1.A1" office:value-type="string">
            <text:p text:style-name="P196"/>
            <text:p text:style-name="P533"><text:span text:style-name="T480">A</text:span><text:span text:style-name="T477">však </text:span><text:span text:style-name="T265">nejdřív se podívejme, co je větší. Pán praví: „Blahoslavení chudí, neboť vaše je království Boží.“ První požehnání umístili oba Evangelisté sem. V pořadí je totiž první, a </text:span><text:span text:style-name="T267">je </text:span><text:span text:style-name="T265">zdrojem jakéhokoliv druhu ctností; neboť ten, kdo opovrhl věcmi světskými, zaslouží si věčné; a nikdo nemůže dosáhnout zásluhy království nebeského, kdo je utlačován tou</text:span><text:span text:style-name="T267">hou</text:span><text:span text:style-name="T265"> po světě, a nedokáže se osvobodit.</text:span></text:p>
          </table:table-cell>
        </table:table-row>
        <table:table-row table:style-name="Tabulka1.1">
          <table:table-cell table:style-name="Tabulka1.A1" table:number-columns-spanned="2" office:value-type="string">
            <text:p text:style-name="P237">Aliæ Lectiones</text:p>
            <text:p text:style-name="P172">Pro plurib. Martyribus.</text:p>
          </table:table-cell>
          <table:covered-table-cell/>
        </table:table-row>
        <table:table-row table:style-name="Tabulka1.1">
          <table:table-cell table:style-name="Tabulka1.A1" office:value-type="string">
            <text:p text:style-name="P86">In III. Nocturno</text:p>
            <text:p text:style-name="P198"><text:span text:style-name="T72">Léctio sancti Evangélii </text:span><text:span text:style-name="T73">secúndum </text:span><text:span text:style-name="T76">Lucam</text:span><text:span text:style-name="T72">.</text:span><text:span text:style-name="T106"> </text:span></text:p>
            <text:p text:style-name="P198"><text:span text:style-name="T106">Lectio ix. Cap. </text:span><text:span text:style-name="T107">1</text:span><text:span text:style-name="T110">2</text:span></text:p>
            <text:p text:style-name="P501"><text:span text:style-name="T401">In</text:span> illo témpore: Dixit Jesus discípulis suis: Atténdite a ferménto Pharisæórum, quod est hypócrisis. Et réliqua.</text:p>
            <text:p text:style-name="P2"/>
            <text:p text:style-name="P199"><text:span text:style-name="T148">Homilía </text:span><text:span text:style-name="T72">venerábilis Bedæ Presbyteri.</text:span></text:p>
            <text:p text:style-name="P175">Lib. 4. in Luc. c. <text:span text:style-name="T288">1</text:span>2. <text:span text:style-name="T11">(orig. 52)</text:span></text:p>
            <text:p text:style-name="P503">D<text:span text:style-name="T401">e</text:span> hoc ferménto Apóstolus præcipit: Itaque epulémur, non in ferménto véteri, neque in ferménto malítiæ et nequítiæ, sed in ázymis sinceritátis et veritátis. Nam sicut módicum ferméntum totam farínæ, cui injícitur, massam corrúmpit, universámque mox conspersiónem suo sapóre commáculat: sic nimírum simulátio, cujus semel ánimum imbúerit, tota virtútum sinceritáte et veritáte fraudábit.</text:p>
            <text:p text:style-name="P2"/>
          </table:table-cell>
          <table:table-cell table:style-name="Tabulka1.A1" office:value-type="string">
            <text:p text:style-name="P196"/>
            <text:p text:style-name="P196"/>
            <text:p text:style-name="P196"/>
            <text:p text:style-name="P526"><text:span text:style-name="T419">Za</text:span><text:span text:style-name="T158"> onoho času řekl Ježíš </text:span><text:span text:style-name="T166">svým učedníkům</text:span><text:span text:style-name="T158">: „</text:span><text:span text:style-name="T166">Mějte se na pozoru před farizejským kvasem, což jest pokrytectví“.</text:span><text:span text:style-name="T158"> A </text:span><text:span text:style-name="T165">ostatní</text:span><text:span text:style-name="T158">.</text:span></text:p>
            <text:p text:style-name="P196"/>
            <text:p text:style-name="P196"/>
            <text:p text:style-name="P196"/>
            <text:p text:style-name="P528">O tomto kvasu <text:span text:style-name="T289">nám </text:span>Apoštol přikázal: „Proto slavme Velikonoce n<text:span text:style-name="T660">ikoliv</text:span> se starým kvasem, s kvasem zla a špatnosti, ale s nekvašeným<text:span text:style-name="T660">i</text:span> chleb<text:span text:style-name="T660">y</text:span> upřímnosti a pravdy.“ Neboť <text:span text:style-name="T289">stejně</text:span> jako trocha kvasu prokvasí v<text:span text:style-name="T660">e</text:span>š<text:span text:style-name="T660">k</text:span>e<text:span text:style-name="T660">ro</text:span>u mouku, <text:span text:style-name="T660">s níž je smísena</text:span>, a brzo svou chutí prodchne <text:span text:style-name="T289">veškeré</text:span> těsto, tak <text:span text:style-name="T289">i</text:span> pokrytectví, jímž se jednou duch nakazí, jej zbaví v<text:span text:style-name="T660">e</text:span>š<text:span text:style-name="T660">keré</text:span> vážnosti a pravdivosti <text:span text:style-name="T289">jeho </text:span>ctností.</text:p>
          </table:table-cell>
        </table:table-row>
        <table:table-row table:style-name="Tabulka1.1">
          <table:table-cell table:style-name="Tabulka1.A1" office:value-type="string">
            <text:p text:style-name="P177">Lectio x.</text:p>
            <text:p text:style-name="P274">V<text:span text:style-name="T401">erum</text:span> quod séquitur: Quóniam quæ in ténebris dixístis, in lúmine dicéntur: non solum in futúro, quando cuncta córdium abscóndita proferéntur ad lucem, sed et in præsénti témpore potest congruénter accípi: quóniam quæ inter ténebras quondam pressurárum, carcerúmque umbras, vel locúti vel passi sunt Apóstoli, nunc clarificáta per orbem Ecclésia, lectis eórum áctibus públice prædicántur.</text:p>
            <text:p text:style-name="P4"/>
          </table:table-cell>
          <table:table-cell table:style-name="Tabulka1.A1" office:value-type="string">
            <text:p text:style-name="P196"/>
            <text:p text:style-name="P532"><text:span text:style-name="T481">Pravda</text:span><text:span text:style-name="T237"> je i to, co následuje: „Neboť co jste řekli v temnotách, řečeno bude na světle“. Nejen v budoucnu, </text:span><text:span text:style-name="T238">až</text:span><text:span text:style-name="T237"> všechny věci skryté v srdcích budou </text:span><text:span text:style-name="T238">vytaženy</text:span><text:span text:style-name="T237"> na světlo, ale i v současné době se to dá odpovídajícím způsobem </text:span><text:span text:style-name="T238">vyložit</text:span><text:span text:style-name="T237">: neboť cokoliv, co kdysi Apoštolové řekli či </text:span><text:span text:style-name="T238">s</text:span><text:span text:style-name="T237">trpěli v temnotách útlaků a stín</text:span><text:span text:style-name="T238">ech</text:span><text:span text:style-name="T237"> žalářů, nyní Církev zjev</text:span><text:span text:style-name="T238">uje</text:span><text:span text:style-name="T237"> po celém světě, když veřejně </text:span><text:span text:style-name="T238">hlásá a </text:span><text:span text:style-name="T237"><text:s/>pronáší čtení z jejich skutků. </text:span></text:p>
          </table:table-cell>
        </table:table-row>
        <table:table-row table:style-name="Tabulka1.1">
          <table:table-cell table:style-name="Tabulka1.A1" office:value-type="string">
            <text:p text:style-name="P177">Lectio xj.</text:p>
            <text:p text:style-name="P275">N<text:span text:style-name="T401">e</text:span> terreámini ab his qui occídunt corpus. Si persecutóres Sanctórum, occísis corpóribus, non habent ámplius quid contra illos agant; ergo supervácua furunt insánia, qui mórtua Martyrum membra feris avibúsque discerpénda profíciunt, cum nequáquam omnipoténtiæ Dei, quin ea resuscitándo vivíficet, obsístere possint.</text:p>
            <text:p text:style-name="P4"/>
          </table:table-cell>
          <table:table-cell table:style-name="Tabulka1.A1" office:value-type="string">
            <text:p text:style-name="P196"/>
            <text:p text:style-name="P529"><text:span text:style-name="T477">Nebojte</text:span><text:span text:style-name="T236"> se těch, kteří zabíjejí tělo. Pokud pronásledovatelé Svatý</text:span><text:span text:style-name="T268">ch</text:span><text:span text:style-name="T238"> </text:span><text:span text:style-name="T236">poté, co zabijí tělo, </text:span><text:span text:style-name="T268">jim </text:span><text:span text:style-name="T236">již nemohou více uškodit, </text:span><text:span text:style-name="T238">z</text:span><text:span text:style-name="T236">bytečně tedy </text:span><text:span text:style-name="T238">běsnili </text:span><text:span text:style-name="T236">nenávistí ti, kteří předhazovali mrtvá těla Mučedníků šelmám a ptákům, aby je roztrhali, když se stejně žádným způsobem nemohou postavit všemohoucnosti Boží, aby je nevzkřísila </text:span><text:span text:style-name="T269">k</text:span><text:span text:style-name="T238"> živ</text:span><text:span text:style-name="T269">otu</text:span><text:span text:style-name="T236">.</text:span></text:p>
          </table:table-cell>
        </table:table-row>
        <table:table-row table:style-name="Tabulka1.1">
          <table:table-cell table:style-name="Tabulka1.A1" office:value-type="string">
            <text:p text:style-name="P177">Lectio xij.</text:p>
            <text:p text:style-name="P276">D<text:span text:style-name="T401">uo</text:span> autem sunt génera persecutórum: unum palam sæviéntium, álterum ficte fraudulentérque blandiéntium. Contra utrúmque nos muníre atque institúere volens Salvátor, et supra ab hypócrisi Pharisæórum atténdere, et hic a carníficum cæde præcipit non timére: quia vidélicét post mortem nec horum crudélitas nec illórum váleat simulátio durá<text:soft-page-break/>re.</text:p>
            <text:p text:style-name="P4"/>
          </table:table-cell>
          <table:table-cell table:style-name="Tabulka1.A1" office:value-type="string">
            <text:p text:style-name="P196"/>
            <text:p text:style-name="P533"><text:span text:style-name="T477">Známe</text:span><text:span text:style-name="T236"> však dva druhy pronásledovatelů: jedni <text:s/>otevřeně zuřivě pronásledují, ti druzí naoko a falešně utěšují. Proti oběma nás chtěl vyzbrojit a </text:span><text:span text:style-name="T239">varovat</text:span><text:span text:style-name="T236"> Spasitel, </text:span><text:span text:style-name="T239">když nám zde přikázal, abychom se měli na pozoru před pokrytectví Farizeů, nebo jinde, abychom se nebáli násilí od katů. Neboť po smrti již nebude trvat ani krutost </text:span><text:span text:style-name="T270">katů</text:span><text:span text:style-name="T239">, ani farizejské pokry</text:span><text:soft-page-break/><text:span text:style-name="T239">tectví.</text:span></text:p>
          </table:table-cell>
        </table:table-row>
        <table:table-row table:style-name="Tabulka1.1">
          <table:table-cell table:style-name="Tabulka1.A1" office:value-type="string">
            <text:p text:style-name="P99"/>
          </table:table-cell>
          <table:table-cell table:style-name="Tabulka1.A1" office:value-type="string">
            <text:p text:style-name="P59"/>
          </table:table-cell>
        </table:table-row>
        <table:table-row table:style-name="Tabulka1.1">
          <table:table-cell table:style-name="Tabulka1.A1" table:number-columns-spanned="2" office:value-type="string">
            <text:p text:style-name="P165"><text:span text:style-name="T177">C</text:span><text:span text:style-name="T178">OMMUNE</text:span><text:span text:style-name="T2"> </text:span></text:p>
            <text:p text:style-name="P155"><text:span text:style-name="T235">C</text:span><text:span text:style-name="T5">onfessoris </text:span><text:span text:style-name="T212">P</text:span><text:span text:style-name="T5">ontificis.</text:span></text:p>
          </table:table-cell>
          <table:covered-table-cell/>
        </table:table-row>
        <table:table-row table:style-name="Tabulka1.1">
          <table:table-cell table:style-name="Tabulka1.A1" office:value-type="string">
            <text:p text:style-name="P215">In I. Nocturno</text:p>
            <text:p text:style-name="P204">De Epístola prima beáti Pauli Apóstoli</text:p>
            <text:p text:style-name="P204">ad Timótheum.</text:p>
            <text:p text:style-name="P112">Lectio j. <text:span text:style-name="T383">Cap. 3.</text:span></text:p>
            <text:p text:style-name="P314">F<text:span text:style-name="T401">idélis</text:span> sermo: Si quis Episcopátum desíderat, bonum opus desiderat. Opórtet ergo Epíscopum irreprehensíbilem esse, uníus uxóris virum, sóbrium, prudéntem, ornátum, pudícum, hospitálem, doctórem, non vinoléntum, non percussórem, sed modéstum: non litigiósum, non cúpidum, sed suæ dómui bene præpósitum: fílios habéntem súbditos cum omni castitáte.</text:p>
            <text:p text:style-name="P314"/>
          </table:table-cell>
          <table:table-cell table:style-name="Tabulka1.A1" office:value-type="string">
            <text:p text:style-name="P44"/>
            <text:p text:style-name="P44"/>
            <text:p text:style-name="P44"/>
            <text:p text:style-name="P44"/>
            <text:p text:style-name="P338"><text:span text:style-name="T401">Věrohodné</text:span> je to<text:span text:style-name="T387">to</text:span> slovo: Kdo chce být<text:span text:style-name="T387">i</text:span> <text:span text:style-name="T387">B</text:span>iskupem, touží po krásném úkolu. Nuže, <text:span text:style-name="T387">B</text:span>iskup má být bezúhonný, jen <text:span text:style-name="T387">s </text:span>jednou <text:span text:style-name="T387">manželkou </text:span>ženatý, střídmý, rozvážný, řádný, pohostinný, schopný učit, ne pijan, ne rváč, nýbrž vlídný, smířlivý, nezištný, ne svárlivý ani lakomý. Má dobře vést <text:span text:style-name="T387">svůj dům i</text:span> rodinu a mít děti poslušné a počestné.</text:p>
          </table:table-cell>
        </table:table-row>
        <table:table-row table:style-name="Tabulka1.1">
          <table:table-cell table:style-name="Tabulka1.A1" office:value-type="string">
            <text:p text:style-name="P112">Lectio ij.</text:p>
            <text:p text:style-name="P443">S<text:span text:style-name="T401">i</text:span> quis autem dómui suæ præésse nescit, quómodo Ecclésiæ Dei diligéntiam habébit? Non neóphytum: ne in supérbiam elátus, in judícium íncidat diáboli. Opórtet autem illum et testimónium habére bonum ab iis, qui foris sunt, ut non in oppróbrium íncidant et in láqueum diáboli.</text:p>
            <text:p text:style-name="P184"/>
          </table:table-cell>
          <table:table-cell table:style-name="Tabulka1.A1" office:value-type="string">
            <text:p text:style-name="P56"/>
            <text:p text:style-name="P344"><text:span text:style-name="T387">N</text:span><text:span text:style-name="T401">edovede-li</text:span> někdo vést svou rodinu, jak se bude starat o Boží církev? Nemá být nově pokřtěný, aby nezpyšněl a nepropadl odsouzení ďáblovu. Musí mít také dobrou pověst u těch, kdo jsou mimo církev, aby neupadl do pomluv a ďáblových nástrah. </text:p>
          </table:table-cell>
        </table:table-row>
        <table:table-row table:style-name="Tabulka1.1">
          <table:table-cell table:style-name="Tabulka1.A1" office:value-type="string">
            <text:p text:style-name="P112">Lectio iij. <text:span text:style-name="T385">Cap. 4.</text:span></text:p>
            <text:p text:style-name="P443">E<text:span text:style-name="T401">xémplum</text:span> esto fidélium in verbo, in conversatióne, in charitáte, in fide, in castitáte. Dum vénio, atténde lectióni, exhortatióni, et doctrínæ. Noli neglígere grátiam, quæ in te est, quæ data est tibi per prophetíam, cum impositióne mánuum presbytérii. Hæc meditáre, in his esto: ut proféctus tuus maniféstus sit ómnibus. Atténde tibi, et doctrínæ: insta in illis. Hoc enim fáciens, et teípsum salvum fácies, et eos, qui te áudiunt.</text:p>
            <text:p text:style-name="P19"/>
          </table:table-cell>
          <table:table-cell table:style-name="Tabulka1.A1" office:value-type="string">
            <text:p text:style-name="P56"/>
            <text:p text:style-name="P345"><text:span text:style-name="T402">V</text:span><text:span text:style-name="T401">ěří</text:span><text:span text:style-name="T402">cím</text:span><text:span text:style-name="T388"> však</text:span> buď vzorem v řeči, v chování, v lásce, ve víře, v čistotě. <text:s/>Než přijdu, ujmi se předčítání, kázání, vyučování. Nezanedbávej <text:span text:style-name="T388">milost, která je v tobě</text:span>, <text:span text:style-name="T388">dar, </text:span>který ti byl dán podle prorockého pokynu, když na tebe starší vložili ruce. Na to mysli, v tom žij, aby tvůj pokrok byl všem patrný. Dávej pozor na své jednání i na své učení. Buď v tom vytrvalý. Tak posloužíš ke spasení nejen sobě, ale i svým posluchačům. </text:p>
          </table:table-cell>
        </table:table-row>
        <table:table-row table:style-name="Tabulka1.1">
          <table:table-cell table:style-name="Tabulka1.A1" office:value-type="string">
            <text:p text:style-name="P112">Lectio i<text:span text:style-name="T378">v</text:span>. <text:span text:style-name="T389">Cap. 6.</text:span></text:p>
            <text:p text:style-name="P443"><text:span text:style-name="T401">Præcípio</text:span> tibi coram Deo, qui vivíficat omnia, et Christo Jesu, qui testimónium réddidit sub Póntio Piláto, bonam confessiónem: ut serves mandátum sine mácula, irreprehensíbile usque ad advéntum Domini nostri Jesu Christi, quem suis tempóribus osténdet beátus et solus potens, Rex regum, et Dóminus dominántium: qui solus habet immortalitátem, et lucem inhábitat inaccessíbilem: quem nullus hóminum vidit, sed nec vidére potest: cui honor, et impérium sempitérnum: Amen.</text:p>
            <text:p text:style-name="P19"/>
          </table:table-cell>
          <table:table-cell table:style-name="Tabulka1.A1" office:value-type="string">
            <text:p text:style-name="P56"/>
            <text:p text:style-name="P354"><text:span text:style-name="T402">Přikazuji</text:span><text:span text:style-name="T388"> ti </text:span>před Bohem, který dává všemu život, a Kristem Ježíšem, který vydal svědectví svým dobrým vyznáním před Pontiem Pilátem, abys bez poskvrny a výtky <text:span text:style-name="T388">sloužil </text:span>své<text:span text:style-name="T388">mu</text:span> poslání až do příchodu našeho Pána Ježíše Krista. Jeho příchod zjeví v určený čas požehnaný a jediný Vládce, Král králů a Pán <text:span text:style-name="T388">panovníků.</text:span> On jediný je nesmrtelný a přebývá v nepřístupném světle; jeho nikdo z lidí neviděl, <text:span text:style-name="T388">avšak</text:span> a<text:span text:style-name="T388">ni</text:span> vidět nemůže. Jemu patří čest a <text:span text:style-name="T388">vláda na</text:span>vě<text:span text:style-name="T388">ky</text:span>. Amen. <text:s/><text:span text:style-name="T386">(</text:span><text:span text:style-name="T34">ČEP, </text:span><text:span text:style-name="T35">upraveno</text:span><text:span text:style-name="T221">)</text:span></text:p>
          </table:table-cell>
        </table:table-row>
        <text:soft-page-break/>
        <table:table-row table:style-name="Tabulka1.1">
          <table:table-cell table:style-name="Tabulka1.A1" office:value-type="string">
            <text:p text:style-name="P215">In I<text:span text:style-name="T661">I</text:span>. Nocturno</text:p>
            <text:p text:style-name="P211">Sermo sancti Máximi Epíscopi</text:p>
            <text:p text:style-name="P141">Ex Homilia 59. quae est 2. de S. Eusebio.</text:p>
            <text:p text:style-name="P112">Lectio <text:span text:style-name="T661">v</text:span>. </text:p>
            <text:p text:style-name="P332"><text:span text:style-name="T483">Beáti</text:span><text:span text:style-name="T662"> Patris </text:span><text:span text:style-name="T142">N.</text:span><text:span text:style-name="T662"> mérita jam in tuto pósita secúri magnificémus: qui gubernáculum fídei viríliter tenens, ánchoram spei tranquílla jam in statióne compósuit, et plenam cœléstibus divítiis et ætérnis mércibus navem optáto in líttore collocávit: qui contra omnes adversários scutum timóris Dei támdiu infatigabíliter ténuit, donec ad victóriam perveníret.</text:span></text:p>
            <text:p text:style-name="P333"/>
          </table:table-cell>
          <table:table-cell table:style-name="Tabulka1.A1" office:value-type="string">
            <text:p text:style-name="P217">In I<text:span text:style-name="T661">I</text:span>. Nocturno</text:p>
            <text:p text:style-name="P212">Sermo sancti Máximi Epíscopi</text:p>
            <text:p text:style-name="P142">Ex Homilia 59. quae est 2. de S. Eusebio.</text:p>
            <text:p text:style-name="P123">Lectio <text:span text:style-name="T661">v</text:span>. </text:p>
            <text:p text:style-name="P378"><text:span text:style-name="T484">Zásluhy</text:span><text:span text:style-name="T663"> </text:span><text:span text:style-name="T667">blaženého</text:span><text:span text:style-name="T664"> Otce </text:span><text:span text:style-name="T143">N.</text:span><text:span text:style-name="T664"> již bezpečně uložené </text:span><text:span text:style-name="T665">i my bezpečně vychvalujme; kormidlo víry neboť statečně držel, kotvu naděje již spustil do klidného přístavu, a loď plnou nebeských pokladů a věčného zboží přivedl k vytouženému pobřeží; štít bázně Boží proti všem nepřátelům </text:span><text:span text:style-name="T666">on </text:span><text:span text:style-name="T665">neúnavně držel tak dlouho, dokud nedošel vítězství. </text:span></text:p>
          </table:table-cell>
        </table:table-row>
        <table:table-row table:style-name="Tabulka1.1">
          <table:table-cell table:style-name="Tabulka1.A1" office:value-type="string">
            <text:p text:style-name="P114">Lectio vj.</text:p>
            <text:p text:style-name="P323"><text:span text:style-name="T401">Quid</text:span> enim fuit totus vitæ illíus cursus, nisi uníus cum vígili hoste conflíctus? Quantis hic cæcis a via veritátis errántibus, et de summa jam in profúndum rupe pendéntibus, amíssum réddidit visum, et illum, quo Christus viderétur, reparávit intúitum?</text:p>
            <text:p text:style-name="P323"/>
          </table:table-cell>
          <table:table-cell table:style-name="Tabulka1.A1" office:value-type="string">
            <text:p text:style-name="P58"/>
            <text:p text:style-name="P376"><text:span text:style-name="T486">Jaký</text:span><text:span text:style-name="T672"> však byl celý průběh jeho života, nežli souboj jednoho člověka s bdělým nepřítelem? Kolika on slepým, jež zbloudili z cesty pravdy a z nejvyššího útesu již visí nad hlubinou, navrátil zrak, který byli pozbyli, a napravil jejich pohled, aby uzřeli Krista?</text:span></text:p>
          </table:table-cell>
        </table:table-row>
        <table:table-row table:style-name="Tabulka1.1">
          <table:table-cell table:style-name="Tabulka1.A1" office:value-type="string">
            <text:p text:style-name="P115">Lectio v<text:span text:style-name="T1">i</text:span>j.</text:p>
            <text:p text:style-name="P455">Q<text:span text:style-name="T401">uantórum </text:span>áuribus surdis, et infidelitátis obturatióne damnátis, ad percipiéndam vocem cœléstium mandatórum, pretiósum infúdit audítum, ut vocánti Deo ad misericórdiam respondérent per obediéntiam? Quantos intrínsecus vulnerátos, Angélici oris arte et oratiónum, ab infirmitáte curávit?</text:p>
            <text:p text:style-name="P455"/>
          </table:table-cell>
          <table:table-cell table:style-name="Tabulka1.A1" office:value-type="string">
            <text:p text:style-name="P59"/>
            <text:p text:style-name="P402"><text:span text:style-name="T487">Kolika</text:span><text:span text:style-name="T644"> </text:span><text:span text:style-name="T673">uším hluchých a </text:span><text:span text:style-name="T674">ucpávkou nevěrnosti </text:span><text:span text:style-name="T673">odsouzených </text:span><text:span text:style-name="T674">vlil předrahý sluch, takže uslyšeli hlas nebeských přikázání, aby na volání Boží k milosrdenství odpověděli poslušností? Kolik vnitřně zraněných jakoby andělskými ústy a modlitbami z nemoci uzdravil? </text:span></text:p>
          </table:table-cell>
        </table:table-row>
        <table:table-row table:style-name="Tabulka1.1">
          <table:table-cell table:style-name="Tabulka1.A1" office:value-type="string">
            <text:p text:style-name="P115">Lectio v<text:span text:style-name="T1">ii</text:span>j.</text:p>
            <text:p text:style-name="P455"><text:span text:style-name="T401">Quantos</text:span> per longam incúriam peccáti labe resolútos, et quadam lepræ contagióne perfúsos, castigatiónibus et exhortatiónibus expiándo, Deo in se operánte mundávit? Quantórum ánimas vivéntes in córpore, jam defúnctas, et delictórum mole óbrutas ac sepúltas, ad emendatiónem tamquam ad lucem vocándo, Deo resuscitávit; ut Dómini sui admirándus imitátor, jam mórtuas Deo, e contrário mortíficet vitáli morte peccáto?</text:p>
            <text:p text:style-name="P455"/>
          </table:table-cell>
          <table:table-cell table:style-name="Tabulka1.A1" office:value-type="string">
            <text:p text:style-name="P59"/>
            <text:p text:style-name="P377"><text:span text:style-name="T488">Kolik</text:span><text:span text:style-name="T474"> </text:span><text:span text:style-name="T648">ta</text:span><text:span text:style-name="T675">k</text:span><text:span text:style-name="T648">o</text:span><text:span text:style-name="T675">vých, jež pro dlouhou nedbalost upadli do zkázy hříchu, a jakoby prožráni byli nákazou lepry, pak svým káráním a povzbuzováním </text:span><text:span text:style-name="T676">napravil</text:span><text:span text:style-name="T675">, </text:span><text:span text:style-name="T676">a Božím působením v sobě očistil? Kolik duší, jež žily sice v těle, ale byli již mrtvé, tíhou hříchů přemožené a pohřbené, svým povoláním k nápravě </text:span><text:span text:style-name="T677">jako</text:span><text:span text:style-name="T676"> ke světlu, Bohu vzkřísil; aby obdivuhodný napodobitel svého Pána duše již mrtvé Bohu </text:span><text:span text:style-name="T55">přivedl</text:span><text:span text:style-name="T676">, a naopak umrtvil v nich smrt hříchu? </text:span></text:p>
          </table:table-cell>
        </table:table-row>
        <table:table-row table:style-name="Tabulka1.1">
          <table:table-cell table:style-name="Tabulka1.A1" office:value-type="string">
            <text:p text:style-name="P87">In III. Nocturno</text:p>
            <text:p text:style-name="P80"><text:span text:style-name="T72">Léctio sancti Evangélii</text:span><text:span text:style-name="T77"> </text:span><text:span text:style-name="T78">secúndum </text:span><text:span text:style-name="T79">Matthæum</text:span><text:span text:style-name="T72">.</text:span><text:span text:style-name="T106"> </text:span></text:p>
            <text:p text:style-name="P80"><text:span text:style-name="T106">Lectio ix. Cap. </text:span><text:span text:style-name="T115">2</text:span><text:span text:style-name="T112">5</text:span><text:span text:style-name="T106">.</text:span></text:p>
            <text:p text:style-name="P465">I<text:span text:style-name="T401">n</text:span> illo témpore: Dixit Jesus discípulis suis parábolam hanc: Homo péregre proficíscens, vocávit servos suos, et trádidit illis bona sua. Et réliqua.</text:p>
            <text:p text:style-name="P11"/>
            <text:p text:style-name="P80"><text:span text:style-name="T148">Homil</text:span><text:span text:style-name="T150">í</text:span><text:span text:style-name="T148">a sancti Gregórii Papæ</text:span><text:span text:style-name="T72">.</text:span></text:p>
            <text:p text:style-name="P80"><text:span text:style-name="T120">Homil</text:span><text:span text:style-name="T121">i</text:span><text:span text:style-name="T120">a </text:span><text:span text:style-name="T123">9</text:span><text:span text:style-name="T120">. in Evangelia.</text:span></text:p>
            <text:p text:style-name="P466"><text:soft-page-break/>L<text:span text:style-name="T401">éctio</text:span> sancti Evangélii‚ fratres charíssimi, sollícite consideráre nos ádmonet, ne nos, <text:span text:style-name="T678">q</text:span>ui plus céteris in hoc mundo accepísse áliquid cérnimur ab Auctóre mundi, grávius inde judicémur. Cum enim augéntur dona, ratiónes étiam crescunt donórum. Tanto ergo esse humílior, atque ad serviéndum prómptior quisque debet ex múnere, quanto se obligatiórem esse cónspicit in reddénda ratióne.</text:p>
            <text:p text:style-name="P11"/>
          </table:table-cell>
          <table:table-cell table:style-name="Tabulka1.A1" office:value-type="string">
            <text:p text:style-name="P66"/>
            <text:p text:style-name="P66"/>
            <text:p text:style-name="P66"/>
            <text:p text:style-name="P439"><text:span text:style-name="T158">Za onoho času, </text:span><text:span text:style-name="T167">řekl Ježíš učedníkům svým </text:span><text:span text:style-name="T168">toto podobenství</text:span><text:span text:style-name="T167">: „</text:span><text:span text:style-name="T173">Jeden člověk odcházel na cesty, svolal své služebníky a svěřil jim svůj majetek</text:span><text:span text:style-name="T167">.“</text:span><text:span text:style-name="T160"> </text:span><text:span text:style-name="T158">A ostatní.</text:span></text:p>
            <text:p text:style-name="P66"/>
            <text:p text:style-name="P66"/>
            <text:p text:style-name="P404"><text:span text:style-name="T471">Nejdražší</text:span><text:span text:style-name="T394"> bratři, čtení ze svatého Evangelia nás vybízí, abychom pečlivě uvážili</text:span><text:span text:style-name="T390">, ž</text:span><text:span text:style-name="T394">e pokud vidíme, že jsme na tomto světě </text:span><text:soft-page-break/><text:span text:style-name="T394">dostali od Původce světa o něco více než ostatní, aby nás kvůli tomu </text:span><text:span text:style-name="T395">pak </text:span><text:span text:style-name="T394">přísněji nesoudil. Čím větší jsou totiž dary, tím </text:span><text:span text:style-name="T396">vyšší</text:span><text:span text:style-name="T394"> účty pak budeme muset složit. </text:span><text:span text:style-name="T397">Za svůj dar musí být každý o to pokornější a </text:span><text:span text:style-name="T395">tím </text:span><text:span text:style-name="T397">více připraven ke službě, oč v</text:span><text:span text:style-name="T396">yš</text:span><text:span text:style-name="T397">ší účty vidí, že bude muset složit. </text:span></text:p>
          </table:table-cell>
        </table:table-row>
        <table:table-row table:style-name="Tabulka1.1">
          <table:table-cell table:style-name="Tabulka1.A1" office:value-type="string">
            <text:p text:style-name="P103">Lectio x.</text:p>
            <text:p text:style-name="P465">E<text:span text:style-name="T401">cce</text:span> homo, qui péregre proficíscitur, servos suos vocat, eísque ad negótium talénta partítur. Post multum vero témporis positúrus ratiónem revértitur. Bene operántes pro apportáto lucro remúnerat, servum vero a bono ópere torpéntem damnat. Quis ítaque iste homo est, qui péregre proficíscitur, nisi Redémptor noster, qui in ea carne, quam assúmpserat, ábiit in cœlum? Carnis enim locus próprius terra est, quæ quasi ad peregrína dúcitur‚ dum per Redemptórem nostrum in cœlo collocátur.</text:p>
            <text:p text:style-name="P11"/>
          </table:table-cell>
          <table:table-cell table:style-name="Tabulka1.A1" office:value-type="string">
            <text:p text:style-name="P66"/>
            <text:p text:style-name="P413"><text:span text:style-name="T401">Podívejme</text:span> se na <text:span text:style-name="T679">toho </text:span>člověka, který vyráží na cestu,<text:span text:style-name="T679"> </text:span>svolá své služebníky a rozdělí jim peníze k obchodování. Za dlouhou dobu se pak vrací, aby si nechal složit účty. Služebníky, kteří dobře pracovali, odmění za utržený zisk, <text:span text:style-name="T680">avšak služebníka, který se odvrátil od dobrého díla, zatratí. Kdo jiný tedy může být tento člověk, než náš Spasitel, který v tom těle, které přijal, odešel do nebe? Prostředí vlastní tělu je totiž země, která jako by nás vedla k putování, dokud nás Spasitel náš nepřivede do nebe.</text:span></text:p>
          </table:table-cell>
        </table:table-row>
        <table:table-row table:style-name="Tabulka1.1">
          <table:table-cell table:style-name="Tabulka1.A1" office:value-type="string">
            <text:p text:style-name="P103">Lectio xj.</text:p>
            <text:p text:style-name="P465">S<text:span text:style-name="T401">ed</text:span> homo iste péregre proficíscens servis suis bona sua trádidit: quia fidélibus suis spirituália dona concéssit. Et uni quidem quinque talenta, álii duo, álii vero commísit unum. Quinque enim sunt córporis sensus‚ vidélicet, visus, audítus, gustus, odorátus‚ et tactus. Quinque ergo taléntis, donum quinque sensuum, id est, exteriórum sciéntia exprímitur. Duobus vero, intelléctus et operátio designántur. Uníus autem talénti nómine, intelléctus tantúmmodo designátur.</text:p>
            <text:p text:style-name="P11"/>
          </table:table-cell>
          <table:table-cell table:style-name="Tabulka1.A1" office:value-type="string">
            <text:p text:style-name="P66"/>
            <text:p text:style-name="P382"><text:span text:style-name="T401">Avšak</text:span> <text:span text:style-name="T681">tento člověk, který se vydal na cesty, svým služebníkům zanechal svůj majetek, totiž svým věrným udělil duchovní dary. A sice jednomu pět talentů, jinému dva, a dalšímu svěřil jeden. Pět je totiž tělesných smyslů, a sice zrak, sluch, chuť, čich a hmat. Pět talentů tedy vyjadřuje dar pěti smyslů, neboli poznání vnějších věcí. Dva pak označují rozum a činnost. A pod tím jedním talentem je míněn pouze rozum. </text:span></text:p>
          </table:table-cell>
        </table:table-row>
        <table:table-row table:style-name="Tabulka1.1">
          <table:table-cell table:style-name="Tabulka1.A1" office:value-type="string">
            <text:p text:style-name="P103">Lectio xij.</text:p>
            <text:p text:style-name="P465">S<text:span text:style-name="T401">ed</text:span> is, qui quinque talénta accéperat, alia quinque lucrátus est: quia sunt nonnúlli, qui, etsi intérna ac mystica penetráre nésciunt, pro intentióne tamen supérnæ patriæ docent recta quos possunt, de ipsis exterióribus, quæ accepérunt, duplum taléntum portant: dumque se a carnis petulántia, et a terrenárum rerum ámbitu, atque a visibílium voluptáte custódiunt, ab his étiam álios admonéndo compéscunt.</text:p>
            <text:p text:style-name="P465"/>
          </table:table-cell>
          <table:table-cell table:style-name="Tabulka1.A1" office:value-type="string">
            <text:p text:style-name="P66"/>
            <text:p text:style-name="P414"><text:span text:style-name="T489">Avšak</text:span><text:span text:style-name="T682"> ten, který přijal pět talentů, vydělal dalších pět: neboť jsou mnozí, kteří, i když nedokážou proniknout do věcí niterných a tajemných,</text:span> <text:span text:style-name="T683">v touze po vlasti věčné vyučují pravdu ty, které mohou, pomocí toho, co poznají z věcí vnějších. Tím získají dvojnásobek talentů. Dokud tedy sami sebe střeží před nestydatostí těla a dychtivostí po věcech pozemských, svým příkladem pomáhají i ostatním se těchto vlivů zbavit.</text:span></text:p>
          </table:table-cell>
        </table:table-row>
        <table:table-row table:style-name="Tabulka1.1">
          <table:table-cell table:style-name="Tabulka1.A1" table:number-columns-spanned="2" office:value-type="string">
            <text:p text:style-name="P238">Aliæ Lectiones</text:p>
            <text:p text:style-name="P171">Pro <text:span text:style-name="T685">Confessore et Pontifice</text:span>.</text:p>
          </table:table-cell>
          <table:covered-table-cell/>
        </table:table-row>
        <table:table-row table:style-name="Tabulka1.1">
          <table:table-cell table:style-name="Tabulka1.A1" office:value-type="string">
            <text:p text:style-name="P214">In I. Nocturno</text:p>
            <text:p text:style-name="P202">De Epístola beáti Pauli Apóstoli ad Titum.</text:p>
            <text:p text:style-name="P111">Lectio j. <text:span text:style-name="T383">Cap. 1.</text:span></text:p>
            <text:p text:style-name="P313"><text:soft-page-break/>O<text:span text:style-name="T401">pórtet</text:span> Epíscopum sine crímine esse, sicut Dei dispensatórem: non supérbum, non iracúndum, non vinoléntum, non percussórem, non turpis lucri cúpidum: sed hospitálem, benígnum, sóbrium, justum, sanctum, continéntem, amplecténtem eum, qui secúndum doctrínam est, fidélem sermónem: ut potens sit exhortári in doctrína sana, et eos, qui contradícunt‚ argúere.</text:p>
            <text:p text:style-name="P313"/>
          </table:table-cell>
          <table:table-cell table:style-name="Tabulka1.A1" office:value-type="string">
            <text:p text:style-name="P221"><text:s/></text:p>
            <text:p text:style-name="P52"/>
            <text:p text:style-name="P52"/>
            <text:p text:style-name="P342"><text:soft-page-break/><text:span text:style-name="T401">Neboť</text:span> <text:span text:style-name="T564">B</text:span>iskup má být<text:span text:style-name="T564">i</text:span> bezúhonný jako správce Božího domu. Nemá být nadutý, zlostný, pijan, rváč, chtivý <text:span text:style-name="T384">hanebného </text:span>zisku. Má být pohostinný, dobrý, rozvážný, spravedlivý, zbožný, zdrženlivý, pevný ve slovech pravé nauky, aby byl schopen jak povzbuzovat ve zdravém učení, tak usvědčovat odpůrce. <text:s/></text:p>
          </table:table-cell>
        </table:table-row>
        <table:table-row table:style-name="Tabulka1.1">
          <table:table-cell table:style-name="Tabulka1.A1" office:value-type="string">
            <text:p text:style-name="P111">Lectio ij.</text:p>
            <text:p text:style-name="P442">S<text:span text:style-name="T401">unt</text:span> enim multi étiam inobediéntes vaníloqui, et seductóres: máxime qui de circumcisióne sunt: quos opórtet redárgui: qui univérsas domos subvértunt, docéntes quæ non opórtet‚ turpis lucri grátia. Quam ob causam íncrepa illos dure, ut sani sint in fide, non intendéntes Judáicis fábulis, et mandátis hóminum, aversántium se a veritáte.</text:p>
            <text:p text:style-name="P183"/>
          </table:table-cell>
          <table:table-cell table:style-name="Tabulka1.A1" office:value-type="string">
            <text:p text:style-name="P55"/>
            <text:p text:style-name="P346"><text:span text:style-name="T401">Je</text:span> <text:span text:style-name="T684">totiž </text:span>mnoho těch, kteří se nepodřizují, vedou prázdné řeči a svádějí lidi: jsou to hlavně ti, kteří lpí na obřízce. Těm je třeba zavřít ústa. Pro hanebný zisk učí tomu, co se nepatří, a rozvracejí tím celé rodiny. Proto je přísně kárej, aby měli zdravou víru a nedrželi se židovských bájí a příkazů lidí, kteří se odvracejí od pravdy. </text:p>
          </table:table-cell>
        </table:table-row>
        <table:table-row table:style-name="Tabulka1.1">
          <table:table-cell table:style-name="Tabulka1.A1" office:value-type="string">
            <text:p text:style-name="P111">Lectio iij. <text:span text:style-name="T385">Cap. 2. et 3.</text:span></text:p>
            <text:p text:style-name="P442">T<text:span text:style-name="T401">u</text:span> autem lóquere quæ decent sanam doctrínam: Senes ut sóbrii sint, pudíci, prudéntes, sani in fide, in dilectióne, in patiéntia: Anus simíliter in hábitu sancto, non criminatríces, non multo vino serviéntes, bene docéntes: ut prudéntiam dóceant adolescéntulas, ut viros suos ament, fílios suos díligant, prudéntes, castas, sóbrias, domus curam habéntes, benígnas, súbditas viris suis, ut non blasphemétur verbum Dei: Júvenes simíliter hortáre ut sóbrii sint.</text:p>
            <text:p text:style-name="P18"/>
          </table:table-cell>
          <table:table-cell table:style-name="Tabulka1.A1" office:value-type="string">
            <text:p text:style-name="P55"/>
            <text:p text:style-name="P347"><text:span text:style-name="T401">Ty</text:span> však mluv, co odpovídá zdravému učení. <text:s/>Starší muži ať jsou střídmí, vážní, rozumní, ať jsou zdraví ve víře, lásce a trpělivosti. Podobně starší ženy ať se chovají důstojně, ať nepomlouvají a nepropadají přílišnému pití vína. Ať vyučují mladší ženy v dobrém a vedou je k tomu, aby měly rády své muže a své děti, byly rozumné, cudné, staraly se o domácnost, byly laskavé a poslouchaly své muže, aby Boží slovo nebylo zneváženo. Rovněž mladší muže napomínej, ať jsou ve všem rozvážní.</text:p>
          </table:table-cell>
        </table:table-row>
        <table:table-row table:style-name="Tabulka1.1">
          <table:table-cell table:style-name="Tabulka1.A1" office:value-type="string">
            <text:p text:style-name="P111">Lectio i<text:span text:style-name="T378">v</text:span>.</text:p>
            <text:p text:style-name="P442">I<text:span text:style-name="T401">n</text:span> ómnibus teípsum præbe exémplum bonórum óperum, in doctrína, in integritáte, in gravitáte, verbum sanum, irreprehensíbile: ut is, qui ex advérso est, vereátur, nihil habens malum dícere de nobis. Fidélis sermo est: et de his volo te confirmáre: ut curent bonis opéribus præésse qui credunt Deo. Hæc sunt bona, et utília homínibus.</text:p>
            <text:p text:style-name="P18"/>
          </table:table-cell>
          <table:table-cell table:style-name="Tabulka1.A1" office:value-type="string">
            <text:p text:style-name="P55"/>
            <text:p text:style-name="P514"><text:span text:style-name="T307">A</text:span><text:span text:style-name="T308"> sám jim dávej dobrý příklad </text:span><text:span text:style-name="T309">ve sv</text:span><text:span text:style-name="T308">é</text:span><text:span text:style-name="T309">m</text:span><text:span text:style-name="T308"> učení, důvěryhodn</text:span><text:span text:style-name="T309">osti i cti. A</text:span><text:span text:style-name="T308">ť je </text:span><text:span text:style-name="T309">tvé slovo</text:span><text:span text:style-name="T308"> zdravé a nepochybné, aby protivník byl zahanben a nemohl o nás povědět nic špatného. Pravdivé je to slovo a přeji si, abys o tom přesvědčivě mluvil, aby se ti, </text:span><text:span text:style-name="T244">kteří</text:span><text:span text:style-name="T308"> věří v Boha, snažili vynikati dobrými skutky. To</text:span><text:span text:style-name="T310">to</text:span><text:span text:style-name="T308"> je </text:span><text:span text:style-name="T310">pro </text:span><text:span text:style-name="T308">lid dobré a užitečné. </text:span><text:span text:style-name="T311">(</text:span><text:span text:style-name="T358">ČEP, </text:span><text:span text:style-name="T359">upraveno</text:span><text:span text:style-name="T349">)</text:span></text:p>
          </table:table-cell>
        </table:table-row>
        <table:table-row table:style-name="Tabulka1.1">
          <table:table-cell table:style-name="Tabulka1.A1" office:value-type="string">
            <text:p text:style-name="P93">In III. Nocturno</text:p>
            <text:p text:style-name="P27">Léctio sancti Evangélii secúndum Matthǽum.</text:p>
            <text:p text:style-name="P83"><text:span text:style-name="T118">Lectio ix. </text:span><text:span text:style-name="T119">Cap. 24</text:span></text:p>
            <text:p text:style-name="P279"><text:span text:style-name="T154">I</text:span><text:span text:style-name="T404">n</text:span><text:span text:style-name="T154"> illo témpore: Dixit Jesus discípulis suis: Vigiláte, quia nescítis qua hora Dóminus vester ventúrus sit. Et réliqua.</text:span></text:p>
            <text:p text:style-name="P30"/>
            <text:p text:style-name="P26">Homilía sancti Hilárii Epíscopi.</text:p>
            <text:p text:style-name="P126">Commentar. In Matth. <text:span text:style-name="T382">c</text:span>. 26. in fine.</text:p>
            <text:p text:style-name="P280">U<text:span text:style-name="T401">t</text:span> ignorántiam illam diéi ómnibus táciti, non sine útilis siléntii ratióne esse scirémus vigiláre nos Dóminus propter adventum furis admónuit, et oratiónum assiduitáte detén<text:soft-page-break/>tos, ómnibus præceptórum suórum opéribus inhærére. Furem enim esse osténdit zábulum, ad detrahénda ex nobis spólia pervígilem, et córporum nostrórum dómibus insidi<text:span text:style-name="T686">á</text:span>ntem; ut ea incuriósis nobis, et somno déditis, consiliórum suórum atque illecebrárum jáculis perfódiat. Parátos <text:span text:style-name="T686">í</text:span>gitur esse nos cónvenit: quia diéi ignorátio inténtam sollicitúdinem suspénsæ expectatiónis exágitat.</text:p>
            <text:p text:style-name="P128"/>
          </table:table-cell>
          <table:table-cell table:style-name="Tabulka1.A1" office:value-type="string">
            <text:p text:style-name="P33"/>
            <text:p text:style-name="P33"/>
            <text:p text:style-name="P38"/>
            <text:p text:style-name="P288"><text:span text:style-name="T401">Za</text:span> onoho času řekl Ježíš učedníkům svým: „Bděte, neboť nevíte, kdy přijde váš Pán.“ A<text:span text:style-name="T687"> </text:span>další.</text:p>
            <text:p text:style-name="P38"/>
            <text:p text:style-name="P42"/>
            <text:p text:style-name="P42"/>
            <text:p text:style-name="P299"><text:span text:style-name="T332">I</text:span><text:span text:style-name="T331"> když nikdo neví, kdy má přijít onen den, abychom si nemysleli, že ona nevědomost není z dobrého důvodu, vybízí nás Pán, abychom bděli, protože může přijít zloděj; a</text:span><text:span text:style-name="T333"> </text:span><text:span text:style-name="T331">ponořeni v usilovné modlitby se ve veškerém </text:span><text:span text:style-name="T334">svém</text:span><text:span text:style-name="T331"> díle </text:span><text:soft-page-break/><text:span text:style-name="T334">máme </text:span><text:span text:style-name="T331">drže</text:span><text:span text:style-name="T334">t</text:span><text:span text:style-name="T331"> všech jeho přikázání. Tím zlodějem je totiž ďábel, který je vždy dost bdělý na to, aby nám odebral naše zásluhy a vkradl se do příbytku našeho těla. A</text:span><text:span text:style-name="T333"> </text:span><text:span text:style-name="T331">zatímco my spíme a o nic se nestaráme, on je</text:span><text:span text:style-name="T333">j</text:span><text:span text:style-name="T331"> kopím svých rad a lákadel probodne. Je tedy třeba, abychom byli připraveni. </text:span><text:span text:style-name="T335">Skutečnost</text:span><text:span text:style-name="T331">, že nevíme, kdy </text:span><text:span text:style-name="T335">má </text:span><text:span text:style-name="T331">přij</text:span><text:span text:style-name="T335">ít</text:span><text:span text:style-name="T331"> onen den, nás tedy donutí, abychom </text:span><text:span text:style-name="T335">tuto</text:span><text:span text:style-name="T331"> starost měli neustále na mysli.</text:span></text:p>
          </table:table-cell>
        </table:table-row>
        <table:table-row table:style-name="Tabulka1.1">
          <table:table-cell table:style-name="Tabulka1.A1" office:value-type="string">
            <text:p text:style-name="P127">Lectio x. Cap. 27.</text:p>
            <text:p text:style-name="P281">Q<text:span text:style-name="T401">uisnam</text:span> est fidélis servus et prudens quem constítuit Dóminus super famíliam suam? Quamquam in commúne nos ad indeféssam vigi<text:span text:style-name="T687">­</text:span>lántiæ curam adhortétur: speciálem tamen pópuli princípibus, id est Epíscopis, in expectatióne adven<text:span text:style-name="T687">­</text:span>túque suo sollicitúdinem mandat. Hunc enim ser<text:span text:style-name="T687">­</text:span>vum fidélem atque prudéntem, præpositum famíliæ signíficat, cómmoda atque utilitátes commíssi sibi pópuli curántem.</text:p>
            <text:p text:style-name="P146"/>
          </table:table-cell>
          <table:table-cell table:style-name="Tabulka1.A1" office:value-type="string">
            <text:p text:style-name="P38"/>
            <text:p text:style-name="P292"><text:span text:style-name="T406">Kdo</text:span><text:span text:style-name="T408">pak</text:span><text:span text:style-name="T180"> je tedy </text:span><text:span text:style-name="T196">ten </text:span><text:span text:style-name="T180">služebník věrný a </text:span><text:span text:style-name="T188">moudrý</text:span><text:span text:style-name="T180">, kterého Pán ustanovil nad svou rodinou? I když nás společně vybízí k neustálé bdělosti, posílá lidem na pomoc </text:span><text:span text:style-name="T207">svá</text:span><text:span text:style-name="T196"> </text:span><text:span text:style-name="T180">knížata, </text:span><text:span text:style-name="T188">totiž </text:span><text:span text:style-name="T190">B</text:span><text:span text:style-name="T180">iskupy, aby o ně pečovali, a společně očekávali příchodu Páně. </text:span><text:span text:style-name="T197">Biskup</text:span><text:span text:style-name="T180"> je tedy ten služebník věrný a </text:span><text:span text:style-name="T188">moudrý</text:span><text:span text:style-name="T180">, hlava rodiny, </text:span><text:span text:style-name="T188">kterého</text:span><text:span text:style-name="T180"> má Pán na mysli, </text:span><text:span text:style-name="T188">a </text:span><text:span text:style-name="T180">který se v míře přiměřené stará o všechno, co jemu svěřený lid potřebuje. </text:span></text:p>
          </table:table-cell>
        </table:table-row>
        <table:table-row table:style-name="Tabulka1.1">
          <table:table-cell table:style-name="Tabulka1.A1" office:value-type="string">
            <text:p text:style-name="P127">Lectio xj.</text:p>
            <text:p text:style-name="P283">Q<text:span text:style-name="T401">ui</text:span> si dicto áudiens, et præcéptis obédiens erit, id est, si doctrínæ opportunitáte et veritáte infír<text:span text:style-name="T688">­</text:span>ma confírmet, disrúpta consólidet, depraváta con<text:span text:style-name="T687">­</text:span>vértat, et verbum vitæ in æternitátis cibum aléndæ famíliæ dispéndat, atque hæc agens, hisque ímmo<text:span text:style-name="T688">­</text:span>rans deprehendátur, glóriam a Dómino tamquam dispensátor fidélis, et víllicus útilis co<text:span text:style-name="T688">n</text:span>sequétur, et super ómnia bona constituétur; id est, in Dei glória collocábitur, quia nihil sit ultra, quod mélius sit.</text:p>
            <text:p text:style-name="P129"/>
          </table:table-cell>
          <table:table-cell table:style-name="Tabulka1.A1" office:value-type="string">
            <text:p text:style-name="P38"/>
            <text:p text:style-name="P300"><text:span text:style-name="T337">A pokud uslyší, co bylo řečeno a </text:span><text:span text:style-name="T338">u</text:span><text:span text:style-name="T337">poslechne, co bylo přikázáno, t</text:span><text:span text:style-name="T339">edy</text:span><text:span text:style-name="T337"> pokud příhodností a</text:span><text:span text:style-name="T339"> </text:span><text:span text:style-name="T337">pravdou Kristova učení nepevné posílí, rozpadlé spraví, pokřivené narovná a bude rozdávat slovo života jako věčný pokrm rodině, kterou má živit, a</text:span><text:span text:style-name="T339"> </text:span><text:span text:style-name="T337">bude </text:span><text:span text:style-name="T340">shledán</text:span><text:span text:style-name="T337">, </text:span><text:span text:style-name="T340">že </text:span><text:span text:style-name="T337">tyto věci činí bez chvilky oddechu, obdrží jako věrný správce slávu od Pána,</text:span><text:bookmark text:name="_GoBack122"/><text:span text:style-name="T337"> a</text:span><text:span text:style-name="T339"> </text:span><text:span text:style-name="T337">jako užitečný správce bude ustanoven nad všemi dobrými věcmi, t</text:span><text:span text:style-name="T339">edy</text:span><text:span text:style-name="T337"> bude uveden do slávy Boží, </text:span><text:span text:style-name="T340">neboť</text:span><text:span text:style-name="T337"> není nic lepšího.</text:span></text:p>
          </table:table-cell>
        </table:table-row>
        <table:table-row table:style-name="Tabulka1.1">
          <table:table-cell table:style-name="Tabulka1.A1" office:value-type="string">
            <text:p text:style-name="P127">Lectio xij.</text:p>
            <text:p text:style-name="P279"><text:span text:style-name="T155">Q</text:span><text:span text:style-name="T405">uod</text:span><text:span text:style-name="T155"> si cóntuens longam</text:span><text:span text:style-name="T371"> </text:span><text:span text:style-name="T155">Dei patiéntiam, quæ in proféctum humánæ salútis exténditur, advér</text:span><text:span text:style-name="T156">­</text:span><text:span text:style-name="T155">sum consérvos insoléscet, et sæculi malis vitiísque se tradet, præséntium tantum curam in cultu ventris exercens: desperáta die Dóminus advéniet, eumque a bonis, quæ spopónderat, dívidet, portio</text:span><text:span text:style-name="T156">­</text:span><text:span text:style-name="T155">n</text:span><text:span text:style-name="T156">é</text:span><text:span text:style-name="T155">mque ejus cum hypócritis in p</text:span><text:span text:style-name="T153">œ</text:span><text:span text:style-name="T155">næ æternitáte constítuet: quia adventum desperáverit, quia man</text:span><text:span text:style-name="T157">­</text:span><text:span text:style-name="T155">dátis non obtemperáverit, quia præséntibus studúerit.</text:span></text:p>
            <text:p text:style-name="P129"/>
          </table:table-cell>
          <table:table-cell table:style-name="Tabulka1.A1" office:value-type="string">
            <text:p text:style-name="P38"/>
            <text:p text:style-name="P293"><text:span text:style-name="T407">O</text:span><text:span text:style-name="T406">všem</text:span><text:span text:style-name="T180"> pokud se člověk spoléhá na </text:span><text:span text:style-name="T198">nezdolnou</text:span><text:span text:style-name="T188"> </text:span><text:span text:style-name="T180">trpělivost Boží, která k</text:span><text:span text:style-name="T189">u</text:span><text:span text:style-name="T180"> spáse člověka trvá ještě déle, povyšuje se nad své bližní, oddá</text:span><text:span text:style-name="T197">vá</text:span><text:span text:style-name="T180"> se špatnostem a neřestem tohoto světa, </text:span><text:span text:style-name="T189">a </text:span><text:span text:style-name="T180">z věcí přítomných se stará jen o svůj žaludek, v den nečekaný pak přijde Pán a oddělí ho od věcí, kterým se zaslíbil, a dostane podíl s pokrytci, </text:span><text:span text:style-name="T189">odsouzen</text:span><text:span text:style-name="T180"> k</text:span><text:span text:style-name="T196"> </text:span><text:span text:style-name="T180">věčnému trestu. Neboť o příchod Páně se nestaral, jeho přikázání neposlouchal, </text:span><text:span text:style-name="T189">protože</text:span><text:span text:style-name="T180"> se věnoval věcem přítomným.</text:span></text:p>
          </table:table-cell>
        </table:table-row>
        <table:table-row table:style-name="Tabulka1.1">
          <table:table-cell table:style-name="Tabulka1.A1" table:number-columns-spanned="2" office:value-type="string">
            <text:p text:style-name="P158"><text:span text:style-name="T532">P</text:span><text:span text:style-name="T5">r</text:span><text:span text:style-name="T18">o</text:span><text:span text:style-name="T5"> </text:span><text:span text:style-name="T212">D</text:span><text:span text:style-name="T5">o</text:span><text:span text:style-name="T18">c</text:span><text:span text:style-name="T5">t</text:span><text:span text:style-name="T18">oribu</text:span><text:span text:style-name="T5">s</text:span></text:p>
          </table:table-cell>
          <table:covered-table-cell/>
        </table:table-row>
        <table:table-row table:style-name="Tabulka1.1">
          <table:table-cell table:style-name="Tabulka1.A1" office:value-type="string">
            <text:p text:style-name="P223">In I. Nocturno</text:p>
            <text:p text:style-name="P205">De libro Ecclesiástici.</text:p>
            <text:p text:style-name="P116">Lectio j. Cap. <text:span text:style-name="T534">39</text:span>.</text:p>
            <text:p text:style-name="P315">S<text:span text:style-name="T401">apiéntiam</text:span> ómnium antiquórum exquíret sápiens, et in Prophétis vacábit. Narratiónem virórum nominatórum conservábit, et <text:soft-page-break/>in versútias parabolárum simul introíbit. Occúlta proverbiórum exquíret, et in abscónditis parabolárum conversábitur. In médio magnatórum ministrábit, et in conspéctu præsidis apparébit.</text:p>
            <text:p text:style-name="P315"/>
          </table:table-cell>
          <table:table-cell table:style-name="Tabulka1.A1" office:value-type="string">
            <text:p text:style-name="P248"><text:s/></text:p>
            <text:p text:style-name="P45"/>
            <text:p text:style-name="P45"/>
            <text:p text:style-name="P379"><text:span text:style-name="T423">Moudrý</text:span><text:span text:style-name="T544"> člověk</text:span> hledá moudrost všech starých a proroctvími se <text:span text:style-name="T544">za</text:span>obírá. Vypravování mužů slovutných si pamatuje a v důvtip <text:soft-page-break/>přísloví proniká. Tajnosti podobenství zkoumá, a záhadami přísloví se zabývá. Mezi velmoži koná službu, a před obličejem vladařovým se ukazuje. </text:p>
            <text:p text:style-name="P379"/>
          </table:table-cell>
        </table:table-row>
        <table:table-row table:style-name="Tabulka1.1">
          <table:table-cell table:style-name="Tabulka1.A1" office:value-type="string">
            <text:p text:style-name="P116">Lectio ij.</text:p>
            <text:p text:style-name="P444">I<text:span text:style-name="T401">n</text:span> terram alienigenárum géntium pertránsiet: bona enim et mala in homínibus tentábit. Cor suum tradet ad vigilándum dilúculo ad Dóminum, qui fecit illum, et in conspéctu Altíssimi deprecábitur. Apériet os suum in oratióne, et pro delíctis suis deprecábitur.</text:p>
            <text:p text:style-name="P444"/>
          </table:table-cell>
          <table:table-cell table:style-name="Tabulka1.A1" office:value-type="string">
            <text:p text:style-name="P60"/>
            <text:p text:style-name="P383"><text:span text:style-name="T401">Do</text:span> zemí cizích národů chodí, neboť dobro i zlo mezi lidmi zkouší. Srdcem svým za úsvitu s oddaností hledá Pána, který ho stvořil, před zrakem Nejvyššího se modlí. Otvírá svá ústa na modlitbě, a za své hříchy vyprošuje si odpuštění. </text:p>
          </table:table-cell>
        </table:table-row>
        <table:table-row table:style-name="Tabulka1.1">
          <table:table-cell table:style-name="Tabulka1.A1" office:value-type="string">
            <text:p text:style-name="P116">Lectio iij.</text:p>
            <text:p text:style-name="P444">S<text:span text:style-name="T401">i</text:span> enim Dóminus magnus volúerit, spíritu intelligéntiæ replébit illum: et ipse tamquam imbres mittet elóquia sapiéntiæ suæ, et in oratióne confitébitur Dómino: et ipse díriget consílium ejus, et disciplínam, et in abscónditis suis consiliábitur.</text:p>
            <text:p text:style-name="P444"/>
          </table:table-cell>
          <table:table-cell table:style-name="Tabulka1.A1" office:value-type="string">
            <text:p text:style-name="P60"/>
            <text:p text:style-name="P384"><text:span text:style-name="T401">Chce-li</text:span> Hospodin veliký, duchem <text:span text:style-name="T545">po</text:span>rozum<text:span text:style-name="T545">ění </text:span>naplňuje ho. On pak <text:span text:style-name="T545">jako déšť </text:span>chrlí řeči své moudrosti a na modlitbě chválí Pána. Umí on <text:span text:style-name="T545">směřovat své </text:span>snahy i myšlenky, o záhadách svých pak uvažovat. </text:p>
          </table:table-cell>
        </table:table-row>
        <table:table-row table:style-name="Tabulka1.1">
          <table:table-cell table:style-name="Tabulka1.A1" office:value-type="string">
            <text:p text:style-name="P116">Lectio i<text:span text:style-name="T546">v</text:span>.</text:p>
            <text:p text:style-name="P444">I<text:span text:style-name="T401">pse</text:span> palam fáciet disciplínam doctrínæ suæ, et in lege testaménti Dómini gloriábitur. Collaudábunt multi sapiéntiam ejus, et usque in sæculum non delébitur. Non recédet memória ejus, et nomen ejus requirétur a generatióne in generatiónem. Sapiéntiam ejus enarrábunt Gentes, et laudem ejus enuntiábit ecclésia.</text:p>
            <text:p text:style-name="P444"/>
          </table:table-cell>
          <table:table-cell table:style-name="Tabulka1.A1" office:value-type="string">
            <text:p text:style-name="P60"/>
            <text:p text:style-name="P384"><text:span text:style-name="T401">On</text:span> oznamuje kázeň své nauky, zákonem pak smlouvy Páně se honosí. Vychvalují mnozí moudrost jeho, ani na věky nebude vyhlazena. N<text:span text:style-name="T545">ikdy n</text:span>ezhyne památka jeho, jméno jeho žít bude <text:span text:style-name="T545">až do</text:span> poslední<text:span text:style-name="T545">ch</text:span> <text:span text:style-name="T545">po</text:span>kolen<text:span text:style-name="T545">í</text:span>. Moudrost jeho hlásat<text:span text:style-name="T545">i</text:span> budou pohané, a chválu jeho zvěstovat<text:span text:style-name="T545">i</text:span> bude obec. <text:s/><text:span text:style-name="T547">(</text:span><text:span text:style-name="T40">Hejčl, </text:span><text:span text:style-name="T41">lehce upraveno</text:span><text:span text:style-name="T40">)</text:span></text:p>
          </table:table-cell>
        </table:table-row>
        <table:table-row table:style-name="Tabulka1.1">
          <table:table-cell table:style-name="Tabulka1.A1" office:value-type="string">
            <text:p text:style-name="P215">In I<text:span text:style-name="T661">I</text:span>. Nocturno</text:p>
            <text:p text:style-name="P211">Ex libro Morálium sancti Gregórii Papæ.</text:p>
            <text:p text:style-name="P141">Lib. 9. Cap. 6.</text:p>
            <text:p text:style-name="P112">Lectio <text:span text:style-name="T661">v</text:span>. </text:p>
            <text:p text:style-name="P332"><text:span text:style-name="T483">Qui</text:span><text:span text:style-name="T662"> post Oríonas Hyadum nómine, nisi Doctóres sanctæ Ecclésiæ designántur? Qui subd</text:span><text:span text:style-name="T669">ú</text:span><text:span text:style-name="T662">ctis Martyribus, eo jam tempore ad mundi notítia</text:span><text:span text:style-name="T668">m</text:span><text:span text:style-name="T662"> venérunt, quo fides clárius elúcet: et représsa infidelitátis híeme, áltius per corda fidélium sol veritátis calet. Qui remóta tempestáte persecutiónis, explétis longis nóctibus infidelitátis, tunc sanctae Ecclésiæ orti sunt, cum ei jam per credulitátis vernum lucídior annus aperítur.</text:span></text:p>
            <text:p text:style-name="P333"/>
          </table:table-cell>
          <table:table-cell table:style-name="Tabulka1.A1" office:value-type="string">
            <text:p text:style-name="P222">I<text:span text:style-name="T661">I</text:span>. Nocturn<text:span text:style-name="T689">us</text:span></text:p>
            <text:p text:style-name="P213"><text:a xlink:type="simple" xlink:href="http://monumenta.ch/latein/text.php?tabelle=Hrabanus_Maurus&amp;rumpfid=Hrabanus%20Maurus,%20De%20Universo,%2009,%20%20%2014&amp;level=4&amp;domain=&amp;lang=0&amp;id=&amp;hilite_id=&amp;links=&amp;inframe=1" text:style-name="Internet_20_link" text:visited-style-name="Visited_20_Internet_20_Link"><text:span text:style-name="T689">Z knihy </text:span>Moráli<text:span text:style-name="T689">í</text:span></text:a> s<text:span text:style-name="T689">vatého Řehoře Papeže</text:span>.</text:p>
            <text:p text:style-name="P147"><text:span text:style-name="T689">Kniha</text:span> 9., <text:span text:style-name="T689">K</text:span>ap<text:span text:style-name="T689">itola</text:span> 6.</text:p>
            <text:p text:style-name="P148">Lectio <text:span text:style-name="T661">v</text:span>. </text:p>
            <text:p text:style-name="P407"><text:span text:style-name="T485">Koho</text:span><text:span text:style-name="T663"> </text:span><text:span text:style-name="T670">po Orionovi </text:span><text:span text:style-name="T71">a jeho mučednících </text:span><text:span text:style-name="T670">označuje </text:span><text:span text:style-name="T671">pojem</text:span><text:span text:style-name="T670"> Hyád</text:span><text:span text:style-name="T671">y</text:span><text:span text:style-name="T670">,</text:span><text:span text:style-name="T569">*</text:span><text:span text:style-name="T670"> ne-li Učitele svaté Církve? </text:span><text:span text:style-name="T573">(Job 9,9)</text:span><text:span text:style-name="T574"> </text:span><text:span text:style-name="T24">Když pominul čas mučedníků, v tu chvíli vešli ve známost světu oni, když víra ještě jasněji zazářila; a poté, co byla zahnána zima bezvěrectví, slunce pravdy hřeje </text:span><text:span text:style-name="T26">ještě</text:span><text:span text:style-name="T24"> více skrze srdce věřících. Když ustala bouře pronásledování, skončily dlouhé noci bezvěrectví, tehdy svaté Církvi vyšli, když se jí </text:span><text:span text:style-name="T25">skrze jaro víry otevřel prozářenější rok. </text:span></text:p>
            <text:p text:style-name="P84"><text:span text:style-name="T570">*</text:span><text:span text:style-name="T571">Hyády jsou hvězdokupa v hlavě souhvězdí Býka, nedaleko Plejád. </text:span><text:span text:style-name="T572">Dle řecké mytologie jsou to sestry, které oplakávají tragickou smrt svého bratra Hyada, a přinášejí tedy déšť.</text:span></text:p>
          </table:table-cell>
        </table:table-row>
        <table:table-row table:style-name="Tabulka1.1">
          <table:table-cell table:style-name="Tabulka1.A1" office:value-type="string">
            <text:p text:style-name="P114">Lectio vj.</text:p>
            <text:p text:style-name="P323"><text:span text:style-name="T401">Nec</text:span> immérito Doctóres sancti Hyadum nuncupatióne signántur. Graeco quippe elóquio hyetos plúvia vocátur, et Hyades nomen a plúviis accepérunt: quia ortæ procul dúbio imbres ferunt. Bene ergo Hyadum appellatióne expréssi sunt, qui ad sta<text:soft-page-break/>tum universális Ecclésiæ, quasi in cœli fáciem dedúcti, super aréntem terram humáni péctoris sanctae praedicatiónis imbres fudérunt.</text:p>
            <text:p text:style-name="P323"/>
          </table:table-cell>
          <table:table-cell table:style-name="Tabulka1.A1" office:value-type="string">
            <text:p text:style-name="P58"/>
            <text:p text:style-name="P376"><text:span text:style-name="T490">Nikoliv</text:span><text:span text:style-name="T672"> </text:span><text:span text:style-name="T690">bez příčiny jsou svatí Učitelé označováni </text:span><text:span text:style-name="T691">pojmem</text:span><text:span text:style-name="T690"> Hyád</text:span><text:span text:style-name="T691">y</text:span><text:span text:style-name="T690">. V řečtině totiž slovo ὑετός (hyetos) znamená déšť, a Hyády přijaly své jméno od deště; neboť bezpochyby přinášejí deš</text:span><text:span text:style-name="T692">ťové přívaly</text:span><text:span text:style-name="T690">. Příznačně jsou tedy označeni jménem Hyád ti, </text:span><text:soft-page-break/><text:span text:style-name="T690">kteří k ustanovení všeobecné Církve, jakoby vyneseni do nebeských výšin, na vyprahlou zemi lidských srdcí vylili deš</text:span><text:span text:style-name="T692">ťové přívaly</text:span><text:span text:style-name="T690"> svatého kázání.</text:span></text:p>
          </table:table-cell>
        </table:table-row>
        <table:table-row table:style-name="Tabulka1.1">
          <table:table-cell table:style-name="Tabulka1.A1" office:value-type="string">
            <text:p text:style-name="P115">Lectio v<text:span text:style-name="T1">i</text:span>j.</text:p>
            <text:p text:style-name="P455"><text:span text:style-name="T401">Si</text:span> enim prædicatiónis sermo plúvia non esset, Móyses mínime dixísset: Expectétur sicut plúvia elóquium meum: et nequáquam per Isaíam Véritas diceret: Mandábo núbibus meis, ne pluant super eam imbrem: atque hoc, quod paulo ante protúlimus: Quamóbrem prohibítae sunt stellæ pluviárum.</text:p>
            <text:p text:style-name="P455"/>
          </table:table-cell>
          <table:table-cell table:style-name="Tabulka1.A1" office:value-type="string">
            <text:p text:style-name="P59"/>
            <text:p text:style-name="P402"><text:span text:style-name="T491">Kdyby</text:span><text:span text:style-name="T644"> </text:span><text:span text:style-name="T691">totiž slova jejich kázání nebyla deštěm, Mojžíš by přece neřekl: „Po mých slovech touží jako po dešti;“ </text:span><text:span text:style-name="T575">(cf. Dt 32,2)</text:span><text:span text:style-name="T691"> a ani Pravda by skrze Isajáše neřekla: „Rozkážu svým mračnům, aby nevylila svůj déšť nad tento příval;“ a také toto, co jsme před chvilkou pronesli: „A proto jsou hvězdy zastřeny dešťovými mraky.“</text:span></text:p>
          </table:table-cell>
        </table:table-row>
        <table:table-row table:style-name="Tabulka1.1">
          <table:table-cell table:style-name="Tabulka1.A1" office:value-type="string">
            <text:p text:style-name="P115">Lectio v<text:span text:style-name="T1">ii</text:span>j.</text:p>
            <text:p text:style-name="P455"><text:span text:style-name="T401">Dum</text:span> ergo Hyades cum plúviis véniunt, ad cœli spátia altiora sol dúcitur: quia apparénte Doctórum sciéntia, dum mens nostra imbre prædicatiónis infúnditur, fídei calor augétur. Et perfúsa terra ad fructum próficit, cum lumen ætheris ignéscit: quia ubérius frugem boni óperis réddimus, dum per sacræ eruditiónis flammam in corde clárius ardémus.</text:p>
            <text:p text:style-name="P455"/>
          </table:table-cell>
          <table:table-cell table:style-name="Tabulka1.A1" office:value-type="string">
            <text:p text:style-name="P59"/>
            <text:p text:style-name="P377"><text:span text:style-name="T492">Zatímco</text:span><text:span text:style-name="T474"> </text:span><text:span text:style-name="T617">tedy přicházejí Hyády se svým deštěm, ve vyšších nebeských sférách vychází slunce; neboť poté, co se objeví vědění Učitelů, zatímco naše mysl je zalévána dešťovými přívaly kázání, teplo víry </text:span><text:span text:style-name="T618">roste</text:span><text:span text:style-name="T617">. A země svlažená deštěm vydává plody, když září </text:span><text:span text:style-name="T618">ohnivé </text:span><text:span text:style-name="T617">světlo z povětří; neboť tím hojněji vydáváme plody dobrých skutků, čím jasněji v srdci hoří plamen posvátné nauky. </text:span></text:p>
          </table:table-cell>
        </table:table-row>
        <table:table-row table:style-name="Tabulka1.1">
          <table:table-cell table:style-name="Tabulka1.A1" office:value-type="string">
            <text:p text:style-name="P250">In III. Nocturno</text:p>
            <text:p text:style-name="P76"><text:span text:style-name="T72">Léctio sancti Evangélii</text:span><text:span text:style-name="T77"> </text:span><text:span text:style-name="T78">secúndum </text:span><text:span text:style-name="T79">Matthæum</text:span><text:span text:style-name="T72">.</text:span><text:span text:style-name="T106"> </text:span></text:p>
            <text:p text:style-name="P76"><text:span text:style-name="T106">Lectio ix. Cap. </text:span><text:span text:style-name="T112">5</text:span><text:span text:style-name="T106">.</text:span></text:p>
            <text:p text:style-name="P463"><text:span text:style-name="T401">In</text:span> illo témpore: Dixit Jesus disc<text:span text:style-name="T549">í</text:span>pulis suis: Vos estis sal terrae. Quod si sal evanúerit, in quo saliétur? Et réliqua. </text:p>
            <text:p text:style-name="P9"/>
            <text:p text:style-name="P78"><text:span text:style-name="T148">Homil</text:span><text:span text:style-name="T151">í</text:span><text:span text:style-name="T148">a sancti </text:span><text:span text:style-name="T77">A</text:span><text:span text:style-name="T79">ugustíni</text:span><text:span text:style-name="T148"> Epíscopi</text:span><text:span text:style-name="T72">.</text:span></text:p>
            <text:p text:style-name="P76"><text:span text:style-name="T120">Lib. </text:span><text:span text:style-name="T124">1</text:span><text:span text:style-name="T120">. </text:span><text:span text:style-name="T124">de serm. Domini in monte</text:span><text:span text:style-name="T120">. </text:span><text:span text:style-name="T122">C</text:span><text:span text:style-name="T120">ap. </text:span><text:span text:style-name="T124">6</text:span><text:span text:style-name="T120">. </text:span><text:span text:style-name="T124">tom. 4. </text:span></text:p>
            <text:p text:style-name="P438"><text:span text:style-name="T425">Osténdit</text:span><text:span text:style-name="T79"> </text:span><text:span text:style-name="T72">Dóminus fátuos esse judicándos, qui temporálium bonórum, ve</text:span><text:span text:style-name="T79">l </text:span><text:span text:style-name="T72">cópiam </text:span><text:span text:style-name="T79">s</text:span><text:span text:style-name="T72">ectántes, vel inópiam metuéntes, am</text:span><text:span text:style-name="T79">í</text:span><text:span text:style-name="T72">ttunt ætérna, quae nec dari possunt ab hom</text:span><text:span text:style-name="T79">í</text:span><text:span text:style-name="T72">nibus nec </text:span><text:span text:style-name="T79">a</text:span><text:span text:style-name="T72">uférri. Itaque si sal infatu</text:span><text:span text:style-name="T79">á</text:span><text:span text:style-name="T72">tum fúerit, in quo saliétur? </text:span><text:span text:style-name="T79">i</text:span><text:span text:style-name="T72">d est, si vos, per quos condiéndi sunt quodámmodo pópuli, metu persecutiónum temporálium </text:span><text:span text:style-name="T82">a</text:span><text:span text:style-name="T72">miséritis regna cœlórum; qui erunt hómines, per quos </text:span><text:span text:style-name="T79">a</text:span><text:span text:style-name="T72"> vobis error auferátur, c</text:span><text:span text:style-name="T79">u</text:span><text:span text:style-name="T72">m vos elégerit Deus, per quos errórem áuferat ceterórúm?</text:span></text:p>
            <text:p text:style-name="P9"/>
          </table:table-cell>
          <table:table-cell table:style-name="Tabulka1.A1" office:value-type="string">
            <text:p text:style-name="P58"/>
            <text:p text:style-name="P58"/>
            <text:p text:style-name="P58"/>
            <text:p text:style-name="P437"><text:span text:style-name="T419">Za</text:span><text:span text:style-name="T158"> onoho času </text:span><text:span text:style-name="T167">řekl Ježíš svým učedníkům: „Vy jste sůl země. Co když sůl ztratí chuť, čím bude </text:span><text:span text:style-name="T169">o</text:span><text:span text:style-name="T167">solen</text:span><text:span text:style-name="T169">a</text:span><text:span text:style-name="T167">?“</text:span><text:span text:style-name="T160"> </text:span><text:span text:style-name="T158">A ostatní.</text:span></text:p>
            <text:p text:style-name="P58"/>
            <text:p text:style-name="P58"/>
            <text:p text:style-name="P58"/>
            <text:p text:style-name="P387"><text:span text:style-name="T401">Pán</text:span> ukázal, že bláhoví jsou <text:span text:style-name="T550">a soudu se dočkají </text:span>ti, kteří <text:span text:style-name="T693">pro </text:span>dobr<text:span text:style-name="T693">a</text:span> časn<text:span text:style-name="T693">á</text:span>, ať už <text:span text:style-name="T550">honbou za bohatstvím </text:span><text:span text:style-name="T693">či </text:span>strachem z chudoby, ztrácejí dobra věčná, která <text:span text:style-name="T550">jim </text:span><text:span text:style-name="T693">nikdo z </text:span><text:span text:style-name="T550">lid</text:span><text:span text:style-name="T693">í</text:span> nem<text:span text:style-name="T693">ůže</text:span> dát ani vzít. Pokud tedy sůl ztratí rozum, čím bude <text:span text:style-name="T42">znovu</text:span><text:span text:style-name="T551"> o</text:span>sol<text:span text:style-name="T551">ena</text:span>? To <text:span text:style-name="T550">znamená</text:span>, pokud vy, <text:span text:style-name="T552">kteří máte </text:span><text:span text:style-name="T693">určitým</text:span><text:span text:style-name="T552"> způsobem uchovávat lidi </text:span><text:span text:style-name="T43">před zkažením</text:span><text:span text:style-name="T552">, kvůli strachu z potíží časných ztratíte království nebeské, kde se najdou lidé, kteří vás zbaví vašeho omylu, když právě vás si Bůh vybral, abyste pomáhali od omylů ostatním?</text:span></text:p>
          </table:table-cell>
        </table:table-row>
        <table:table-row table:style-name="Tabulka1.1">
          <table:table-cell table:style-name="Tabulka1.A1" office:value-type="string">
            <text:p text:style-name="P101">Lectio x.</text:p>
            <text:p text:style-name="P463"><text:span text:style-name="T401">E</text:span><text:span text:style-name="T431">rgo</text:span> ad níhilum valet sal infatu<text:span text:style-name="T553">á</text:span>tum, nisi ut mittátur foras, et <text:span text:style-name="T553">con</text:span>c<text:span text:style-name="T553">u</text:span>lcétur ab hom<text:span text:style-name="T553">í</text:span>nibus. Non it<text:span text:style-name="T553">á</text:span>que calcátur ab hominibus, qui pátitur persecutiónem: sed qui persecutiónem timénd<text:span text:style-name="T553">o</text:span> infatu<text:span text:style-name="T553">á</text:span>tur. Calcári enim non potest, <text:span text:style-name="T553">n</text:span>isi inférior: sed inférior non est, qui quamvis córpore multa in terra sust<text:span text:style-name="T553">í</text:span>neat, corde tamen fixus in cœlo est.</text:p>
            <text:p text:style-name="P9"/>
          </table:table-cell>
          <table:table-cell table:style-name="Tabulka1.A1" office:value-type="string">
            <text:p text:style-name="P58"/>
            <text:p text:style-name="P416"><text:span text:style-name="T401">Takže</text:span> zkažená sůl se nehodí k ničemu jinému, než aby se vyhodila ven, a lidé po ní šlapali. Lidé nebudou šlapat po tom, kdo trpí potížemi, ale po tom, kdo se zkazil ze strachu před nimi. Šlapat se dá jen po tom, co je níže. Nicméně <text:span text:style-name="T554">níže není ten, kdo přesto, že jeho tělo </text:span><text:span text:style-name="T693">vytrpělo </text:span><text:span text:style-name="T554">na zemi mnohé, pohled jeho srdce je vždy upřen k nebesům. </text:span></text:p>
          </table:table-cell>
        </table:table-row>
        <text:soft-page-break/>
        <table:table-row table:style-name="Tabulka1.1">
          <table:table-cell table:style-name="Tabulka1.A1" office:value-type="string">
            <text:p text:style-name="P101">Lectio xj.</text:p>
            <text:p text:style-name="P437"><text:span text:style-name="T426">Vo</text:span><text:span text:style-name="T424">s</text:span><text:span text:style-name="T72"> estis lumen mundi. Quómodo dixit supéri</text:span><text:span text:style-name="T83">u</text:span><text:span text:style-name="T72">s sal terræ, sic nunc dicit lumen mundi. Nam neque supéri</text:span><text:span text:style-name="T83">u</text:span><text:span text:style-name="T72">s ista terra accipiénda est, quam pédib</text:span><text:span text:style-name="T83">u</text:span><text:span text:style-name="T72">s corpóreis calcámus: sed hómines</text:span><text:span text:style-name="T83">,</text:span><text:span text:style-name="T72"> qui in terra hábitant, vel étiam peccatóres, quorum condiéndis et extinguéndis putóribus Apostólicum salem Dóminus misit.</text:span></text:p>
            <text:p text:style-name="P9"/>
          </table:table-cell>
          <table:table-cell table:style-name="Tabulka1.A1" office:value-type="string">
            <text:p text:style-name="P58"/>
            <text:p text:style-name="P388"><text:span text:style-name="T401">Vy</text:span> jste světlo světa. Tak jako Pán před chvilkou řekl, že jsme sůl země, tak nyní říká, že jsme světlo světa. Avšak ani předtím Pán neříkal, že máme přijmout tuto zemi, po které tělesnýma nohama šlapeme; ale lidi, kteří na této zemi přebývají, <text:span text:style-name="T550">zejména</text:span> hříšníky, k jejichž uchování a zamezení <text:span text:style-name="T220">hnilobnému</text:span> zápachu Pán poslal sůl <text:span text:style-name="T551">A</text:span>poštolů.</text:p>
          </table:table-cell>
        </table:table-row>
        <table:table-row table:style-name="Tabulka1.1">
          <table:table-cell table:style-name="Tabulka1.A1" office:value-type="string">
            <text:p text:style-name="P101">Lectio xij.</text:p>
            <text:p text:style-name="P463"><text:span text:style-name="T431">Et</text:span><text:span text:style-name="T553"> </text:span>h<text:span text:style-name="T553">i</text:span>c mundum, non cœlum et terram, sed hómines, qui sunt in mundo, vel <text:span text:style-name="T553">díligunt </text:span>mundum, opórtet <text:span text:style-name="T553">intélligi, </text:span>quibus illuminándis <text:span text:style-name="T553">Apóstoli </text:span>missi sunt. Non potest <text:span text:style-name="T555">cívitas </text:span>abscóndi super montem pósita; id est, fundáta super insignem magnámque just<text:span text:style-name="T553">í</text:span>tiam, quam sign<text:span text:style-name="T553">í</text:span>ficat étiam ipse mons, in quo d<text:span text:style-name="T553">í</text:span>sputat Dóminus.</text:p>
            <text:p text:style-name="P494"/>
          </table:table-cell>
          <table:table-cell table:style-name="Tabulka1.A1" office:value-type="string">
            <text:p text:style-name="P58"/>
            <text:p text:style-name="P417">A měli bychom pochopit, že <text:span text:style-name="T551">kvůli </text:span>t<text:span text:style-name="T551">omu</text:span>to svět<text:span text:style-name="T551">u</text:span>, <text:span text:style-name="T555">a to</text:span> ne<text:span text:style-name="T555">jsou</text:span> nebe<text:span text:style-name="T555">sa</text:span> a země, ale lidé, kteří jsou ve světě či milují svět, právě kvůli nim <text:span text:style-name="T556">byli</text:span> posláni <text:span text:style-name="T551">A</text:span>poštolové, aby je osvítili. Nemůže zůstat skryto město ležící na hoře. To proto, že má sv<text:span text:style-name="T555">é</text:span> základ<text:span text:style-name="T555">y</text:span> ve slavné a veliké spravedlnosti, a tou je míněna také ona hora, o které mluví Pán. </text:p>
          </table:table-cell>
        </table:table-row>
        <table:table-row table:style-name="Tabulka1.1">
          <table:table-cell table:style-name="Tabulka1.A1" table:number-columns-spanned="2" office:value-type="string">
            <text:p text:style-name="P245">Aliæ Lectiones</text:p>
            <text:p text:style-name="P173">pro <text:span text:style-name="T532">Doctoribus</text:span>.</text:p>
          </table:table-cell>
          <table:covered-table-cell/>
        </table:table-row>
        <table:table-row table:style-name="Tabulka1.1">
          <table:table-cell table:style-name="Tabulka1.A1" office:value-type="string">
            <text:p text:style-name="P92">In III. Nocturno</text:p>
            <text:p text:style-name="P15">Léctio sancti Evangélii secúndum Matthǽum.</text:p>
            <text:p text:style-name="P73"><text:span text:style-name="T126">Lectio ix. </text:span><text:span text:style-name="T127">Cap. </text:span><text:span text:style-name="T128">5</text:span></text:p>
            <text:p text:style-name="P298"><text:span text:style-name="T191">I</text:span><text:span text:style-name="T409">n</text:span><text:span text:style-name="T191"> illo témpore: Dixit Jesus discípulis suis: Vos estis sal terræ. Quod si sal evanúerit, in quo saliétur? Et réliqua.</text:span></text:p>
            <text:p text:style-name="P29"/>
            <text:p text:style-name="P16">Homilía sancti Gregórii Papæ.</text:p>
            <text:p text:style-name="P95">Ex Homil. 17. in Luc. 10. ante medium.</text:p>
            <text:p text:style-name="P286"><text:span text:style-name="T401">Considerándum</text:span> nobis est, fratres charíssimi, ut, qui una eadémque exhortatiónis voce non súfficit simul cunctos admonére, stúdeat singulos, in quantum valet, instrúere, privátis locutiónibus ædificáre. Debémus namque pensáre contínuo, quod sanctis Apóstolis dícitur, et per Apóstolos nobis: Vos estis sal terræ. Si igitur sal sumus, condíre mentes fidélium debémus. </text:p>
            <text:p text:style-name="P96"/>
          </table:table-cell>
          <table:table-cell table:style-name="Tabulka1.A1" office:value-type="string">
            <text:p text:style-name="P32"/>
            <text:p text:style-name="P32"/>
            <text:p text:style-name="P37"/>
            <text:p text:style-name="P289"><text:span text:style-name="T401">Za</text:span> onoho času řekl Ježíš učedníkům svým: „<text:span text:style-name="T548">Vy jste sůl země. Pokud sůl ztratí chuť, čím bude osolena</text:span>.“ A další.</text:p>
            <text:p text:style-name="P37"/>
            <text:p text:style-name="P41"/>
            <text:p text:style-name="P41"/>
            <text:p text:style-name="P297"><text:span text:style-name="T411">Nejdražší</text:span><text:span text:style-name="T182"> bratři, je třeba, abychom uvážili, že ten, kdo jednou řečí povzbuzení </text:span><text:span text:style-name="T183">nezvládne</text:span><text:span text:style-name="T182"> napomenout všechny najednou, by se měl snažit poučit každého, jak jen dokáže, a vzdělávat je v soukromých rozhovorech. Musíme totiž neustále myslet na to, co bylo řečeno svatým Apoštolům a skrze Apoštoly i nám: „Vy jste sůl země.“ Pokud jsme tedy sůl, musíme ochucovat mysli věřících. </text:span></text:p>
          </table:table-cell>
        </table:table-row>
        <table:table-row table:style-name="Tabulka1.1">
          <table:table-cell table:style-name="Tabulka1.A1" office:value-type="string">
            <text:p text:style-name="P95">Lectio x.</text:p>
            <text:p text:style-name="P287">V<text:span text:style-name="T401">os</text:span> ígitur, qui pastóres estis, pensáte, quia Dei animália páscitis: de quibus profécto animálibus Deo per Psalmístam dícitur: Animália tua habitábunt in ea. Et sæpe vidémus, quod petra salis brutis animálibus antepónitur, ut ex eádem salis petra lámbere débeant, et meliorári. Quasi ergo inter bruta animália petra salis, debet esse sacérdos in pópulis. </text:p>
            <text:p text:style-name="P96"/>
          </table:table-cell>
          <table:table-cell table:style-name="Tabulka1.A1" office:value-type="string">
            <text:p text:style-name="P37"/>
            <text:p text:style-name="P294"><text:span text:style-name="T413">Vy</text:span><text:span text:style-name="T192"> tedy, kteří jste pastýři, mějte na mysli, že pasete Boží stádce. O tomto stádci Bůh </text:span><text:span text:style-name="T199">prostřednictvím</text:span><text:span text:style-name="T192"> Žalmist</text:span><text:span text:style-name="T199">y</text:span><text:span text:style-name="T192"> říká: „Tvoje stádce v ní bude přebývat.“ Často </text:span><text:span text:style-name="T193">také </text:span><text:span text:style-name="T192">vídáme, že velké kusy soli se dávají tažným zvířatům, aby tento kus soli mohl</text:span><text:span text:style-name="T199">a</text:span><text:span text:style-name="T192"> olizovat, a aby tím prospívala. Tedy stejně jako tento kus soli mezi tažnými zvířaty musí být </text:span><text:span text:style-name="T193">i</text:span><text:span text:style-name="T192"> kněz mezi lidmi. </text:span></text:p>
          </table:table-cell>
        </table:table-row>
        <table:table-row table:style-name="Tabulka1.1">
          <table:table-cell table:style-name="Tabulka1.A1" office:value-type="string">
            <text:p text:style-name="P95">Lectio xj.</text:p>
            <text:p text:style-name="P287"><text:soft-page-break/>C<text:span text:style-name="T401">uráre</text:span> namque sacerdótem necésse est, quæ síngulis dicat, unumquémque quáliter admóneat: ut, quisquis sacerdóti júngitur, quasi e salis tactu ætérnæ vitæ sapóre condiátur. Sal étenim terræ non sumus, si corda audiéntium non condímus: quod profécto condiméntum ille veráciter próximo impéndit, qui prædicatiónis verbum non súbtrahit. Sed tunc vere áliis recta prædicámus, si dicta rebus et exémplis osténdimus. </text:p>
            <text:p text:style-name="P96"/>
          </table:table-cell>
          <table:table-cell table:style-name="Tabulka1.A1" office:value-type="string">
            <text:p text:style-name="P37"/>
            <text:p text:style-name="P296"><text:soft-page-break/><text:span text:style-name="T406">Je</text:span><text:span text:style-name="T180"> totiž nutné, aby se kněz staral o to, že pokud lidem jednotlivě něco říká, všem říkal totéž: aby totiž každý, kdo přijde ke knězi, jako špetkou soli byl ochucen příchutí života věčného. </text:span><text:span text:style-name="T194">Nejsme totiž solí země, pokud se nedotkneme srdcí těch, </text:span><text:span text:style-name="T193">kteří</text:span><text:span text:style-name="T194"> nás poslouchají: svému bližnímu totiž </text:span><text:span text:style-name="T193">o</text:span><text:span text:style-name="T194">pravd</text:span><text:span text:style-name="T193">u</text:span><text:span text:style-name="T194"> dá pokrm života věčného pouze ten, kdo ze slov kázání neodebere vůbec nic. Avšak pouze tehdy můžeme ostatním kázat pravdu, pokud svá slova ukazujeme </text:span><text:span text:style-name="T199">také </text:span><text:span text:style-name="T194">svým životem a příklady.</text:span></text:p>
          </table:table-cell>
        </table:table-row>
        <table:table-row table:style-name="Tabulka1.1">
          <table:table-cell table:style-name="Tabulka1.A1" office:value-type="string">
            <text:p text:style-name="P95">Lectio xij.</text:p>
            <text:p text:style-name="P298"><text:span text:style-name="T181">N</text:span><text:span text:style-name="T410">ullum</text:span><text:span text:style-name="T181"> puto, fratres charíssimi, ab áliis majus præjudícium, quam a sacerdótibus t</text:span><text:span text:style-name="T184">ó</text:span><text:span text:style-name="T181">lerat Deus: quando eos, quos ad aliórum correctiónem pósuit, dare de se exémpla pravitátis cernit: quando ipsi peccámus, qui compéscere peccáta debúimus: nulla animárum lucra quærimus, ad nostra quotídie stúdia vacámus, terréna concupíscimus, humánam glóriam inténta mente captámus. </text:span></text:p>
            <text:p text:style-name="P96"/>
          </table:table-cell>
          <table:table-cell table:style-name="Tabulka1.A1" office:value-type="string">
            <text:p text:style-name="P37"/>
            <text:p text:style-name="P295"><text:span text:style-name="T414">Nemyslím</text:span><text:span text:style-name="T194"> si, nejdražší bratři, že existuje větší před</text:span><text:span text:style-name="T193">zvěst budoucího odsouzení</text:span><text:span text:style-name="T194">, než to, co od kněží snáší Bůh: totiž když </text:span><text:span text:style-name="T195">vidí, že </text:span><text:span text:style-name="T194">t</text:span><text:span text:style-name="T195">i</text:span><text:span text:style-name="T194">, které ustanovil, aby napravovali ostatní, </text:span><text:span text:style-name="T195">sami ze sebe dávají příklady špatnosti; když hřešíme my, kteří máme hříchy potlačovat; </text:span><text:span text:style-name="T193">když </text:span><text:span text:style-name="T195">nehledáme žádné dobro pro duše, </text:span><text:span text:style-name="T193">ale </text:span><text:span text:style-name="T195">každý den se věnujeme svým vlastním činnostem, toužíme po věcech pozemských, a celou svou myslí usilujeme o lidskou slávu.</text:span></text:p>
          </table:table-cell>
        </table:table-row>
        <table:table-row table:style-name="Tabulka1.1">
          <table:table-cell table:style-name="Tabulka1.A1" office:value-type="string">
            <text:p text:style-name="P246">Aliæ Lectiones</text:p>
            <text:p text:style-name="P174">pro <text:span text:style-name="T532">Doctoribus</text:span>.</text:p>
          </table:table-cell>
          <table:table-cell table:style-name="Tabulka1.A1" office:value-type="string">
            <text:p text:style-name="P37"/>
          </table:table-cell>
        </table:table-row>
        <table:table-row table:style-name="Tabulka1.1">
          <table:table-cell table:style-name="Tabulka1.A1" office:value-type="string">
            <text:p text:style-name="P92">In III. Nocturno</text:p>
            <text:p text:style-name="P15">Léctio sancti Evangélii secúndum Matthǽum.</text:p>
            <text:p text:style-name="P73"><text:span text:style-name="T126">Lectio ix. </text:span><text:span text:style-name="T127">Cap. </text:span><text:span text:style-name="T128">5</text:span></text:p>
            <text:p text:style-name="P298"><text:span text:style-name="T191">I</text:span><text:span text:style-name="T409">n</text:span><text:span text:style-name="T191"> illo témpore: Dixit Jesus discípulis suis: Vos estis sal terræ. Quod si sal evanúerit, in quo saliétur? Et réliqua.</text:span></text:p>
            <text:p text:style-name="P29"/>
            <text:p text:style-name="P16">Homilía sancti Joánnis Chrysóstomi.</text:p>
            <text:p text:style-name="P95">Homilia 15. in Matth.</text:p>
            <text:p text:style-name="P286"><text:span text:style-name="T401">Att</text:span><text:span text:style-name="T493">é</text:span><text:span text:style-name="T401">ndite</text:span> quid díxerit, Vos estis sal terræ: <text:span text:style-name="T694">p</text:span>er quod osténdit, quam necess<text:span text:style-name="T694">á</text:span>rio ista præcípiat. Non enim de vestra, inquit, tantúmmodo vita, sed de univérso orbe vobis rátio reddénda est. Non ad duas quippe urbes, aut decem, aut vigínti, neque ad unam gentem vos mitto, sicut mittébam Prophétas: sed ad omnem terram prorsus ac mare, totúmque mundum, et hunc váriis crimínibus oppréssum.</text:p>
            <text:p text:style-name="P96"/>
          </table:table-cell>
          <table:table-cell table:style-name="Tabulka1.A1" office:value-type="string">
            <text:p text:style-name="P41"/>
            <text:p text:style-name="P41"/>
            <text:p text:style-name="P37"/>
            <text:p text:style-name="P289"><text:span text:style-name="T401">Za</text:span> onoho času řekl Ježíš svým učedníkům: „<text:span text:style-name="T548">Vy jste sůl země. Pokud sůl ztratí chuť, čím bude </text:span><text:span text:style-name="T56">znovu </text:span><text:span text:style-name="T548">osolena</text:span>.“ A další.</text:p>
            <text:p text:style-name="P37"/>
            <text:p text:style-name="P39">Homil<text:span text:style-name="T694">ie</text:span> s<text:span text:style-name="T694">vatého</text:span> J<text:span text:style-name="T694">ana</text:span> <text:span text:style-name="T694">Zlatoústého</text:span>.</text:p>
            <text:p text:style-name="P149">Homili<text:span text:style-name="T694">e</text:span> 15. n<text:span text:style-name="T694">a</text:span> Mat<text:span text:style-name="T694">ouše</text:span>.</text:p>
            <text:p text:style-name="P297"><text:span text:style-name="T412">Dobře</text:span><text:span text:style-name="T182"> </text:span><text:span text:style-name="T187">si všimněte, </text:span><text:span text:style-name="T185">co Pán řekl: „Vy jste sůl země;“ čímž ukázal, jak důležité je </text:span><text:span text:style-name="T187">následující</text:span><text:span text:style-name="T185"> přikázání. Praví </text:span><text:span text:style-name="T209">Apoštolům</text:span><text:span text:style-name="T185">: „</text:span><text:span text:style-name="T187">N</text:span><text:span text:style-name="T185">ejen z</text:span><text:span text:style-name="T187">e</text:span><text:span text:style-name="T185"> </text:span><text:span text:style-name="T187">svého </text:span><text:span text:style-name="T185">vlastního života, ale z celého světa totiž budete skládat účty. Neposílám vás pouze do dvou měst, nebo do deseti či dvaceti, ani </text:span><text:span text:style-name="T187">pouze </text:span><text:span text:style-name="T185">k jednomu národu, jako jsem posílal Proroky, ale </text:span><text:span text:style-name="T186">do</text:span><text:span text:style-name="T185"> cel</text:span><text:span text:style-name="T186">é</text:span><text:span text:style-name="T185"> zem</text:span><text:span text:style-name="T186">ě</text:span><text:span text:style-name="T185">, </text:span><text:span text:style-name="T186">zajisté</text:span><text:span text:style-name="T185"> až k moři, a do celého světa, a ten je utlačován všemožnými hříchy.“</text:span></text:p>
          </table:table-cell>
        </table:table-row>
        <table:table-row table:style-name="Tabulka1.1">
          <table:table-cell table:style-name="Tabulka1.A1" office:value-type="string">
            <text:p text:style-name="P95">Lectio x.</text:p>
            <text:p text:style-name="P287">D<text:span text:style-name="T401">icéndo</text:span> enim, Vos estis sal terræ, osténdit univérsam hóminum infatuátam esse natúram, et peccatórum vi corrúptam: et idcírco illas ab eis virtútes requírit, quæ máxime ad multórum salútem procurándam necessáriæ sunt atque útiles. Nam qui mansuétus est ac modéstus, et miséricors et justus, non intra se tantúmmodo hæc recte facta conclúdit, verum in aliórum quoque utilitátem præcláros hos <text:soft-page-break/>fáciet efflúere fontes.</text:p>
            <text:p text:style-name="P96"/>
          </table:table-cell>
          <table:table-cell table:style-name="Tabulka1.A1" office:value-type="string">
            <text:p text:style-name="P37"/>
            <text:p text:style-name="P294"><text:span text:style-name="T415">Když</text:span><text:span text:style-name="T192"> t</text:span><text:span text:style-name="T200">otiž </text:span><text:span text:style-name="T201">Pán </text:span><text:span text:style-name="T200">řekl „Vy jste sůl země,“ ukázal </text:span><text:span text:style-name="T201">tím</text:span><text:span text:style-name="T200">, že celá lidská přirozenost je oslabená a prohnilá silou hříchů; a proto od nich vyžadoval takové ctnosti, které jsou nejvíce nutné a užitečné pro získání spásy mnohých. Neboť ten, kdo je mírný a skromný, milosrdný a spravedlivý, </text:span><text:span text:style-name="T201">pak neuzavírá tyto spravedlivé skutky </text:span><text:span text:style-name="T204">pouze</text:span><text:span text:style-name="T201"> sám v sobě, nýbrž pro užitek druhých způsobí, aby i v nich vytryskly pře</text:span><text:soft-page-break/><text:span text:style-name="T201">jasné prameny těchto ctností. </text:span></text:p>
          </table:table-cell>
        </table:table-row>
        <table:table-row table:style-name="Tabulka1.1">
          <table:table-cell table:style-name="Tabulka1.A1" office:value-type="string">
            <text:p text:style-name="P95">Lectio xj.</text:p>
            <text:p text:style-name="P287">I<text:span text:style-name="T401">gitur</text:span> qui corde mundo est atque pacíficus, et persecutiónem pro veritáte pátitur, nihilóminus in commúne cómmodum vitam instítuit. Ne ígitur putétis, inquit, ad lévia vos ducéndos esse certámina, neque exiguárum rerum vobis ineúndam esse ratiónem. Vos estis sal terræ. Quid ígitur? Ipsine putrefácta medicáti sunt? Nequáquam: neque enim fíeri potest, ut ea, quæ jam corrúpta sunt, salis perfricatióne reparéntur.</text:p>
            <text:p text:style-name="P96"/>
          </table:table-cell>
          <table:table-cell table:style-name="Tabulka1.A1" office:value-type="string">
            <text:p text:style-name="P37"/>
            <text:p text:style-name="P296"><text:span text:style-name="T416">Tedy</text:span><text:span text:style-name="T180"> t</text:span><text:span text:style-name="T202">en, kdo je čistého srdce a mírumilovný, a trpí pronásledování pro pravdu, přesto si pro společné dobro uspořádá svůj život. „Ne však, abyste si mysleli,“ praví Pán, „že tyto zápasy vás povedou k lehčímu životu, ani že přejdete k lehčím životním zkouškám. Vy jste sůl země. Co to však znamená? Že něčí hniloba má být vyléčena? Nikoliv, ani se nemůže stát, že to, co již je zkaženo, </text:span><text:span text:style-name="T204">by šlo</text:span><text:span text:style-name="T202"> napravit vetřením soli. </text:span></text:p>
          </table:table-cell>
        </table:table-row>
        <table:table-row table:style-name="Tabulka1.1">
          <table:table-cell table:style-name="Tabulka1.A1" office:value-type="string">
            <text:p text:style-name="P95">Lectio xij.</text:p>
            <text:p text:style-name="P298"><text:span text:style-name="T410">Non</text:span><text:span text:style-name="T181"> ergo hoc fecérunt, sed ante renováta, sibíque trádita, atque ab illa jam putrédine liberáta, aspergébant sale, et in ea novitáte conservábant, quam a Dómino suscéperant. Liberáre quippe a putrédine peccatórum, Christi virtútis est: ut autem ad illa íterum non revertántur, Apostolórum curæ est ac labóris.</text:span></text:p>
            <text:p text:style-name="P96"/>
          </table:table-cell>
          <table:table-cell table:style-name="Tabulka1.A1" office:value-type="string">
            <text:p text:style-name="P37"/>
            <text:p text:style-name="P295"><text:span text:style-name="T417">Ani</text:span><text:span text:style-name="T194"> </text:span><text:span text:style-name="T203">to tak Apoštolové nedělali, nýbrž </text:span><text:span text:style-name="T208">duše</text:span><text:span text:style-name="T203">, jež byla obnovena, jim byla předána, a</text:span><text:span text:style-name="T204">ž</text:span><text:span text:style-name="T203"> když již byla zbavena oné hniloby, </text:span><text:span text:style-name="T204">a </text:span><text:span text:style-name="T203">oni ji posypali solí, aby ji zachovali v oné novosti, kterou od Pána získala. Být zbaven hniloby hříchů, to totiž náleží Kristově moci; avšak aby se duše nevrátila zpět k hříchu, to již náleží péči a starosti Apoštolů.</text:span></text:p>
          </table:table-cell>
        </table:table-row>
        <table:table-row table:style-name="Tabulka1.1">
          <table:table-cell table:style-name="Tabulka1.A1" table:number-columns-spanned="2" office:value-type="string">
            <text:p text:style-name="P166"><text:span text:style-name="T177">C</text:span><text:span text:style-name="T178">OMMUNE</text:span><text:span text:style-name="T2"> </text:span></text:p>
            <text:p text:style-name="P156"><text:span text:style-name="T235">C</text:span><text:span text:style-name="T5">onfessoris non</text:span><text:span text:style-name="T3"> </text:span><text:span text:style-name="T212">P</text:span><text:span text:style-name="T5">ontificis</text:span></text:p>
          </table:table-cell>
          <table:covered-table-cell/>
        </table:table-row>
        <table:table-row table:style-name="Tabulka1.1">
          <table:table-cell table:style-name="Tabulka1.A1" office:value-type="string">
            <text:p text:style-name="P224">In I. Nocturno</text:p>
            <text:p text:style-name="P206">De libro Sapiéntiæ.</text:p>
            <text:p text:style-name="P117">Lectio j. <text:span text:style-name="T377">Cap. 4.</text:span></text:p>
            <text:p text:style-name="P316">J<text:span text:style-name="T401">ustus</text:span> si morte præoccupátus fúerit, in refrigério erit. Senéctus enim venerábilis est non diutúrna, neque annórum número computáta: cani autem sunt sensus hóminis, et ætas senectútis vita immaculáta. Placens Deo factus est diléctus, et vivens inter peccatóres translátus est. Raptus est ne malítia mutáret intelléctum ejus, aut ne fíctio decíperet ánimam illíus.</text:p>
            <text:p text:style-name="P316"/>
          </table:table-cell>
          <table:table-cell table:style-name="Tabulka1.A1" office:value-type="string">
            <text:p text:style-name="P46"/>
            <text:p text:style-name="P46"/>
            <text:p text:style-name="P46"/>
            <text:p text:style-name="P339">U<text:span text:style-name="T401">mře-li</text:span> spravedlivý třeba předčasně, dojde odpočinutí. Ctihodné stáří totiž nespočívá v dlouhém věku ani se neměří počtem let. Ty pravé šediny pro člověka je rozumnost a život bez poskvrny je ten pravý dlouhý věk. Protože se líbil Bohu, Bůh jej miloval, a protože žil mezi hříšníky, byl přenesen. Byl vzat, aby špatnost nezměnila jeho smýšlení a lest nesvedla jeho duši. </text:p>
          </table:table-cell>
        </table:table-row>
        <table:table-row table:style-name="Tabulka1.1">
          <table:table-cell table:style-name="Tabulka1.A1" office:value-type="string">
            <text:p text:style-name="P117">Lectio ij.</text:p>
            <text:p text:style-name="P445">F<text:span text:style-name="T401">ascinátio</text:span> enim nugacitátis obscúrat bona, et inconstántia concupiscéntiæ transvértit sensum sine malítia. Consummátus in brevi explévit témpora multa: placita enim erat Deo ánima illius: propter hoc properávit edúcere illum de médio iniquitátum: pópuli autem vidéntes, et non intelligéntes, nec ponéntes in præcórdiis tália: quóniam grátia Dei, et misericórdia est in sanctos ejus, et respéctus in eléctos illíus.</text:p>
            <text:p text:style-name="P187"/>
          </table:table-cell>
          <table:table-cell table:style-name="Tabulka1.A1" office:value-type="string">
            <text:p text:style-name="P61"/>
            <text:p text:style-name="P348"><text:span text:style-name="T401">Neboť</text:span> kouzlo neřesti zastírá dobro a <text:span text:style-name="T527">nestálost</text:span> vášně převrací mysl, <text:span text:style-name="T527">která nezná zlobu</text:span>. Kdo se ukázal dokonalým v krátkosti, dosáhl plnosti dlouhého věku. Jeho duše byla milá Hospodinu, a proto pospíšil vyvést ji z prostředí nepravosti. Lidé tomu přihlíželi, ale nepochopili to, ani si nevzali k srdci, že milost a milosrdenství patří jeho vyvoleným a že ochraňuje své svaté. </text:p>
          </table:table-cell>
        </table:table-row>
        <table:table-row table:style-name="Tabulka1.1">
          <table:table-cell table:style-name="Tabulka1.A1" office:value-type="string">
            <text:p text:style-name="P117">Lectio iij.</text:p>
            <text:p text:style-name="P445"><text:soft-page-break/>C<text:span text:style-name="T401">ondémnat</text:span> autem justus mórtuus vivos ímpios, et juvéntus celérius consum-máta, longam vitam injústi. Vidébunt enim finem sapiéntis, et non intélligent quid cogitáverit de illo Deus, et quare muníeret illum Dóminus, vidébunt et contémnent eum: illos autem Dóminus irridébit.</text:p>
            <text:p text:style-name="P22"/>
          </table:table-cell>
          <table:table-cell table:style-name="Tabulka1.A1" office:value-type="string">
            <text:p text:style-name="P61"/>
            <text:p text:style-name="P348"><text:soft-page-break/><text:span text:style-name="T401">Spravedlivý</text:span> svou smrtí odsuzuje žijící svévolníky, mládí pak, jež došlo rychlého konce, letité stáří nespravedlivého. <text:span text:style-name="T527">Uvidí</text:span> jen skonání moudrého, ale nepochopí, jak o něm Hospodin rozhodl a k čemu ho zachoval. Uvidí to a pohrdnou jím, ale Hospodin se jim vysměje. </text:p>
          </table:table-cell>
        </table:table-row>
        <table:table-row table:style-name="Tabulka1.1">
          <table:table-cell table:style-name="Tabulka1.A1" office:value-type="string">
            <text:p text:style-name="P117">Lectio i<text:span text:style-name="T378">v</text:span>.</text:p>
            <text:p text:style-name="P445">E<text:span text:style-name="T401">t</text:span> erunt post hæc decidéntes sine honóre, et in contumélia inter mórtuos in perpétuum: quóniam disrúmpet illos inflátos sine voce, et commovébit illos a fundaméntis et usque ad suprémum desolabúntur: et erunt geméntes, et memória illórum períbit. Vénient in cogitatióne peccatórum suórum tímidi, et tradúcent illos ex advérso iniquitátes ipsórum.</text:p>
            <text:p text:style-name="P22"/>
          </table:table-cell>
          <table:table-cell table:style-name="Tabulka1.A1" office:value-type="string">
            <text:p text:style-name="P61"/>
            <text:p text:style-name="P355">A budou zneuctěnou mrtvolou, navěky pohrdáni i mezi mrtvými. Neboť on je srazí, <text:span text:style-name="T527">nafoukance</text:span>, že ani nehlesnou, vyvrátí je do základů a až do konce <text:span text:style-name="T527">budou zničeni</text:span>, ocitnou se v mukách a jejich památka zanikne. Při zúčtování svých hříchů přijdou zlomeni strachem a jejich nepravosti je usvědčí tváří v tvář. <text:s/><text:span text:style-name="T528">(</text:span><text:span text:style-name="T37">ČEP, upraveno</text:span><text:span text:style-name="T222">)</text:span></text:p>
          </table:table-cell>
        </table:table-row>
        <table:table-row table:style-name="Tabulka1.1">
          <table:table-cell table:style-name="Tabulka1.A1" office:value-type="string">
            <text:p text:style-name="P225">In <text:span text:style-name="T700">I</text:span>I. Nocturno</text:p>
            <text:p text:style-name="P242">Ex libro Morálium sancti Gregórii Papæ.</text:p>
            <text:p text:style-name="P143">Lib. 10, c. 16. in 12. Job.</text:p>
            <text:p text:style-name="P143">Lectio <text:span text:style-name="T698">v</text:span>.</text:p>
            <text:p text:style-name="P442">D<text:span text:style-name="T401">eridétur</text:span> justi simplícitas. Hujus mundi sapiéntia est, cor machinatiónibus tégere, sensum verbis veláre, quæ falsa sunt, vera osténdere: quæ vera sunt, falsa demonstráre. Hæc nimírum prudéntia usu a juvénibus scitur, hæc a púeris prétio díscitur: hanc qui sciunt, céteros despiciéndo supérbiunt: hanc qui nésciunt, subjécti et tímidi in áliis mirántur: quia ab eis hæc éadem duplicitátis iníquitas nómine palliáta dilígitur, dum mentis pervérsitas urbánitas vocátur.</text:p>
            <text:p text:style-name="P183"/>
          </table:table-cell>
          <table:table-cell table:style-name="Tabulka1.A1" office:value-type="string">
            <text:p text:style-name="P226"><text:span text:style-name="T700">I</text:span>I. Nocturn<text:span text:style-name="T701">us</text:span></text:p>
            <text:p text:style-name="P243"><text:span text:style-name="T701">Z knihy </text:span>Morálií s<text:span text:style-name="T701">vatého</text:span> Ř<text:span text:style-name="T701">ehoře </text:span>Pap<text:span text:style-name="T701">eže</text:span>.</text:p>
            <text:p text:style-name="P150"><text:span text:style-name="T701">Kniha</text:span> 10, <text:span text:style-name="T701">kapitola</text:span> 16. n<text:span text:style-name="T704">a</text:span> 12. <text:span text:style-name="T701">kapitolu </text:span>Job<text:span text:style-name="T701">a</text:span>.</text:p>
            <text:p text:style-name="P150"><text:span text:style-name="T701">5</text:span>. č<text:span text:style-name="T701">tení.</text:span></text:p>
            <text:p text:style-name="P389"><text:span text:style-name="T496">Prostotě</text:span><text:span text:style-name="T702"> spravedlivého se lidé vysmívají. Moudrost tohoto světa je </text:span><text:span text:style-name="T703">taková</text:span><text:span text:style-name="T702">, že srdce skryje za lest, </text:span><text:span text:style-name="T703">pravý </text:span><text:span text:style-name="T702">s</text:span>mysl zakryje slovy, co je <text:span text:style-name="T704">lživé</text:span>, uk<text:span text:style-name="T695">azuj</text:span>e se jako pravda, a co je prav<text:span text:style-name="T704">da</text:span>, vydává se za lež. Víme <text:span text:style-name="T695">totiž</text:span>, že tuto vychytralost využívá <text:span text:style-name="T704">dnešní</text:span> mlád<text:span text:style-name="T704">ež,</text:span> a již od dětství <text:span text:style-name="T695">se učí </text:span>poznáva<text:span text:style-name="T695">t</text:span> její hodnotu: <text:span text:style-name="T696">ti, kteří ji </text:span>znají, pyšně se povyšují nad ostatní, <text:span text:style-name="T695">ovšem ti</text:span>, <text:span text:style-name="T696">kteří ji</text:span> neznají, <text:span text:style-name="T696">ji poníženě a bázlivě obdivují u </text:span><text:span text:style-name="T704">jiný</text:span><text:span text:style-name="T696">ch. Neboť takoví lidé mají zalíbení v této hříšné dvojznačnosti a skrývání pravého významu jmen, a ještě tuto zvrhlost mysli nazývají městskou vytříbeností. </text:span></text:p>
          </table:table-cell>
        </table:table-row>
        <table:table-row table:style-name="Tabulka1.1">
          <table:table-cell table:style-name="Tabulka1.A1" office:value-type="string">
            <text:p text:style-name="P111">Lectio <text:span text:style-name="T698">v</text:span>j. </text:p>
            <text:p text:style-name="P442">H<text:span text:style-name="T401">æc</text:span> sibi obsequéntibus præcipit honórum cúlmina quærere, adépta temporális glóriæ vanitáte gaudére, irrogáta ab áliis mala multiplícius réddere: cum vires súppetunt, nullis resisténtibus cédere: cum virtútis possibílitas deest, quidquid explére per malítiam non valent, hoc in pacífica bonitáte simuláre.</text:p>
            <text:p text:style-name="P18"/>
          </table:table-cell>
          <table:table-cell table:style-name="Tabulka1.A1" office:value-type="string">
            <text:p text:style-name="P55"/>
            <text:p text:style-name="P390"><text:span text:style-name="T401">Tato</text:span> „vytříbenost“ však těm, <text:span text:style-name="T695">kteří</text:span> se jí poddávají, <text:span text:style-name="T695">káže</text:span> vyhledávat nejvyšší pocty, radovat se z marnosti dosažené světské slávy, <text:span text:style-name="T695">a </text:span>mnohonásobně oplá<text:span text:style-name="T695">ce</text:span>t špatnosti utržené od jiných. Když mají dost sil, nic je nezadrží, čeho <text:span text:style-name="T704">p</text:span>ak <text:span text:style-name="T57">t</text:span><text:span text:style-name="T271">ito</text:span><text:span text:style-name="T57"> lidé </text:span>nedokážou dosáhnout <text:span text:style-name="T261">svou špatností</text:span>, toho <text:span text:style-name="T697">se pokusí </text:span>dosáhnou<text:span text:style-name="T697">t</text:span> předstíráním dobrých úmyslů.</text:p>
          </table:table-cell>
        </table:table-row>
        <table:table-row table:style-name="Tabulka1.1">
          <table:table-cell table:style-name="Tabulka1.A1" office:value-type="string">
            <text:p text:style-name="P111">Lectio <text:span text:style-name="T698">v</text:span><text:span text:style-name="T699">i</text:span>j. </text:p>
            <text:p text:style-name="P442"><text:span text:style-name="T401">At</text:span> contra, sapiéntia justórum est: nil per ostensiónem fíngere, sensum verbis aperíre, vera ut sunt dilígere, falsa devitáre; bona gratis exhibére, mala libéntius toleráre quam fácere; nullam injúriæ ultiónem quærere, pro veritáte contuméliam lucrum putáre. Sed hæc justórum simplícitas deridétur; quia ab hujus mundi sapiéntibus puritátis virtus fatúitas créditur.</text:p>
            <text:p text:style-name="P18"><text:soft-page-break/></text:p>
          </table:table-cell>
          <table:table-cell table:style-name="Tabulka1.A1" office:value-type="string">
            <text:p text:style-name="P55"/>
            <text:p text:style-name="P390"><text:span text:style-name="T494">Ale </text:span><text:span text:style-name="T619">naopak, moudrost spravedlivých je: nic nepředstírat, slovy vysvětlovat, co máme na mysli, pilně se snažit, aby </text:span><text:span text:style-name="T620">ta slova </text:span><text:span text:style-name="T619">byla pravdivá, lživým se vyhýbat; dobré skutky konat bez </text:span><text:span text:style-name="T620">nároku</text:span><text:span text:style-name="T619"> na odměnu, špatné raději snášet než konat; trpět příkoří pro pravdu považovat za zisk. Avšak tato prostota spravedlivých je zdrojem výsměchu; neboť moudří tohoto světa považují ctnost čistoty za pošetilost.</text:span></text:p>
          </table:table-cell>
        </table:table-row>
        <table:table-row table:style-name="Tabulka1.1">
          <table:table-cell table:style-name="Tabulka1.A1" office:value-type="string">
            <text:p text:style-name="P111">Lectio <text:span text:style-name="T698">v</text:span><text:span text:style-name="T699">ii</text:span>j. </text:p>
            <text:p text:style-name="P442"><text:span text:style-name="T401">Omne</text:span> enim quod innocénter ágitur, ab eis procul dúbio stultum putátur; et quidquid in ópere véritas ápprobat, carnáli sapiéntiæ fátuum sonat. Quid namque stúltius vidétur mundo, quam mentem verbis osténdere, nil cállida machinatióne simuláre, nullas injúriis contumélias réddere, pro maledicéntibus oráre, paupertátem quærere, posséssa relínquere, rapiénti non resístere, percutiénti álteram maxíllam præbére?</text:p>
            <text:p text:style-name="P18"/>
          </table:table-cell>
          <table:table-cell table:style-name="Tabulka1.A1" office:value-type="string">
            <text:p text:style-name="P55"/>
            <text:p text:style-name="P390"><text:span text:style-name="T401">To</text:span><text:span text:style-name="T495">tiž</text:span> vš<text:span text:style-name="T701">echno, co se děje v nevinnosti, oni bez pochyby považují za hloupé; a cokoliv ve skutcích pravda potvrdí, tělesné moudrosti zní pošetile. Co totiž světu připadá hloupějšího než vyjevovat své myšlenky slovy, nepředstírat nic pomocí vychytralých </text:span><text:span text:style-name="T704">lstí</text:span><text:span text:style-name="T701">, nemstít křivdy potupami, modlit se za ty, kdo nás haní, vyhledávat chudobu, vzdávat se majetků, nevzdorovat lupiči, když nás někdo udeří, nastavit mu druhou tvář? </text:span></text:p>
          </table:table-cell>
        </table:table-row>
        <table:table-row table:style-name="Tabulka1.1">
          <table:table-cell table:style-name="Tabulka1.A1" office:value-type="string">
            <text:p text:style-name="P90">In III. Nocturno</text:p>
            <text:p text:style-name="P34"><text:span text:style-name="T88">Léctio sancti Evangélii </text:span><text:span text:style-name="T89">secúndum </text:span><text:span text:style-name="T90">Lucam</text:span><text:span text:style-name="T88">.</text:span><text:span text:style-name="T134"> </text:span></text:p>
            <text:p text:style-name="P34"><text:span text:style-name="T134">Lectio ix. Cap. </text:span><text:span text:style-name="T135">1</text:span><text:span text:style-name="T136">2</text:span><text:span text:style-name="T134">.</text:span></text:p>
            <text:p text:style-name="P490"><text:span text:style-name="T401">In</text:span> illo témpore: Dixit Jesus discípulis suis: Sint lumbi vestri præcíncti, et lucérnæ ardéntes in mánibus vestris. Et réliqua.</text:p>
            <text:p text:style-name="P5"/>
            <text:p text:style-name="P34"><text:span text:style-name="T372">Homil</text:span><text:span text:style-name="T373">í</text:span><text:span text:style-name="T372">a sancti </text:span><text:span text:style-name="T88">Gregórii Papæ.</text:span></text:p>
            <text:p text:style-name="P135">Homilia 13. in Evangelia.</text:p>
            <text:p text:style-name="P478"><text:span text:style-name="T401">Dóminus</text:span> dicit: Sint lumbi vestri præcíncti. Lumbos enim præcíngimus, cum carnis luxúriam per continéntiam coarctámus. Sed quia minus est, mala non ágere, nisi étiam quisque stúdeat et bonis opéribus insudáre, protínus ádditur: Et lucérnæ ardéntes in mánibus vestris. Lucérnas quippe ardéntes in mánibus tenémus, cum per bona ópera próximis nostris lucis exémpla monstrámus. De quibus profécto opéribus Dóminus dicit: Lúceat lux vestra coram homínibus, ut vídeant ópera vestra bona, et gloríficent Patrem vestrum qui in cælis est. </text:p>
            <text:p text:style-name="P5"/>
          </table:table-cell>
          <table:table-cell table:style-name="Tabulka1.A1" office:value-type="string">
            <text:p text:style-name="P51"/>
            <text:p text:style-name="P51"/>
            <text:p text:style-name="P51"/>
            <text:p text:style-name="P391"><text:span text:style-name="T401">Za</text:span> onoho času, řekl Ježíš svým učedníkům: nechť jsou bedra vaše přepásána a lampy hoří ve vašich ruk<text:span text:style-name="T705">ou</text:span>. A ostatní.</text:p>
            <text:p text:style-name="P51"/>
            <text:p text:style-name="P51"/>
            <text:p text:style-name="P51"/>
            <text:p text:style-name="P536"><text:span text:style-name="T401">Pán</text:span> praví: „Nechť jsou vaše bedra přepásána.“ Bedra si totiž přepásáme, když zdrženlivostí chceme krotit rozmary těla. Ale protože nestačí, když jen neděláme zlé věci, <text:span text:style-name="T705">d</text:span>okud se každý nesnažíme zapotit i při konání dobrých skutků, hned Pán dodává: „a lampy ať hoří ve vašich ruk<text:span text:style-name="T705">ou</text:span>.“ Zapálené lampy máme v ruk<text:span text:style-name="T705">ou</text:span>, když dobrými skutky <text:span text:style-name="T705">přinášíme</text:span> svým bližním příklady světla. O těchto skutcích Pán říká: „Ať svítí vaše světlo před lidmi, aby viděli vaše dobré skutky, a oslavovali vašeho Otce, který je v nebesích“. </text:p>
          </table:table-cell>
        </table:table-row>
        <table:table-row table:style-name="Tabulka1.1">
          <table:table-cell table:style-name="Tabulka1.A1" office:value-type="string">
            <text:p text:style-name="P107">Lectio x. </text:p>
            <text:p text:style-name="P480"><text:span text:style-name="T401">Duo</text:span> autem sunt, quæ jubéntur, et lumbos restríngere, et lucérnas tenére: ut et mundítia sit castitátis in córpore, et lumen veritátis in operatióne. Redemptóri étenim nostro unum sine áltero placére nequáquam potest: si aut is qui bona agit, adhuc luxúriæ inquinaménta non déserit: aut is qui castitáte præéminet, necdum se per bona ópera exércet. </text:p>
            <text:p text:style-name="P5"/>
          </table:table-cell>
          <table:table-cell table:style-name="Tabulka1.A1" office:value-type="string">
            <text:p text:style-name="P51"/>
            <text:p text:style-name="P540"><text:span text:style-name="T401">Jsou</text:span> zde totiž dva příkazy, přepásat bedra a držet lampy, aby čistota cudnosti vládla v těle a světlo pravdy ve skutcích. <text:span text:style-name="T705">N</text:span>ašemu Spasiteli se nemůžeme líbit bez jednoho ani bez druhého. T<text:span text:style-name="T705">edy</text:span> ani když někdo koná dobré skutky, ale nečisté svody těla neopustí, ani když vyniká v čistotě, avšak necvičí se v dobrých skutcích. </text:p>
          </table:table-cell>
        </table:table-row>
        <table:table-row table:style-name="Tabulka1.1">
          <table:table-cell table:style-name="Tabulka1.A1" office:value-type="string">
            <text:p text:style-name="P107">Lectio xj.</text:p>
            <text:p text:style-name="P490"><text:span text:style-name="T401">Nec</text:span> cástitas ergo magna est sine bono ópere, nec opus bonum est áliquod sine castitáte. Sed et si utrúmque ágitur, restat, ut quisquis ille est, spe ad supérnam pátriam tendat, et nequáquam se a vítiis pro mundi hujus honestáte contíneat; sed totam spem in Redemptóris sui advéntum constítuat, un<text:soft-page-break/>de et prótinus súbditur: Et vos símiles homínibus exspectántibus dóminum suum, quando revertátur a núptiis: ut cum vénerit et pulsáverit, conféstim apériant ei. <text:s/></text:p>
            <text:p text:style-name="P5"/>
          </table:table-cell>
          <table:table-cell table:style-name="Tabulka1.A1" office:value-type="string">
            <text:p text:style-name="P51"/>
            <text:p text:style-name="P538"><text:span text:style-name="T401">Tedy</text:span> čistota není příliš významná bez dobrých skutků, ani dobré skutky nejsou nic bez čistoty. <text:s/>Avšak i když je v pořádku oboje, zbývá, pokud je někdo takový, aby svou naději směřoval k věčné vlasti a nikdy se nezdržoval špatných skutků pouze pro uznání tohoto světa, ale veškerou svou naději <text:soft-page-break/>vložil v příchod svého Spasitele. Proto <text:span text:style-name="T705">Pán hned</text:span> dodává: „A vy buďte podobni lidem čekajícím na svého pána, až se vrátí ze svatby a zabuší na dveře, abyste mu <text:span text:style-name="T705">i</text:span>hned otevřeli“. <text:s/></text:p>
          </table:table-cell>
        </table:table-row>
        <table:table-row table:style-name="Tabulka1.1">
          <table:table-cell table:style-name="Tabulka1.A1" office:value-type="string">
            <text:p text:style-name="P107">Lectio xij.</text:p>
            <text:p text:style-name="P487"><text:span text:style-name="T401">Venit</text:span> quippe Dóminus, cum ad judícium próperat: pulsat vero, cum jam per ægritúdinis moléstias esse mortem vicínam desígnat. Cui conféstim apérimus, si hunc cum amóre suscípimus. Aperíre enim júdici pulsánti non vult, qui exíre de córpore trépidat: et vidére eum, quem contempsísse se méminit, júdicem fórmidat. Qui autem de sua spe et operatióne secúrus est, pulsánti conféstim áperit, quia lætus júdicem sústinet. Et cum tempus propínquæ mortis advénerit, de glória retributiónis hilaréscit.</text:p>
            <text:p text:style-name="P5"/>
          </table:table-cell>
          <table:table-cell table:style-name="Tabulka1.A1" office:value-type="string">
            <text:p text:style-name="P51"/>
            <text:p text:style-name="P418"><text:span text:style-name="T401">Pán</text:span> totiž přijde, až bude pospíchat k soudu. Zatluče pak na dveře tím, <text:span text:style-name="T376">že</text:span> zdravotními potížemi bude <text:span text:style-name="T376">po</text:span>ukazovat <text:span text:style-name="T376">na </text:span>blí<text:span text:style-name="T705">zkou</text:span><text:span text:style-name="T376"> </text:span>smrt. <text:span text:style-name="T705">Ih</text:span>ned mu otevřeme tím, že jej s láskou přijmeme. Otevřít soudci, který tluče na dveře, nechce <text:span text:style-name="T705">pouze </text:span>ten, kdo se bojí vyjít z těla. A <text:span text:style-name="T376">takový člověk se děsí </text:span>pohledu na <text:span text:style-name="T376">toho</text:span><text:span text:style-name="T705">to</text:span> soudce, <text:span text:style-name="T705">o němž</text:span><text:span text:style-name="T376"> si</text:span> pamatuje, že jej <text:span text:style-name="T705">již</text:span><text:span text:style-name="T376"> </text:span>zavrhl. Kdo si však je jistý svými skutky a nadějí, <text:span text:style-name="T376">ten </text:span>soudci, který tluče na dveře, <text:span text:style-name="T705">i</text:span>hned otevře, neboť jej rád uvidí. A když se blíží čas smrti, <text:span text:style-name="T376">už se </text:span><text:span text:style-name="T706">s radostí </text:span>těší na slavnou odměnu. </text:p>
          </table:table-cell>
        </table:table-row>
        <table:table-row table:style-name="Tabulka1.1">
          <table:table-cell table:style-name="Tabulka1.A1" table:number-columns-spanned="2" office:value-type="string">
            <text:p text:style-name="P245">Aliæ Lectiones</text:p>
            <text:p text:style-name="P173">pro Confessore non Pont.</text:p>
          </table:table-cell>
          <table:covered-table-cell/>
        </table:table-row>
        <table:table-row table:style-name="Tabulka1.1">
          <table:table-cell table:style-name="Tabulka1.A1" office:value-type="string">
            <text:p text:style-name="P201">In I. Nocturno</text:p>
            <text:p text:style-name="P208">De libro Ecclesiástici.</text:p>
            <text:p text:style-name="P119">Lectio j. <text:span text:style-name="T377">Cap. 31.</text:span></text:p>
            <text:p text:style-name="P318">B<text:span text:style-name="T401">eátus</text:span> vir, qui invéntus est sine mácula: et qui post aurum non ábiit, nec sperávit in pecúnia, et thesáuris. Quis est hic, et laudábimus eum? fecit enim mirabília in vita sua. Qui probátus est in illo, et perféctus est, erit illi glória ætérna: qui pótuit transgrédi, et non est transgréssus: fácere mala, et non fecit: ídeo stabilíta sunt bona illíus in Dómino, et eleemósynas illíus enarrábit omnis Ecclésia sanctórum.</text:p>
            <text:p text:style-name="P318"/>
          </table:table-cell>
          <table:table-cell table:style-name="Tabulka1.A1" office:value-type="string">
            <text:p text:style-name="P48"/>
            <text:p text:style-name="P48"/>
            <text:p text:style-name="P48"/>
            <text:p text:style-name="P380"><text:span text:style-name="T401">Blaze</text:span> <text:span text:style-name="T558">muži</text:span>, který <text:span text:style-name="T558">shledán byl </text:span>bez <text:span text:style-name="T558">poskvrny </text:span>a za zlatem se nepachtí. Kdo je takový? Abychom ho chválili! Neboť <text:span text:style-name="T559">podivuhodné věci </text:span>činil v<text:span text:style-name="T559">e</text:span> svém životě. Kdo obstál v pokušení a zůstal neporušený? Bude to jeho <text:span text:style-name="T559">slávou na věky</text:span>. Kdo se mohl dopouštět přestupků, ale nedopustil se jich, kdo mohl činit zlé, ale neučinil to? Jeho štěstí je zajištěno <text:span text:style-name="T560">v Pánu</text:span> a o jeho milosrdných činech bude vypravovat <text:span text:style-name="T560">celé </text:span>shromáždění <text:span text:style-name="T560">svatých</text:span>. <text:span text:style-name="T561">(</text:span><text:span text:style-name="T44">ČEP</text:span><text:span text:style-name="T45">, </text:span><text:span text:style-name="T46">značně </text:span><text:span text:style-name="T47">upraveno</text:span><text:span text:style-name="T561">)</text:span></text:p>
          </table:table-cell>
        </table:table-row>
        <table:table-row table:style-name="Tabulka1.1">
          <table:table-cell table:style-name="Tabulka1.A1" office:value-type="string">
            <text:p text:style-name="P120">Lectio ij. <text:span text:style-name="T562">Cap. 32.</text:span></text:p>
            <text:p text:style-name="P446">Q<text:span text:style-name="T401">ui</text:span> timet Dóminum, excípiet doctrínam ejus: et qui vigiláverint ad illum, invénient benedictiónem. Qui quærit legem, replébitur ab ea: et qui insidióse agit, scandalizábitur in ea. Qui timent Dóminum, invénient judícium justum, et justítias quasi lumen accéndent.</text:p>
            <text:p text:style-name="P446"/>
          </table:table-cell>
          <table:table-cell table:style-name="Tabulka1.A1" office:value-type="string">
            <text:p text:style-name="P62"/>
            <text:p text:style-name="P393"><text:span text:style-name="T401">Kdo</text:span> se bojí Pána, přijme jeho učení, a kdo ho pilně hledají, najdou požehnání. Kdo dbá zákona, bude jím naplněn, ale pokrytci bude kamenem úrazu. Bohabojní najdou, co je zajisté podle práva, a spravedlivé výroky rozsvítí jako světlo. </text:p>
          </table:table-cell>
        </table:table-row>
        <table:table-row table:style-name="Tabulka1.1">
          <table:table-cell table:style-name="Tabulka1.A1" office:value-type="string">
            <text:p text:style-name="P120">Lectio iij. Cap. 32. et 33.</text:p>
            <text:p text:style-name="P446">Q<text:span text:style-name="T401">ui</text:span> credit Deo, atténdit mandátis: et qui confídit in illo, non minorábitur. Timénti Dóminum non occúrrent mala, sed in tentatióne Deus illum conservábít, et liberábit a malis. Sápiens non odit mandáta et justítias, et non illidétur quasi in procélla navis. Homo sensátus credit legi Dei, et lex illi fidélis.</text:p>
            <text:p text:style-name="P446"/>
          </table:table-cell>
          <table:table-cell table:style-name="Tabulka1.A1" office:value-type="string">
            <text:p text:style-name="P62"/>
            <text:p text:style-name="P385"><text:span text:style-name="T432">Kdo</text:span><text:span text:style-name="T563"> věří Bohu, zachovává </text:span><text:span text:style-name="T48">jeho</text:span><text:span text:style-name="T563"> přikázání, a kdo v něho doufá, nebude zahanben. Toho, kdo se bojí Pána, nepotká neštěstí, a v pokušení zachová ho Bůh a zbaví ho zlého. Moudrý nemá v nenávisti zákona, a nebude ztroskotán jako loď v bouři. Člověk rozumný je věrný zákonu Božímu, a zákon je věrný jemu. </text:span></text:p>
          </table:table-cell>
        </table:table-row>
        <text:soft-page-break/>
        <table:table-row table:style-name="Tabulka1.1">
          <table:table-cell table:style-name="Tabulka1.A1" office:value-type="string">
            <text:p text:style-name="P121">Lectio i<text:span text:style-name="T546">v</text:span>. <text:span text:style-name="T562">Cap. 34.</text:span></text:p>
            <text:p text:style-name="P447">S<text:span text:style-name="T401">píritus</text:span> timéntium Deum quæritur, et, in respectu illíus benedicétur. Spes enim illorum in salvántem illos, et óculi Dei in diligéntes se. Qui timet Dóminum nihil trepidábit, et non pavébit: quóniam ipse est spes ejus. Timéntis Dóminum beáta est ánima ejus. Ad quem réspicit, et quis est fortitúdo ejus? Oculi Dómini super timéntes eum.</text:p>
            <text:p text:style-name="P447"/>
          </table:table-cell>
          <table:table-cell table:style-name="Tabulka1.A1" office:value-type="string">
            <text:p text:style-name="P62"/>
            <text:p text:style-name="P386"><text:span text:style-name="T432">Duch</text:span><text:span text:style-name="T563"> těch, kdo se bojí Boha, bude chráněn, a pod jeho pohledem bude požehnán. Neboť jejich naděje se opírá o toho, který je vysvobozuje, a oči Boží hledí na ty, </text:span><text:span text:style-name="T707">kteří</text:span><text:span text:style-name="T563"> jej milují. Kdo se bojí Pána, tomu netřeba se strachovat, ani děsit se, neboť on je jeho naděje. Duše toho, kdo se bojí Pána, je blahoslavená. Na koho upírá oči a kdo je jeho opora? Oči Páně hledí na ty, kteří se ho bojí. (</text:span><text:span text:style-name="T45">Hejčl, </text:span><text:span text:style-name="T47">upraveno</text:span><text:span text:style-name="T561">) </text:span></text:p>
          </table:table-cell>
        </table:table-row>
        <table:table-row table:style-name="Tabulka1.1">
          <table:table-cell table:style-name="Tabulka1.A1" office:value-type="string">
            <text:p text:style-name="P273">In III<text:span text:style-name="T708">. Nocturno</text:span></text:p>
            <text:p text:style-name="P36"><text:span text:style-name="T88">Léctio sancti Evangélii </text:span><text:span text:style-name="T89">secúndum </text:span><text:span text:style-name="T91">Lucam</text:span><text:span text:style-name="T88">.</text:span><text:span text:style-name="T134"> </text:span></text:p>
            <text:p text:style-name="P36"><text:span text:style-name="T134">Lectio ix. Cap. </text:span><text:span text:style-name="T137">1</text:span><text:span text:style-name="T136">2</text:span><text:span text:style-name="T134">.</text:span></text:p>
            <text:p text:style-name="P492">I<text:span text:style-name="T401">n</text:span> illo témpore: Dixit Jesus discípulis suis: Nolíte timére pusíllus grex, quia complácuit Patri vestro dare vobis regnum. Et réliqua.</text:p>
            <text:p text:style-name="P7"/>
            <text:p text:style-name="P36"><text:span text:style-name="T372">Homil</text:span><text:span text:style-name="T373">í</text:span><text:span text:style-name="T372">a </text:span><text:span text:style-name="T88">venerábilis Bedæ Presbyteri.</text:span></text:p>
            <text:p text:style-name="P137">Lib. 4. c. 54. in Luc. 12.</text:p>
            <text:p text:style-name="P482">P<text:span text:style-name="T401">usíllum</text:span> gregem electórum, vel ob comparatiónem majóris númeri reprobórum, vel pótius ob humilitátis devotiónem nóminat: quia vidélicet Ecclésiam suam quantálibet numerositáte jam dilatátam‚ tamen usque ad finem mundi humilitáte vult créscere, et ad promíssum regnum humilitáte perveníre.</text:p>
            <text:p text:style-name="P7"/>
          </table:table-cell>
          <table:table-cell table:style-name="Tabulka1.A1" office:value-type="string">
            <text:p text:style-name="P54"/>
            <text:p text:style-name="P54"/>
            <text:p text:style-name="P54"/>
            <text:p text:style-name="P433"><text:span text:style-name="T497">Za</text:span><text:span text:style-name="T535"> onoho času </text:span><text:span text:style-name="T536">řekl Ježíš učedníkům svým</text:span><text:span text:style-name="T537">: „</text:span><text:span text:style-name="T538">Nebojte se, maličké stádce, neboť zalíbilo se vašemu Otci dáti vám království</text:span><text:span text:style-name="T536">.“</text:span><text:span text:style-name="T539"> </text:span><text:span text:style-name="T533">A ostatní.</text:span></text:p>
            <text:p text:style-name="P54"/>
            <text:p text:style-name="P54"/>
            <text:p text:style-name="P54"/>
            <text:p text:style-name="P537"><text:span text:style-name="T499">Maličké</text:span><text:span text:style-name="T709"> stádce vyvolených. Pán je takto nazývá buďto ve srovnání s velkým počtem zavržených, nebo spíše pro oddanost jejich pokory. Pán totiž chce, aby jeho Církev, ať už se rozroste do jakkoliv velkého počtu, v pokoře rostla až na konec světa, a došla tím, také v pokoře, ke slíbenému </text:span><text:span text:style-name="T58">nebeskému </text:span><text:span text:style-name="T226">království.</text:span></text:p>
          </table:table-cell>
        </table:table-row>
        <table:table-row table:style-name="Tabulka1.1">
          <table:table-cell table:style-name="Tabulka1.A1" office:value-type="string">
            <text:p text:style-name="P109">Lectio x.</text:p>
            <text:p text:style-name="P483">I<text:span text:style-name="T401">deóque</text:span> ejus labóres blande consolátus‚ quam regnum Dei tantum quærere præcipit, eídem regnum a Patre dandum complácita benignitáte promíttit. Véndite quæ possidétis, et date eleemósynam. Nolíte‚ inquit‚ timére, ne propter regnum Dei militántibus, hujus vitæ necessária desint: quin étiam posséssa propter eleemósynam véndite.</text:p>
            <text:p text:style-name="P7"/>
          </table:table-cell>
          <table:table-cell table:style-name="Tabulka1.A1" office:value-type="string">
            <text:p text:style-name="P54"/>
            <text:p text:style-name="P541"><text:span text:style-name="T500">Proto</text:span><text:span text:style-name="T710"> ji chlácholí a utěšuje v jejích obtížích, neboť jí přikázal hledati pouze království Boží, a s milostivou laskavostí slibuje, že jí ono království dá </text:span><text:span text:style-name="T59">nebeský </text:span><text:span text:style-name="T710">Otec. „Prodejte, co je vaše, a dávejte almužnu. Nebojte se,“ praví </text:span><text:span text:style-name="T60">Pán</text:span><text:span text:style-name="T710">, „že těm, kdo bojují pro království Boží, by se mohlo nedostávat věcí nutných pro tento život.“ Proč byste jinak měli prodávat, co máte, a dávat to v almužny?</text:span></text:p>
          </table:table-cell>
        </table:table-row>
        <table:table-row table:style-name="Tabulka1.1">
          <table:table-cell table:style-name="Tabulka1.A1" office:value-type="string">
            <text:p text:style-name="P109">Lectio xj.</text:p>
            <text:p text:style-name="P492">Q<text:span text:style-name="T401">uod</text:span> tunc digne fit, quando quis semel pro Dómino suis ómnibus spretis, nihilóminus post hæc labóre mánuum, unde et victum transígere, et eleemósynam dare queat, operátur. Unde gloriátur Apóstolus, dicens: Argéntum, aut aurum, aut vestem nullíus concupívi: ipsi scitis, quóniam ad ea quæ mihi opus erant, et his qui mecum sunt, ministravérunt manus istæ. Omnia osténdi vobis, quóniam sic laborántes opórtet suscípere infírmos.</text:p>
            <text:p text:style-name="P7"/>
          </table:table-cell>
          <table:table-cell table:style-name="Tabulka1.A1" office:value-type="string">
            <text:p text:style-name="P54"/>
            <text:p text:style-name="P539"><text:span text:style-name="T501">Patří</text:span><text:span text:style-name="T711"> se tedy, aby </text:span>když <text:span text:style-name="T712">už </text:span>někdo jednou pro Pána pohrdne vším, co má, <text:span text:style-name="T711">že </text:span><text:span text:style-name="T713">pak </text:span><text:span text:style-name="T711">z této práce vlastních rukou </text:span><text:span text:style-name="T714">nicméně </text:span><text:span text:style-name="T711">pochází nejen jeho obživa, ale i almužny, které pak může dávat. Proto se chlubí Apoštol a praví: „Stříbra, zlata ani šatu od nikoho jsem nežádal, </text:span>jak sami víte, neboť pro potřeby moje <text:span text:style-name="T714">i</text:span> mých průvodců sloužily tyto mé ruce. Ve všem jsem <text:span text:style-name="T715">v</text:span>ás poučil, jak se máme takto prací ujímati slabých.“</text:p>
          </table:table-cell>
        </table:table-row>
        <table:table-row table:style-name="Tabulka1.1">
          <table:table-cell table:style-name="Tabulka1.A1" office:value-type="string">
            <text:p text:style-name="P109">Lectio xij.</text:p>
            <text:p text:style-name="P489">F<text:span text:style-name="T401">ácite</text:span> vobis sácculos, qui non veteráscunt: eleemósynas vidélicet operándo, quarum merces in ætérnum máneat. Ubi non hoc præcéptum esse pu<text:soft-page-break/>tándum est, ut nil pecúniæ reservétur a sanctis, vel suis scílicet‚ vel páuperum úsibus suggeréndæ: cum et ipse Dóminus, cui ministrábant Angeli, tamen ad informándam Ecclésiam suam lóculos habuísse legátur, et a fidélibus obláta consérvans, et suórum necessitátibus, aliísque indigéntibus tríbuens, sed ne Deo propter ista serviátur, et ob inópiæ timórem justítia deserátur.</text:p>
            <text:p text:style-name="P7"/>
          </table:table-cell>
          <table:table-cell table:style-name="Tabulka1.A1" office:value-type="string">
            <text:p text:style-name="P54"/>
            <text:p text:style-name="P419"><text:span text:style-name="T401">Opatřte</text:span> si měšce, které se nerozpadnou, totiž tím, že budete dávat almužny, a odměna za ně zůstane navěky.<text:span text:style-name="T716"> Nesmíme si nicméně myslet, že ten</text:span><text:soft-page-break/><text:span text:style-name="T716">to příkaz znamená, že nic z těchto peněz není vyhrazeno svatým, ať už přímo jim, nebo na pomoc chudým. Vždyť </text:span><text:span text:style-name="T61">Apoštol Jan píše, že i </text:span><text:span text:style-name="T716">sám Pán, jemuž sloužili Andělé, měl na výdaje při budování Církve měšec, ve kterém se shromažďovaly dary věřících, a poté </text:span><text:span text:style-name="T62">peníze </text:span><text:span text:style-name="T716">rozděloval buď pro potřeby vlastní, nebo ostatních lidí v nouzi. Bohu však nesmíme sloužit pouze pro tyto peníze, ani nelze pro strach z chudoby opustit spravedlnost.</text:span></text:p>
          </table:table-cell>
        </table:table-row>
        <table:table-row table:style-name="Tabulka1.1">
          <table:table-cell table:style-name="Tabulka1.A1" office:value-type="string">
            <text:p text:style-name="P259">In III. Nocturno</text:p>
            <text:p text:style-name="P200"><text:span text:style-name="T72">Léctio sancti Evangélii </text:span><text:span text:style-name="T73">secúndum Matthæum</text:span><text:span text:style-name="T72">.</text:span><text:span text:style-name="T106"> </text:span></text:p>
            <text:p text:style-name="P200"><text:span text:style-name="T106">Lectio ix. Cap. </text:span><text:span text:style-name="T107">1</text:span><text:span text:style-name="T116">1</text:span><text:span text:style-name="T106">.</text:span></text:p>
            <text:p text:style-name="P502">I<text:span text:style-name="T401">n</text:span> illo témpore: Respóndens Jesus dixit: Confíteor tibi, Pater, Dómine cœli et terræ, quia abscondísti hæc a sapiéntibus et prudéntibus, et revelásti ea párvulis. Et réliqua.</text:p>
            <text:p text:style-name="P3"/>
            <text:p text:style-name="P200"><text:span text:style-name="T148">Homilía sancti </text:span><text:span text:style-name="T152">Augustíni Epíscopi</text:span><text:span text:style-name="T72">.</text:span></text:p>
            <text:p text:style-name="P176">Serm. 10. de <text:span text:style-name="T28">v</text:span>erbis Domini.</text:p>
            <text:p text:style-name="P504">V<text:span text:style-name="T401">eníte</text:span> ad me, omnes qui laborátis. Quare enim omnes laborámus, nisi quia sumus hómines mortáles, frágiles, infírmi, lútea vasa portántes, quæ fáciunt invícem angústias? Sed, si angustiántur vasa carnis, dilaténtur spátia caritátis. Quid ergo dicit, Veníte ad me, omnes qui laborátis, nisi ut non laborétis? Dénique promíssio ejus in promptu est; quóniam laborántes vocávit, quærent forte qua mercéde vocáti sunt. Et ego vos, ínquit, refíciam. </text:p>
            <text:p text:style-name="P3"/>
          </table:table-cell>
          <table:table-cell table:style-name="Tabulka1.A1" office:value-type="string">
            <text:p text:style-name="P197"/>
            <text:p text:style-name="P197"/>
            <text:p text:style-name="P197"/>
            <text:p text:style-name="P527"><text:span text:style-name="T419">Za</text:span><text:span text:style-name="T158"> onoho času, </text:span><text:span text:style-name="T174">odpovídaje Ježíš řekl</text:span><text:span text:style-name="T175">: „</text:span><text:span text:style-name="T174">Blahořečím ti, Otče, Pane nebe a země, že jsi skryl tyto věci před moudrými a zkušenými, a odhalil je maličkým</text:span><text:span text:style-name="T176">.“</text:span><text:span text:style-name="T160"> </text:span><text:span text:style-name="T158">A ostatní.</text:span></text:p>
            <text:p text:style-name="P197"/>
            <text:p text:style-name="P197"/>
            <text:p text:style-name="P197"/>
            <text:p text:style-name="P530"><text:span text:style-name="T502">Pojďte</text:span> ke mně všichni, kdo se lopotíte. Proč však se všichni lopotíme, ne-li proto, že jsme lidé smrtelní, křehcí, nepevní, kteří nosí hliněné nádoby, jež nás navzájem <text:span text:style-name="T717">utlačují</text:span>? Pokud nás však ut<text:span text:style-name="T717">isk</text:span>uje nádoba těla, <text:span text:style-name="T717">osvobodí</text:span> nás hojnost lásky. <text:span text:style-name="T717">Proč</text:span> tedy Pán říká: „<text:span text:style-name="T718">Pojďte</text:span> ke mně všichni, kdo se lopotíte,“ ne-li <text:span text:style-name="T718">proto, </text:span>abychom se nelopotili? Jeho příslib je tedy jasný. <text:span text:style-name="T719">V</text:span>olá <text:span text:style-name="T719">totiž </text:span>ty, kdo se lopotí. Možná se budou ptát, co za to dostanou. „A já vás občerstvím,“ <text:span text:style-name="T718">odpovídá</text:span>.</text:p>
          </table:table-cell>
        </table:table-row>
        <table:table-row table:style-name="Tabulka1.1">
          <table:table-cell table:style-name="Tabulka1.A1" office:value-type="string">
            <text:p text:style-name="P178">Lectio x.</text:p>
            <text:p text:style-name="P505">T<text:span text:style-name="T401">óllite</text:span> jugum meum super vos, et díscite a me, non mundum fabricáre, non cuncta visibília et invisibília creáre, non in ipso mundo mirabília fácere et mórtuos suscitáre; sed, Quóniam mitis sum et húmilis corde. Magnus esse vis? a mínimo íncipe. Cógitas magnam fábricam constrúere celsitúdinis? de fundaménto prius cógita humilitátis.</text:p>
            <text:p text:style-name="P3"/>
          </table:table-cell>
          <table:table-cell table:style-name="Tabulka1.A1" office:value-type="string">
            <text:p text:style-name="P197"/>
            <text:p text:style-name="P534"><text:span text:style-name="T503">Vezměte</text:span><text:span text:style-name="T720"> na sebe mé jho a učte se ode mne, ne stvořit svět, ani tvořit všechno viditelné i neviditelné, ani v samotném světě činit zázraky a křísit mrtvé, ale „neboť jsem tichý a pokorný srdcem.“ Chceš být veliký? Začni od toho, že </text:span><text:span text:style-name="T721">budeš</text:span><text:span text:style-name="T720"> nejmenší.</text:span> <text:span text:style-name="T722">Chceš postavit velkolepou a vznešenou budovu? Začni zcela od základu, tedy pokory.</text:span></text:p>
          </table:table-cell>
        </table:table-row>
        <table:table-row table:style-name="Tabulka1.1">
          <table:table-cell table:style-name="Tabulka1.A1" office:value-type="string">
            <text:p text:style-name="P178">Lectio xj.</text:p>
            <text:p text:style-name="P527"><text:span text:style-name="T72">E</text:span><text:span text:style-name="T427">t</text:span><text:span text:style-name="T72"> quantam quisque vult et dispónit superimpónere molem ædíficii, quanto erit majus ædifícium, tanto áltius fodit fundaméntum. Et fábrica quidem cum constrúitur, in supérna consúrgit; qui autem fodit fundaméntum, ad ima deprímitur. Ergo et fábrica ante celsitúdinem </text:span><text:span text:style-name="T85">humiliátur</text:span><text:span text:style-name="T72">, et fastígium post humiliatiónem erígitur.</text:span></text:p>
            <text:p text:style-name="P3"/>
          </table:table-cell>
          <table:table-cell table:style-name="Tabulka1.A1" office:value-type="string">
            <text:p text:style-name="P197"/>
            <text:p text:style-name="P531">A čím mohutnější budovu zamýšlí kdo vystavět, čím v<text:span text:style-name="T719">yš</text:span>ší má být stavení, tím hlubší musí vykopat základy. A když už se budova staví, stoupá do výše. Když se však kopou základy, sestupuje se do hloubi. I stavba se tedy před vztyčením do výše nejdříve pokoří a její vrchol se může <text:span text:style-name="T718">vz</text:span>tyčit až po řádném ponížení.</text:p>
          </table:table-cell>
        </table:table-row>
        <table:table-row table:style-name="Tabulka1.1">
          <table:table-cell table:style-name="Tabulka1.A1" office:value-type="string">
            <text:p text:style-name="P178">Lectio xij.</text:p>
            <text:p text:style-name="P506">Q<text:span text:style-name="T504">u</text:span><text:span text:style-name="T401">od </text:span>est fastígium construéndæ fábricæ quam molímur? <text:span text:style-name="T723">Q</text:span>u<text:span text:style-name="T723">o</text:span> perventúrum est cacúmen ædifí<text:soft-page-break/>cii? Cit<text:span text:style-name="T723">o</text:span> dico, <text:span text:style-name="T723">us</text:span>que ad conspéctum Dei. <text:s/>Vidétis <text:span text:style-name="T723">quam </text:span>excél<text:span text:style-name="T723">s</text:span>um est, quanta res est <text:span text:style-name="T723">conspícere Deum. </text:span>Qui desíderat, <text:span text:style-name="T723">et</text:span> quod dico, <text:span text:style-name="T723">et</text:span> quod audit, intélligit. <text:span text:style-name="T723">Promíttitur nobis </text:span>con<text:span text:style-name="T723">s</text:span>péctus Dei, veri Dei, <text:span text:style-name="T723">summi Dei.</text:span> Hoc enim bonum est, <text:span text:style-name="T723">vidéntem</text:span> vidére.</text:p>
            <text:p text:style-name="P3"/>
          </table:table-cell>
          <table:table-cell table:style-name="Tabulka1.A1" office:value-type="string">
            <text:p text:style-name="P197"/>
            <text:p text:style-name="P535"><text:span text:style-name="T401">Co</text:span><text:span text:style-name="T505">pak</text:span> je <text:span text:style-name="T724">střechou</text:span> <text:span text:style-name="T724">budovy</text:span>, na <text:span text:style-name="T724">jej</text:span>íž <text:span text:style-name="T724">stavbě </text:span>se lopotíme? <text:span text:style-name="T725">Kam až dojde samotný vrchol toho sta</text:span><text:soft-page-break/><text:span text:style-name="T725">vení? Rychle odpovídám, až před tvář Boží. Vidíte, jak vysoká je </text:span><text:span text:style-name="T63">ta budova</text:span><text:span text:style-name="T725">, také jak nesmírná věc je patřit na Boha. Kdo chce, slyší, a chápe, co říkám. Je nám slíben pohled na Boha, pravého Boha, nejvyššího Boha. To je totiž dobré, když i my uvidíme toho, který na nás </text:span><text:span text:style-name="T64">vždy </text:span><text:span text:style-name="T725">patří.</text:span></text:p>
          </table:table-cell>
        </table:table-row>
        <table:table-row table:style-name="Tabulka1.1">
          <table:table-cell table:style-name="Tabulka1.A1" office:value-type="string">
            <text:p text:style-name="P121"/>
          </table:table-cell>
          <table:table-cell table:style-name="Tabulka1.A1" office:value-type="string">
            <text:p text:style-name="P62"/>
          </table:table-cell>
        </table:table-row>
        <table:table-row table:style-name="Tabulka1.1">
          <table:table-cell table:style-name="Tabulka1.A1" table:number-columns-spanned="2" office:value-type="string">
            <text:p text:style-name="P247">Aliæ Lectiones</text:p>
            <text:p text:style-name="P179"><text:span text:style-name="T557">P</text:span><text:span text:style-name="T2">ro</text:span> <text:span text:style-name="T557">A</text:span><text:span text:style-name="T19">bbatibus</text:span><text:span text:style-name="T2">.</text:span></text:p>
          </table:table-cell>
          <table:covered-table-cell/>
        </table:table-row>
        <table:table-row table:style-name="Tabulka1.1">
          <table:table-cell table:style-name="Tabulka1.A1" office:value-type="string">
            <text:p text:style-name="P216">In I. Nocturno</text:p>
            <text:p text:style-name="P209">De libro Ecclesiástici.</text:p>
            <text:p text:style-name="P122">Lectio j. <text:span text:style-name="T383">Cap. 44.</text:span></text:p>
            <text:p text:style-name="P319"><text:span text:style-name="T529">L</text:span><text:span text:style-name="T401">audémus</text:span> viros gloriósos, et paréntes nostros in generatióne sua. Multam glóriam fecit Dóminus magnificéntia sua a sæculo. Dominántes in potestátibus suís, hómines magni virtúte, et prudéntia sua præditi, nuntiántes in Prophétis dignitátem Prophetárum, et imperántes in præsénti pópulo, et virtúte prudéntiæ pópulis sanctíssima verba.</text:p>
            <text:p text:style-name="P319"/>
          </table:table-cell>
          <table:table-cell table:style-name="Tabulka1.A1" office:value-type="string">
            <text:p text:style-name="P218"><text:s/></text:p>
            <text:p text:style-name="P267"/>
            <text:p text:style-name="P267"/>
            <text:p text:style-name="P543"><text:span text:style-name="T420">C</text:span><text:span text:style-name="T401">hvalme</text:span> slavné muže, <text:span text:style-name="T530">své </text:span>otce<text:span text:style-name="T530"> ze </text:span>všech <text:s/>pokolení. Mnohou slávu vyjevil Hospodin <text:span text:style-name="T530">ve své vznešenosti od věků</text:span>. Panovali ve svých královstvích, <text:span text:style-name="T38">byli to </text:span>muži proslulí svou mocí; <text:span text:style-name="T530">věhlasní svou moudrostí, Proroctvími dokazovali důstojnost Proroků</text:span>. <text:span text:style-name="T530">A vládli lidu svému ctností své moudrosti i přesvatými slovy</text:span>. </text:p>
          </table:table-cell>
        </table:table-row>
        <table:table-row table:style-name="Tabulka1.1">
          <table:table-cell table:style-name="Tabulka1.A1" office:value-type="string">
            <text:p text:style-name="P122">Lectio ij.</text:p>
            <text:p text:style-name="P448">I<text:span text:style-name="T401">n</text:span> perítia sua requiréntes modos músicos, et narrántes cármina scripturárum. Hómines dívites in virtúte, pulchritúdinis stúdium habéntes: pacificántes in dómibus suis. Omnes isti in generatiónibus gentis suæ glóriam adépti sunt, et in diébus suis habéntur in láudibus.</text:p>
            <text:p text:style-name="P188"/>
          </table:table-cell>
          <table:table-cell table:style-name="Tabulka1.A1" office:value-type="string">
            <text:p text:style-name="P270"/>
            <text:p text:style-name="P545"><text:span text:style-name="T422">Byli</text:span><text:span text:style-name="T530"> natolik zkušení, že v</text:span>ymýšleli nápěvy písní a psali výpravné básně. Byli to muži bohatí <text:span text:style-name="T530">ctnostmi</text:span>, <text:span text:style-name="T530">milovali krásu </text:span><text:span text:style-name="T38">a umění</text:span>, <text:span text:style-name="T530">a</text:span> pokojně žili ve svých příbytcích. Ti všichni <text:span text:style-name="T530">dosáhli slávy </text:span>u svých současníků a za svého života byli předmětem <text:span text:style-name="T530">mnohé chvály</text:span>. <text:s/></text:p>
          </table:table-cell>
        </table:table-row>
        <table:table-row table:style-name="Tabulka1.1">
          <table:table-cell table:style-name="Tabulka1.A1" office:value-type="string">
            <text:p text:style-name="P122">Lectio iij.</text:p>
            <text:p text:style-name="P448">Q<text:span text:style-name="T420">ui</text:span> de illis nati sunt, reliquérunt nomen narrándi laudes eórum: et sunt quorum non est memória: periérunt quasi qui non fúerint: et nati sunt, quasi non nati, et fílii ipsórum cum ipsis. Sed illi viri misericórdiæ sunt, quorum pietátes non defuérunt: cum sémine eórum pérmanent bona.</text:p>
            <text:p text:style-name="P23"/>
          </table:table-cell>
          <table:table-cell table:style-name="Tabulka1.A1" office:value-type="string">
            <text:p text:style-name="P270"/>
            <text:p text:style-name="P547"><text:span text:style-name="T401">Někteří</text:span> z nich se narodili a zanechali po sobě jméno, které hlásá jejich chválu. Po jiných není ani památky; zemřeli a jako by nikdy nebyli, žili a jako by nikdy nežili, stejně tak jejich děti. Avšak jsou to muži milosrdenství, kteří konali zbožné <text:span text:style-name="T730">věci</text:span>. S jejich potomstvem navždy zůstane i jejich dobro. </text:p>
          </table:table-cell>
        </table:table-row>
        <table:table-row table:style-name="Tabulka1.1">
          <table:table-cell table:style-name="Tabulka1.A1" office:value-type="string">
            <text:p text:style-name="P122">Lectio i<text:span text:style-name="T378">v</text:span>. </text:p>
            <text:p text:style-name="P448">H<text:span text:style-name="T401">æréditas</text:span> sancta nepótes eórum, et in testaméntis stetit semen eórum: et fílii eórum propter illos usque in ætérnum manent: semen eórum et glória eórum non derelinquétur. Córpora ipsórum in pace sepúlta sunt, et nomen eórum vivit in generatiónem et generatiónem. Sapiéntiam ipsórum narrent pópuli, et laudem eórum núntiet Ecclésia.</text:p>
            <text:p text:style-name="P23"/>
          </table:table-cell>
          <table:table-cell table:style-name="Tabulka1.A1" office:value-type="string">
            <text:p text:style-name="P270"/>
            <text:p text:style-name="P548"><text:span text:style-name="T421">Svaté</text:span><text:span text:style-name="T531"> dědictví je jejich příbuzenstvo a podle smlouvy bude žíti jejich potomstvo. Synové jejich díky nim zůstanou až navěky, jejich potomstvo ani sláva nebudou vyhlazeny. Jejich těla byla v pokoji pohřbena, ale jejich jméno žije v dalších pokoleních. Lidé si budou vypravovat o jejich moudrosti a chválu jejich bude opěvovat Církev. </text:span><text:s/></text:p>
            <text:p text:style-name="P269"><text:span text:style-name="T386">(</text:span><text:span text:style-name="T34">ČEP, </text:span><text:span text:style-name="T39">hodně </text:span><text:span text:style-name="T35">upraveno</text:span><text:span text:style-name="T221">)</text:span></text:p>
          </table:table-cell>
        </table:table-row>
        <table:table-row table:style-name="Tabulka1.1">
          <table:table-cell table:style-name="Tabulka1.A1" office:value-type="string">
            <text:p text:style-name="P94">In III. Nocturno</text:p>
            <text:p text:style-name="P262">Léctio sancti Evangélii secúndum Matthæum.</text:p>
            <text:p text:style-name="P272"><text:span text:style-name="T118">Lectio ix. </text:span><text:span text:style-name="T119">Cap. 19</text:span></text:p>
            <text:p text:style-name="P304"><text:soft-page-break/><text:span text:style-name="T401">In</text:span> illo témpore: Dixit Petrus ad Jesum: Ecce nos relíquimus ómnia, et secúti sumus te: quid ergo erit nobis? Et réliqua.</text:p>
            <text:p text:style-name="P265"/>
            <text:p text:style-name="P263">Homilía sancti Hierónymi Presbyteri.</text:p>
            <text:p text:style-name="P272"><text:span text:style-name="T118">Lib. 3. in Matth. Cap.19</text:span><text:span text:style-name="T126">.</text:span></text:p>
            <text:p text:style-name="P305"><text:span text:style-name="T401">Grandis</text:span> fidúcia! Petrus piscátor erat, dives non fúerat, cíbos manu et arte quærébat: et tamen lóquitur confidénter, Relíquimus ómnia. Et quia non súfficit tantum relínquere, jun<text:span text:style-name="T726">­</text:span>git quod perféctum est: Et secúti sumus te. Fécimus quod jussísti: quid ígitur nobis dabis præmii? </text:p>
            <text:p text:style-name="P180"/>
          </table:table-cell>
          <table:table-cell table:style-name="Tabulka1.A1" office:value-type="string">
            <text:p text:style-name="P266"/>
            <text:p text:style-name="P266"/>
            <text:p text:style-name="P266"/>
            <text:p text:style-name="P307"><text:soft-page-break/><text:span text:style-name="T401">Za</text:span> onoho času řekl Petr Ježíšovi: Hle, zanechali jsme všeho a následovali tě. Co tedy budeme mít? A další.</text:p>
            <text:p text:style-name="P266"/>
            <text:p text:style-name="P266"/>
            <text:p text:style-name="P266"/>
            <text:p text:style-name="P308"><text:span text:style-name="T506">J</text:span><text:span text:style-name="T401">ak</text:span> veliká to víra! Petr byl rybář, nebyl bohatý, pokrm získával prací svých rukou. A přece s důvěrou říká: „Opustili jsme vše.“ A protože nestačí jen vše opustit, dodává ještě správně: „A následovali tě. Udělali jsme, co jsi přikázal. Jakou nám tedy dáš odměnu?“</text:p>
          </table:table-cell>
        </table:table-row>
        <table:table-row table:style-name="Tabulka1.1">
          <table:table-cell table:style-name="Tabulka1.A1" office:value-type="string">
            <text:p text:style-name="P181">Lectio x.</text:p>
            <text:p text:style-name="P309"><text:span text:style-name="T403">Jesus</text:span><text:span text:style-name="T153"> autem dixit illis: Amen dico vobis, quod vos, qui secúti estis me, in regeneratióne, cum séderit Fílius hóminis in sede majestátis suæ, sedébitis et vos super sedes duódecim, judicántes duódecim tribus Isra</text:span><text:span text:style-name="T180">ë</text:span><text:span text:style-name="T153">l. Non dixit, Qui reliquistis ómnia: hoc enim et Crates fecit philósophus, et multi álii divítias contempsérunt: sed, Qui secúti estis me: quod proprium Apostolórum est, atque credéntium. </text:span></text:p>
            <text:p text:style-name="P180"/>
          </table:table-cell>
          <table:table-cell table:style-name="Tabulka1.A1" office:value-type="string">
            <text:p text:style-name="P266"/>
            <text:p text:style-name="P301"><text:span text:style-name="T507">Ježíš</text:span><text:span text:style-name="T727"> jim však řekl: „Amen pravím vám, že vy, kdo jste mě následovali, až bude vše obnoveno, až se Syn člověka posadí na trůn své slávy, budete také sedět na dvanácti stolicích a budete soudit dvanáct kmenů i</text:span><text:span text:style-name="T728">s</text:span><text:span text:style-name="T727">raelských.“ Neřekl „Vy, </text:span><text:span text:style-name="T273">kteří</text:span><text:span text:style-name="T727"> jste opustili vše,“ neboť to řekl i filosof Kratés, a bohatstvím pohrdali i mnozí jiní, ale řekl „Vy, </text:span><text:span text:style-name="T273">kteří</text:span><text:span text:style-name="T727"> jste mě následovali,“ což je přístup vlastní </text:span><text:span text:style-name="T728">A</text:span><text:span text:style-name="T727">poštolům i všem věřícím. </text:span></text:p>
          </table:table-cell>
        </table:table-row>
        <table:table-row table:style-name="Tabulka1.1">
          <table:table-cell table:style-name="Tabulka1.A1" office:value-type="string">
            <text:p text:style-name="P181">Lectio xj.</text:p>
            <text:p text:style-name="P309"><text:span text:style-name="T403">In</text:span><text:span text:style-name="T153"> regeneratióne, cum séderit Fílius hóminis in sede majestátis suæ (quando et mórtui de corruptióne resúrgent incorrúpti), sedébitis et vos in sóliis judicántium, condemnántes duódecim tribus Isra</text:span><text:span text:style-name="T180">ë</text:span><text:span text:style-name="T153">l, quia vobis credéntibus, illi crédere noluérunt. Et omnis qui relínquerit domum, vel fratres, aut soróres, aut patrem, aut matrem, aut uxórem, aut fílios, aut agros propter nomen meum, céntuplum accípiet, et vitam æternam possidébit.</text:span></text:p>
            <text:p text:style-name="P180"/>
          </table:table-cell>
          <table:table-cell table:style-name="Tabulka1.A1" office:value-type="string">
            <text:p text:style-name="P266"/>
            <text:p text:style-name="P307"><text:span text:style-name="T401">Až</text:span> bude vše obnoveno, až se Syn člověka posadí na trůn své slávy (až i mrtví z porušitelnosti neporušeni vstanou), budete i vy sedět na soudních stolicích a odsoudíte dvanáct kmenů i<text:span text:style-name="T729">s</text:span>raelských, neboť zatímco vy jste uvěřili, oni uvěřit nechtěli. A každý, kdo opustil dům, nebo bratry, nebo sestry, nebo otce, nebo matku, nebo manželku, nebo děti či pole pro mé jméno, stonásob dostane a bude mít život věčný.</text:p>
          </table:table-cell>
        </table:table-row>
        <table:table-row table:style-name="Tabulka1.1">
          <table:table-cell table:style-name="Tabulka1.A1" office:value-type="string">
            <text:p text:style-name="P181">Lectio xij.</text:p>
            <text:p text:style-name="P306"><text:span text:style-name="T401">Locus</text:span> iste cum illa senténtia cóngruit, in qua Salvátor lóquitur: Non veni pacem míttere, sed gládium. Veni enim separáre hóminem a patre suo, et matrem a fília, et nurum a socru: et inimíci hóminis doméstici ejus. Qui ergo propter fidem Christi, et prædicatiónem Evangélii, omnes afféctus contémpserint, atque divítias et sæculi voluptátes: isti céntuplum recípient, et vitam ætérnam possidébunt.</text:p>
            <text:p text:style-name="P180"/>
          </table:table-cell>
          <table:table-cell table:style-name="Tabulka1.A1" office:value-type="string">
            <text:p text:style-name="P266"/>
            <text:p text:style-name="P310"><text:span text:style-name="T418">T</text:span><text:span text:style-name="T406">o</text:span><text:span text:style-name="T180"> místo odpovídá větě, kterou pronesl Spasitel: „Nepřišel jsem přinést mír, ale meč. Přišel jsem postavit syna proti jeho otci, dceru proti matce, snachu proti </text:span><text:span text:style-name="T205">tchyni.</text:span><text:span text:style-name="T180"> A nepřítelem člověka bude jeho vlastní rodina.“ Tedy každý, kdo pro víru v Krista a hlásání </text:span><text:span text:style-name="T205">E</text:span><text:span text:style-name="T180">vangelia pohrdne všemi city a spolu s nimi i bohatstvím a potěšením světa, stonásob dostane a bude mít život věčný. </text:span></text:p>
          </table:table-cell>
        </table:table-row>
        <table:table-row table:style-name="Tabulka1.1">
          <table:table-cell table:style-name="Tabulka1.A1" office:value-type="string">
            <text:p text:style-name="P122"/>
          </table:table-cell>
          <table:table-cell table:style-name="Tabulka1.A1" office:value-type="string">
            <text:p text:style-name="P63"/>
          </table:table-cell>
        </table:table-row>
        <table:table-row table:style-name="Tabulka1.1">
          <table:table-cell table:style-name="Tabulka1.A1" office:value-type="string">
            <text:p text:style-name="P251">In III. Nocturno</text:p>
            <text:p text:style-name="P81"><text:span text:style-name="T72">Léctio sancti Evangélii secúndum Matthǽum.</text:span><text:span text:style-name="T106"> </text:span></text:p>
            <text:p text:style-name="P104">Lectio ix. Cap. 19.</text:p>
            <text:p text:style-name="P467"><text:soft-page-break/><text:span text:style-name="T508">In</text:span> illo témpore: Dixit Petrus ad Jesum: Ecce nos relíquimus ómnia, et secúti sumus te: quid ergo erit nobis? Et réliqua.</text:p>
            <text:p text:style-name="P12"/>
            <text:p text:style-name="P81"><text:span text:style-name="T148">Homilía venerábilis Bedæ Presbýteri</text:span><text:span text:style-name="T72">.</text:span></text:p>
            <text:p text:style-name="P138">Homil. in Natali S. Ben.</text:p>
            <text:p text:style-name="P469"><text:span text:style-name="T508">Perféctus</text:span> ille est, qui ábiens véndit ómnia quæ habet, et dat paupéribus, ac véniens séquitur Christum; habébit enim thesáurum non deficiéntem in cœlis. Unde bene, interrogánte Petro, dixit tálibus Jesus: Amen dico vobis, quod vos qui secúti estis me, in regeneratióne, cum séderit Fílius hóminis in sede majestátis suæ, sedébitis et vos super sedes duódecim, judicántes duódecim tribus Israël.</text:p>
            <text:p text:style-name="P12"/>
          </table:table-cell>
          <table:table-cell table:style-name="Tabulka1.A1" office:value-type="string">
            <text:p text:style-name="P67"/>
            <text:p text:style-name="P67"/>
            <text:p text:style-name="P67"/>
            <text:p text:style-name="P290"><text:soft-page-break/><text:span text:style-name="T508">Za</text:span> onoho času řekl Petr Ježíšovi: Hle, opustili jsme vše a následujeme tebe. Co tedy bude s námi? A ostatní.</text:p>
            <text:p text:style-name="P28"/>
            <text:p text:style-name="P28"/>
            <text:p text:style-name="P28"/>
            <text:p text:style-name="P311"><text:span text:style-name="T510">D</text:span><text:span text:style-name="T509">okonalý</text:span><text:span text:style-name="T331"> je ten, kdo na odchodu prodá vše, co má, a rozdá chudým, pak </text:span><text:span text:style-name="T336">přijde</text:span><text:span text:style-name="T331"> a následuje Krista. Bude totiž mít nepomíjející poklad v nebi. Proto zcela správně říká Ježíš toto, když se ptá Petra: „Amen pravím vám, že vy, kteří mě následujete, na oplátku, až bude Syn člověka sedět na </text:span><text:span text:style-name="T256">trůnu</text:span><text:span text:style-name="T331"> své vznešenosti, budete i vy sedět na dvanácti </text:span><text:span text:style-name="T256">trůnech</text:span><text:span text:style-name="T331"> a soudit dvanáct kmenů Israele.“ </text:span></text:p>
          </table:table-cell>
        </table:table-row>
        <table:table-row table:style-name="Tabulka1.1">
          <table:table-cell table:style-name="Tabulka1.A1" office:value-type="string">
            <text:p text:style-name="P130">Lectio x.</text:p>
            <text:p text:style-name="P284"><text:span text:style-name="T508">In</text:span> hac quippe vita pro ejus nómine laborántes, in ália præmium speráre dócuit, id est, in regeneratióne; cum vidélicet in vitam immortálem fuérimus resurgéndo regeneráti, qui in vitam cadúcam mortáliter erámus géniti. Et justa prorsus retribútio, ut, qui hic pro Christo humánæ glóriam celsitúdinis neglexérunt, illic a Christo júdices glorificáti singuláriter cum eo assídeant qui a sequéndis ejus vestígiis nulla ratióne póterant avélli.</text:p>
            <text:p text:style-name="P131"/>
          </table:table-cell>
          <table:table-cell table:style-name="Tabulka1.A1" office:value-type="string">
            <text:p text:style-name="P40"/>
            <text:p text:style-name="P312"><text:span text:style-name="T511">Pán</text:span><text:span text:style-name="T341"> nás učí, že v tomto životě sice trpíme pro jeho jméno, v tom dalším však můžeme doufat v odměnu, t</text:span><text:span text:style-name="T256">otiž</text:span><text:span text:style-name="T341"> ve znovuzrození. </text:span><text:span text:style-name="T256">Tehdy</text:span><text:span text:style-name="T341"> </text:span><text:span text:style-name="T256">tedy</text:span><text:span text:style-name="T341"> budeme vzkříšením </text:span><text:span text:style-name="T256">opět</text:span><text:span text:style-name="T341"> zrozeni v nesmrtelný život, my, </text:span><text:span text:style-name="T256">kteří</text:span><text:span text:style-name="T341"> jsme se narodili v život smrtelný a porušitelný. Je to tedy spravedlivá odměna, </text:span><text:span text:style-name="T342">aby ti</text:span><text:span text:style-name="T341">, </text:span><text:span text:style-name="T342">kteří zde</text:span><text:span text:style-name="T341"> pro Krista pohrdli vznešeností lidské slávy, pak </text:span><text:span text:style-name="T342">v nebi byli</text:span><text:span text:style-name="T341"> Kristem oslaveni jako soudci, a</text:span><text:span text:style-name="T342"> </text:span><text:span text:style-name="T341">jedinečným způsobem </text:span><text:span text:style-name="T342">s ním</text:span><text:span text:style-name="T341"> zased</text:span><text:span text:style-name="T342">li</text:span><text:span text:style-name="T341"> ti, </text:span><text:span text:style-name="T342">které</text:span><text:span text:style-name="T341"> žádným způsobem nebylo možné odradit od následování jeho kroků.</text:span></text:p>
          </table:table-cell>
        </table:table-row>
        <table:table-row table:style-name="Tabulka1.1">
          <table:table-cell table:style-name="Tabulka1.A1" office:value-type="string">
            <text:p text:style-name="P130">Lectio xj.</text:p>
            <text:p text:style-name="P284"><text:span text:style-name="T508">Nemo</text:span> autem putet duódecim tantum Apóstolos, quia pro Juda prævaricánte Matthias eléctus est, tunc esse judicatúros: sicut nec duódecim solæ sunt tribus Israël judicándæ: alióquin tribus Levi, quæ tertiadécima est, injudicáta recédet. Et Paulus, qui tertiusdécimus est Apóstolus, judicándi sorte privábitur? cum ipse dicat: Nescítis quóniam ángelos judicábimus, quanto magis sæculária?</text:p>
            <text:p text:style-name="P131"/>
          </table:table-cell>
          <table:table-cell table:style-name="Tabulka1.A1" office:value-type="string">
            <text:p text:style-name="P40"/>
            <text:p text:style-name="P290"><text:span text:style-name="T508">Ovšem</text:span> nemysleme si, že pouze dvanáctero <text:span text:style-name="T731">A</text:span>poštolů (neboť za zrádce Jidáše byl zvolen Matěj) bude v onen čas soudit, tak jako ani nebudou soudit <text:span text:style-name="T731">pouze </text:span>dvanáct kmenů israelských. V tom případě by totiž kmen Leviho, který je třináctý, zůstal nesouzen. A Pavel, který je třináctým <text:span text:style-name="T731">A</text:span>poštolem, byl by ú<text:span text:style-name="T732">dě</text:span>l<text:span text:style-name="T274">u</text:span> soudce zbaven? I když sám říká: „Nevíte že budeme soudit anděly, čí<text:span text:style-name="T733">m</text:span> spíše bytosti pozemské?“</text:p>
          </table:table-cell>
        </table:table-row>
        <table:table-row table:style-name="Tabulka1.1">
          <table:table-cell table:style-name="Tabulka1.A1" office:value-type="string">
            <text:p text:style-name="P130">Lectio xij.</text:p>
            <text:p text:style-name="P284"><text:span text:style-name="T508">Sciéndum</text:span> namque est, omnes, qui ad exémplum Apostolórum, sua reliquérunt ómnia et secúti sunt Christum, júdices cum eo ventúros, sicut étiam omne mortálium genus esse judicándum. Quia enim duodenário sæpe número solet in Scriptúris univérsitas designári, per duódecim sedes Apostolórum ómnium numerósitas judicántium, et, per duódecim tribus Israël, univérsitas eórum qui judicándi sunt, osténditur.</text:p>
            <text:p text:style-name="P284"/>
          </table:table-cell>
          <table:table-cell table:style-name="Tabulka1.A1" office:value-type="string">
            <text:p text:style-name="P40"/>
            <text:p text:style-name="P290"><text:span text:style-name="T512">M</text:span><text:span text:style-name="T508">usíme</text:span> tedy vědět, že všichni, <text:span text:style-name="T731">kteří</text:span> podle příkladu <text:span text:style-name="T731">A</text:span>poštolů opustili vše, co mají, a následovali Krista, se stanou soudci spolu s ním, stejně jako všechno smrtelné pokolení bude souzeno. Neboť číslo dvanáct se v Písmu často používá pro označení veškerenstva. Dvanácti stolicemi <text:span text:style-name="T731">A</text:span>poštolskými míní se veškerý počet soudců, a dvanácti kmeny israelskými míní se veškeré lidstvo, které bude souzeno. </text:p>
          </table:table-cell>
        </table:table-row>
        <table:table-row table:style-name="Tabulka1.1">
          <table:table-cell table:style-name="Tabulka1.A1" office:value-type="string">
            <text:p text:style-name="P130"/>
            <text:p text:style-name="P130"/>
          </table:table-cell>
          <table:table-cell table:style-name="Tabulka1.A1" office:value-type="string">
            <text:p text:style-name="P40"/>
          </table:table-cell>
        </table:table-row>
        <text:soft-page-break/>
        <table:table-row table:style-name="Tabulka1.1">
          <table:table-cell table:style-name="Tabulka1.A1" table:number-columns-spanned="2" office:value-type="string">
            <text:p text:style-name="P253"><text:span text:style-name="T131">C</text:span><text:span text:style-name="T13">o</text:span><text:span text:style-name="T14">mmune</text:span></text:p>
            <text:p text:style-name="P255"><text:span text:style-name="T132">V</text:span><text:span text:style-name="T14">irginum</text:span><text:span text:style-name="T12">.</text:span></text:p>
          </table:table-cell>
          <table:covered-table-cell/>
        </table:table-row>
        <table:table-row table:style-name="Tabulka1.1">
          <table:table-cell table:style-name="Tabulka1.A1" office:value-type="string">
            <text:p text:style-name="P220">In I. Nocturno</text:p>
            <text:p text:style-name="P210">De Epístola prima beáti Pauli Apóstoli</text:p>
            <text:p text:style-name="P210">ad Corínthios.</text:p>
            <text:p text:style-name="P124">Lectio j. <text:span text:style-name="T377">Cap. 7.</text:span></text:p>
            <text:p text:style-name="P320">D<text:span text:style-name="T401">e</text:span> virgínibus præcéptum Dómini non hábeo: consílium autem do, tamquam misericórdiam consecútus a Dómino, ut sim fidélis. Exístimo ergo hoc bonum esse propter instántem necessitátem, quóniam bonum est hómini sic esse. Alligátus es uxóri? noli quærere solutiónem. Solútus es ab uxóre? noli quærere uxórem. Si autem accéperis uxórem: non peccásti. Et si núpserit virgo, non peccávit: tribulatiónem tamen carnis habébunt hujúsmodi. Ego autem vobis parco.</text:p>
            <text:p text:style-name="P321"/>
          </table:table-cell>
          <table:table-cell table:style-name="Tabulka1.A1" office:value-type="string">
            <text:p text:style-name="P50"/>
            <text:p text:style-name="P50"/>
            <text:p text:style-name="P50"/>
            <text:p text:style-name="P50"/>
            <text:p text:style-name="P516"><text:span text:style-name="T312">O pannách však nemám příkaz od Pána, ale radu dávám jako člověk, jemuž se dostalo od Pána milosrdenství, abych byl spoleh</text:span><text:span text:style-name="T313">­</text:span><text:span text:style-name="T312">livý rádce. Podle mého mínění je tedy dobré pro nynější utrpení, ano dobré pro člověka, aby zůstal tak, </text:span><text:span text:style-name="T360">jak je</text:span><text:span text:style-name="T312">. Jsi vázán k manželce? Nehledej rozloučení! Jsi bez manželky? Nehledej manželku! Oženíš-li se však, nehřešíš; a vdá-li se panna, </text:span><text:span text:style-name="T313">také </text:span><text:span text:style-name="T312">nehřeší. Avšak takoví </text:span><text:span text:style-name="T313">lidé </text:span><text:span text:style-name="T312">budou míti tělesné útrapy. </text:span><text:span text:style-name="T245">A </text:span><text:span text:style-name="T246">t</text:span><text:span text:style-name="T312">ěch já vás šetřím. </text:span></text:p>
          </table:table-cell>
        </table:table-row>
        <table:table-row table:style-name="Tabulka1.1">
          <table:table-cell table:style-name="Tabulka1.A1" office:value-type="string">
            <text:p text:style-name="P124">Lectio ij.</text:p>
            <text:p text:style-name="P452">H<text:span text:style-name="T401">oc</text:span> ítaque dico, fratres: Tempus breve est: réliquum est, ut et qui habent uxóres, tamquam non habéntes sint: et qui flent, tamquam non flentes: et qui gaudent, tamquam non gaudéntes: et qui emunt, tamquam non possidéntes: et qui utúntur hoc mundo, tamquam non utántur: præterit enim figúra hujus mundi.</text:p>
            <text:p text:style-name="P190"/>
          </table:table-cell>
          <table:table-cell table:style-name="Tabulka1.A1" office:value-type="string">
            <text:p text:style-name="P68"/>
            <text:p text:style-name="P517"><text:span text:style-name="T445">Pravím</text:span><text:span text:style-name="T314"> však toto: Bratří, čas je krátký! Proto </text:span><text:span text:style-name="T361">ať žijí</text:span><text:span text:style-name="T314"> také ti, </text:span><text:span text:style-name="T247">k</text:span><text:span text:style-name="T246">teří </text:span><text:span text:style-name="T314">mají manželky, jako by je neměli; a ti, </text:span><text:span text:style-name="T247">k</text:span><text:span text:style-name="T246">teří </text:span><text:span text:style-name="T314">pláč</text:span><text:span text:style-name="T313">ou</text:span><text:span text:style-name="T314">, jako by neplakali; a </text:span><text:span text:style-name="T247">t</text:span><text:span text:style-name="T246">i, kteří </text:span><text:span text:style-name="T314">se radují, jako by se neradovali; a </text:span><text:span text:style-name="T313">ti, kteří</text:span><text:span text:style-name="T314"> kupují, jako by nic neměli; a </text:span><text:span text:style-name="T313">ti, kteří</text:span><text:span text:style-name="T314"> užívají tohoto světa, jako by neužívali, neboť tvářnost tohoto světa pom</text:span><text:span text:style-name="T313">ine</text:span><text:span text:style-name="T314">. </text:span></text:p>
          </table:table-cell>
        </table:table-row>
        <table:table-row table:style-name="Tabulka1.1">
          <table:table-cell table:style-name="Tabulka1.A1" office:value-type="string">
            <text:p text:style-name="P124">Lectio iij.</text:p>
            <text:p text:style-name="P452">V<text:span text:style-name="T401">olo</text:span> autem vos sine sollicitúdine esse. Qui sine uxóre est, sollícitus est quæ Dómini sunt, quómodo pláceat Deo. Qui autem cum uxóre est, sollícitus est quæ sunt mundi, quómodo placeat uxóri, et divísus est. Et mulier innúpta, et virgo cógitat quæ Dómini sunt, ut sit sancta córpore, et spíritu. Quæ autem nupta est, cógitat quæ sunt mundi, quómodo placeat viro. Porro hoc ad utilitátem vestram dico: non ut láqueum vobis injíciam, sed ad id, quod honéstum est, et quod facultátem præbeat sine impediménto Dóminum obsecrándi. </text:p>
            <text:p text:style-name="P25"/>
          </table:table-cell>
          <table:table-cell table:style-name="Tabulka1.A1" office:value-type="string">
            <text:p text:style-name="P68"/>
            <text:p text:style-name="P518"><text:span text:style-name="T445">Přeji</text:span><text:span text:style-name="T314"> si však, abyste byli bez starosti. Kdo není ženat, stará se o věci Páně, jak by se zalíbil Pánu. Kdo však se oženil, stará se o věci světské, jak by se zalíbil ženě, a je rozdělen. A neprovdaná žena </text:span><text:span text:style-name="T247">a</text:span><text:span text:style-name="T314"> panna myslí na věci Páně, aby byla svatá tělem i duchem; provdaná však myslí na věci světské, jak by se zalíbila muži. To pak pravím k vašemu pro</text:span><text:span text:style-name="T313">­</text:span><text:span text:style-name="T314">spěchu, ne abych na vás hodil osidlo, nýbrž </text:span><text:span text:style-name="T257">v</text:span><text:span text:style-name="T258">ás chci přivést</text:span><text:span text:style-name="T314"> k tomu, co je vznešené a co by </text:span><text:span text:style-name="T360">vám </text:span><text:span text:style-name="T314">dalo svobodu bez překážky sloužit Pánu. </text:span></text:p>
          </table:table-cell>
        </table:table-row>
        <table:table-row table:style-name="Tabulka1.1">
          <table:table-cell table:style-name="Tabulka1.A1" office:value-type="string">
            <text:p text:style-name="P124">Lectio i<text:span text:style-name="T378">v</text:span>.</text:p>
            <text:p text:style-name="P452">S<text:span text:style-name="T401">i</text:span> quis autem turpem se vidéri exístimat super vírgine sua, quod sit superadúlta, et ita opórtet fíeri: quod vult fáciat: non peccat, si nubat. Nam qui státuit in corde suo firmus, non habens necessitátem, potestátem autem habens suae voluntátis, et hoc judicávit in corde suo, serváre vírginem suam, bene facit. Igitur et qui matrimónio jungit vírginem suam, bene facit: et qui non jungit, mélius facit.</text:p>
            <text:p text:style-name="P25"/>
          </table:table-cell>
          <table:table-cell table:style-name="Tabulka1.A1" office:value-type="string">
            <text:p text:style-name="P68"/>
            <text:p text:style-name="P518"><text:span text:style-name="T308">D</text:span><text:span text:style-name="T446">omnívá-li</text:span><text:span text:style-name="T308"> se však někdo, že by měl hanbu kvůli své neprovdané dceři, </text:span><text:span text:style-name="T248">n</text:span><text:span text:style-name="T246">eboť je</text:span><text:span text:style-name="T308"> </text:span><text:span text:style-name="T248">p</text:span><text:span text:style-name="T246">říliš stará</text:span><text:span text:style-name="T308">, </text:span><text:span text:style-name="T248">i </text:span><text:span text:style-name="T308">tak </text:span><text:span text:style-name="T313">se může </text:span><text:span text:style-name="T308">stát; ať učiní podle své vůle; nehřeší, </text:span><text:span text:style-name="T313">pokud ji pro</text:span><text:span text:style-name="T308">vdá. Ale kdo stojí v</text:span><text:span text:style-name="T313">e</text:span><text:span text:style-name="T308"> svém srdci pevně, kdo není nucen, nýbrž může podle své vůle rozhodova</text:span><text:span text:style-name="T313">t</text:span><text:span text:style-name="T308"> a v</text:span><text:span text:style-name="T313">e</text:span><text:span text:style-name="T308"> svém srdci se rozhodl, že neprovdá svou pannu, dobře činí. A tak </text:span><text:span text:style-name="T313">tedy </text:span><text:span text:style-name="T308">dobře činí i ten, kdo provdává svou pannu, kdo však ji neprovdává, činí lépe. </text:span><text:span text:style-name="T315">(</text:span><text:span text:style-name="T362">Hejčl</text:span><text:span text:style-name="T350">)</text:span></text:p>
          </table:table-cell>
        </table:table-row>
        <table:table-row table:style-name="Tabulka1.1">
          <table:table-cell table:style-name="Tabulka1.A1" office:value-type="string">
            <text:p text:style-name="P257">In II. Nocturno</text:p>
            <text:p text:style-name="P192"><text:soft-page-break/>Sermo sancti Ambrósii Epíscopi.</text:p>
            <text:p text:style-name="P144">Lib. 1. de Virg<text:span text:style-name="T734">inibus.</text:span></text:p>
            <text:p text:style-name="P79"><text:bookmark-start text:name="__DdeLink__2400_167314470911311111211"/><text:span text:style-name="T117">Lectio</text:span><text:bookmark-end text:name="__DdeLink__2400_167314470911311111211"/><text:span text:style-name="T117"> v.</text:span></text:p>
            <text:p text:style-name="P499"><text:span text:style-name="T401">Quóniam</text:span> hódie natális est Vírginis, invítat nunc integritátis amor, ut aliquid de virginitáte dicámus; ne, velúti tránsitu quodam præstricta videátur, quæ principális est virtus. Non enim ídeo laudábilis virgínitas, quia in Martyribus reperítur; sed quia ipsa Mártyres fáciat. Quis autem humáno eam possit ingénio comprehéndere, quam nec natúra suis inclúsit légibus? aut quis naturáli voce complécti, quod supra usum natúræ sit?</text:p>
            <text:p text:style-name="P17"/>
          </table:table-cell>
          <table:table-cell table:style-name="Tabulka1.A1" office:value-type="string">
            <text:p text:style-name="P65"/>
            <text:p text:style-name="P194"><text:soft-page-break/>Ř<text:span text:style-name="T737">eč</text:span> s<text:span text:style-name="T737">vatého</text:span> Ambr<text:span text:style-name="T737">ože</text:span> <text:span text:style-name="T737">Bi</text:span>s<text:span text:style-name="T737">ku</text:span>p<text:span text:style-name="T737">a</text:span>.</text:p>
            <text:p text:style-name="P145"><text:span text:style-name="T737">Kniha</text:span> 1. <text:span text:style-name="T737">o</text:span> <text:span text:style-name="T737">Pannách</text:span><text:span text:style-name="T734">.</text:span></text:p>
            <text:p text:style-name="P85"><text:span text:style-name="T145">5. čtení</text:span><text:span text:style-name="T144">.</text:span></text:p>
            <text:p text:style-name="P394"><text:span text:style-name="T513">Dnes</text:span><text:span text:style-name="T281"> </text:span><text:span text:style-name="T737">se </text:span><text:span text:style-name="T65">pro nebe </text:span><text:span text:style-name="T227">narodila Panna, láska k neporušenosti nás tedy zve, abychom řekli </text:span><text:span text:style-name="T230">pár slov</text:span><text:span text:style-name="T227"> o panenství; </text:span><text:span text:style-name="T228">aby se nezdálo, pokud je jen tak přejdeme, že zamlčíme jeho hlavní ctnost. Panenství není chvályhodné proto, že se nachází u Mučedníků, ale proto, že samo Mučedníky vytváří. <text:s/>Kdo je totiž dokáže pochopit svým lidským rozumem, když je ani příroda nezahrnula do svých zákonů? A kdo přirozeně dokáže přijmout to, co je nad rámec přirozenosti? </text:span></text:p>
          </table:table-cell>
        </table:table-row>
        <table:table-row table:style-name="Tabulka1.1">
          <table:table-cell table:style-name="Tabulka1.A1" office:value-type="string">
            <text:p text:style-name="P125">Lectio vj.</text:p>
            <text:p text:style-name="P328">E c<text:span text:style-name="T734">oe</text:span>lo accersívit quod imitarétur in terris. Nec immérito vivéndi sibi usum quæsívit e c<text:span text:style-name="T738">oe</text:span>lo, quæ Sponsum sibi invénit in c<text:span text:style-name="T734">oe</text:span>lo. Hæc nubes, áëra, Angelos, sideráque transgrédiens, Verbum Dei in ipso sinu Patris invénit, et toto hausit péctore.</text:p>
            <text:p text:style-name="P189"/>
          </table:table-cell>
          <table:table-cell table:style-name="Tabulka1.A1" office:value-type="string">
            <text:p text:style-name="P65"/>
            <text:p text:style-name="P420"><text:span text:style-name="T738">Z nebe získala to, podle čeho pak žila i na zemi. A to, že si hledala způsob života </text:span><text:span text:style-name="T741">z</text:span><text:span text:style-name="T738"> neb</text:span><text:span text:style-name="T741">e</text:span><text:span text:style-name="T738">, nezůstalo bez zásluhy, neboť si v nebi našla Ženicha. Tato oblaka, povětří, Anděly i hvězdy překročila, a Slovo Boží v samotném lůně Otcově nalezla, a otevřela mu celé srdce. </text:span></text:p>
          </table:table-cell>
        </table:table-row>
        <table:table-row table:style-name="Tabulka1.1">
          <table:table-cell table:style-name="Tabulka1.A1" office:value-type="string">
            <text:p text:style-name="P125">Lectio vij.</text:p>
            <text:p text:style-name="P330"><text:span text:style-name="T401">Nam</text:span> quis tantum, cum invénerit, relínquat boni? Unguéntum enim exinanítum est nomen tuum; proptérea adolescentulæ dilexérunt te, et attraxérunt te. Postremo, non meum est illud quóniam, <text:span text:style-name="T738">q</text:span>uæ non nubunt neque nubéntur, erunt sicut Angeli Dei in c<text:span text:style-name="T734">oe</text:span>lo. Nemo ergo mirétur, si Angelis comparéntur, quæ Angelórum Dómino copulántur.</text:p>
            <text:p text:style-name="P24"/>
          </table:table-cell>
          <table:table-cell table:style-name="Tabulka1.A1" office:value-type="string">
            <text:p text:style-name="P65"/>
            <text:p text:style-name="P396"><text:span text:style-name="T514">Neboť</text:span> <text:span text:style-name="T738">kdo by se zřekl takového dobra, které ona nalezla? Vylitá mast je totiž tvé jméno, a proto si tě dívenky zamilovaly, a přitáhly si tě. Dále, není to můj výrok, </text:span><text:span text:style-name="T66">ale řekl to sám Pán</text:span><text:span text:style-name="T229">, že ti, kteří se nežení ani nevdávají, budou jako Andělé Boží v nebi. Nikdo se tedy nesmí divit, že jsou přirovnáván</text:span><text:span text:style-name="T230">y</text:span><text:span text:style-name="T229"> k Andělům, když se spojují s Pánem Andělů.</text:span></text:p>
          </table:table-cell>
        </table:table-row>
        <table:table-row table:style-name="Tabulka1.1">
          <table:table-cell table:style-name="Tabulka1.A1" office:value-type="string">
            <text:p text:style-name="P125">Lectio viij.</text:p>
            <text:p text:style-name="P324"><text:span text:style-name="T401">Quis</text:span> ígitur neget hanc vitam fluxísse de c<text:span text:style-name="T734">oe</text:span>lo, quam non fácile invenímus in terris, nisi postquam Deus in hæc terréni córporis membra descéndit? Tunc in útero Virgo concépit, et Verbum caro factum est, ut caro fíeret Deus. Dicet áliquis: Sed étiam Elías nullíus corpórei cóitus fuísse permíxtus cupiditátibus invenítur. Ideo ergo curru raptus ad c<text:span text:style-name="T734">oe</text:span>lum; ídeo cum Dómino appáret in glória; ideo Domínici ventúrus est præcúrsor advéntus.</text:p>
            <text:p text:style-name="P324"/>
          </table:table-cell>
          <table:table-cell table:style-name="Tabulka1.A1" office:value-type="string">
            <text:p text:style-name="P65"/>
            <text:p text:style-name="P421"><text:span text:style-name="T515">Kdo</text:span> tedy <text:span text:style-name="T739">popírá, že tento život plyne z nebe, a že jej nenajdeme snadno na zemi, pouze poté, co Bůh sestoupil do tohoto pozemského těla? </text:span><text:span text:style-name="T740">Tehdy Panna počala ve svém lůně, a Slovo se stalo tělem, aby se Bůh stal tělem. Někdo by mohl říct: Ale i Eliáš byl shledán, že v něm nebylo touhy po žádném tělesném spojení. Proto byl tedy vzat do nebe; proto se s Pánem zjeví ve slávě; proto má přijít jako předchůdce a zvěstovat druhý příchod Páně.</text:span></text:p>
          </table:table-cell>
        </table:table-row>
        <table:table-row table:style-name="Tabulka1.1">
          <table:table-cell table:style-name="Tabulka1.A1" office:value-type="string">
            <text:p text:style-name="P88">In III. Nocturno</text:p>
            <text:p text:style-name="P82"><text:span text:style-name="T72">Léctio sancti Evangélii</text:span><text:span text:style-name="T77"> </text:span><text:span text:style-name="T78">secúndum </text:span><text:span text:style-name="T79">Matthæum</text:span><text:span text:style-name="T72">.</text:span><text:span text:style-name="T106"> </text:span></text:p>
            <text:p text:style-name="P82"><text:span text:style-name="T106">Lectio ix. Cap. </text:span><text:span text:style-name="T112">5</text:span><text:span text:style-name="T106">.</text:span></text:p>
            <text:p text:style-name="P468"><text:span text:style-name="T401">In</text:span> illo témpore: Dixit Jesus discípulis suis parábolam hanc: S<text:span text:style-name="T735">í</text:span>mile erit regnum cœlórum decem virgínibus, quæ, accipiéntes lampades suas, exiérunt <text:span text:style-name="T736">ó</text:span>bviam sponso et sponsæ. Et réliqua.</text:p>
            <text:p text:style-name="P13"/>
            <text:p text:style-name="P82"><text:span text:style-name="T148">Homilía sancti Gregórii Papæ</text:span><text:span text:style-name="T72">.</text:span></text:p>
            <text:p text:style-name="P139">Homilía 12. in Evangelia.</text:p>
            <text:p text:style-name="P440"><text:soft-page-break/><text:span text:style-name="T72">S</text:span><text:span text:style-name="T424">æpe</text:span><text:span text:style-name="T72"> vos, fratres c</text:span><text:span text:style-name="T80">h</text:span><text:span text:style-name="T72">aríssimi, adm</text:span><text:span text:style-name="T81">ó</text:span><text:span text:style-name="T72">neo prava ópera f</text:span><text:span text:style-name="T81">ú</text:span><text:span text:style-name="T72">gere, mundi hujus inquinaménta devit</text:span><text:span text:style-name="T81">á</text:span><text:span text:style-name="T72">re, sed hodiérna sancti Evangélii lectióne comp</text:span><text:span text:style-name="T81">é</text:span><text:span text:style-name="T72">llor d</text:span><text:span text:style-name="T81">í</text:span><text:span text:style-name="T72">cere, ut, et bona, quæ </text:span><text:span text:style-name="T81">á</text:span><text:span text:style-name="T72">gitis, cum magna caut</text:span><text:span text:style-name="T81">é</text:span><text:span text:style-name="T72">la teneátis; ne per hoc, quod a vobis rectum geritur, favor aut grátia hum</text:span><text:span text:style-name="T81">á</text:span><text:span text:style-name="T72">na requirátur; ne appet</text:span><text:span text:style-name="T81">í</text:span><text:span text:style-name="T72">tus laudis subrépat, et, quod foris osténditur, intus a merc</text:span><text:span text:style-name="T81">é</text:span><text:span text:style-name="T72">de vacuétur.</text:span></text:p>
            <text:p text:style-name="P13"/>
          </table:table-cell>
          <table:table-cell table:style-name="Tabulka1.A1" office:value-type="string">
            <text:p text:style-name="P89"><text:s/></text:p>
            <text:p text:style-name="P69"/>
            <text:p text:style-name="P69"/>
            <text:p text:style-name="P519"><text:span text:style-name="T442">Za</text:span><text:span text:style-name="T300"> onoho času </text:span><text:span text:style-name="T316">řekl Ježíš učedníkům svým </text:span><text:span text:style-name="T317">toto podobenství</text:span><text:span text:style-name="T316">: „</text:span><text:span text:style-name="T317">Podobné </text:span><text:span text:style-name="T249">bude</text:span><text:span text:style-name="T317"> království nebeské deseti pannám, jež </text:span><text:span text:style-name="T318">vzaly</text:span><text:span text:style-name="T317"> své lampy a vyšly naproti ženichovi a nevěstě</text:span><text:span text:style-name="T316">.“</text:span><text:span text:style-name="T319"> </text:span><text:span text:style-name="T300">A ostatní.</text:span></text:p>
            <text:p text:style-name="P69"/>
            <text:p text:style-name="P69"/>
            <text:p text:style-name="P69"/>
            <text:p text:style-name="P405"><text:soft-page-break/><text:span text:style-name="T472">Nejdražší</text:span><text:span text:style-name="T390"> bratři, často vám připomínám, abyste se vyhýbali zlým skutkům </text:span><text:span text:style-name="T391">a vyvarovali se nečistoty tohoto světa. </text:span><text:span text:style-name="T392">A</text:span><text:span text:style-name="T391">le k dneš</text:span><text:span text:style-name="T398">­</text:span><text:span text:style-name="T391">nímu čtení svatého </text:span><text:span text:style-name="T399">E</text:span><text:span text:style-name="T391">vangelia </text:span><text:span text:style-name="T392">musím</text:span><text:span text:style-name="T391"> říci, abyste i na dobré skutky, které konáte, patřili s velkou obezřetností, abyste za to, co děláte správně, nevyžadovali lidskou přízeň či odměnu, aby se k vám nevkradla dychtivost po chvále, a to, co se navenek ukazuje, vás uvnitř nezbavilo odměny.</text:span></text:p>
          </table:table-cell>
        </table:table-row>
        <table:table-row table:style-name="Tabulka1.1">
          <table:table-cell table:style-name="Tabulka1.A1" office:value-type="string">
            <text:p text:style-name="P105">Lectio x.</text:p>
            <text:p text:style-name="P519"><text:span text:style-name="T98">E</text:span><text:span text:style-name="T429">cce</text:span><text:span text:style-name="T98"> enim Redemptoris voce decem vírgines, et omnes dicúntur vírgines, et tamen intra beatitúdinis januam non omnes sunt receptæ; quia eárum quædam, dum de virginit</text:span><text:span text:style-name="T101">á</text:span><text:span text:style-name="T98">te sua glóriam foris éxpetunt, in vasis suis óleum habere noluérunt. Sed prius quæréndum nobis est quid sit regnum cœlórum, aut cur decem virgínibus comparétur, quæ </text:span><text:span text:style-name="T101">é</text:span><text:span text:style-name="T98">tiam vírgines prudéntes et fatuæ dicántur. Dum enim cœlórum regnum constat quia reprobórum nullus ingréditur, </text:span><text:span text:style-name="T99">é</text:span><text:span text:style-name="T98">tiam fátuis virgínibus cur s</text:span><text:span text:style-name="T102">í</text:span><text:span text:style-name="T98">mile esse perhibétur? </text:span></text:p>
            <text:p text:style-name="P13"/>
          </table:table-cell>
          <table:table-cell table:style-name="Tabulka1.A1" office:value-type="string">
            <text:p text:style-name="P69"/>
            <text:p text:style-name="P520"><text:span text:style-name="T452">Po</text:span><text:span text:style-name="T482">hleď</text:span><text:span text:style-name="T452">me</text:span><text:span text:style-name="T351">, Spasitel </text:span><text:span text:style-name="T352">tedy </text:span><text:span text:style-name="T351">mluví o deseti pannách. Říká, že všechny jsou panny, a přece nejsou všechny vpuštěny dovnitř branou blaženosti. Některé z nich totiž, </text:span><text:span text:style-name="T353">i když za své panenství očividně baží po slávě, však ve svých nádobách nechtěly mít olej. Nejdříve se tedy musíme zeptat, co je </text:span><text:span text:style-name="T352">vlastně to</text:span><text:span text:style-name="T353"> království nebeské, neboli proč </text:span><text:span text:style-name="T259">je přirovnáváno k </text:span><text:span text:style-name="T353">deset</text:span><text:span text:style-name="T354">i</text:span><text:span text:style-name="T353"> pann</text:span><text:span text:style-name="T354">ám</text:span><text:span text:style-name="T353">, které jsou nazvány pannami moudrými i pošetilými. Pokud </text:span><text:span text:style-name="T354">totiž </text:span><text:span text:style-name="T353">o nebeském království platí, že do něj nevstoupí nic nesvatého, proč se o něm říká, že je podobné i pošetilým pannám? </text:span></text:p>
          </table:table-cell>
        </table:table-row>
        <table:table-row table:style-name="Tabulka1.1">
          <table:table-cell table:style-name="Tabulka1.A1" office:value-type="string">
            <text:p text:style-name="P105">Lectio xj.</text:p>
            <text:p text:style-name="P468">S<text:span text:style-name="T401">ed</text:span> sciéndum nobis est quod sæpe in sacro eloquio regnum cœlórum præsentis témporis Ecclésia dícitur. De quo alio in loco Dóminus dicit: Mittet Fílius hóminis Angelos suos, et cólligent de regno ejus ómnia scándala. Neque enim in illo regno beatitúdinis, in quo pax summa est, inveníri scándala póterunt, quæ colligántur.</text:p>
            <text:p text:style-name="P13"/>
          </table:table-cell>
          <table:table-cell table:style-name="Tabulka1.A1" office:value-type="string">
            <text:p text:style-name="P69"/>
            <text:p text:style-name="P521"><text:span text:style-name="T320">M</text:span><text:span text:style-name="T447">ěli </text:span><text:span text:style-name="T321">bychom </text:span><text:span text:style-name="T320">však </text:span><text:span text:style-name="T321">vědět, </text:span><text:span text:style-name="T322">že v Písmu svatém se pod pojmem království nebeského často míní Církev dnešních dnů. O tom Pán mluví na jiném místě: „Syn člověka pošle své Anděly, a ti z jeho království </text:span><text:span text:style-name="T249">ode</text:span><text:span text:style-name="T322">berou každé pohoršení.“ V </text:span><text:span text:style-name="T355">onom </text:span><text:span text:style-name="T363">nebeském</text:span><text:span text:style-name="T322"> království blaženosti, v němž vládne nejvyšší </text:span><text:span text:style-name="T249">pokoj</text:span><text:span text:style-name="T322">, <text:s/>totiž ne</text:span><text:span text:style-name="T250">l</text:span><text:span text:style-name="T251">ze</text:span><text:span text:style-name="T322"> na</text:span><text:span text:style-name="T250">j</text:span><text:span text:style-name="T251">í</text:span><text:span text:style-name="T322">t žádná pohoršení, která by se dala </text:span><text:span text:style-name="T249">ode</text:span><text:span text:style-name="T322">brat.</text:span></text:p>
          </table:table-cell>
        </table:table-row>
        <table:table-row table:style-name="Tabulka1.1">
          <table:table-cell table:style-name="Tabulka1.A1" office:value-type="string">
            <text:p text:style-name="P102">Lectio xij.</text:p>
            <text:p text:style-name="P464">I<text:span text:style-name="T401">n</text:span> quinque autem córporis sénsibus unusquísque subsístit; geminátus autem quinárius denárium pérficit. Et, quia ex utróque sexu fidélium multitúdo collígitur, sancta Ecclésia decem virgínibus símilis esse denuntiátur. In qua quia mali cum bonis et réprobi cum eléctis admíxti sunt, recte símilis virgínibus prudéntibus et fátuis esse perhibétur. </text:p>
          </table:table-cell>
          <table:table-cell table:style-name="Tabulka1.A1" office:value-type="string">
            <text:p text:style-name="P69"/>
            <text:p text:style-name="P415"><text:span text:style-name="T401">Každý</text:span> z nás má pět tělesných smyslů. Když se tento počet pět zdvojí, dostaneme číslo deset. <text:span text:style-name="T400">A protože zástupy věřících se skládají z obou pohlaví, Církev svatá je připodobněna k deseti pannám. V ní jsou totiž </text:span><text:span text:style-name="T36">zatím </text:span><text:span text:style-name="T400">promícháni špatní s dobrými, zavržení s vyvolenými, takže se správně říká, že Církev je podobna pannám moudrým i pošetilým.</text:span></text:p>
          </table:table-cell>
        </table:table-row>
        <table:table-row table:style-name="Tabulka1.1">
          <table:table-cell table:style-name="Tabulka1.A1" table:number-columns-spanned="2" office:value-type="string">
            <text:p text:style-name="P239">Aliæ Lectiones</text:p>
            <text:p text:style-name="P110">pro Virginibus.</text:p>
            <text:p text:style-name="P110">Pro Virgine, et Martyre.</text:p>
          </table:table-cell>
          <table:covered-table-cell/>
        </table:table-row>
        <table:table-row table:style-name="Tabulka1.1">
          <table:table-cell table:style-name="Tabulka1.A1" office:value-type="string">
            <text:p text:style-name="P219">In I. Nocturno</text:p>
            <text:p text:style-name="P227">De libro Ecclesiástici.</text:p>
            <text:p text:style-name="P182">Lectio j. <text:span text:style-name="T377">Cap. 51.</text:span></text:p>
            <text:p text:style-name="P335"><text:span text:style-name="T401">Confitébor</text:span> tibi Dómine Rex, et collaudábo te Deum Salvatórem meum. Confitébor nómini tuo: quóniam adjútor et protéctor factus es mihi, et liberásti corpus meum a perditió<text:soft-page-break/>ne, a láqueo linguæ iníquæ, et a lábiis operántium mendácium, et in conspéctu astántium factus es mihi adjútor. </text:p>
            <text:p text:style-name="P335"/>
          </table:table-cell>
          <table:table-cell table:style-name="Tabulka1.A1" office:value-type="string">
            <text:p text:style-name="P268"/>
            <text:p text:style-name="P268"/>
            <text:p text:style-name="P268"/>
            <text:p text:style-name="P544"><text:span text:style-name="T401">Velebit</text:span> tě budu, Hospodine, Králi, <text:span text:style-name="T742">a </text:span>chválit tebe <text:span text:style-name="T742">také jako</text:span> Boha svého Spasitele. <text:span text:style-name="T742">V</text:span>elebit budu tvé jméno: <text:span text:style-name="T742">neboť </text:span>ochráncem a pomocníkem <text:span text:style-name="T742">mně ses stal</text:span>, <text:span text:style-name="T742">a </text:span>vysvobodil jsi mé tělo ze <text:soft-page-break/>záhuby a z osidel jazyka utrhačného, od rtů páchajících lež; proti těm, kteří povstali, stal ses mi pomocníkem. </text:p>
          </table:table-cell>
        </table:table-row>
        <table:table-row table:style-name="Tabulka1.1">
          <table:table-cell table:style-name="Tabulka1.A1" office:value-type="string">
            <text:p text:style-name="P182">Lectio ij.</text:p>
            <text:p text:style-name="P507"><text:span text:style-name="T401">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195"/>
          </table:table-cell>
          <table:table-cell table:style-name="Tabulka1.A1" office:value-type="string">
            <text:p text:style-name="P271"/>
            <text:p text:style-name="P546"><text:span text:style-name="T743">A vysvobodil jsi mne </text:span>podle <text:span text:style-name="T744">velkého </text:span>slitování své<text:span text:style-name="T744">ho</text:span> jmén<text:span text:style-name="T744">a</text:span> ze <text:span text:style-name="T30">zubů </text:span><text:span text:style-name="T231">řvounů připravených mne sežrat</text:span>, z ruk<text:span text:style-name="T745">ou</text:span> těch, kdo mi ukládali o život, <text:span text:style-name="T745">od bran nesnází, které mne obklopovaly</text:span>, od <text:span text:style-name="T746">hrozby ohně, které mne obklopoval</text:span>, zprostřed ohně, který <text:span text:style-name="T746">mne nestrávil</text:span>, z hlubiny <text:span text:style-name="T746">chřtánu </text:span>podsvětí, od jazyka nečistého a slova lživého, <text:span text:style-name="T746">od krále nepravého a jazyka nespravedlivého.</text:span></text:p>
          </table:table-cell>
        </table:table-row>
        <table:table-row table:style-name="Tabulka1.1">
          <table:table-cell table:style-name="Tabulka1.A1" office:value-type="string">
            <text:p text:style-name="P182">Lectio iij.</text:p>
            <text:p text:style-name="P507"><text:span text:style-name="T401">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264"/>
          </table:table-cell>
          <table:table-cell table:style-name="Tabulka1.A1" office:value-type="string">
            <text:p text:style-name="P271"/>
            <text:p text:style-name="P550"><text:span text:style-name="T401">Duše</text:span> má bude až do smrti chválit Pána a život můj blížil se hlubinám podsvětí. Obklíčili mne odevšad a nebylo, kdo by mi pomohl. Vyhlížela jsem pomoc lidí, avšak nikdo se nenašel. Rozpomněla jsem se na tvá milosrdenství, Pane, a skutky tvé, které jsou navěky. Neboť zachraňuješ ty, kteří se na tebe spoléhají, Pane, a vysvobozuješ je z rukou Pohanů.</text:p>
          </table:table-cell>
        </table:table-row>
        <table:table-row table:style-name="Tabulka1.1">
          <table:table-cell table:style-name="Tabulka1.A1" office:value-type="string">
            <text:p text:style-name="P182">Lectio i<text:span text:style-name="T378">v</text:span>.</text:p>
            <text:p text:style-name="P507"><text:span text:style-name="T401">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264"/>
          </table:table-cell>
          <table:table-cell table:style-name="Tabulka1.A1" office:value-type="string">
            <text:p text:style-name="P271"/>
            <text:p text:style-name="P549"><text:span text:style-name="T516">Pozdvihl</text:span><text:span text:style-name="T747"> jsi mé sídlo nad povrch země</text:span>, a <text:span text:style-name="T747">prosila jsem, aby </text:span>mne <text:span text:style-name="T747">smrt </text:span>minula. Vzýval<text:span text:style-name="T748">a</text:span> jsem Boha, <text:span text:style-name="T747">O</text:span>tce <text:span text:style-name="T747">P</text:span>ána <text:span text:style-name="T747">sv</text:span>ého, aby mne neopouštěl v den mého <text:span text:style-name="T747">utrpení</text:span>, a <text:span text:style-name="T67">nenechal mne </text:span>v <text:span text:style-name="T747">čase pyšných bez pomoci</text:span>. Chválit budu jméno tvé ustavičně, budu je oslavovat <text:span text:style-name="T747">a </text:span>vzdáva<text:span text:style-name="T747">t</text:span> díky, že má prosba byla vyslyšena. Neb<text:span text:style-name="T747">oť</text:span> jsi mne vysvobodil ze záhuby, vytrhl jsi mne ze zlých časů. <text:span text:style-name="T747">P</text:span>roto slavit a chválit budu tebe, dobrořečit jménu Hospodinovu. <text:span text:style-name="T748">(</text:span><text:span text:style-name="T68">Hejčl</text:span><text:span text:style-name="T232">)</text:span></text:p>
          </table:table-cell>
        </table:table-row>
        <table:table-row table:style-name="Tabulka1.1">
          <table:table-cell table:style-name="Tabulka1.A1" office:value-type="string">
            <text:p text:style-name="P252">In III. Nocturno</text:p>
            <text:p text:style-name="P71"><text:span text:style-name="T93">Léctio sancti Evangélii </text:span><text:span text:style-name="T94">secúndum Matthæum</text:span><text:span text:style-name="T93">.</text:span><text:span text:style-name="T140"> </text:span></text:p>
            <text:p text:style-name="P71"><text:span text:style-name="T140">Lectio ix. Cap. </text:span><text:span text:style-name="T141">19</text:span><text:span text:style-name="T140">.</text:span></text:p>
            <text:p text:style-name="P470"><text:span text:style-name="T401">In</text:span> illo témpore: <text:span text:style-name="T749">Accessérunt ad Jesum Pharisæi, tentántes eum et dicéntes: Si licet hómini dimít­tere uxórem suam quacúmque ex causa? Et réliqua.</text:span></text:p>
            <text:p text:style-name="P14"/>
            <text:p text:style-name="P72"><text:span text:style-name="T374">Homilia sancti </text:span><text:span text:style-name="T375">Joánnis Chrysóstomi</text:span><text:span text:style-name="T93">.</text:span></text:p>
            <text:p text:style-name="P134">Homil. 63. in Matth.</text:p>
            <text:p text:style-name="P476"><text:span text:style-name="T401">Dóminus</text:span> noster, quia ad virginitátem hortári grave esse videbátur, a necessitáte legis de non solvéndo matrimónio, eos ad cupiditátem illíus tráhere studet. Deínde, ut eam esse possíbilem osténdat, sic inquit: Sunt eunúchi qui ex ventre matris ita nati sunt; et sunt qui ab homínibus eunúchi facti sunt, et sunt qui seípsos <text:soft-page-break/>castravérunt propter regnum cœlórum.</text:p>
            <text:p text:style-name="P14"/>
          </table:table-cell>
          <table:table-cell table:style-name="Tabulka1.A1" office:value-type="string">
            <text:p text:style-name="P70"/>
            <text:p text:style-name="P70"/>
            <text:p text:style-name="P70"/>
            <text:p text:style-name="P434"><text:span text:style-name="T498">Za</text:span><text:span text:style-name="T540"> onoho času </text:span><text:span text:style-name="T541">přistoupili k Ježíšovi </text:span><text:span text:style-name="T542">F</text:span><text:span text:style-name="T541">arizeové, pokoušeli jej a říkali: „Je-li dovoleno člověku propustit svou manželku z jakékoliv příčiny?“</text:span><text:span text:style-name="T543"> </text:span><text:span text:style-name="T540">A ostatní.</text:span></text:p>
            <text:p text:style-name="P70"/>
            <text:p text:style-name="P70"/>
            <text:p text:style-name="P522"><text:span text:style-name="T448">Našemu </text:span><text:span text:style-name="T323">Pán</text:span><text:span text:style-name="T252">u</text:span><text:span text:style-name="T324"> se zdálo </text:span><text:span text:style-name="T364">příliš </text:span><text:span text:style-name="T325">náročné</text:span><text:span text:style-name="T324"> </text:span><text:span text:style-name="T326">nás </text:span><text:span text:style-name="T324">vybíze</text:span><text:span text:style-name="T253">t</text:span><text:span text:style-name="T324"> k panenskému životu, </text:span><text:span text:style-name="T326">takže se nás </text:span><text:span text:style-name="T324">snaží </text:span><text:span text:style-name="T253">od </text:span><text:span text:style-name="T324">nutnosti zákona </text:span><text:span text:style-name="T325">o </text:span><text:span text:style-name="T324">nerozlučnosti manželství přivést k touze po panenství. </text:span><text:span text:style-name="T254">P</text:span><text:span text:style-name="T255">otom, a</text:span><text:span text:style-name="T324">by ukázal, že je to možné,</text:span><text:span text:style-name="T325"> </text:span><text:span text:style-name="T324">praví: „Existují </text:span><text:span text:style-name="T327">lidé </text:span><text:span text:style-name="T324">neschopní k manželství, kteří takto již vyšli z mateřského lůna; a jsou </text:span><text:span text:style-name="T326">lidé, kteří nežijí v </text:span><text:soft-page-break/><text:span text:style-name="T324">manželství, </text:span><text:span text:style-name="T326">neboť je </text:span><text:span text:style-name="T324">takovými učinili lidé. </text:span><text:span text:style-name="T326">J</text:span><text:span text:style-name="T324">sou </text:span><text:span text:style-name="T328">však </text:span><text:span text:style-name="T253">i</text:span><text:span text:style-name="T326"> lidé, kteří nežijí v manželství</text:span><text:span text:style-name="T324">, </text:span><text:span text:style-name="T326">neboť se jej sami zřekli </text:span><text:span text:style-name="T324">pro nebeské království. </text:span></text:p>
          </table:table-cell>
        </table:table-row>
        <table:table-row table:style-name="Tabulka1.1">
          <table:table-cell table:style-name="Tabulka1.A1" office:value-type="string">
            <text:p text:style-name="P106">Lectio x.</text:p>
            <text:p text:style-name="P477"><text:span text:style-name="T401">Quibus</text:span> verbis laténter eos ad eligéndam virginitátem indúcit, dum eam virtútem esse possíbilem ástruit. Id autem hoc fere modo confírmat: Cógita tecum, si aut a natúra talis esses, aut ab homínibus eam injúriam passus, quid fáceres, cum et ejúsmodi voluptáte caréres, et nullam, caréndo, mercédem conséquereris? </text:p>
            <text:p text:style-name="P14"/>
          </table:table-cell>
          <table:table-cell table:style-name="Tabulka1.A1" office:value-type="string">
            <text:p text:style-name="P70"/>
            <text:p text:style-name="P422"><text:span text:style-name="T401">Těmito</text:span> slovy je <text:span text:style-name="T30">Pán </text:span><text:span text:style-name="T750">nepřímo</text:span> naváděl, aby si zvolili život v čistotě, <text:span text:style-name="T750">navíc ukazuje, že tato ctnost je opravdu možná</text:span>. Těmito slovy to totiž krátce nato potvrzuje: „<text:span text:style-name="T751">Představ si</text:span>, <text:span text:style-name="T751">kdybys byl</text:span> takový od přirozenosti, nebo jsi utrpěl nespravedlnost od lidí. Co bys <text:span text:style-name="T751">pak </text:span>udělal, kdyby ses vyhýbal tomuto potěšení, a přitom žádnou odměnu nezískal?“</text:p>
          </table:table-cell>
        </table:table-row>
        <table:table-row table:style-name="Tabulka1.1">
          <table:table-cell table:style-name="Tabulka1.A1" office:value-type="string">
            <text:p text:style-name="P106">Lectio xj.</text:p>
            <text:p text:style-name="P435"><text:span text:style-name="T430">Gratias</text:span><text:span text:style-name="T95"> ígitur nunc Deo agas, quod cum mercéde atque corónis idem sústines, quod illi sine corónis ac præmio tólerant. Immo vero non idem, sed multo lévius; tum quia spe erígeris et consciéntia recte facti, tum quia non ita ingéntibus concupiscéntiæ flúctibus jactáris. </text:span><text:span text:style-name="T93"><text:s/></text:span></text:p>
            <text:p text:style-name="P14"/>
          </table:table-cell>
          <table:table-cell table:style-name="Tabulka1.A1" office:value-type="string">
            <text:p text:style-name="P70"/>
            <text:p text:style-name="P397"><text:span text:style-name="T401">Nyní</text:span> tedy vzdávej Bohu díky, protože <text:span text:style-name="T751">spolu </text:span>s odměnou získáš i korun<text:span text:style-name="T751">u </text:span><text:span text:style-name="T69">panictví</text:span>, zatímco oni zůstanou bez korun<text:span text:style-name="T751">y</text:span> <text:span text:style-name="T751">a</text:span> <text:span text:style-name="T751">bez </text:span>odměny. <text:span text:style-name="T752">Na mou věru, nejen spolu s ní, ale mnohem snáze. Jednak proto, že budeš povzbuzován nadějí a pocitem dobře vykonaného díla, jednak proto, že nebudeš zmítán tak velikými vlnami žádostivosti.</text:span></text:p>
          </table:table-cell>
        </table:table-row>
        <table:table-row table:style-name="Tabulka1.1">
          <table:table-cell table:style-name="Tabulka1.A1" office:value-type="string">
            <text:p text:style-name="P106">Lectio xij.</text:p>
            <text:p text:style-name="P486"><text:span text:style-name="T401">Cum</text:span> ergo de illis eunúchis díxerit, qui, nisi étiam ipsi mente se contíneant, frustra et inutíliter tales sunt, ac de illis, qui, ut regnum cœlórum consequántur, se cóntinent; subjúnxit rursus, dicens: Qui potest cápere, cápiat; ut alacrióres effíciat eo ipso quod grave esse opus osténdit, et ineffábili benignitáte sua nóluit eam rem intra necessitátem legis conclúdere. Idque dicéndo, adhuc magis possíbilem esse demónstrat, ut voluntátis stúdium plus augeátur.</text:p>
            <text:p text:style-name="P14"/>
          </table:table-cell>
          <table:table-cell table:style-name="Tabulka1.A1" office:value-type="string">
            <text:p text:style-name="P70"/>
            <text:p text:style-name="P423"><text:span text:style-name="T401">Když</text:span> tedy o <text:span text:style-name="T751">on</text:span>ěch neženatých <text:span text:style-name="T30">Pán</text:span> řekl, že pokud nejsou zdrženliví i ve své mysli, zbytečně a bez užitku tak činí, a to i o těch, kteří jsou zdrženliví, aby dosáhli království nebeského, ještě potom dodal: „Kdo může pochopit, pochop,“ aby tím učinil lákavějším <text:span text:style-name="T753">to</text:span>, co představil jako důležité, a<text:span text:style-name="T753">však</text:span> ve své nevýslovné laskavosti nechtěl tuto záležitost ustanovit v nevyhnutelnost zákona. <text:span text:style-name="T754">Tím, že toto řekl, však ukázal, že je to ještě více možné, neboť svobodnou volbou posílil lákavost této volby.</text:span></text:p>
          </table:table-cell>
        </table:table-row>
        <table:table-row table:style-name="Tabulka1.1">
          <table:table-cell table:style-name="Tabulka1.A1" office:value-type="string">
            <text:p text:style-name="P182"/>
          </table:table-cell>
          <table:table-cell table:style-name="Tabulka1.A1" office:value-type="string">
            <text:p text:style-name="P271"/>
          </table:table-cell>
        </table:table-row>
        <table:table-row table:style-name="Tabulka1.1">
          <table:table-cell table:style-name="Tabulka1.A1" office:value-type="string">
            <text:p text:style-name="P261">In III. Nocturno</text:p>
            <text:p text:style-name="P27">Léctio sancti Evangélii secúndum Matthǽum.</text:p>
            <text:p text:style-name="P83"><text:span text:style-name="T118">Lectio ix. </text:span><text:span text:style-name="T119">Cap. 25</text:span></text:p>
            <text:p text:style-name="P285">I<text:span text:style-name="T401">n</text:span> illo témpore: Dixit Jesus discípulis suis parábolam hanc: Simile erit regnum cælórum decem virgínibus, quæ, accipiéntes lampades suas, exiérunt obviam sponso et sponsæ. Et réliqua.</text:p>
            <text:p text:style-name="P30"/>
            <text:p text:style-name="P26">Homilía sancti Joánnis Chrysóstomi.</text:p>
            <text:p text:style-name="P126">Homilía 79. in Matth.</text:p>
            <text:p text:style-name="P282">M<text:span text:style-name="T401">agna</text:span> quædam de virginitate disserúerat dicens: Sunt eunuchi, qui seipsos castravérunt propter regnum cælórum; et, Qui potest cápere, capiat. Nec ignorabat, de virginitate magnam esse vulgo existimatiónem, quippe cum sit ea res natúra sublimis: quod inde patet, quia neque in veteri Testaménto a priscis illis sanctisque viris cul<text:soft-page-break/>ta fuit, et in novo nulla legis necessitate jubétur. Non enim id imperávit, sed fidelium voluntáti permisit.</text:p>
            <text:p text:style-name="P128"/>
          </table:table-cell>
          <table:table-cell table:style-name="Tabulka1.A1" office:value-type="string">
            <text:p text:style-name="P31"/>
            <text:p text:style-name="P31"/>
            <text:p text:style-name="P31"/>
            <text:p text:style-name="P291"><text:span text:style-name="T401">Za</text:span> onoho času řekl Ježíš svým učedníkům toto podobenství: Podobné bude království nebeské deseti pannám, které vzaly své lampy a vyšly naproti ženichovi a nevěstě. A další.</text:p>
            <text:p text:style-name="P31"/>
            <text:p text:style-name="P31"/>
            <text:p text:style-name="P31"/>
            <text:p text:style-name="P303"><text:span text:style-name="T454">P</text:span><text:span text:style-name="T453">án</text:span><text:span text:style-name="T365"> ř</text:span><text:span text:style-name="T366">ekl</text:span><text:span text:style-name="T365"> </text:span><text:span text:style-name="T241">veliké věci</text:span><text:span text:style-name="T365"> o panenství: „někteří nežijí v manželství, protože se ho sami vzdal</text:span><text:span text:style-name="T366">i</text:span><text:span text:style-name="T365"> pro království nebeské,“ a „kdo může pochopit, pochop.“ A dobře věděl, že panenství je chováno mezi lidmi ve velké úctě, neboť je to věc nadpřirozeně vznešená. Víme však, že ani ve starém </text:span><text:span text:style-name="T241">Z</text:span><text:span text:style-name="T365">ákoně je dávní svatí muži nepěstovali, ani v novém </text:span><text:soft-page-break/><text:span text:style-name="T241">Z</text:span><text:span text:style-name="T365">ákoně není žádným zákonem přikázáno jako nutnost. Pán tedy panenství nenařídil, nýbrž svým věrným je dovolil, pokud si tak budou přát.</text:span></text:p>
          </table:table-cell>
        </table:table-row>
        <table:table-row table:style-name="Tabulka1.1">
          <table:table-cell table:style-name="Tabulka1.A1" office:value-type="string">
            <text:p text:style-name="P126">Lectio x.</text:p>
            <text:p text:style-name="P281">Q<text:span text:style-name="T401">uóniam</text:span> ígitur et magna res erat, ac de ea apud multos magna erat existimátio, ne quis, ea perfécta, se totum perfécisse putaret ac cetera negligeret, hanc parábolam pósuit; ut osténderet, virginitátem, quamvis cetera habeat, si misericórdiæ bonis carúerit, cum fornicatóribus éjici. Ac mérito quidem inhumanum ac misericórdia carentem cum illis cóllocat; fornicator enim córporum, istæ vero pecuniárum cupiditate vincúntur.</text:p>
            <text:p text:style-name="P128"/>
          </table:table-cell>
          <table:table-cell table:style-name="Tabulka1.A1" office:value-type="string">
            <text:p text:style-name="P31"/>
            <text:p text:style-name="P302"><text:span text:style-name="T453">Protože</text:span><text:span text:style-name="T365"> tedy panenství byla velká věc a u mnohých bylo chováno ve velké úctě, řekl Pán toto podobenství, aby ten, kdo žije v čistotě, se nepovažoval za zcela dokonalého a ostatní věci nezanedbával. Aby ukázal, že panenství, i když má všechno ostatní, pokud chybí dobra milosrdenství, bude onen člověk zavržen </text:span><text:span text:style-name="T242">spolu</text:span><text:span text:style-name="T365"> </text:span><text:span text:style-name="T367">s </text:span><text:span text:style-name="T365">cizoložníky. A zaslouženě se tak stane </text:span><text:span text:style-name="T368">takovému </text:span><text:span text:style-name="T365">nemilosrdnému nel</text:span><text:span text:style-name="T369">i</text:span><text:span text:style-name="T365">dovi. Cizoložník je </text:span><text:span text:style-name="T368">totiž </text:span><text:span text:style-name="T365">přemožen touhou po těle, </text:span><text:span text:style-name="T242">tento však </text:span><text:span text:style-name="T365">touhou po penězích.</text:span></text:p>
          </table:table-cell>
        </table:table-row>
        <table:table-row table:style-name="Tabulka1.1">
          <table:table-cell table:style-name="Tabulka1.A1" office:value-type="string">
            <text:p text:style-name="P126">Lectio xj.</text:p>
            <text:p text:style-name="P281">N<text:span text:style-name="T401">on</text:span> est autem córporum et pecuniæ par cupiditas; sed acrior multo atque vehementior illa córporum est. Quanto ígitur cum imbecilliore luctántur, tanto minus venia dignæ sunt, si vincántur. Idcirco etiam fatuas appellávit; quóniam, majori certamine superato, in facíliore totum perdidérunt.</text:p>
            <text:p text:style-name="P128"/>
          </table:table-cell>
          <table:table-cell table:style-name="Tabulka1.A1" office:value-type="string">
            <text:p text:style-name="P31"/>
            <text:p text:style-name="P302"><text:span text:style-name="T453">Touha</text:span><text:span text:style-name="T365"> tělesná </text:span><text:span text:style-name="T243">však</text:span><text:span text:style-name="T365"> není rovna touze po penězích, </text:span><text:span text:style-name="T243">ale</text:span><text:span text:style-name="T365"> ta tělesná je mnohem ostřejší a nalé</text:span><text:span text:style-name="T369">­</text:span><text:span text:style-name="T365">havější. Když bojujeme se slabším </text:span><text:span text:style-name="T368">nepřítelem</text:span><text:span text:style-name="T365">, o to méně jsme hodni smilování, pokud jsme přemoženi. Proto Pán nazývá ony panny pošetilými, protože poté, co zvítězily ve větším boji, v tom snadn</text:span><text:span text:style-name="T369">ější</text:span><text:span text:style-name="T365">m vše ztratily.</text:span></text:p>
          </table:table-cell>
        </table:table-row>
        <table:table-row table:style-name="Tabulka1.1">
          <table:table-cell table:style-name="Tabulka1.A1" office:value-type="string">
            <text:p text:style-name="P126">Lectio xij.</text:p>
            <text:p text:style-name="P281">L<text:span text:style-name="T401">ámpades</text:span> autem hoc loco illud ipsum virginitátis domum appellat et sanctimoniæ puritátem; óleum vero benignitátem, eleemosynam, impensum indigéntibus auxílium. Tardante autem sponso dormitavérunt omnes, et dormiérunt. Non parvum témporis rursus spatium interjectum osténdit, ut discipulos, regnum ipsíus mox futurum exspectántes, ab ea opinióne dedúceret; id enim illi sperábant: quapropter crebro ab hujusmodi eos spe révocat.</text:p>
            <text:p text:style-name="P128"/>
          </table:table-cell>
          <table:table-cell table:style-name="Tabulka1.A1" office:value-type="string">
            <text:p text:style-name="P31"/>
            <text:p text:style-name="P291"><text:span text:style-name="T517">S</text:span><text:span text:style-name="T401">amotné</text:span> lampy Pán na tomto místě nazývá příbytkem panenství a posvátnou čistotou, olej pak dobrotou a almužnou, vydanou na pomoc potřebným. Když se ženich zpozdil, <text:span text:style-name="T755">na </text:span>všechny<text:span text:style-name="T755"> padla ospalost a </text:span>usnuli. Pán <text:span text:style-name="T756">tím </text:span>ukázal, že mezitím neuplynulo zrovna málo času, aby učedníky, kteří očekávali, že jeho království přijde brzy, odvedl od tohoto názoru. Oni v to totiž doufali, i když to Pán často popíral.</text:p>
          </table:table-cell>
        </table:table-row>
        <table:table-row table:style-name="Tabulka1.1">
          <table:table-cell table:style-name="Tabulka1.A1" table:number-columns-spanned="2" office:value-type="string">
            <text:p text:style-name="P254"><text:span text:style-name="T133">C</text:span><text:span text:style-name="T17">o</text:span><text:span text:style-name="T16">mmune</text:span></text:p>
            <text:p text:style-name="P256"><text:span text:style-name="T758">non </text:span><text:span text:style-name="T759">V</text:span><text:span text:style-name="T16">irginum</text:span><text:span text:style-name="T15">.</text:span></text:p>
          </table:table-cell>
          <table:covered-table-cell/>
        </table:table-row>
        <table:table-row table:style-name="Tabulka1.1">
          <table:table-cell table:style-name="Tabulka1.A1" office:value-type="string">
            <text:p text:style-name="P228">In I. Nocturno</text:p>
            <text:p text:style-name="P207">De Parábolis Salomónis.</text:p>
            <text:p text:style-name="P118">Lectio j. <text:span text:style-name="T377">Cap. 31.</text:span></text:p>
            <text:p text:style-name="P317">M<text:span text:style-name="T401">ulíerem</text:span> fortem quis invéniet? procul, et de últimis fínibus prétium ejus. Confídit in ea cor viri sui, et spóliis non indigébit. Reddet ei bonum, et non malum, ómnibus diébus vitæ suæ. Quæsívit lanam et linum, et operáta est consílio mánuum suárum. Facta est quasi navis institóris, de longe portans panem suum. Et de nocte surréxit, <text:span text:style-name="T760">d</text:span>edítque prædam domésticis suis, et cibária ancíllis suis.</text:p>
            <text:p text:style-name="P317"/>
          </table:table-cell>
          <table:table-cell table:style-name="Tabulka1.A1" office:value-type="string">
            <text:p text:style-name="P228"><text:s/></text:p>
            <text:p text:style-name="P47"/>
            <text:p text:style-name="P47"/>
            <text:p text:style-name="P511"><text:span text:style-name="T449">Zdatnou</text:span><text:span text:style-name="T312"> ž</text:span><text:span text:style-name="T300">enu kdo nalezne? Je daleko cennější než </text:span><text:span text:style-name="T312">cokoliv na světě</text:span><text:span text:style-name="T300">. Srdce jejího muže na ni spoléhá a nepostrádá </text:span><text:span text:style-name="T312">zisk</text:span><text:span text:style-name="T300">. Prokazuje mu </text:span><text:span text:style-name="T356">jen</text:span><text:span text:style-name="T300"> dobro a žádné zlo po celý svůj život. Stará se o vlnu </text:span><text:span text:style-name="T329">i</text:span><text:span text:style-name="T300"> o len, pracuje s chutí vlastníma rukama. Podobna obchodním lodím zdaleka při</text:span><text:span text:style-name="T330">n</text:span><text:span text:style-name="T300">á</text:span><text:span text:style-name="T330">š</text:span><text:span text:style-name="T300">í svůj chléb. Ještě za noci vstává dát potravu svému domu a příkazy služkám. </text:span></text:p>
          </table:table-cell>
        </table:table-row>
        <text:soft-page-break/>
        <table:table-row table:style-name="Tabulka1.1">
          <table:table-cell table:style-name="Tabulka1.A1" office:value-type="string">
            <text:p text:style-name="P113">Lectio ij.</text:p>
            <text:p text:style-name="P449">C<text:span text:style-name="T401">onsiderávit</text:span> agrum, et emit eum: de fructu mánuum suárum plantávit víneam. Accínxit fortitúdine lumbos suos, et roborávit bráchium suum. Gustávit, et vidit quia bona est negotiátio ejus: non extinguétur in nocte lucérna ejus. Manum suam misit ad fórtia, et dígiti ejus apprehendérunt fusum. Manum suam apéruit ínopi, et palmas suas exténdit ad páuperem.</text:p>
            <text:p text:style-name="P185"/>
          </table:table-cell>
          <table:table-cell table:style-name="Tabulka1.A1" office:value-type="string">
            <text:p text:style-name="P57"/>
            <text:p text:style-name="P349"><text:span text:style-name="T401">Vyhlédne</text:span> si pole a získá je, z <text:span text:style-name="T761">plodů</text:span> svých rukou vysází vinici. Bedra si opáše silou a <text:span text:style-name="T762">upevní</text:span> své paže. Okusí <text:span text:style-name="T760">a vidí</text:span>, jak je dobré její podnikání. Její svítilna nehasne ani v noci. Vztahuje ruce po přeslenu, svými prsty se chápe vřetena. Dlaň má otevřenou pro <text:span text:style-name="T763">ubožáka</text:span> a ruce vztahuje k <text:span text:style-name="T763">chudákovi</text:span>. </text:p>
          </table:table-cell>
        </table:table-row>
        <table:table-row table:style-name="Tabulka1.1">
          <table:table-cell table:style-name="Tabulka1.A1" office:value-type="string">
            <text:p text:style-name="P113">Lectio iij.</text:p>
            <text:p text:style-name="P450">N<text:span text:style-name="T401">on</text:span> timébit dómui suæ a frigóribus nivis: omnes enim doméstici ejus vestíti sunt duplícibus. Stragulátam vestem fecit sibi: byssus, et púrpura induméntum ejus. Nóbilis in portis vir ejus, quando séderit cum senatóribus terræ. Síndonem fecit, et véndidit, et cíngulum trádidit Chananæo. Fortitúdo et decor induméntum ejus, et ridébit in die novíssimo. Os suum apéruit sapiéntiæ, et lex cleméntiæ in lingua ejus.</text:p>
            <text:p text:style-name="P20"/>
          </table:table-cell>
          <table:table-cell table:style-name="Tabulka1.A1" office:value-type="string">
            <text:p text:style-name="P57"/>
            <text:p text:style-name="P350"><text:span text:style-name="T401">Nebojí</text:span> se o svůj dům, když sněží, <text:span text:style-name="T763">všichni v </text:span>její<text:span text:style-name="T763">m</text:span> d<text:span text:style-name="T763">omě </text:span>j<text:span text:style-name="T763">sou</text:span> oblečen<text:span text:style-name="T763">i</text:span> do dvojího šatu. Zhotovuje si přikrývky, <text:span text:style-name="T763">z</text:span> jemného plátna a šarlatu je její oděv. Uznáván je v branách její manžel, když zasedá se staršími země. Zhotovuje plátno na prodej a pásy dodává kupci. Síla a důstojnost je jejím šatem, s úsměvem hledí vstříc příštím dnům. Její ústa promlouvají moudře, na jazyku mívá vlídné naučení.</text:p>
          </table:table-cell>
        </table:table-row>
        <table:table-row table:style-name="Tabulka1.1">
          <table:table-cell table:style-name="Tabulka1.A1" office:value-type="string">
            <text:p text:style-name="P113">Lectio i<text:span text:style-name="T378">v</text:span>.</text:p>
            <text:p text:style-name="P451">C<text:span text:style-name="T401">onsiderávit</text:span> semitas domus suæ, et panem otiósa non comédit. Surrexérunt fílii ejus, et beatíssimam prædicavérunt: vir ejus. et laudávit eam. Multæ fíliæ congregavérunt divítias: tu supergréssa es univérsas. Fallax grátia, et vana est pulchritúdo: múlier timens Dóminum ipsa laudábitur. Date ei de fructu mánuum suárum: et laudent eam in portis ópera ejus.</text:p>
            <text:p text:style-name="P20"/>
          </table:table-cell>
          <table:table-cell table:style-name="Tabulka1.A1" office:value-type="string">
            <text:p text:style-name="P57"/>
            <text:p text:style-name="P356"><text:span text:style-name="T401">Pozorně</text:span> sleduje chod svého domu a chleba nejí, <text:span text:style-name="T764">aniž by se dotkla práce</text:span>. Její synové povstávají a blahořečí jí, též její manžel ji chválí: „Statečně si vedly mnohé dcery, ale ty je všechny předčíš.“ Klamavá je líbeznost, pomíjivá krása; <text:span text:style-name="T765">avšak </text:span>žena, jež se bojí Hospodina, dojde chvály. Dejte jí z <text:span text:style-name="T764">plodů </text:span>jejích rukou, ať ji v branách chválí její činy! </text:p>
          </table:table-cell>
        </table:table-row>
        <table:table-row table:style-name="Tabulka1.1">
          <table:table-cell table:style-name="Tabulka1.A1" office:value-type="string">
            <text:p text:style-name="P257">In II. Nocturno</text:p>
            <text:p text:style-name="P193">Ex libro sancti Ambrósii Epíscopi de Víduis.</text:p>
            <text:p text:style-name="P79"><text:bookmark-start text:name="__DdeLink__2400_1673144709113111112111"/><text:span text:style-name="T117">Lectio</text:span><text:bookmark-end text:name="__DdeLink__2400_1673144709113111112111"/><text:span text:style-name="T117"> v.</text:span></text:p>
            <text:p text:style-name="P499"><text:span text:style-name="T401">Agrum</text:span> hunc Ecclésiæ fértilem cerno, nunc integritátis flore vernántem, polléntem, nunc étiam conjúgii fr<text:span text:style-name="T781">ú</text:span>ctibus redundántem. Nam etsi divérsi, uníus tamen agri fructus sunt: nec tanta hortórum lília, quantæ arístæ ségetum, méssium spicæ, compluri<text:span text:style-name="T781">ú</text:span>mque spátia campórum recipiéndis aptántur semínibus, quam rédditis nováles frúctibus feriántur. Bona ergo vidúitas, quæ tóties Apostólico judício prædicátur. Hæc enim magístra fídei, magístra est castitátis.</text:p>
            <text:p text:style-name="P17"/>
          </table:table-cell>
          <table:table-cell table:style-name="Tabulka1.A1" office:value-type="string">
            <text:p text:style-name="P258">II. Nocturn<text:span text:style-name="T781">us</text:span></text:p>
            <text:p text:style-name="P194"><text:span text:style-name="T781">Z knihy </text:span>s<text:span text:style-name="T737">vatého</text:span> Ambr<text:span text:style-name="T737">ože</text:span> <text:span text:style-name="T737">Bi</text:span>s<text:span text:style-name="T737">ku</text:span>p<text:span text:style-name="T737">a </text:span><text:span text:style-name="T781">o Vdovách</text:span>.</text:p>
            <text:p text:style-name="P85"><text:span text:style-name="T145">5. čtení</text:span><text:span text:style-name="T144">.</text:span></text:p>
            <text:p text:style-name="P394"><text:span text:style-name="T523">Toto</text:span><text:span text:style-name="T281"> </text:span><text:span text:style-name="T782">pole Církve považuji za plodné, </text:span><text:span text:style-name="T791">nejdříve</text:span><text:span text:style-name="T783"> </text:span><text:span text:style-name="T784">rozpučí květem nevinnosti, nyní je v plné síle, pak zase </text:span><text:span text:style-name="T791">přetéká</text:span><text:span text:style-name="T784"> plody manželství. Třebaže </text:span><text:span text:style-name="T791">se jedná o</text:span><text:span text:style-name="T784"> plody různé, stále jsou to plody jednoho pole; </text:span><text:span text:style-name="T791">a </text:span><text:span text:style-name="T784">není tolik zahradních lilií, kolik je vyseto obilí, sklizených klasů, jak velké plochy polí se připravuje k přijetí setby, </text:span><text:span text:style-name="T785">když zem ležící ladem protne pluh, aby mohla přinést plody. Dobré je tedy vdovství, o němž tolikrát Apoštolové usoudili, že je vhodné kázat. Je totiž </text:span><text:span text:style-name="T786">učitelem víry, též učitelem cudnosti.</text:span></text:p>
          </table:table-cell>
        </table:table-row>
        <table:table-row table:style-name="Tabulka1.1">
          <table:table-cell table:style-name="Tabulka1.A1" office:value-type="string">
            <text:p text:style-name="P125">Lectio vj.</text:p>
            <text:p text:style-name="P328"><text:span text:style-name="T401">Unde</text:span> et illi qui deórum suórum adultéria et probra venerántur, coelibátus et viduitátis statuére poenas‚ ut aemuli críminum mulctárent stúdia virtútum‚ spécie quidem, qua foecunditátem quaererent, sed stúdio‚ quo propósitum castitátis abolé<text:soft-page-break/>rent. Nam conféctis et miles stipéndiis arma depónit, et, relícto offício quod gerébat, ad própria veteránus rura dimíttitur, ut et ipse exércitae labóribus vitae réquiem consequátur, et álios spes futúrae quiétis subeúndis fáciat opéribus promptióres.</text:p>
            <text:p text:style-name="P189"/>
          </table:table-cell>
          <table:table-cell table:style-name="Tabulka1.A1" office:value-type="string">
            <text:p text:style-name="P65"/>
            <text:p text:style-name="P424"><text:span text:style-name="T524">Proto</text:span><text:span text:style-name="T787"> i ti, kteří uctívali cizoložství a nemravnosti svých bohů, ustanovili trest</text:span><text:span text:style-name="T788">y za </text:span><text:span text:style-name="T787">celibát a vdovství, aby </text:span><text:span text:style-name="T788">tak </text:span><text:span text:style-name="T787">milovníci hříchu </text:span><text:span text:style-name="T788">potrestali</text:span><text:span text:style-name="T787"> ctnostné snahy, </text:span><text:span text:style-name="T788">sice způsobem, kterým podporovali </text:span><text:span text:style-name="T787">plodnost, ale snah</text:span><text:span text:style-name="T788">ou</text:span><text:span text:style-name="T787">, kterou </text:span><text:span text:style-name="T788">zmařili rozhodnutí </text:span><text:soft-page-break/><text:span text:style-name="T788">k </text:span><text:span text:style-name="T787">čistotě. </text:span><text:span text:style-name="T788">Neboť po vyplacení žoldu i voják zbraně odloží, a když opustí </text:span><text:span text:style-name="T791">funkci</text:span><text:span text:style-name="T788">, kterou vykonával, jako veterán se vrátí na svůj statek na venkově, aby i on po životních útrapách dosáhl odpočinku, a ostatní vyhlídka na budoucí odpočinek učiní ochotnější</text:span><text:span text:style-name="T791">mi</text:span><text:span text:style-name="T788"> k dílu.</text:span></text:p>
          </table:table-cell>
        </table:table-row>
        <table:table-row table:style-name="Tabulka1.1">
          <table:table-cell table:style-name="Tabulka1.A1" office:value-type="string">
            <text:p text:style-name="P125">Lectio vij.</text:p>
            <text:p text:style-name="P330">A<text:span text:style-name="T401">grícola</text:span> quoque matúrior torquéndam áliis stivam commíttit, et juveníli gravátus ópere providéntiam curae senílis explórat: vitem facílius tondére, quam prémere, ut juvenescéntem luxúriam réprimat, et adolescéntem lascíviam falce succídat;</text:p>
            <text:p text:style-name="P24"/>
          </table:table-cell>
          <table:table-cell table:style-name="Tabulka1.A1" office:value-type="string">
            <text:p text:style-name="P65"/>
            <text:p text:style-name="P396"><text:span text:style-name="T525">Starší </text:span><text:span text:style-name="T621">rolník</text:span><text:span text:style-name="T608"> </text:span><text:span text:style-name="T789">totiž také přenechá pluh jiným, aby orali, a zatížen prací pro mladé zkoumá prozřetelnost zkušené péče </text:span><text:span text:style-name="T790">staršího věku</text:span><text:span text:style-name="T789">; révu je snazší prořezat než lisovat, aby mladickou poživačnost pokáral, a mladický chtíč odsek</text:span><text:span text:style-name="T790">l</text:span><text:span text:style-name="T789"> srpem. </text:span></text:p>
          </table:table-cell>
        </table:table-row>
        <table:table-row table:style-name="Tabulka1.1">
          <table:table-cell table:style-name="Tabulka1.A1" office:value-type="string">
            <text:p text:style-name="P125">Lectio viij.</text:p>
            <text:p text:style-name="P324"><text:span text:style-name="T401">Símilis</text:span> huic vídua velut eméritis veterána stipéndiis castitátis, et si conjúgii arma depónat, domus tamen totíus pacem gubérnat. Itaque si maturióribus pótius quam junióribus commíttitur ager, cur putes utiliórem nuptam esse quam víduam? Quod si persecutóres fídei, persecutóres fuérunt étiam viduitátis‚ útique fidem sequéntibus vidúitas non pro supplício fugiénda est, sed tenénda pro praemio.</text:p>
            <text:p text:style-name="P324"/>
          </table:table-cell>
          <table:table-cell table:style-name="Tabulka1.A1" office:value-type="string">
            <text:p text:style-name="P65"/>
            <text:p text:style-name="P421"><text:span text:style-name="T526">Těmto</text:span> <text:span text:style-name="T790">podobná vdova jako veteránka zasloužených žoldů čistoty, třebaže odloží zbraně manželství, přece </text:span><text:span text:style-name="T791">vládne</text:span><text:span text:style-name="T790"> pohodě v celém domě. Tak tedy, pokud je lepší svěřit pole zralejším spíše než mladším, proč myslíš, že je pro ženu užitečnější být vdaná než vdova? Co když pronásledovatelé víry budou pronásledovat i vdovství? </text:span><text:span text:style-name="T791">V</text:span><text:span text:style-name="T790"> každém případě by se věřící neměli vyhýbat vdovství, protože je náročné, ale měli by je zachovávat pro jeho odměnu.</text:span></text:p>
          </table:table-cell>
        </table:table-row>
        <table:table-row table:style-name="Tabulka1.1">
          <table:table-cell table:style-name="Tabulka1.A1" office:value-type="string">
            <text:p text:style-name="P91">In III. Nocturno</text:p>
            <text:p text:style-name="P35"><text:span text:style-name="T88">Léctio sancti Evangélii </text:span><text:span text:style-name="T89">secúndum </text:span><text:span text:style-name="T92">Matthæum</text:span><text:span text:style-name="T88">.</text:span><text:span text:style-name="T134"> </text:span></text:p>
            <text:p text:style-name="P35"><text:span text:style-name="T134">Lectio ix. Cap. </text:span><text:span text:style-name="T138">1</text:span><text:span text:style-name="T139">3</text:span><text:span text:style-name="T134">.</text:span></text:p>
            <text:p text:style-name="P491">I<text:span text:style-name="T401">n</text:span> illo témpore: Dixit Jesus discípulis suis parábolam hanc: Símile est regnum cœlórum thesáuro abscóndito in agro. Et réliqua.</text:p>
            <text:p text:style-name="P6"/>
            <text:p text:style-name="P35"><text:span text:style-name="T372">Homil</text:span><text:span text:style-name="T373">í</text:span><text:span text:style-name="T372">a sancti </text:span><text:span text:style-name="T88">Gregórii Papæ.</text:span></text:p>
            <text:p text:style-name="P136">Homilia 11. in Evangelia.</text:p>
            <text:p text:style-name="P479">C<text:span text:style-name="T401">œlórum</text:span> regnum, fratres charíssimi, idcírco terrénis rebus símile dícitur, ut ex his, quæ ánimus novit, surgat ad incógnita, quæ non novit: quátenus exémplo visibílium se ad invisibília rápiat‚ et per ea, quæ usu dídicit quasi confricátus incaléscat: ut per hoc, quod scit notum dilígere, discat et incógnita amáre. Ecce enim cœlórum regnum thesáuro abscóndito in agro comparátur: quem qui invénit homo, abscóndit, et præ gáudio illíus vadit, et vendit univérsa quæ habet, et emit agrum illum.</text:p>
            <text:p text:style-name="P6"/>
          </table:table-cell>
          <table:table-cell table:style-name="Tabulka1.A1" office:value-type="string">
            <text:p text:style-name="P53"/>
            <text:p text:style-name="P53"/>
            <text:p text:style-name="P53"/>
            <text:p text:style-name="P392"><text:span text:style-name="T401">Za</text:span> onoho času řekl Ježíš svým učedníkům toto podobenství: podobné jest království nebeské pokladu skrytému v poli. A ostatní. </text:p>
            <text:p text:style-name="P53"/>
            <text:p text:style-name="P53"/>
            <text:p text:style-name="P53"/>
            <text:p text:style-name="P398"><text:span text:style-name="T519">Nebeské</text:span><text:span text:style-name="T767"> království, nejdražší bratři, se proto </text:span><text:span text:style-name="T768">proto přirovnává k věcem pozemským</text:span><text:span text:style-name="T767">, </text:span><text:span text:style-name="T768">neboť náš duch</text:span><text:span text:style-name="T767"> </text:span><text:span text:style-name="T769">skrze</text:span><text:span text:style-name="T767"> to, co již zná, stoupá k věcem neznámým, které ještě nepoznal. Takže příkladem věcí viditelných se unáší k těm neviditelným a skrze to, co se používáním naučí, jako by oheň postupně vykřesal. A </text:span><text:span text:style-name="T769">pomocí</text:span><text:span text:style-name="T767"> to</text:span><text:span text:style-name="T769">ho</text:span><text:span text:style-name="T767">, co zná a má rád, si i neznámé zamiluje. Hle, zde je nebeské království přirovnáváno k pokladu skrytému v poli. Když jej člověk najde, opět jej ukryje, a s velikou radostí jde, prodá vše, co má, a koupí to pole. <text:s/></text:span></text:p>
          </table:table-cell>
        </table:table-row>
        <table:table-row table:style-name="Tabulka1.1">
          <table:table-cell table:style-name="Tabulka1.A1" office:value-type="string">
            <text:p text:style-name="P108">Lectio x.</text:p>
            <text:p text:style-name="P481">Q<text:span text:style-name="T401">ua</text:span> in re hoc quoque notándum est, quod invéntus thesáurus abscónditur, ut servétur: quia stúdium cœléstis desidérii a malígnis spirítibus custodíre non súfficit, qui hoc ab humánis láudibus non abscóndit. In præsénti étenim vita, quasi in via sumus, qua ad pátriam pérgimus. Malígni autem spíri<text:soft-page-break/>tus iter nostrum quasi quidam latrúnculi óbsident. Deprædári ergo desíderat, qui thesáurum públice portat in via.</text:p>
            <text:p text:style-name="P6"/>
          </table:table-cell>
          <table:table-cell table:style-name="Tabulka1.A1" office:value-type="string">
            <text:p text:style-name="P53"/>
            <text:p text:style-name="P425"><text:span text:style-name="T520">V této</text:span><text:span text:style-name="T770"> záležitosti stojí také za zmínku, že nalezený poklad je opět ukryt, aby byl v bezpečí. Neboť svou snahu o dosažení nebeské touhy nestačí od zlých duchů strážit ten, kdo se neskr</text:span><text:span text:style-name="T771">ývá</text:span><text:span text:style-name="T770"> lidské chvále. </text:span><text:span text:style-name="T772">V</text:span><text:span text:style-name="T770"> tomto životě jsme </text:span><text:span text:style-name="T772">t</text:span><text:span text:style-name="T770">otiž jako na cestě, po které jdeme do nebeské vlasti. </text:span><text:span text:style-name="T772">N</text:span><text:span text:style-name="T770">a této cestě však čí</text:span><text:soft-page-break/><text:span text:style-name="T770">hají </text:span><text:span text:style-name="T772">z</text:span><text:span text:style-name="T770">lí duchové jako nějací lupiči. </text:span><text:span text:style-name="T773">A t</text:span><text:span text:style-name="T770">en, kdo na cestě nosí své poklady </text:span><text:span text:style-name="T772">zjevně a </text:span><text:span text:style-name="T770">otevřeně, </text:span><text:span text:style-name="T773">se vlastně chce nechat oloupit</text:span><text:span text:style-name="T770">. <text:s/></text:span></text:p>
          </table:table-cell>
        </table:table-row>
        <table:table-row table:style-name="Tabulka1.1">
          <table:table-cell table:style-name="Tabulka1.A1" office:value-type="string">
            <text:p text:style-name="P108">Lectio xj.</text:p>
            <text:p text:style-name="P491">H<text:span text:style-name="T401">oc</text:span> autem dico, non ut próximi ópera nostra bona non vídeant, cum scriptum sit : Vídeant ópera vestra bona, et gloríficent Patrem vestrum, qui in cœlis est: sed ut per hoc, quod ágimus, laudes extérius non quærámus. Sic autem sit opus in público, quátenus inténtio máneat in occúlto: ut et de bono ópere próximis præbeámus exémplum, et tamen per intentiónem, qua Deo soli placére quærimus, semper optémus secrétum.</text:p>
            <text:p text:style-name="P6"/>
          </table:table-cell>
          <table:table-cell table:style-name="Tabulka1.A1" office:value-type="string">
            <text:p text:style-name="P53"/>
            <text:p text:style-name="P399"><text:span text:style-name="T521">To</text:span><text:span text:style-name="T774"> však neříkám proto, aby naši bližní neviděli naše dobrá díla, neboť je psáno: Ať vidí vaše dobrá díla a oslavují vašeho Otce, který je </text:span><text:span text:style-name="T772">v </text:span><text:span text:style-name="T774">nebesích. Avšak tím, co děláme, nesmíme hledat vnější chválu. Takové tedy bu</text:span><text:span text:style-name="T775">diž</text:span><text:span text:style-name="T774"> vaše dílo před lidmi, aby jeho úmysl zůstal skryt. Abychom tedy o dobrých skutcích mohli vydávat příklad svým bližním, je</text:span><text:span text:style-name="T775">jich</text:span><text:span text:style-name="T774"> úmysl, kterým se chceme líbit samotnému Bohu, vždy uchovejme v tajnosti. <text:s/></text:span></text:p>
          </table:table-cell>
        </table:table-row>
        <table:table-row table:style-name="Tabulka1.1">
          <table:table-cell table:style-name="Tabulka1.A1" office:value-type="string">
            <text:p text:style-name="P108">Lectio xij.</text:p>
            <text:p text:style-name="P488">T<text:span text:style-name="T401">hesáurus</text:span> autem cœléste est desidérium: ager vero, in quo thesáurus abscónditur, disciplína stúdii cœléstis. Quem profécto agrum vénditis ómnibus cómparat‚ qui voluptátibus carnis renúntians, cuncta sua terréna desidéria per disciplínæ cœléstis custódiam calcat: ut nihil jam, quod caro blandítur, líbeat; nihil, quod carnálem vitam trucídat, spíritus perhorréscat.</text:p>
            <text:p text:style-name="P6"/>
          </table:table-cell>
          <table:table-cell table:style-name="Tabulka1.A1" office:value-type="string">
            <text:p text:style-name="P53"/>
            <text:p text:style-name="P426"><text:span text:style-name="T401">Poklad</text:span> je totiž touha <text:span text:style-name="T765">po nebi</text:span>. Pole pak, ve kterém je poklad ukryt, <text:span text:style-name="T779">je </text:span>ukázněnost snahy o nebe. Ten, kdo prodá vše, co má, a koupí to pole, je takový člověk, který zavrhne tužby těla a všechny své pozemské touhy pošlape dodržováním nebeské ukázněnosti, aby se mu již nelíbilo nic, čím ho tělo utěšuje a jeho duch se <text:span text:style-name="T780">již </text:span>neděsil toho, co zabíjí i tělesný život. </text:p>
          </table:table-cell>
        </table:table-row>
        <table:table-row table:style-name="Tabulka1.1">
          <table:table-cell table:style-name="Tabulka1.A1" table:number-columns-spanned="2" office:value-type="string">
            <text:p text:style-name="P278"><text:span text:style-name="T104">Lectiones </text:span></text:p>
            <text:p text:style-name="P277"><text:span text:style-name="T757">pro Martyre tantum.</text:span></text:p>
          </table:table-cell>
          <table:covered-table-cell/>
        </table:table-row>
        <table:table-row table:style-name="Tabulka1.1">
          <table:table-cell table:style-name="Tabulka1.A1" office:value-type="string">
            <text:p text:style-name="P551">In I. Nocturno</text:p>
            <text:p text:style-name="P552">De libro Ecclesiástici.</text:p>
            <text:p text:style-name="P553">Lectio j. <text:span text:style-name="T377">Cap. 51.</text:span></text:p>
            <text:p text:style-name="P322"><text:span text:style-name="T401">Confitébor</text:span> tibi Dómine Rex, et collaudábo te Deum Salvatórem meum. Confitébor nómini tuo: quóniam adjútor et protéctor factus es mihi, et liberásti corpus meum a perditióne, a láqueo linguæ iníquæ, et a lábiis operántium mendácium, et in conspéctu astántium factus es mihi adjútor. </text:p>
            <text:p text:style-name="P322"/>
          </table:table-cell>
          <table:table-cell table:style-name="Tabulka1.A1" office:value-type="string">
            <text:p text:style-name="P381"/>
            <text:p text:style-name="P381"/>
            <text:p text:style-name="P381"/>
            <text:p text:style-name="P341"><text:span text:style-name="T401">Velebit</text:span> tě budu, Hospodine, Králi, <text:span text:style-name="T742">a </text:span>chválit tebe <text:span text:style-name="T742">také jako</text:span> Boha svého Spasitele. <text:span text:style-name="T742">V</text:span>elebit budu tvé jméno: <text:span text:style-name="T742">neboť </text:span>ochráncem a pomocníkem <text:span text:style-name="T742">ses mně stal</text:span>, <text:span text:style-name="T742">a </text:span>vysvobodil jsi mé tělo ze záhuby a z osidel jazyka utrhačného, od rtů páchajících lež; proti těm, kteří povstali, stal ses mi pomocníkem. </text:p>
          </table:table-cell>
        </table:table-row>
        <table:table-row table:style-name="Tabulka1.1">
          <table:table-cell table:style-name="Tabulka1.A1" office:value-type="string">
            <text:p text:style-name="P553">Lectio ij.</text:p>
            <text:p text:style-name="P453"><text:span text:style-name="T401">Et</text:span> liberásti me secúndum multitúdinem misericórdiæ nóminis tui a rugiéntibus, præparátis ad escam, de mánibus quæréntium ánimam meam, et de portis tribulatiónum quæ circumdedérunt me: a pressúra flammæ, quæ circúmdedit me, et in médio ignis non sum æstuáta: de altitúdine ventris ínferi‚ et a lingua coinquináta‚ et a verbo mendácii, a rege iníquo‚ et a lingua injústa.</text:p>
            <text:p text:style-name="P327"/>
          </table:table-cell>
          <table:table-cell table:style-name="Tabulka1.A1" office:value-type="string">
            <text:p text:style-name="P406"/>
            <text:p text:style-name="P352"><text:span text:style-name="T743">A vysvobodil jsi mne </text:span>dle<text:span text:style-name="T744"> velikého </text:span>slitování <text:span text:style-name="T792">t</text:span>vé<text:span text:style-name="T744">ho </text:span>jmén<text:span text:style-name="T744">a</text:span> ze <text:span text:style-name="T30">zubů </text:span><text:span text:style-name="T231">řvounů připravených mne sežrat</text:span>, z ruk<text:span text:style-name="T745">ou</text:span> těch, kdo mi ukládali o život, <text:span text:style-name="T745">od bran nesnází, které mne obklopovaly</text:span>, od <text:span text:style-name="T746">hrozby ohně, které mne obklopoval</text:span>, zprostřed ohně, který <text:span text:style-name="T746">mne nestrávil</text:span>, z hlubiny <text:span text:style-name="T746">chřtánu </text:span>podsvětí, od jazyka nečistého a slova lživého, <text:span text:style-name="T746">od krále nepravého a jazyka nespravedlivého.</text:span></text:p>
          </table:table-cell>
        </table:table-row>
        <text:soft-page-break/>
        <table:table-row table:style-name="Tabulka1.1">
          <table:table-cell table:style-name="Tabulka1.A1" office:value-type="string">
            <text:p text:style-name="P553">Lectio iij.</text:p>
            <text:p text:style-name="P453"><text:span text:style-name="T401">Laudábit</text:span> usque ad mortem ánima mea Dóminum, et vita mea appropínquans erat in inférno deórsum. Circumdedérunt me úndique, et non erat qui adjuváret. Respíciens eram ad adjutórium hóminum, et non erat. Memoráta sum misericórdiæ tuæ Dómine‚ et operatiónis tuæ, quæ a sæculo sunt. Quóniam éruis sustinéntes te Dómine, et líberas eos de mánibus Géntium.</text:p>
            <text:p text:style-name="P431"/>
          </table:table-cell>
          <table:table-cell table:style-name="Tabulka1.A1" office:value-type="string">
            <text:p text:style-name="P406"/>
            <text:p text:style-name="P401"><text:span text:style-name="T401">Duše</text:span> má bude až do smrti chválit Pána a život můj blížil se hlubinám podsvětí. Obklíčili mne odevšad a nebylo, kdo by mi pomohl. Vyhlížela jsem pomoc lidí, avšak nikdo se nenašel. Rozpomněla jsem se na tvá milosrdenství, Pane, a tvé skutky, které jsou navěky. Neboť zachraňuješ ty, kteří se na tebe spoléhají, Pane, a vysvobozuješ je z rukou Pohanů.</text:p>
          </table:table-cell>
        </table:table-row>
        <table:table-row table:style-name="Tabulka1.1">
          <table:table-cell table:style-name="Tabulka1.A1" office:value-type="string">
            <text:p text:style-name="P553">Lectio i<text:span text:style-name="T378">v</text:span>.</text:p>
            <text:p text:style-name="P453"><text:span text:style-name="T401">Exaltásti</text:span> super terram habitatiónem meam, et pro morte defluénte deprecáta sum. Invocávi Dóminum Patrem Dómini mei, ut non derelínquat me in die tribulatiónis meæ, et in témpore superbórum sine adjutório. Laudábo nomen tuum assídue, et collaudábo illud in confessióne, et exaudíta est orátio mea. Et liberásti me de perditióne, et eripuísti me de témpore iníquo. Proptérea confitébor, et laudem dicam tibi, et benedícam nómini Dómini.</text:p>
            <text:p text:style-name="P431"/>
          </table:table-cell>
          <table:table-cell table:style-name="Tabulka1.A1" office:value-type="string">
            <text:p text:style-name="P406"/>
            <text:p text:style-name="P358"><text:span text:style-name="T516">Pozdvihl</text:span><text:span text:style-name="T747"> jsi mé sídlo nad povrch země</text:span>, a <text:span text:style-name="T747">prosila jsem, aby </text:span>mne <text:span text:style-name="T747">smrt </text:span>minula. Vzýval jsem Boha, <text:span text:style-name="T747">O</text:span>tce <text:span text:style-name="T747">P</text:span>ána <text:span text:style-name="T747">sv</text:span>ého, aby mne neopouštěl v den mého <text:span text:style-name="T747">utrpení</text:span>, a <text:span text:style-name="T67">nenechal mne </text:span>v <text:span text:style-name="T747">čase pyšných bez pomoci</text:span>. Chválit budu tvé jméno ustavičně, budu je oslavovat <text:span text:style-name="T747">a </text:span>vzdáva<text:span text:style-name="T747">t</text:span> díky, že má prosba byla vyslyšena. Neb<text:span text:style-name="T747">oť</text:span> jsi mne vysvobodil ze záhuby, vytrhl jsi mne ze zlých časů. <text:span text:style-name="T747">P</text:span>roto slavit a chválit budu tebe, dobrořečit jménu Hospodinovu. <text:span text:style-name="T561">(</text:span><text:span text:style-name="T272">Hejčl</text:span><text:span text:style-name="T45">, </text:span><text:span text:style-name="T30">upraveno</text:span><text:span text:style-name="T561">)</text:span></text:p>
          </table:table-cell>
        </table:table-row>
        <table:table-row table:style-name="Tabulka1.1">
          <table:table-cell table:style-name="Tabulka1.A1" office:value-type="string">
            <text:p text:style-name="P257">In II. Nocturno</text:p>
            <text:p text:style-name="P193">Sermo sancti Joánnis Chrysóstomi. </text:p>
            <text:p text:style-name="P336">Serm. 67. de diversis novi Testamenti locis.</text:p>
            <text:p text:style-name="P79"><text:bookmark-start text:name="__DdeLink__2400_16731447091131111121111"/><text:span text:style-name="T117">Lectio</text:span><text:bookmark-end text:name="__DdeLink__2400_16731447091131111121111"/><text:span text:style-name="T117"> v.</text:span></text:p>
            <text:p text:style-name="P499"><text:span text:style-name="T401">Ego</text:span> maxime commemoratiónes díligo Mártyrum, dilige, et ampléctor; atque omnes quidem, sed tum praecípue‚ cum mulíerum certámina proponúntur. Quanto enim infírmius est vas, tanto major est grátia, tanto illústrius est trophaeum, tanto insígnior est victória, non ob imbecillitátem sexus athletárum, sed quod per ea, quibus vícerat inimícus‚ nunc étiam vincátur.</text:p>
            <text:p text:style-name="P17"/>
          </table:table-cell>
          <table:table-cell table:style-name="Tabulka1.A1" office:value-type="string">
            <text:p text:style-name="P556"><text:span text:style-name="T793">II. Nocturnus</text:span></text:p>
            <text:p text:style-name="P508"><text:span text:style-name="T277">Řeč svatého Jana Zlatoústého.</text:span></text:p>
            <text:p text:style-name="P556"><text:span text:style-name="T146">Řeč 67 o všelijakých místech Nového Zákona.</text:span><text:span text:style-name="T105"> </text:span></text:p>
            <text:p text:style-name="P556"><text:span text:style-name="T147">5. čtení.</text:span></text:p>
            <text:p text:style-name="P523"><text:span text:style-name="T518">Já</text:span><text:span text:style-name="T766"> nanejvýš miluji, </text:span><text:span text:style-name="T778">když si připomínáme</text:span><text:span text:style-name="T766"> Mučedník</text:span><text:span text:style-name="T778">y</text:span><text:span text:style-name="T766">, miluji </text:span><text:span text:style-name="T778">je </text:span><text:span text:style-name="T766">a objímám; a </text:span><text:span text:style-name="T778">zajisté pak</text:span><text:span text:style-name="T766"> všechny, obzvláště však, když </text:span><text:span text:style-name="T778">se </text:span><text:span text:style-name="T766">nám </text:span><text:span text:style-name="T103">předkládají</text:span><text:span text:style-name="T766"> zápasy žen. Čím slabší je totiž nádoba, tím větší je milost, tím slavnější je pohár vítězů, tím významnější je vítězství, nejen pro slabost pohlaví zápasnic, ale protože prostřednictvím té, skrze niž nepřítel </text:span><text:span text:style-name="T778">kdysi </text:span><text:span text:style-name="T766">zvítězil, je nyní opět poražen. </text:span></text:p>
          </table:table-cell>
        </table:table-row>
        <table:table-row table:style-name="Tabulka1.1">
          <table:table-cell table:style-name="Tabulka1.A1" office:value-type="string">
            <text:p text:style-name="P125">Lectio vj.</text:p>
            <text:p text:style-name="P328"><text:span text:style-name="T401">Per</text:span> mulíerem vicit, per mulíerem superátus est. Hoc illíus ántea telum erat; hoc illíus nunc caedis factum est instruméntum, hoc vas appáruit insuperábile. Peccávit illa prior, et mórtuae est: ista mórtua est, ne peccáret. Illa tum fútilis promíssi spe infláta, Dei leges violávit; haec vitam praeséntem contémpsit‚ ne fidem in suum benefactórem ejuráret.</text:p>
            <text:p text:style-name="P189"/>
          </table:table-cell>
          <table:table-cell table:style-name="Tabulka1.A1" office:value-type="string">
            <text:p text:style-name="P542"/>
            <text:p text:style-name="P524"><text:span text:style-name="T522">Skrze</text:span><text:span text:style-name="T518"> </text:span><text:span text:style-name="T766">žen</text:span><text:span text:style-name="T778">u</text:span><text:span text:style-name="T766"> </text:span><text:span text:style-name="T776">ďá</text:span><text:span text:style-name="T777">bel</text:span><text:span text:style-name="T778"> </text:span><text:span text:style-name="T766">zvítězil, ženou je nyní poražen. Ona byla předtím jeho zbraní, nyní se však stala nástrojem jeho porážky, a tato nádoba se ukázala nepřemožitelnou. Eva </text:span><text:span text:style-name="T778">prve</text:span><text:span text:style-name="T766"> zhřešila a zemřela. Tato </text:span><text:span text:style-name="T778">S</text:span><text:span text:style-name="T766">vatá </text:span><text:span text:style-name="T776">raději </text:span><text:span text:style-name="T766">zemřela, </text:span><text:span text:style-name="T778">než aby </text:span><text:span text:style-name="T766">zhřešila. Eva tehdy, povýšena nadějí prázdného slibu, porušila Boží zákony, tato </text:span><text:span text:style-name="T778">S</text:span><text:span text:style-name="T766">vatá pohrdla přítomným životem, </text:span><text:span text:style-name="T778">než by se zřekla </text:span><text:span text:style-name="T766">vír</text:span><text:span text:style-name="T778">y</text:span><text:span text:style-name="T766"> ve svého dobrodince. </text:span></text:p>
          </table:table-cell>
        </table:table-row>
        <table:table-row table:style-name="Tabulka1.1">
          <table:table-cell table:style-name="Tabulka1.A1" office:value-type="string">
            <text:p text:style-name="P125">Lectio vij.</text:p>
            <text:p text:style-name="P330"><text:span text:style-name="T401">Quam</text:span> ígitur deínceps sperare póterunt excusatiónem viri, si molles sint, et ignávi, quam vero véniam, cum fórtiter ac viríliter se gerant mulíeres, cum ádeo se generóse ad certámina pietátis accíngant? Fuit illi corpus imbecíllum, et obnóxius sexus <text:soft-page-break/>injúriae: verúmtamen ómnium horum imbecillitátem advéniens grátia occultávit.</text:p>
            <text:p text:style-name="P24"/>
          </table:table-cell>
          <table:table-cell table:style-name="Tabulka1.A1" office:value-type="string">
            <text:p text:style-name="P542"/>
            <text:p text:style-name="P524"><text:span text:style-name="T518">V </text:span><text:span text:style-name="T766">jakou výmluvu pak mohou doufat muži, jsou-li změkčilí a zbabělí, jaké snad </text:span><text:span text:style-name="T778">slitování</text:span><text:span text:style-name="T766">, když </text:span><text:span text:style-name="T778">i</text:span><text:span text:style-name="T766"> ženy </text:span><text:span text:style-name="T778">jednají</text:span><text:span text:style-name="T766"> statečně a </text:span><text:span text:style-name="T778">z</text:span><text:span text:style-name="T766">muž</text:span><text:span text:style-name="T778">ile</text:span><text:span text:style-name="T766">, když se tak velkodušně dokážou opásat k zápasům zbožnosti? Ona měla slabé tělo, více ohrožené násilným zraněním </text:span><text:soft-page-break/><text:span text:style-name="T766">jako všechny ženy, avšak slabost všech těchto žen zcela skryla seslaná milost. </text:span></text:p>
          </table:table-cell>
        </table:table-row>
        <table:table-row table:style-name="Tabulka1.1">
          <table:table-cell table:style-name="Tabulka1.A1" office:value-type="string">
            <text:p text:style-name="P125">Lectio viij.</text:p>
            <text:p text:style-name="P324"><text:span text:style-name="T401">Nihil</text:span> enim est, nihil plane poténtius est eo, qui magno cum stúdio Dei timórem hábeat in mente defíxum, sed quamvis ignes, quamvis ferrum, quamvis béstias, quamvis áliud quidvis minéntur hostes, ómnia nullo negótio contémnit; quod útique Beáta ista étiam fecit.</text:p>
            <text:p text:style-name="P324"/>
          </table:table-cell>
          <table:table-cell table:style-name="Tabulka1.A1" office:value-type="string">
            <text:p text:style-name="P542"/>
            <text:p text:style-name="P524"><text:span text:style-name="T522">N</text:span><text:span text:style-name="T518">ení</text:span><text:span text:style-name="T766"> totiž nic, </text:span><text:span text:style-name="T778">opravdu</text:span><text:span text:style-name="T766"> není nic mocnější toho, když </text:span><text:span text:style-name="T778">si</text:span><text:span text:style-name="T766"> někdo s velikým úsilím upevní v mysli bázeň Boží, ale </text:span><text:span text:style-name="T778">jakkoliv ji nepřátelé vyhrožují</text:span><text:span text:style-name="T766"> ohněm, č</text:span><text:span text:style-name="T778">i</text:span><text:span text:style-name="T766"> zbraněmi, třeba</text:span><text:span text:style-name="T778"> i</text:span><text:span text:style-name="T766"> dravou zvěří, </text:span><text:span text:style-name="T778">nebo </text:span><text:span text:style-name="T766">čímkoliv jiným, n</text:span><text:span text:style-name="T778">i</text:span><text:span text:style-name="T766">c z toho v žádném případě </text:span><text:span text:style-name="T778">nedokáže znehodnotit</text:span><text:span text:style-name="T766"> to, co tato Svatá učinila. </text:span></text:p>
          </table:table-cell>
        </table:table-row>
        <table:table-row table:style-name="Tabulka1.1">
          <table:table-cell table:style-name="Tabulka1.A1" office:value-type="string">
            <text:p text:style-name="P126"/>
          </table:table-cell>
          <table:table-cell table:style-name="Tabulka1.A1" office:value-type="string">
            <text:p text:style-name="P31"/>
          </table:table-cell>
        </table:table-row>
        <table:table-row table:style-name="Tabulka1.1">
          <table:table-cell table:style-name="Tabulka1.A1" table:number-columns-spanned="2" office:value-type="string">
            <text:p text:style-name="P160"><text:span text:style-name="T278">C</text:span><text:span text:style-name="T9">o</text:span><text:span text:style-name="T10">mmune</text:span></text:p>
            <text:p text:style-name="P161"><text:span text:style-name="T279">D</text:span><text:span text:style-name="T8">edication</text:span><text:span text:style-name="T6">is</text:span><text:span text:style-name="T7"> </text:span><text:span text:style-name="T279">E</text:span><text:span text:style-name="T8">cclesiæ </text:span></text:p>
            <text:p text:style-name="P244"><draw:frame draw:style-name="fr1" draw:name="Obrázek3" text:anchor-type="char" svg:x="2.798in" svg:y="0.0866in" svg:width="1.6898in" svg:height="0.1209in" draw:z-index="0"><draw:image xlink:href="Pictures/100006D00000C54500000E0BC683FB34DF2CE92E.emf" xlink:type="simple" xlink:show="embed" xlink:actuate="onLoad" draw:mime-type="image/x-emf"/><draw:image xlink:href="Pictures/100000010000086300000099E7748BC8A63DCBB2.png" xlink:type="simple" xlink:show="embed" xlink:actuate="onLoad" draw:mime-type="image/png"/></draw:frame></text:p>
          </table:table-cell>
          <table:covered-table-cell/>
        </table:table-row>
        <table:table-row table:style-name="Tabulka1.1">
          <table:table-cell table:style-name="Tabulka1.A1" office:value-type="string">
            <text:p text:style-name="P216">In I. Nocturno</text:p>
            <text:p text:style-name="P209">De libro secundo Paralipómenon.</text:p>
            <text:p text:style-name="P122">Lectio j. <text:span text:style-name="T383">Cap. </text:span><text:span text:style-name="T565">7</text:span><text:span text:style-name="T383">.</text:span></text:p>
            <text:p text:style-name="P319"><text:span text:style-name="T401">Cum</text:span> complésset Sálomon fundens preces, ignis descéndit de c<text:span text:style-name="T566">oe</text:span>lo et devorávit holocáusta et víctimas: et majéstas Dómini implévit domum. Nec póterant sacerdótes íngredi templum Dómini, eo quod implésset majéstas Dómini, templum Dómini. </text:p>
            <text:p text:style-name="P319"/>
          </table:table-cell>
          <table:table-cell table:style-name="Tabulka1.A1" office:value-type="string">
            <text:p text:style-name="P49"/>
            <text:p text:style-name="P49"/>
            <text:p text:style-name="P49"/>
            <text:p text:style-name="P340"><text:span text:style-name="T401">Když</text:span> Šalomoun dokončil svou modlitbu, sestoupil z nebe oheň a pohltil zápalnou oběť i díly obětního hodu, a dům naplnila Hospodinova sláva. Kněží nemohli do Hospodinova <text:span text:style-name="T566">chrámu</text:span> vstoupit, neboť Hospodinova sláva naplnila Hospodinův <text:span text:style-name="T566">chrám</text:span>. </text:p>
          </table:table-cell>
        </table:table-row>
        <table:table-row table:style-name="Tabulka1.1">
          <table:table-cell table:style-name="Tabulka1.A1" office:value-type="string">
            <text:p text:style-name="P122">Lectio ij.</text:p>
            <text:p text:style-name="P448"><text:span text:style-name="T401">Sed</text:span> et omnes fílii Israél vidébant descendéntem ignem, et glóriam Dómini super domum: et corruéntes proni in terram super paviméntum stratum lápide, adoravérunt et laudavérunt Dóminum: Quóniam bonus, quóniam in sǽculum misericórdia ejus. </text:p>
            <text:p text:style-name="P188"/>
          </table:table-cell>
          <table:table-cell table:style-name="Tabulka1.A1" office:value-type="string">
            <text:p text:style-name="P63"/>
            <text:p text:style-name="P351"><text:span text:style-name="T530">A všichni </text:span><text:span text:style-name="T566">snové </text:span><text:span text:style-name="T530">I</text:span><text:span text:style-name="T566">s</text:span><text:span text:style-name="T530">rael</text:span><text:span text:style-name="T566">e</text:span><text:span text:style-name="T530"> viděli sestupující oheň i Hospodinovu slávu nad domem, klesli na dlažbu tváří k zemi, klaněli se a vzdávali chválu Hospodinu, protože je dobrý a že jeho milosrdenství </text:span><text:span text:style-name="T566">trvá navěky</text:span><text:span text:style-name="T530">. </text:span></text:p>
          </table:table-cell>
        </table:table-row>
        <table:table-row table:style-name="Tabulka1.1">
          <table:table-cell table:style-name="Tabulka1.A1" office:value-type="string">
            <text:p text:style-name="P122">Lectio iij.</text:p>
            <text:p text:style-name="P448"><text:span text:style-name="T401">Rex</text:span> autem et omnis pópulus immolábant víctimas coram Dómino. Mactávit ígitur rex Sálomon hóstias, boum vigínti duo míllia, aríetum centum vigínti míllia: et dedicávit domum Dei rex et univérsus pópulus. Sacerdótes autem stábant in offíciis suis, et Levítæ in organis cárminum Dómini, quæ fecit David rex ad laudándum Dóminum.</text:p>
            <text:p text:style-name="P23"/>
          </table:table-cell>
          <table:table-cell table:style-name="Tabulka1.A1" office:value-type="string">
            <text:p text:style-name="P63"/>
            <text:p text:style-name="P400">A král i všechen lid slavili před Hospodinem obětní hod. Král Šalomoun <text:span text:style-name="T566">porazil</text:span> k obětnímu hodu dvacet dva tisíce kusů skotu a sto dvacet tisíc kusů bravu. Tak zasvětil král s veškerým lidem Boží dům. Kněží stáli na svých místech, též <text:span text:style-name="T566">Levité</text:span> s hudebními nástroji k <text:span text:style-name="T566">písním pro</text:span> Hospodina; ty dal zhotovit král David, aby jimi vzdávali Hospodinu chválu.</text:p>
          </table:table-cell>
        </table:table-row>
        <table:table-row table:style-name="Tabulka1.1">
          <table:table-cell table:style-name="Tabulka1.A1" office:value-type="string">
            <text:p text:style-name="P122">Lectio i<text:span text:style-name="T378">v</text:span>. </text:p>
            <text:p text:style-name="P448"><text:span text:style-name="T438">P</text:span><text:span text:style-name="T401">orro</text:span> sacerdótes canébant tubis ante eos, cunctúsque Israël stábat. Sanctificávit quoque Sálomon médium átrii ante templum Dómini: obtúlerat enim ibi holocáusta, et ádipes pacificórum: quia altáre ǽneum, quod fécerat, non póterat susti<text:soft-page-break/>nére holocáusta et sacrifícia et ádipes. </text:p>
            <text:p text:style-name="P23"/>
          </table:table-cell>
          <table:table-cell table:style-name="Tabulka1.A1" office:value-type="string">
            <text:p text:style-name="P63"/>
            <text:p text:style-name="P357"><text:span text:style-name="T421">Kněží</text:span><text:span text:style-name="T531"> naproti nim troubili a celý I</text:span><text:span text:style-name="T566">s</text:span><text:span text:style-name="T531">rael stál. Šalomoun posvětil střed nádvoří, které je před Hospodinovým domem, neboť tam přinesl zápalné oběti a tučné díly pokojných obětí, protože bronzový oltář, který dal Šalomoun zhotovit, nemohl pojmout </text:span><text:soft-page-break/><text:span text:style-name="T531">zápalnou a přídavnou oběť a tučné díly. </text:span></text:p>
            <text:p text:style-name="P43"><text:span text:style-name="T386">(</text:span><text:span text:style-name="T34">ČEP,</text:span><text:span text:style-name="T39"> </text:span><text:span text:style-name="T35">upraveno</text:span><text:span text:style-name="T221">)</text:span></text:p>
          </table:table-cell>
        </table:table-row>
        <table:table-row table:style-name="Tabulka1.1">
          <table:table-cell table:style-name="Tabulka1.A1" office:value-type="string">
            <text:p text:style-name="P257">In II. Nocturno</text:p>
            <text:p text:style-name="P192">Sermo sancti Augustíni Epíscopi.</text:p>
            <text:p text:style-name="P144">Serm. 252. de Tempore.</text:p>
            <text:p text:style-name="P79"><text:bookmark-start text:name="__DdeLink__2400_16731447091131111121"/><text:span text:style-name="T117">Lectio</text:span><text:bookmark-end text:name="__DdeLink__2400_16731447091131111121"/><text:span text:style-name="T117"> v.</text:span></text:p>
            <text:p text:style-name="P499">Q<text:span text:style-name="T401">uotiescúmque</text:span> fratres charíssimi, Altáris vel templi festivitátem cólimus, si fidéliter ac diligénter atténdimus et sancte ac juste vívimus, quidquid in templis manufáctis ágitur, totum in nobis spiritáli ædificatióne complétur. Non enim mentítus est ille, qui dixit: Templum enim Dei sanctum est, quod estis vos: et íterum; Nescitis, quia córpora vestra templum sunt Spíritus sancti, qui in vobis est?</text:p>
            <text:p text:style-name="P17"/>
          </table:table-cell>
          <table:table-cell table:style-name="Tabulka1.A1" office:value-type="string">
            <text:p text:style-name="P65"/>
            <text:p text:style-name="P65"/>
            <text:p text:style-name="P65"/>
            <text:p text:style-name="P65"/>
            <text:p text:style-name="P395"><text:span text:style-name="T437">Nejdražší</text:span><text:span text:style-name="T281"> bratři, kdykoliv slavíme slavnost <text:s/>Oltář</text:span><text:span text:style-name="T567">e</text:span><text:span text:style-name="T281"> či chrámu, tak pokud se jí věrně a přičinlivě účastníme a žijeme svatě a spravedlivě, pak cokoliv se děje v chrámech postavených </text:span><text:span text:style-name="T32">lidskýma </text:span><text:span text:style-name="T281">rukama, nás celé </text:span><text:span text:style-name="T567">uvnitř </text:span><text:span text:style-name="T281">naplní duchovní stavbou. Nelhal totiž </text:span><text:span text:style-name="T49">svatý Pavel</text:span><text:span text:style-name="T281">, </text:span><text:span text:style-name="T567">když</text:span><text:span text:style-name="T281"> pravil: „Boží chrám je svatý, a ten chrám jste vy,“ </text:span><text:span text:style-name="T568">(1. Kor 3, 17)</text:span><text:span text:style-name="T567"> </text:span><text:span text:style-name="T281">a opět: „Nevíte, že vaše těla jsou chrámem Ducha svatého, který ve vás přebývá?“ </text:span><text:span text:style-name="T568">(1. Kor 6, 19)</text:span></text:p>
          </table:table-cell>
        </table:table-row>
        <table:table-row table:style-name="Tabulka1.1">
          <table:table-cell table:style-name="Tabulka1.A1" office:value-type="string">
            <text:p text:style-name="P125">Lectio vj.</text:p>
            <text:p text:style-name="P328">E<text:span text:style-name="T401">t</text:span> ídeo, fratres charíssimi, quia nullis præcedéntibus méritis per grátiam Dei merúimus fíeri templum Dei, quantum póssumus cum ipsíus adjutório laborémus, ne Dóminus noster in templo suo, hoc est, in nobis ipsis invéniat, quod óculos suæ Ma<text:span text:style-name="T578">j</text:span>estátis offéndat. Sed habitáculum cordis nostri evacuétur vítiis, et virtútibus repleátur: claudátur diábolo, et aperiátur Christo: et ita laborémus, ut nobis bonórum óperum clávibus <text:span text:style-name="T576">j</text:span>anuam regni cœléstis aperíre possímus.</text:p>
            <text:p text:style-name="P189"/>
          </table:table-cell>
          <table:table-cell table:style-name="Tabulka1.A1" office:value-type="string">
            <text:p text:style-name="P65"/>
            <text:p text:style-name="P420">A proto, nejdražší bratři, <text:span text:style-name="T567">neboť</text:span> žádnými předchozími zásluhami jsme si nezískali právo státi se skrze Boží milost chrámem Božím, s jeho pomocí se snažme, jak jen můžeme, aby náš Pán ve svém chrámu, tedy v nás samotných, nenašel nic, co by uráželo <text:span text:style-name="T287">zrak</text:span> jeho Vznešenosti. <text:span text:style-name="T287">P</text:span>říbytek našeho srdce nechť <text:span text:style-name="T287">tedy </text:span>opustí neřesti <text:span text:style-name="T282">a naplní se ctnostmi. Nechť se uzavře ďáblu a otevře Kristu. A tak se snažme, abychom si klíči dobrých skutků mohli otevřít bránu do nebeského království. </text:span></text:p>
          </table:table-cell>
        </table:table-row>
        <table:table-row table:style-name="Tabulka1.1">
          <table:table-cell table:style-name="Tabulka1.A1" office:value-type="string">
            <text:p text:style-name="P125">Lectio vij.</text:p>
            <text:p text:style-name="P330">S<text:span text:style-name="T401">icut </text:span>enim malis opéribus quasi quibúsdam seris ac véctibus, vitæ nobis jánua cláuditur: ita absque dúbio bonis opéribus aperítur. Et ídeo, fratres charíssimi, unusqu<text:span text:style-name="T283">í</text:span>sque consíderet consciéntiam suam, et quando se áliquo crímine vulnerátum esse cognóverit, prius oratiónibus, jejúniis, vel eleemósynis stúdeat mundáre consciéntiam suam, et sic Eucharistíam præsúmat accípere.</text:p>
            <text:p text:style-name="P24"/>
          </table:table-cell>
          <table:table-cell table:style-name="Tabulka1.A1" office:value-type="string">
            <text:p text:style-name="P65"/>
            <text:p text:style-name="P396"><text:span text:style-name="T401">Tak</text:span> jako špatnými činy se nám jako nějakými závorami či mřížemi uzavírá brána života, tak dobrými skutky se beze vší pochyby otevírá. A proto, nejdražší bratři, každý zapátrej ve svém svědomí, a když někdo pozná, že se nějakým svým přečinem <text:span text:style-name="T287">z</text:span>ranil, prve ať se modlitbami, posty či almužnami snaží očistit své svědomí, a pouze tak se odváží přijmout Eucharistii.</text:p>
          </table:table-cell>
        </table:table-row>
        <table:table-row table:style-name="Tabulka1.1">
          <table:table-cell table:style-name="Tabulka1.A1" office:value-type="string">
            <text:p text:style-name="P125">Lectio viij.</text:p>
            <text:p text:style-name="P324">S<text:span text:style-name="T401">i</text:span> enim agnóscens reátum suum, ipse se a divino Altári subtráxerit, cito ad indulgéntiam divínæ misericórdiæ pervéniet. Quia sicut qui se exáltat, humiliábitur: ita e contrário, qui se humíliat, exaltábitur. Qui enim, sicut dixi, agnóscens reátum suum, ipse se humíliter ab Altári Ecclésiæ pro emendatióne vitæ removére volúerit, ab ætérno illo et cœlésti convívio excommunicári pénitus non timébit.</text:p>
            <text:p text:style-name="P324"/>
          </table:table-cell>
          <table:table-cell table:style-name="Tabulka1.A1" office:value-type="string">
            <text:p text:style-name="P65"/>
            <text:p text:style-name="P421"><text:span text:style-name="T401">Pokud</text:span> tedy pozná svou poskvrnu, sám nechť odejde od božského Oltáře a rychle se v prosbě o odpuštění utíká k božskému milosrdenství. Neboť tak jako každý, kdo se povyšuje, bude ponížen, tak také naopak, každý, kdo se ponižuje, bude povýšen. Kdo tedy, jak jsem již řekl, <text:span text:style-name="T576">by </text:span>pozn<text:span text:style-name="T576">al</text:span> svou poskvrnu a sám z vlastní vůle v pokoře odeš<text:span text:style-name="T576">el</text:span> od Oltáře Církve, aby dal do pořádku svůj život, nemusí se <text:span text:style-name="T576">jistě </text:span>bát, že bude navěky vyloučen z nebeské hostiny.</text:p>
          </table:table-cell>
        </table:table-row>
        <table:table-row table:style-name="Tabulka1.1">
          <table:table-cell table:style-name="Tabulka1.A1" office:value-type="string">
            <text:p text:style-name="P260">In III. Nocturno</text:p>
            <text:p text:style-name="P74"><text:span text:style-name="T86">Léctio sancti Evangélii secúndum </text:span><text:span text:style-name="T87">Lucam</text:span><text:span text:style-name="T86">.</text:span><text:span text:style-name="T125"> </text:span></text:p>
            <text:p text:style-name="P98"><text:soft-page-break/>Lectio ix. Cap. <text:span text:style-name="T280">19</text:span>.</text:p>
            <text:p text:style-name="P495">I<text:span text:style-name="T401">n</text:span> illo témpore: Ingréssus Jesus perambulábat Jericho. Et ecce vir nómine Zachæus: et hic princeps erat publicanórum, et ipse dives. Et réliqua.</text:p>
            <text:p text:style-name="P10"/>
            <text:p text:style-name="P74"><text:span text:style-name="T179">Homil</text:span><text:span text:style-name="T206">í</text:span><text:span text:style-name="T179">a sancti Ambrósii Epíscopi</text:span><text:span text:style-name="T86">.</text:span></text:p>
            <text:p text:style-name="P140">Lib. 8. in Luc. prope finem.</text:p>
            <text:p text:style-name="P496">Z<text:span text:style-name="T401">achæus</text:span>, statúra pusíl<text:span text:style-name="T280">l</text:span>us, hoc est, nulla nobilitátis ingénitæ dignitáte sublímis, exíguus méritis sicut pópulus natiónum, audíto Dómini Salvatóris advéntu, quem sui non recéperant, vidére cupiébat. Sed nemo fácile Jesum videt: nemo potest Jesum vidére constitútus in terra. Et quia non Prophétas, non legem habébat, tamquam formæ grátiam naturális, ascéndit in sycómorum, vanitátem scílicet Judæórum vestígio suo próterens, errata quoque córrigens superióris ætátis: et ideo Jesum in interióris domus recépit hospítio.</text:p>
            <text:p text:style-name="P10"/>
          </table:table-cell>
          <table:table-cell table:style-name="Tabulka1.A1" office:value-type="string">
            <text:p text:style-name="P64"/>
            <text:p text:style-name="P64"/>
            <text:p text:style-name="P64"><text:soft-page-break/></text:p>
            <text:p text:style-name="P515"><text:span text:style-name="T440">Z</text:span><text:span text:style-name="T439">a</text:span><text:span text:style-name="T290"> onoho času </text:span><text:span text:style-name="T291">procházel</text:span><text:span text:style-name="T292"> </text:span><text:span text:style-name="T293">Ježíš </text:span><text:span text:style-name="T291">městem Jericho. A hle, byl </text:span><text:span text:style-name="T240">zde</text:span><text:span text:style-name="T291"> muž jménem Zacheus. Ten byl vrchním nad celníky a byl bohatý.</text:span><text:span text:style-name="T294"> A ostatní</text:span><text:span text:style-name="T292">.</text:span></text:p>
            <text:p text:style-name="P64"/>
            <text:p text:style-name="P64"/>
            <text:p text:style-name="P64"/>
            <text:p text:style-name="P512"><text:span text:style-name="T441">Zacheus</text:span><text:span text:style-name="T295"> byl postavou malý, tedy žádná vrozená vznešenost mu ne</text:span><text:span text:style-name="T240">při</text:span><text:span text:style-name="T295">dala </text:span><text:span text:style-name="T296">na </text:span><text:span text:style-name="T295">výš</text:span><text:span text:style-name="T296">ce</text:span><text:span text:style-name="T295">, byl malý i zásluhami, stejně jako lid pohans</text:span><text:span text:style-name="T297">­</text:span><text:span text:style-name="T295">ký</text:span><text:span text:style-name="T298">ch </text:span><text:span text:style-name="T240">N</text:span><text:span text:style-name="T298">árodů</text:span><text:span text:style-name="T295">. Když </text:span><text:span text:style-name="T299">se však dozvěděl </text:span><text:span text:style-name="T295">o příchodu Pána Spasitele, kterého jeho národ nepřijal, zatoužil jej vidět. Ale Ježíše nikdo jen tak </text:span><text:span text:style-name="T296">snadno </text:span><text:span text:style-name="T295">neuvidí. Nikdo, kdo žije na zemi, nedokáže Ježíše spatřit. A protože neměl Proroky ani zákon, využil výhody přírodního útvaru a vylezl na fíkovník, tedy pošlapal marnivost Židů svýma nohama, tím napravil chyby dřívějšího věku a přijal tedy Ježíše jako hosta do nitra svého domu. </text:span></text:p>
          </table:table-cell>
        </table:table-row>
        <table:table-row table:style-name="Tabulka1.1">
          <table:table-cell table:style-name="Tabulka1.A1" office:value-type="string">
            <text:p text:style-name="P98">Lectio x.</text:p>
            <text:p text:style-name="P497">E<text:span text:style-name="T401">t</text:span> bene ascéndit in arborem, ut arbor bona bonos fructus fáceret: ac naturáli excísus oleastro, et contra natúram insértus in bonam olívam, fructum posset legis afférre Radix enim sancta, etsi rami inútiles: quorum infructuósam glóriam plebs géntium fide resurrectiónis, quasi quadam córporis elevatióne transcéndit.</text:p>
            <text:p text:style-name="P10"/>
          </table:table-cell>
          <table:table-cell table:style-name="Tabulka1.A1" office:value-type="string">
            <text:p text:style-name="P64"/>
            <text:p text:style-name="P427">A <text:span text:style-name="T284">dobře udělal, že vylezl na strom, neboť dobrý strom přináší dobré plody. Byl tedy odříznut od planého olivovníku a naroubován na dobrou olivu, plod zákona totiž může přinést pouze svatý Kořen, i když větve jsou již bez užitku: jejich neplodnou slávu lid pohanský svou vírou proměnil podobně jako </text:span><text:span text:style-name="T577">určitým </text:span><text:span text:style-name="T260">vy</text:span><text:span text:style-name="T284">výšením těla </text:span><text:span text:style-name="T33">na strom</text:span><text:span text:style-name="T284">. </text:span></text:p>
          </table:table-cell>
        </table:table-row>
        <table:table-row table:style-name="Tabulka1.1">
          <table:table-cell table:style-name="Tabulka1.A1" office:value-type="string">
            <text:p text:style-name="P98">Lectio xj.</text:p>
            <text:p text:style-name="P498">Z<text:span text:style-name="T401">achæus</text:span> ergo in sycómoro, cæcus in via: quorum álterum Dóminus miseratúrus expéctat, álterum mansiónis suæ claritáte nobílitat: álterum sanatúrus intérrogat, apud álterum se non invitátus invítat. Sciébat enim úberem hospítii sui esse mercédem. Sed tamen, etsi nondum vocem invitántis audíerat, jam víderat afféctum.</text:p>
            <text:p text:style-name="P10"/>
          </table:table-cell>
          <table:table-cell table:style-name="Tabulka1.A1" office:value-type="string">
            <text:p text:style-name="P64"/>
            <text:p text:style-name="P408"><text:span text:style-name="T401">Zacheus</text:span> byl tedy na fíkovníku, slepec <text:span text:style-name="T287">pak </text:span>u cesty. Jeden z nich čekal na smilování Páně, druhý na povznesení svého domu Jeho vznešeností. Jeden <text:span text:style-name="T287">s</text:span> naděj<text:span text:style-name="T287">í</text:span> žádá <text:span text:style-name="T287">o</text:span> uzdravení, <text:span text:style-name="T287">k</text:span> druhé<text:span text:style-name="T287">mu</text:span> se dříve nezvaný pozve. Věděl totiž, jak plodnou zásluhou je jeho pohoštění. Avšak <text:span text:style-name="T285">přece, i když Pán ještě neslyšel hlas, který jej zve, už viděl jeho lásku.</text:span></text:p>
          </table:table-cell>
        </table:table-row>
        <table:table-row table:style-name="Tabulka1.1">
          <table:table-cell table:style-name="Tabulka1.A1" office:value-type="string">
            <text:p text:style-name="P98">Lectio xij.</text:p>
            <text:p text:style-name="P515"><text:span text:style-name="T96">V</text:span><text:span text:style-name="T428">erum</text:span><text:span text:style-name="T96"> ne cæcum illum tamquam fastidiósi p</text:span><text:span text:style-name="T100">á</text:span><text:span text:style-name="T96">uperum cito reliquísse videámur, et transísse ad dívitem, expectémus eum, quia expectávit et Dóminus: interrogémus eum, quia interrogávit et Christus. Nos interrogémus, quia nescímus: ille, quia nóver</text:span><text:span text:style-name="T97">a</text:span><text:span text:style-name="T96">t. Nos interrogémus, ut sciámus unde iste curátus sit: ille interrogávit, ut in uno plures discerémus, unde Dóminum vidére mereámur. Interrogávit enim, ut crederémus, néminem nisi confiténtem posse salvári.</text:span></text:p>
            <text:p text:style-name="P10"/>
          </table:table-cell>
          <table:table-cell table:style-name="Tabulka1.A1" office:value-type="string">
            <text:p text:style-name="P64"/>
            <text:p text:style-name="P428"><text:span text:style-name="T401">Abychom</text:span> si však nemysleli, že Pán rychle opustil toho chudého slepce jako něco nechutného a odešel k boháčovi, <text:span text:style-name="T577">po</text:span>čkejme <text:span text:style-name="T577">si </text:span>na něj, neboť <text:span text:style-name="T577">po</text:span>čkal i Pán, ptejme se ho, neboť ptal se i Kristus. My se ptejme, neboť <text:span text:style-name="T287">neznáme odpověď</text:span>, on <text:span text:style-name="T286">se ptá, protože ji zná. My se ptejme, abychom věděli, jak byl slepec uzdraven. Pán se ptal, aby nás v jedné otázce poučil o několika způsobech, jak jej můžeme spatřit. On </text:span>se totiž <text:span text:style-name="T286">ptal</text:span>, abychom uvěřili, že může uzdravit pouze toho, kdo věří. </text:p>
          </table: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Sans UI" svg:font-family="'Andale Sans UI'" style:font-family-generic="system" style:font-pitch="variable"/>
    <style:font-face style:name="Arial Unicode MS" svg:font-family="'Arial Unicode MS'" style:font-family-generic="system" style:font-pitch="variable"/>
    <style:font-face style:name="ArialMT" svg:font-family="ArialMT" style:font-family-generic="roman" style:font-pitch="variable"/>
    <style:font-face style:name="Bookman BT S.O.Cist." svg:font-family="'Bookman BT S.O.Cist.'" style:font-pitch="variable"/>
    <style:font-face style:name="Bookman BT S.O.Cist.1" svg:font-family="'Bookman BT S.O.Cist.'" style:font-family-generic="roman" style:font-pitch="variable"/>
    <style:font-face style:name="Bookman BT S.O.Cist.:liga=0" svg:font-family="'Bookman BT S.O.Cist.:liga=0'" style:font-pitch="variable"/>
    <style:font-face style:name="Bookman BT S.O.Cist.:liga=01" svg:font-family="'Bookman BT S.O.Cist.:liga=0'" style:font-family-generic="roman" style:font-pitch="variable"/>
    <style:font-face style:name="Bookman BT S.O.Cist.:liga=02" svg:font-family="'Bookman BT S.O.Cist.:liga=0'" style:font-adornments="Roman" style:font-pitch="variable"/>
    <style:font-face style:name="Bookman BT S.O.Cist.:liga=03" svg:font-family="'Bookman BT S.O.Cist.:liga=0'" style:font-adornments="Roman" style:font-family-generic="roman" style:font-pitch="variable"/>
    <style:font-face style:name="BookmanBT-Cist-Roman" svg:font-family="BookmanBT-Cist-Roman" style:font-family-generic="roman" style:font-pitch="variable"/>
    <style:font-face style:name="Cloister" svg:font-family="Cloister" style:font-pitch="variable"/>
    <style:font-face style:name="Cloister1" svg:font-family="Cloister" style:font-family-generic="roman" style:font-pitch="variable"/>
    <style:font-face style:name="LTC Ornamental Initials" svg:font-family="'LTC Ornamental Initials'" style:font-adornments="Běžné" style:font-family-generic="modern" style:font-pitch="variable"/>
    <style:font-face style:name="LTC Ornamental Initials1" svg:font-family="'LTC Ornamental Initials'"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LibertineCist" svg:font-family="LinLibertineCist" style:font-family-generic="roman" style:font-pitch="variable"/>
    <style:font-face style:name="LinLibertineCist1" svg:font-family="LinLibertineCist" style:font-family-generic="system" style:font-pitch="variable"/>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liga=0" svg:font-family="'Linux Libertine S.O.Cist.:liga=0'" style:font-family-generic="modern" style:font-pitch="variable"/>
    <style:font-face style:name="Linux Libertine S.O.Cist.:onum=1" svg:font-family="'Linux Libertine S.O.Cist.:onum=1'"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ld English CE" svg:font-family="'Old English CE'" style:font-family-generic="roman"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Uncialis Gothica CZ" svg:font-family="'Uncialis Gothica CZ'" style:font-adornments="Běžné" style:font-family-generic="swiss"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2" style:display-name="Normal 2" style:family="paragraph">
      <style:paragraph-properties fo:orphans="2" fo:widows="2"/>
      <style:text-properties fo:color="#000000" loext:opacity="100%" style:font-name="ArialMT" fo:font-family="ArialMT" style:font-family-generic="roman" style:font-pitch="variable" fo:font-size="12pt" fo:language="cs" fo:country="CZ" style:letter-kerning="true" style:font-name-asian="LinLibertineCist1" style:font-family-asian="LinLibertineCist" style:font-family-generic-asian="system" style:font-pitch-asian="variable" style:font-size-asian="12pt"/>
    </style:style>
    <style:style style:name="Ctení_20__28_CZ_29_" style:display-name="Ctení (CZ)" style:family="paragraph">
      <style:paragraph-properties fo:margin-top="0in" fo:margin-bottom="0in" style:contextual-spacing="false" fo:text-align="center" style:justify-single-word="false"/>
      <style:text-properties fo:color="#ff0000" loext:opacity="100%" style:font-name="ArialMT" fo:font-family="ArialMT" style:font-family-generic="roman" style:font-pitch="variable" fo:font-size="12pt" style:font-name-asian="LinLibertineCist1" style:font-family-asian="LinLibertineCist" style:font-family-generic-asian="system" style:font-pitch-asian="variable" style:font-size-asian="12pt"/>
    </style:style>
    <style:style style:name="Iniciály_20_velké" style:display-name="Iniciály velké" style:family="text">
      <style:text-properties style:font-name="LTC Ornamental Initials1" fo:font-family="'LTC Ornamental Initials'" style:font-style-name="Regular" style:font-pitch="variable"/>
    </style:style>
    <style:style style:name="Drop_20_Caps" style:display-name="Drop Caps" style:family="text">
      <style:text-properties fo:color="#ff0000" loext:opacity="100%" style:font-name="Uncialis Gothica CZ" fo:font-family="'Uncialis Gothica CZ'" style:font-style-name="Běžné" style:font-family-generic="swiss" style:font-pitch="variable"/>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iciály_20_Velké" style:display-name="Iniciály Velké" style:family="text">
      <style:text-properties style:font-name="LTC Ornamental Initials" fo:font-family="'LTC Ornamental Initials'" style:font-style-name="Běžné" style:font-family-generic="modern" style:font-pitch="variable" loext:shadow="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9T13:45:34.059000000</meta:creation-date>
    <dc:date>2022-10-16T22:04:43.175513749</dc:date>
    <meta:editing-duration>P9DT3H9M43S</meta:editing-duration>
    <meta:editing-cycles>175</meta:editing-cycles>
    <meta:generator>LibreOffice/7.4.1.2$MacOSX_AARCH64 LibreOffice_project/3c58a8f3a960df8bc8fd77b461821e42c061c5f0</meta:generator>
    <meta:document-statistic meta:table-count="1" meta:image-count="2" meta:object-count="0" meta:page-count="43" meta:paragraph-count="809" meta:word-count="23536" meta:character-count="150908" meta:non-whitespace-character-count="127986"/>
  </office:meta>
</office:document-meta>
</file>